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18cm"/>
    </style:style>
    <style:style style:name="co2" style:family="table-column">
      <style:table-column-properties fo:break-before="auto" style:column-width="0.69cm"/>
    </style:style>
    <style:style style:name="co5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9cm"/>
    </style:style>
    <style:style style:name="co6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resultados" table:style-name="ta1" table:print="false">
        <table:table-column table:style-name="co1" table:default-cell-style-name="Default"/>
        <table:table-column table:style-name="co2" table:default-cell-style-name="ce3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table:number-columns-repeated="2"/>
          <table:table-cell table:style-name="ce2" office:value-type="string" table:number-columns-spanned="3" table:number-rows-spanned="1">
            <text:p>Breast Cancer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Vehicle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Hepatitis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Glass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Yeas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Média</text:p>
          </table:table-cell>
          <table:table-cell table:style-name="ce3" office:value-type="string">
            <text:p>Variância</text:p>
          </table:table-cell>
          <table:table-cell table:style-name="ce3" office:value-type="string">
            <text:p>Desvio</text:p>
          </table:table-cell>
          <table:table-cell/>
          <table:table-cell table:style-name="ce3" office:value-type="string">
            <text:p>Média</text:p>
          </table:table-cell>
          <table:table-cell table:style-name="ce3" office:value-type="string">
            <text:p>Variância</text:p>
          </table:table-cell>
          <table:table-cell table:style-name="ce3" office:value-type="string">
            <text:p>Desvio</text:p>
          </table:table-cell>
          <table:table-cell/>
          <table:table-cell table:style-name="ce3" office:value-type="string">
            <text:p>Média</text:p>
          </table:table-cell>
          <table:table-cell table:style-name="ce3" office:value-type="string">
            <text:p>Variância</text:p>
          </table:table-cell>
          <table:table-cell table:style-name="ce3" office:value-type="string">
            <text:p>Desvio</text:p>
          </table:table-cell>
          <table:table-cell/>
          <table:table-cell table:style-name="ce3" office:value-type="string">
            <text:p>Média</text:p>
          </table:table-cell>
          <table:table-cell table:style-name="ce3" office:value-type="string">
            <text:p>Variância</text:p>
          </table:table-cell>
          <table:table-cell table:style-name="ce3" office:value-type="string">
            <text:p>Desvio</text:p>
          </table:table-cell>
          <table:table-cell/>
          <table:table-cell table:style-name="ce3" office:value-type="string">
            <text:p>Média</text:p>
          </table:table-cell>
          <table:table-cell table:style-name="ce3" office:value-type="string">
            <text:p>Variância</text:p>
          </table:table-cell>
          <table:table-cell table:style-name="ce3" office:value-type="string">
            <text:p>Desvio</text:p>
          </table:table-cell>
        </table:table-row>
        <table:table-row table:style-name="ro1">
          <table:table-cell table:style-name="ce1" office:value-type="string" table:number-columns-spanned="1" table:number-rows-spanned="20">
            <text:p>J48</text:p>
          </table:table-cell>
          <table:table-cell office:value-type="float" office:value="1">
            <text:p>1</text:p>
          </table:table-cell>
          <table:table-cell table:formula="of:=AVERAGE(['dados.breast.cancer'.D2:.M2])" office:value-type="float" office:value="0.459474206349206">
            <text:p>0.459474206349206</text:p>
          </table:table-cell>
          <table:table-cell table:formula="of:=VAR(['dados.breast.cancer'.D2:.M2])" office:value-type="float" office:value="0.0281473547816761">
            <text:p>0.0281473547816761</text:p>
          </table:table-cell>
          <table:table-cell table:formula="of:=STDEV(['dados.breast.cancer'.D2:.M2])" office:value-type="float" office:value="0.167771734155894">
            <text:p>0.167771734155894</text:p>
          </table:table-cell>
          <table:table-cell/>
          <table:table-cell table:formula="of:=AVERAGE(['dados.vehicle'.D2:.M2])" office:value-type="float" office:value="0.94894578694332">
            <text:p>0.94894578694332</text:p>
          </table:table-cell>
          <table:table-cell table:formula="of:=VAR(['dados.vehicle'.D2:.M2])" office:value-type="float" office:value="0.000403380582083724">
            <text:p>0.000403380582083724</text:p>
          </table:table-cell>
          <table:table-cell table:formula="of:=STDEV(['dados.vehicle'.D2:.M2])" office:value-type="float" office:value="0.0200843367349715">
            <text:p>0.0200843367349715</text:p>
          </table:table-cell>
          <table:table-cell/>
          <table:table-cell table:formula="of:=AVERAGE(['dados.hepatitis'.D2:.M2])" office:value-type="float" office:value="0.566666666666666">
            <text:p>0.566666666666666</text:p>
          </table:table-cell>
          <table:table-cell table:formula="of:=VAR(['dados.hepatitis'.D2:.M2])" office:value-type="float" office:value="0.0569453575863832">
            <text:p>0.0569453575863832</text:p>
          </table:table-cell>
          <table:table-cell table:formula="of:=STDEV(['dados.hepatitis'.D2:.M2])" office:value-type="float" office:value="0.238632264344919">
            <text:p>0.238632264344919</text:p>
          </table:table-cell>
          <table:table-cell/>
          <table:table-cell table:formula="of:=AVERAGE(['dados.glass'.D2:.M2])" office:value-type="float" office:value="0.838109161793372">
            <text:p>0.838109161793372</text:p>
          </table:table-cell>
          <table:table-cell table:formula="of:=VAR(['dados.glass'.D2:.M2])" office:value-type="float" office:value="0.0225876084695892">
            <text:p>0.0225876084695892</text:p>
          </table:table-cell>
          <table:table-cell table:formula="of:=STDEV(['dados.glass'.D2:.M2])" office:value-type="float" office:value="0.150291744515756">
            <text:p>0.150291744515756</text:p>
          </table:table-cell>
          <table:table-cell/>
          <table:table-cell table:formula="of:=AVERAGE(['dados.yeast'.D2:.M2])" office:value-type="float" office:value="0.839014801110083">
            <text:p>0.839014801110083</text:p>
          </table:table-cell>
          <table:table-cell table:formula="of:=VAR(['dados.yeast'.D2:.M2])" office:value-type="float" office:value="0.0482169528971482">
            <text:p>0.0482169528971482</text:p>
          </table:table-cell>
          <table:table-cell table:formula="of:=STDEV(['dados.yeast'.D2:.M2])" office:value-type="float" office:value="0.219583589771978">
            <text:p>0.219583589771978</text:p>
          </table:table-cell>
        </table:table-row>
        <table:table-row table:style-name="ro1">
          <table:covered-table-cell table:style-name="ce2"/>
          <table:table-cell office:value-type="float" office:value="2">
            <text:p>2</text:p>
          </table:table-cell>
          <table:table-cell table:formula="of:=AVERAGE(['dados.breast.cancer'.D3:.M3])" office:value-type="float" office:value="0.527390873015873">
            <text:p>0.527390873015873</text:p>
          </table:table-cell>
          <table:table-cell table:formula="of:=VAR(['dados.breast.cancer'.D3:.M3])" office:value-type="float" office:value="0.0170286745935514">
            <text:p>0.0170286745935514</text:p>
          </table:table-cell>
          <table:table-cell table:formula="of:=STDEV(['dados.breast.cancer'.D3:.M3])" office:value-type="float" office:value="0.130493963820368">
            <text:p>0.130493963820368</text:p>
          </table:table-cell>
          <table:table-cell/>
          <table:table-cell table:formula="of:=AVERAGE(['dados.vehicle'.D3:.M3])" office:value-type="float" office:value="0.961123671558704">
            <text:p>0.961123671558704</text:p>
          </table:table-cell>
          <table:table-cell table:formula="of:=VAR(['dados.vehicle'.D3:.M3])" office:value-type="float" office:value="0.000180500732421429">
            <text:p>0.000180500732421429</text:p>
          </table:table-cell>
          <table:table-cell table:formula="of:=STDEV(['dados.vehicle'.D3:.M3])" office:value-type="float" office:value="0.0134350561004198">
            <text:p>0.0134350561004198</text:p>
          </table:table-cell>
          <table:table-cell/>
          <table:table-cell table:formula="of:=AVERAGE(['dados.hepatitis'.D3:.M3])" office:value-type="float" office:value="0.574732905982906">
            <text:p>0.574732905982906</text:p>
          </table:table-cell>
          <table:table-cell table:formula="of:=VAR(['dados.hepatitis'.D3:.M3])" office:value-type="float" office:value="0.0415840051267847">
            <text:p>0.0415840051267847</text:p>
          </table:table-cell>
          <table:table-cell table:formula="of:=STDEV(['dados.hepatitis'.D3:.M3])" office:value-type="float" office:value="0.203921566114976">
            <text:p>0.203921566114976</text:p>
          </table:table-cell>
          <table:table-cell/>
          <table:table-cell table:formula="of:=AVERAGE(['dados.glass'.D3:.M3])" office:value-type="float" office:value="0.879727095516569">
            <text:p>0.879727095516569</text:p>
          </table:table-cell>
          <table:table-cell table:formula="of:=VAR(['dados.glass'.D3:.M3])" office:value-type="float" office:value="0.0241442233359974">
            <text:p>0.0241442233359974</text:p>
          </table:table-cell>
          <table:table-cell table:formula="of:=STDEV(['dados.glass'.D3:.M3])" office:value-type="float" office:value="0.155384115455852">
            <text:p>0.155384115455852</text:p>
          </table:table-cell>
          <table:table-cell/>
          <table:table-cell table:formula="of:=AVERAGE(['dados.yeast'.D3:.M3])" office:value-type="float" office:value="0.913852913968548">
            <text:p>0.913852913968548</text:p>
          </table:table-cell>
          <table:table-cell table:formula="of:=VAR(['dados.yeast'.D3:.M3])" office:value-type="float" office:value="0.0126030748977208">
            <text:p>0.0126030748977208</text:p>
          </table:table-cell>
          <table:table-cell table:formula="of:=STDEV(['dados.yeast'.D3:.M3])" office:value-type="float" office:value="0.112263417450748">
            <text:p>0.112263417450748</text:p>
          </table:table-cell>
        </table:table-row>
        <table:table-row table:style-name="ro1">
          <table:covered-table-cell table:style-name="ce2"/>
          <table:table-cell office:value-type="float" office:value="3">
            <text:p>3</text:p>
          </table:table-cell>
          <table:table-cell table:formula="of:=AVERAGE(['dados.breast.cancer'.D4:.M4])" office:value-type="float" office:value="0.565228174603175">
            <text:p>0.565228174603175</text:p>
          </table:table-cell>
          <table:table-cell table:formula="of:=VAR(['dados.breast.cancer'.D4:.M4])" office:value-type="float" office:value="0.0281554142040046">
            <text:p>0.0281554142040046</text:p>
          </table:table-cell>
          <table:table-cell table:formula="of:=STDEV(['dados.breast.cancer'.D4:.M4])" office:value-type="float" office:value="0.167795751448017">
            <text:p>0.167795751448017</text:p>
          </table:table-cell>
          <table:table-cell/>
          <table:table-cell table:formula="of:=AVERAGE(['dados.vehicle'.D4:.M4])" office:value-type="float" office:value="0.972671305668016">
            <text:p>0.972671305668016</text:p>
          </table:table-cell>
          <table:table-cell table:formula="of:=VAR(['dados.vehicle'.D4:.M4])" office:value-type="float" office:value="0.000226400056501371">
            <text:p>0.000226400056501371</text:p>
          </table:table-cell>
          <table:table-cell table:formula="of:=STDEV(['dados.vehicle'.D4:.M4])" office:value-type="float" office:value="0.0150465961765899">
            <text:p>0.0150465961765899</text:p>
          </table:table-cell>
          <table:table-cell/>
          <table:table-cell table:formula="of:=AVERAGE(['dados.hepatitis'.D4:.M4])" office:value-type="float" office:value="0.67366452991453">
            <text:p>0.67366452991453</text:p>
          </table:table-cell>
          <table:table-cell table:formula="of:=VAR(['dados.hepatitis'.D4:.M4])" office:value-type="float" office:value="0.0306810903777161">
            <text:p>0.0306810903777161</text:p>
          </table:table-cell>
          <table:table-cell table:formula="of:=STDEV(['dados.hepatitis'.D4:.M4])" office:value-type="float" office:value="0.175160184910031">
            <text:p>0.175160184910031</text:p>
          </table:table-cell>
          <table:table-cell/>
          <table:table-cell table:formula="of:=AVERAGE(['dados.glass'.D4:.M4])" office:value-type="float" office:value="0.920857699805068">
            <text:p>0.920857699805068</text:p>
          </table:table-cell>
          <table:table-cell table:formula="of:=VAR(['dados.glass'.D4:.M4])" office:value-type="float" office:value="0.0162845927901842">
            <text:p>0.0162845927901842</text:p>
          </table:table-cell>
          <table:table-cell table:formula="of:=STDEV(['dados.glass'.D4:.M4])" office:value-type="float" office:value="0.127611099792237">
            <text:p>0.127611099792237</text:p>
          </table:table-cell>
          <table:table-cell/>
          <table:table-cell table:formula="of:=AVERAGE(['dados.yeast'.D4:.M4])" office:value-type="float" office:value="0.773843663274746">
            <text:p>0.773843663274746</text:p>
          </table:table-cell>
          <table:table-cell table:formula="of:=VAR(['dados.yeast'.D4:.M4])" office:value-type="float" office:value="0.0627731748944024">
            <text:p>0.0627731748944024</text:p>
          </table:table-cell>
          <table:table-cell table:formula="of:=STDEV(['dados.yeast'.D4:.M4])" office:value-type="float" office:value="0.250545754093743">
            <text:p>0.250545754093743</text:p>
          </table:table-cell>
        </table:table-row>
        <table:table-row table:style-name="ro1">
          <table:covered-table-cell table:style-name="ce2"/>
          <table:table-cell office:value-type="float" office:value="4">
            <text:p>4</text:p>
          </table:table-cell>
          <table:table-cell table:formula="of:=AVERAGE(['dados.breast.cancer'.D5:.M5])" office:value-type="float" office:value="0.590496031746032">
            <text:p>0.590496031746032</text:p>
          </table:table-cell>
          <table:table-cell table:formula="of:=VAR(['dados.breast.cancer'.D5:.M5])" office:value-type="float" office:value="0.0169041512695613">
            <text:p>0.0169041512695613</text:p>
          </table:table-cell>
          <table:table-cell table:formula="of:=STDEV(['dados.breast.cancer'.D5:.M5])" office:value-type="float" office:value="0.130015965441023">
            <text:p>0.130015965441023</text:p>
          </table:table-cell>
          <table:table-cell/>
          <table:table-cell table:formula="of:=AVERAGE(['dados.vehicle'.D5:.M5])" office:value-type="float" office:value="0.977876518218623">
            <text:p>0.977876518218623</text:p>
          </table:table-cell>
          <table:table-cell table:formula="of:=VAR(['dados.vehicle'.D5:.M5])" office:value-type="float" office:value="0.000218135398287239">
            <text:p>0.000218135398287239</text:p>
          </table:table-cell>
          <table:table-cell table:formula="of:=STDEV(['dados.vehicle'.D5:.M5])" office:value-type="float" office:value="0.0147694075130737">
            <text:p>0.0147694075130737</text:p>
          </table:table-cell>
          <table:table-cell/>
          <table:table-cell table:formula="of:=AVERAGE(['dados.hepatitis'.D5:.M5])" office:value-type="float" office:value="0.651602564102564">
            <text:p>0.651602564102564</text:p>
          </table:table-cell>
          <table:table-cell table:formula="of:=VAR(['dados.hepatitis'.D5:.M5])" office:value-type="float" office:value="0.0376682337196938">
            <text:p>0.0376682337196938</text:p>
          </table:table-cell>
          <table:table-cell table:formula="of:=STDEV(['dados.hepatitis'.D5:.M5])" office:value-type="float" office:value="0.194083058816822">
            <text:p>0.194083058816822</text:p>
          </table:table-cell>
          <table:table-cell/>
          <table:table-cell table:formula="of:=AVERAGE(['dados.glass'.D5:.M5])" office:value-type="float" office:value="0.913840155945419">
            <text:p>0.913840155945419</text:p>
          </table:table-cell>
          <table:table-cell table:formula="of:=VAR(['dados.glass'.D5:.M5])" office:value-type="float" office:value="0.0181419544095239">
            <text:p>0.0181419544095239</text:p>
          </table:table-cell>
          <table:table-cell table:formula="of:=STDEV(['dados.glass'.D5:.M5])" office:value-type="float" office:value="0.134692072556346">
            <text:p>0.134692072556346</text:p>
          </table:table-cell>
          <table:table-cell/>
          <table:table-cell table:formula="of:=AVERAGE(['dados.yeast'.D5:.M5])" office:value-type="float" office:value="0.854185938945421">
            <text:p>0.854185938945421</text:p>
          </table:table-cell>
          <table:table-cell table:formula="of:=VAR(['dados.yeast'.D5:.M5])" office:value-type="float" office:value="0.0353284610778176">
            <text:p>0.0353284610778176</text:p>
          </table:table-cell>
          <table:table-cell table:formula="of:=STDEV(['dados.yeast'.D5:.M5])" office:value-type="float" office:value="0.187958668535978">
            <text:p>0.187958668535978</text:p>
          </table:table-cell>
        </table:table-row>
        <table:table-row table:style-name="ro1">
          <table:covered-table-cell table:style-name="ce2"/>
          <table:table-cell office:value-type="float" office:value="5">
            <text:p>5</text:p>
          </table:table-cell>
          <table:table-cell table:formula="of:=AVERAGE(['dados.breast.cancer'.D6:.M6])" office:value-type="float" office:value="0.578055555555556">
            <text:p>0.578055555555556</text:p>
          </table:table-cell>
          <table:table-cell table:formula="of:=VAR(['dados.breast.cancer'.D6:.M6])" office:value-type="float" office:value="0.0217962534293553">
            <text:p>0.0217962534293553</text:p>
          </table:table-cell>
          <table:table-cell table:formula="of:=STDEV(['dados.breast.cancer'.D6:.M6])" office:value-type="float" office:value="0.147635542568026">
            <text:p>0.147635542568026</text:p>
          </table:table-cell>
          <table:table-cell/>
          <table:table-cell table:formula="of:=AVERAGE(['dados.vehicle'.D6:.M6])" office:value-type="float" office:value="0.978790169534413">
            <text:p>0.978790169534413</text:p>
          </table:table-cell>
          <table:table-cell table:formula="of:=VAR(['dados.vehicle'.D6:.M6])" office:value-type="float" office:value="0.000224858924187251">
            <text:p>0.000224858924187251</text:p>
          </table:table-cell>
          <table:table-cell table:formula="of:=STDEV(['dados.vehicle'.D6:.M6])" office:value-type="float" office:value="0.0149952967355518">
            <text:p>0.0149952967355518</text:p>
          </table:table-cell>
          <table:table-cell/>
          <table:table-cell table:formula="of:=AVERAGE(['dados.hepatitis'.D6:.M6])" office:value-type="float" office:value="0.729861111111111">
            <text:p>0.729861111111111</text:p>
          </table:table-cell>
          <table:table-cell table:formula="of:=VAR(['dados.hepatitis'.D6:.M6])" office:value-type="float" office:value="0.0345706691960698">
            <text:p>0.0345706691960698</text:p>
          </table:table-cell>
          <table:table-cell table:formula="of:=STDEV(['dados.hepatitis'.D6:.M6])" office:value-type="float" office:value="0.185931893972147">
            <text:p>0.185931893972147</text:p>
          </table:table-cell>
          <table:table-cell/>
          <table:table-cell table:formula="of:=AVERAGE(['dados.glass'.D6:.M6])" office:value-type="float" office:value="0.926218323586745">
            <text:p>0.926218323586745</text:p>
          </table:table-cell>
          <table:table-cell table:formula="of:=VAR(['dados.glass'.D6:.M6])" office:value-type="float" office:value="0.0146150382453861">
            <text:p>0.0146150382453861</text:p>
          </table:table-cell>
          <table:table-cell table:formula="of:=STDEV(['dados.glass'.D6:.M6])" office:value-type="float" office:value="0.120892672422219">
            <text:p>0.120892672422219</text:p>
          </table:table-cell>
          <table:table-cell/>
          <table:table-cell table:formula="of:=AVERAGE(['dados.yeast'.D6:.M6])" office:value-type="float" office:value="0.848959296947271">
            <text:p>0.848959296947271</text:p>
          </table:table-cell>
          <table:table-cell table:formula="of:=VAR(['dados.yeast'.D6:.M6])" office:value-type="float" office:value="0.0587531546396713">
            <text:p>0.0587531546396713</text:p>
          </table:table-cell>
          <table:table-cell table:formula="of:=STDEV(['dados.yeast'.D6:.M6])" office:value-type="float" office:value="0.242390500308224">
            <text:p>0.242390500308224</text:p>
          </table:table-cell>
        </table:table-row>
        <table:table-row table:style-name="ro1">
          <table:covered-table-cell table:style-name="ce2"/>
          <table:table-cell office:value-type="float" office:value="6">
            <text:p>6</text:p>
          </table:table-cell>
          <table:table-cell table:formula="of:=AVERAGE(['dados.breast.cancer'.D7:.M7])" office:value-type="float" office:value="0.579375">
            <text:p>0.579375</text:p>
          </table:table-cell>
          <table:table-cell table:formula="of:=VAR(['dados.breast.cancer'.D7:.M7])" office:value-type="float" office:value="0.01841564321845">
            <text:p>0.01841564321845</text:p>
          </table:table-cell>
          <table:table-cell table:formula="of:=STDEV(['dados.breast.cancer'.D7:.M7])" office:value-type="float" office:value="0.135704249080307">
            <text:p>0.135704249080307</text:p>
          </table:table-cell>
          <table:table-cell/>
          <table:table-cell table:formula="of:=AVERAGE(['dados.vehicle'.D7:.M7])" office:value-type="float" office:value="0.98228770242915">
            <text:p>0.98228770242915</text:p>
          </table:table-cell>
          <table:table-cell table:formula="of:=VAR(['dados.vehicle'.D7:.M7])" office:value-type="float" office:value="0.000108820688693215">
            <text:p>0.000108820688693215</text:p>
          </table:table-cell>
          <table:table-cell table:formula="of:=STDEV(['dados.vehicle'.D7:.M7])" office:value-type="float" office:value="0.0104317155201441">
            <text:p>0.0104317155201441</text:p>
          </table:table-cell>
          <table:table-cell/>
          <table:table-cell table:formula="of:=AVERAGE(['dados.hepatitis'.D7:.M7])" office:value-type="float" office:value="0.721367521367522">
            <text:p>0.721367521367522</text:p>
          </table:table-cell>
          <table:table-cell table:formula="of:=VAR(['dados.hepatitis'.D7:.M7])" office:value-type="float" office:value="0.046128836210745">
            <text:p>0.046128836210745</text:p>
          </table:table-cell>
          <table:table-cell table:formula="of:=STDEV(['dados.hepatitis'.D7:.M7])" office:value-type="float" office:value="0.214776246849471">
            <text:p>0.214776246849471</text:p>
          </table:table-cell>
          <table:table-cell/>
          <table:table-cell table:formula="of:=AVERAGE(['dados.glass'.D7:.M7])" office:value-type="float" office:value="0.924561403508772">
            <text:p>0.924561403508772</text:p>
          </table:table-cell>
          <table:table-cell table:formula="of:=VAR(['dados.glass'.D7:.M7])" office:value-type="float" office:value="0.014024828152252">
            <text:p>0.014024828152252</text:p>
          </table:table-cell>
          <table:table-cell table:formula="of:=STDEV(['dados.glass'.D7:.M7])" office:value-type="float" office:value="0.118426467279287">
            <text:p>0.118426467279287</text:p>
          </table:table-cell>
          <table:table-cell/>
          <table:table-cell table:formula="of:=AVERAGE(['dados.yeast'.D7:.M7])" office:value-type="float" office:value="0.845721554116559">
            <text:p>0.845721554116559</text:p>
          </table:table-cell>
          <table:table-cell table:formula="of:=VAR(['dados.yeast'.D7:.M7])" office:value-type="float" office:value="0.0370490625507212">
            <text:p>0.0370490625507212</text:p>
          </table:table-cell>
          <table:table-cell table:formula="of:=STDEV(['dados.yeast'.D7:.M7])" office:value-type="float" office:value="0.192481330395239">
            <text:p>0.192481330395239</text:p>
          </table:table-cell>
        </table:table-row>
        <table:table-row table:style-name="ro1">
          <table:covered-table-cell table:style-name="ce2"/>
          <table:table-cell office:value-type="float" office:value="7">
            <text:p>7</text:p>
          </table:table-cell>
          <table:table-cell table:formula="of:=AVERAGE(['dados.breast.cancer'.D8:.M8])" office:value-type="float" office:value="0.591428571428571">
            <text:p>0.591428571428571</text:p>
          </table:table-cell>
          <table:table-cell table:formula="of:=VAR(['dados.breast.cancer'.D8:.M8])" office:value-type="float" office:value="0.018717589968086">
            <text:p>0.018717589968086</text:p>
          </table:table-cell>
          <table:table-cell table:formula="of:=STDEV(['dados.breast.cancer'.D8:.M8])" office:value-type="float" office:value="0.136812243487511">
            <text:p>0.136812243487511</text:p>
          </table:table-cell>
          <table:table-cell/>
          <table:table-cell table:formula="of:=AVERAGE(['dados.vehicle'.D8:.M8])" office:value-type="float" office:value="0.98366453694332">
            <text:p>0.98366453694332</text:p>
          </table:table-cell>
          <table:table-cell table:formula="of:=VAR(['dados.vehicle'.D8:.M8])" office:value-type="float" office:value="0.000157037972031793">
            <text:p>0.000157037972031793</text:p>
          </table:table-cell>
          <table:table-cell table:formula="of:=STDEV(['dados.vehicle'.D8:.M8])" office:value-type="float" office:value="0.0125314792435607">
            <text:p>0.0125314792435607</text:p>
          </table:table-cell>
          <table:table-cell/>
          <table:table-cell table:formula="of:=AVERAGE(['dados.hepatitis'.D8:.M8])" office:value-type="float" office:value="0.765384615384615">
            <text:p>0.765384615384615</text:p>
          </table:table-cell>
          <table:table-cell table:formula="of:=VAR(['dados.hepatitis'.D8:.M8])" office:value-type="float" office:value="0.0353696525393463">
            <text:p>0.0353696525393463</text:p>
          </table:table-cell>
          <table:table-cell table:formula="of:=STDEV(['dados.hepatitis'.D8:.M8])" office:value-type="float" office:value="0.188068212463846">
            <text:p>0.188068212463846</text:p>
          </table:table-cell>
          <table:table-cell/>
          <table:table-cell table:formula="of:=AVERAGE(['dados.glass'.D8:.M8])" office:value-type="float" office:value="0.908771929824562">
            <text:p>0.908771929824562</text:p>
          </table:table-cell>
          <table:table-cell table:formula="of:=VAR(['dados.glass'.D8:.M8])" office:value-type="float" office:value="0.0198898806470367">
            <text:p>0.0198898806470367</text:p>
          </table:table-cell>
          <table:table-cell table:formula="of:=STDEV(['dados.glass'.D8:.M8])" office:value-type="float" office:value="0.14103148814019">
            <text:p>0.14103148814019</text:p>
          </table:table-cell>
          <table:table-cell/>
          <table:table-cell table:formula="of:=AVERAGE(['dados.yeast'.D8:.M8])" office:value-type="float" office:value="0.913390379278446">
            <text:p>0.913390379278446</text:p>
          </table:table-cell>
          <table:table-cell table:formula="of:=VAR(['dados.yeast'.D8:.M8])" office:value-type="float" office:value="0.0319344244046025">
            <text:p>0.0319344244046025</text:p>
          </table:table-cell>
          <table:table-cell table:formula="of:=STDEV(['dados.yeast'.D8:.M8])" office:value-type="float" office:value="0.178702054841578">
            <text:p>0.178702054841578</text:p>
          </table:table-cell>
        </table:table-row>
        <table:table-row table:style-name="ro1">
          <table:covered-table-cell table:style-name="ce2"/>
          <table:table-cell office:value-type="float" office:value="8">
            <text:p>8</text:p>
          </table:table-cell>
          <table:table-cell table:formula="of:=AVERAGE(['dados.breast.cancer'.D9:.M9])" office:value-type="float" office:value="0.598065476190476">
            <text:p>0.598065476190476</text:p>
          </table:table-cell>
          <table:table-cell table:formula="of:=VAR(['dados.breast.cancer'.D9:.M9])" office:value-type="float" office:value="0.0191350747153285">
            <text:p>0.0191350747153285</text:p>
          </table:table-cell>
          <table:table-cell table:formula="of:=STDEV(['dados.breast.cancer'.D9:.M9])" office:value-type="float" office:value="0.138329587273759">
            <text:p>0.138329587273759</text:p>
          </table:table-cell>
          <table:table-cell/>
          <table:table-cell table:formula="of:=AVERAGE(['dados.vehicle'.D9:.M9])" office:value-type="float" office:value="0.982902011639676">
            <text:p>0.982902011639676</text:p>
          </table:table-cell>
          <table:table-cell table:formula="of:=VAR(['dados.vehicle'.D9:.M9])" office:value-type="float" office:value="0.000123486047849332">
            <text:p>0.000123486047849332</text:p>
          </table:table-cell>
          <table:table-cell table:formula="of:=STDEV(['dados.vehicle'.D9:.M9])" office:value-type="float" office:value="0.0111124276307804">
            <text:p>0.0111124276307804</text:p>
          </table:table-cell>
          <table:table-cell/>
          <table:table-cell table:formula="of:=AVERAGE(['dados.hepatitis'.D9:.M9])" office:value-type="float" office:value="0.770726495726496">
            <text:p>0.770726495726496</text:p>
          </table:table-cell>
          <table:table-cell table:formula="of:=VAR(['dados.hepatitis'.D9:.M9])" office:value-type="float" office:value="0.028821093172945">
            <text:p>0.028821093172945</text:p>
          </table:table-cell>
          <table:table-cell table:formula="of:=STDEV(['dados.hepatitis'.D9:.M9])" office:value-type="float" office:value="0.169767762466686">
            <text:p>0.169767762466686</text:p>
          </table:table-cell>
          <table:table-cell/>
          <table:table-cell table:formula="of:=AVERAGE(['dados.glass'.D9:.M9])" office:value-type="float" office:value="0.928070175438597">
            <text:p>0.928070175438597</text:p>
          </table:table-cell>
          <table:table-cell table:formula="of:=VAR(['dados.glass'.D9:.M9])" office:value-type="float" office:value="0.0135050100885743">
            <text:p>0.0135050100885743</text:p>
          </table:table-cell>
          <table:table-cell table:formula="of:=STDEV(['dados.glass'.D9:.M9])" office:value-type="float" office:value="0.116211058374727">
            <text:p>0.116211058374727</text:p>
          </table:table-cell>
          <table:table-cell/>
          <table:table-cell table:formula="of:=AVERAGE(['dados.yeast'.D9:.M9])" office:value-type="float" office:value="0.871369102682701">
            <text:p>0.871369102682701</text:p>
          </table:table-cell>
          <table:table-cell table:formula="of:=VAR(['dados.yeast'.D9:.M9])" office:value-type="float" office:value="0.0339489337741034">
            <text:p>0.0339489337741034</text:p>
          </table:table-cell>
          <table:table-cell table:formula="of:=STDEV(['dados.yeast'.D9:.M9])" office:value-type="float" office:value="0.184252364365029">
            <text:p>0.184252364365029</text:p>
          </table:table-cell>
        </table:table-row>
        <table:table-row table:style-name="ro1">
          <table:covered-table-cell table:style-name="ce2"/>
          <table:table-cell office:value-type="float" office:value="9">
            <text:p>9</text:p>
          </table:table-cell>
          <table:table-cell table:formula="of:=AVERAGE(['dados.breast.cancer'.D10:.M10])" office:value-type="float" office:value="0.607509920634921">
            <text:p>0.607509920634921</text:p>
          </table:table-cell>
          <table:table-cell table:formula="of:=VAR(['dados.breast.cancer'.D10:.M10])" office:value-type="float" office:value="0.013960015313996">
            <text:p>0.013960015313996</text:p>
          </table:table-cell>
          <table:table-cell table:formula="of:=STDEV(['dados.breast.cancer'.D10:.M10])" office:value-type="float" office:value="0.118152508708008">
            <text:p>0.118152508708008</text:p>
          </table:table-cell>
          <table:table-cell/>
          <table:table-cell table:formula="of:=AVERAGE(['dados.vehicle'.D10:.M10])" office:value-type="float" office:value="0.984208059210526">
            <text:p>0.984208059210526</text:p>
          </table:table-cell>
          <table:table-cell table:formula="of:=VAR(['dados.vehicle'.D10:.M10])" office:value-type="float" office:value="0.000109415554841755">
            <text:p>0.000109415554841755</text:p>
          </table:table-cell>
          <table:table-cell table:formula="of:=STDEV(['dados.vehicle'.D10:.M10])" office:value-type="float" office:value="0.0104601890442647">
            <text:p>0.0104601890442647</text:p>
          </table:table-cell>
          <table:table-cell/>
          <table:table-cell table:formula="of:=AVERAGE(['dados.hepatitis'.D10:.M10])" office:value-type="float" office:value="0.772382478632479">
            <text:p>0.772382478632479</text:p>
          </table:table-cell>
          <table:table-cell table:formula="of:=VAR(['dados.hepatitis'.D10:.M10])" office:value-type="float" office:value="0.0307895259829466">
            <text:p>0.0307895259829466</text:p>
          </table:table-cell>
          <table:table-cell table:formula="of:=STDEV(['dados.hepatitis'.D10:.M10])" office:value-type="float" office:value="0.175469444584938">
            <text:p>0.175469444584938</text:p>
          </table:table-cell>
          <table:table-cell/>
          <table:table-cell table:formula="of:=AVERAGE(['dados.glass'.D10:.M10])" office:value-type="float" office:value="0.917446393762183">
            <text:p>0.917446393762183</text:p>
          </table:table-cell>
          <table:table-cell table:formula="of:=VAR(['dados.glass'.D10:.M10])" office:value-type="float" office:value="0.0180500932860634">
            <text:p>0.0180500932860634</text:p>
          </table:table-cell>
          <table:table-cell table:formula="of:=STDEV(['dados.glass'.D10:.M10])" office:value-type="float" office:value="0.134350635599774">
            <text:p>0.134350635599774</text:p>
          </table:table-cell>
          <table:table-cell/>
          <table:table-cell table:formula="of:=AVERAGE(['dados.yeast'.D10:.M10])" office:value-type="float" office:value="0.893755781683626">
            <text:p>0.893755781683626</text:p>
          </table:table-cell>
          <table:table-cell table:formula="of:=VAR(['dados.yeast'.D10:.M10])" office:value-type="float" office:value="0.0370580806460063">
            <text:p>0.0370580806460063</text:p>
          </table:table-cell>
          <table:table-cell table:formula="of:=STDEV(['dados.yeast'.D10:.M10])" office:value-type="float" office:value="0.192504754865968">
            <text:p>0.192504754865968</text:p>
          </table:table-cell>
        </table:table-row>
        <table:table-row table:style-name="ro1">
          <table:covered-table-cell table:style-name="ce2"/>
          <table:table-cell office:value-type="float" office:value="10">
            <text:p>10</text:p>
          </table:table-cell>
          <table:table-cell table:formula="of:=AVERAGE(['dados.breast.cancer'.D11:.M11])" office:value-type="float" office:value="0.610714285714286">
            <text:p>0.610714285714286</text:p>
          </table:table-cell>
          <table:table-cell table:formula="of:=VAR(['dados.breast.cancer'.D11:.M11])" office:value-type="float" office:value="0.0160884813030151">
            <text:p>0.0160884813030151</text:p>
          </table:table-cell>
          <table:table-cell table:formula="of:=STDEV(['dados.breast.cancer'.D11:.M11])" office:value-type="float" office:value="0.12684037725825">
            <text:p>0.12684037725825</text:p>
          </table:table-cell>
          <table:table-cell/>
          <table:table-cell table:formula="of:=AVERAGE(['dados.vehicle'.D11:.M11])" office:value-type="float" office:value="0.982824202935223">
            <text:p>0.982824202935223</text:p>
          </table:table-cell>
          <table:table-cell table:formula="of:=VAR(['dados.vehicle'.D11:.M11])" office:value-type="float" office:value="0.000111699080526322">
            <text:p>0.000111699080526322</text:p>
          </table:table-cell>
          <table:table-cell table:formula="of:=STDEV(['dados.vehicle'.D11:.M11])" office:value-type="float" office:value="0.0105687785730576">
            <text:p>0.0105687785730576</text:p>
          </table:table-cell>
          <table:table-cell/>
          <table:table-cell table:formula="of:=AVERAGE(['dados.hepatitis'.D11:.M11])" office:value-type="float" office:value="0.776228632478632">
            <text:p>0.776228632478632</text:p>
          </table:table-cell>
          <table:table-cell table:formula="of:=VAR(['dados.hepatitis'.D11:.M11])" office:value-type="float" office:value="0.0365241841837729">
            <text:p>0.0365241841837729</text:p>
          </table:table-cell>
          <table:table-cell table:formula="of:=STDEV(['dados.hepatitis'.D11:.M11])" office:value-type="float" office:value="0.191113014166416">
            <text:p>0.191113014166416</text:p>
          </table:table-cell>
          <table:table-cell/>
          <table:table-cell table:formula="of:=AVERAGE(['dados.glass'.D11:.M11])" office:value-type="float" office:value="0.924561403508772">
            <text:p>0.924561403508772</text:p>
          </table:table-cell>
          <table:table-cell table:formula="of:=VAR(['dados.glass'.D11:.M11])" office:value-type="float" office:value="0.01470879928867">
            <text:p>0.01470879928867</text:p>
          </table:table-cell>
          <table:table-cell table:formula="of:=STDEV(['dados.glass'.D11:.M11])" office:value-type="float" office:value="0.121279838755953">
            <text:p>0.121279838755953</text:p>
          </table:table-cell>
          <table:table-cell/>
          <table:table-cell table:formula="of:=AVERAGE(['dados.yeast'.D11:.M11])" office:value-type="float" office:value="0.903422756706753">
            <text:p>0.903422756706753</text:p>
          </table:table-cell>
          <table:table-cell table:formula="of:=VAR(['dados.yeast'.D11:.M11])" office:value-type="float" office:value="0.0326353927798568">
            <text:p>0.0326353927798568</text:p>
          </table:table-cell>
          <table:table-cell table:formula="of:=STDEV(['dados.yeast'.D11:.M11])" office:value-type="float" office:value="0.180652685504137">
            <text:p>0.180652685504137</text:p>
          </table:table-cell>
        </table:table-row>
        <table:table-row table:style-name="ro1">
          <table:covered-table-cell table:style-name="ce2"/>
          <table:table-cell office:value-type="float" office:value="11">
            <text:p>11</text:p>
          </table:table-cell>
          <table:table-cell table:formula="of:=AVERAGE(['dados.breast.cancer'.D12:.M12])" office:value-type="float" office:value="0.635138888888889">
            <text:p>0.635138888888889</text:p>
          </table:table-cell>
          <table:table-cell table:formula="of:=VAR(['dados.breast.cancer'.D12:.M12])" office:value-type="float" office:value="0.0211821844993141">
            <text:p>0.0211821844993141</text:p>
          </table:table-cell>
          <table:table-cell table:formula="of:=STDEV(['dados.breast.cancer'.D12:.M12])" office:value-type="float" office:value="0.145541006246742">
            <text:p>0.145541006246742</text:p>
          </table:table-cell>
          <table:table-cell/>
          <table:table-cell table:formula="of:=AVERAGE(['dados.vehicle'.D12:.M12])" office:value-type="float" office:value="0.983459387651822">
            <text:p>0.983459387651822</text:p>
          </table:table-cell>
          <table:table-cell table:formula="of:=VAR(['dados.vehicle'.D12:.M12])" office:value-type="float" office:value="0.000109324506556893">
            <text:p>0.000109324506556893</text:p>
          </table:table-cell>
          <table:table-cell table:formula="of:=STDEV(['dados.vehicle'.D12:.M12])" office:value-type="float" office:value="0.0104558360046862">
            <text:p>0.0104558360046862</text:p>
          </table:table-cell>
          <table:table-cell/>
          <table:table-cell table:formula="of:=AVERAGE(['dados.hepatitis'.D12:.M12])" office:value-type="float" office:value="0.746474358974359">
            <text:p>0.746474358974359</text:p>
          </table:table-cell>
          <table:table-cell table:formula="of:=VAR(['dados.hepatitis'.D12:.M12])" office:value-type="float" office:value="0.0558908942500467">
            <text:p>0.0558908942500467</text:p>
          </table:table-cell>
          <table:table-cell table:formula="of:=STDEV(['dados.hepatitis'.D12:.M12])" office:value-type="float" office:value="0.236412550957107">
            <text:p>0.236412550957107</text:p>
          </table:table-cell>
          <table:table-cell/>
          <table:table-cell table:formula="of:=AVERAGE(['dados.glass'.D12:.M12])" office:value-type="float" office:value="0.917446393762183">
            <text:p>0.917446393762183</text:p>
          </table:table-cell>
          <table:table-cell table:formula="of:=VAR(['dados.glass'.D12:.M12])" office:value-type="float" office:value="0.0180500932860634">
            <text:p>0.0180500932860634</text:p>
          </table:table-cell>
          <table:table-cell table:formula="of:=STDEV(['dados.glass'.D12:.M12])" office:value-type="float" office:value="0.134350635599774">
            <text:p>0.134350635599774</text:p>
          </table:table-cell>
          <table:table-cell/>
          <table:table-cell table:formula="of:=AVERAGE(['dados.yeast'.D12:.M12])" office:value-type="float" office:value="0.862234042553192">
            <text:p>0.862234042553192</text:p>
          </table:table-cell>
          <table:table-cell table:formula="of:=VAR(['dados.yeast'.D12:.M12])" office:value-type="float" office:value="0.0421875120340316">
            <text:p>0.0421875120340316</text:p>
          </table:table-cell>
          <table:table-cell table:formula="of:=STDEV(['dados.yeast'.D12:.M12])" office:value-type="float" office:value="0.205395988359149">
            <text:p>0.205395988359149</text:p>
          </table:table-cell>
        </table:table-row>
        <table:table-row table:style-name="ro1">
          <table:covered-table-cell table:style-name="ce2"/>
          <table:table-cell office:value-type="float" office:value="12">
            <text:p>12</text:p>
          </table:table-cell>
          <table:table-cell table:formula="of:=AVERAGE(['dados.breast.cancer'.D13:.M13])" office:value-type="float" office:value="0.617162698412699">
            <text:p>0.617162698412699</text:p>
          </table:table-cell>
          <table:table-cell table:formula="of:=VAR(['dados.breast.cancer'.D13:.M13])" office:value-type="float" office:value="0.0210871624884522">
            <text:p>0.0210871624884522</text:p>
          </table:table-cell>
          <table:table-cell table:formula="of:=STDEV(['dados.breast.cancer'.D13:.M13])" office:value-type="float" office:value="0.14521419520299">
            <text:p>0.14521419520299</text:p>
          </table:table-cell>
          <table:table-cell/>
          <table:table-cell table:formula="of:=AVERAGE(['dados.vehicle'.D13:.M13])" office:value-type="float" office:value="0.981382591093117">
            <text:p>0.981382591093117</text:p>
          </table:table-cell>
          <table:table-cell table:formula="of:=VAR(['dados.vehicle'.D13:.M13])" office:value-type="float" office:value="0.000135838250195977">
            <text:p>0.000135838250195977</text:p>
          </table:table-cell>
          <table:table-cell table:formula="of:=STDEV(['dados.vehicle'.D13:.M13])" office:value-type="float" office:value="0.0116549667608268">
            <text:p>0.0116549667608268</text:p>
          </table:table-cell>
          <table:table-cell/>
          <table:table-cell table:formula="of:=AVERAGE(['dados.hepatitis'.D13:.M13])" office:value-type="float" office:value="0.785790598290598">
            <text:p>0.785790598290598</text:p>
          </table:table-cell>
          <table:table-cell table:formula="of:=VAR(['dados.hepatitis'.D13:.M13])" office:value-type="float" office:value="0.0285435487536627">
            <text:p>0.0285435487536627</text:p>
          </table:table-cell>
          <table:table-cell table:formula="of:=STDEV(['dados.hepatitis'.D13:.M13])" office:value-type="float" office:value="0.16894836120443">
            <text:p>0.16894836120443</text:p>
          </table:table-cell>
          <table:table-cell/>
          <table:table-cell table:formula="of:=AVERAGE(['dados.glass'.D13:.M13])" office:value-type="float" office:value="0.917446393762183">
            <text:p>0.917446393762183</text:p>
          </table:table-cell>
          <table:table-cell table:formula="of:=VAR(['dados.glass'.D13:.M13])" office:value-type="float" office:value="0.0180500932860634">
            <text:p>0.0180500932860634</text:p>
          </table:table-cell>
          <table:table-cell table:formula="of:=STDEV(['dados.glass'.D13:.M13])" office:value-type="float" office:value="0.134350635599774">
            <text:p>0.134350635599774</text:p>
          </table:table-cell>
          <table:table-cell/>
          <table:table-cell table:formula="of:=AVERAGE(['dados.yeast'.D13:.M13])" office:value-type="float" office:value="0.88163737280296">
            <text:p>0.88163737280296</text:p>
          </table:table-cell>
          <table:table-cell table:formula="of:=VAR(['dados.yeast'.D13:.M13])" office:value-type="float" office:value="0.0317162494916587">
            <text:p>0.0317162494916587</text:p>
          </table:table-cell>
          <table:table-cell table:formula="of:=STDEV(['dados.yeast'.D13:.M13])" office:value-type="float" office:value="0.178090565420122">
            <text:p>0.178090565420122</text:p>
          </table:table-cell>
        </table:table-row>
        <table:table-row table:style-name="ro1">
          <table:covered-table-cell table:style-name="ce2"/>
          <table:table-cell office:value-type="float" office:value="13">
            <text:p>13</text:p>
          </table:table-cell>
          <table:table-cell table:formula="of:=AVERAGE(['dados.breast.cancer'.D14:.M14])" office:value-type="float" office:value="0.643025793650794">
            <text:p>0.643025793650794</text:p>
          </table:table-cell>
          <table:table-cell table:formula="of:=VAR(['dados.breast.cancer'.D14:.M14])" office:value-type="float" office:value="0.0235534945523992">
            <text:p>0.0235534945523992</text:p>
          </table:table-cell>
          <table:table-cell table:formula="of:=STDEV(['dados.breast.cancer'.D14:.M14])" office:value-type="float" office:value="0.153471477976851">
            <text:p>0.153471477976851</text:p>
          </table:table-cell>
          <table:table-cell/>
          <table:table-cell table:formula="of:=AVERAGE(['dados.vehicle'.D14:.M14])" office:value-type="float" office:value="0.983082742914979">
            <text:p>0.983082742914979</text:p>
          </table:table-cell>
          <table:table-cell table:formula="of:=VAR(['dados.vehicle'.D14:.M14])" office:value-type="float" office:value="0.000103054532094739">
            <text:p>0.000103054532094739</text:p>
          </table:table-cell>
          <table:table-cell table:formula="of:=STDEV(['dados.vehicle'.D14:.M14])" office:value-type="float" office:value="0.0101515778130662">
            <text:p>0.0101515778130662</text:p>
          </table:table-cell>
          <table:table-cell/>
          <table:table-cell table:formula="of:=AVERAGE(['dados.hepatitis'.D14:.M14])" office:value-type="float" office:value="0.815438034188034">
            <text:p>0.815438034188034</text:p>
          </table:table-cell>
          <table:table-cell table:formula="of:=VAR(['dados.hepatitis'.D14:.M14])" office:value-type="float" office:value="0.021208434920374">
            <text:p>0.021208434920374</text:p>
          </table:table-cell>
          <table:table-cell table:formula="of:=STDEV(['dados.hepatitis'.D14:.M14])" office:value-type="float" office:value="0.145631160540504">
            <text:p>0.145631160540504</text:p>
          </table:table-cell>
          <table:table-cell/>
          <table:table-cell table:formula="of:=AVERAGE(['dados.glass'.D14:.M14])" office:value-type="float" office:value="0.917446393762183">
            <text:p>0.917446393762183</text:p>
          </table:table-cell>
          <table:table-cell table:formula="of:=VAR(['dados.glass'.D14:.M14])" office:value-type="float" office:value="0.0180500932860634">
            <text:p>0.0180500932860634</text:p>
          </table:table-cell>
          <table:table-cell table:formula="of:=STDEV(['dados.glass'.D14:.M14])" office:value-type="float" office:value="0.134350635599774">
            <text:p>0.134350635599774</text:p>
          </table:table-cell>
          <table:table-cell/>
          <table:table-cell table:formula="of:=AVERAGE(['dados.yeast'.D14:.M14])" office:value-type="float" office:value="0.869912118408881">
            <text:p>0.869912118408881</text:p>
          </table:table-cell>
          <table:table-cell table:formula="of:=VAR(['dados.yeast'.D14:.M14])" office:value-type="float" office:value="0.0408158725180419">
            <text:p>0.0408158725180419</text:p>
          </table:table-cell>
          <table:table-cell table:formula="of:=STDEV(['dados.yeast'.D14:.M14])" office:value-type="float" office:value="0.202029385283532">
            <text:p>0.202029385283532</text:p>
          </table:table-cell>
        </table:table-row>
        <table:table-row table:style-name="ro1">
          <table:covered-table-cell table:style-name="ce2"/>
          <table:table-cell office:value-type="float" office:value="14">
            <text:p>14</text:p>
          </table:table-cell>
          <table:table-cell table:formula="of:=AVERAGE(['dados.breast.cancer'.D15:.M15])" office:value-type="float" office:value="0.636527777777778">
            <text:p>0.636527777777778</text:p>
          </table:table-cell>
          <table:table-cell table:formula="of:=VAR(['dados.breast.cancer'.D15:.M15])" office:value-type="float" office:value="0.0250741812414266">
            <text:p>0.0250741812414266</text:p>
          </table:table-cell>
          <table:table-cell table:formula="of:=STDEV(['dados.breast.cancer'.D15:.M15])" office:value-type="float" office:value="0.158348290933078">
            <text:p>0.158348290933078</text:p>
          </table:table-cell>
          <table:table-cell/>
          <table:table-cell table:formula="of:=AVERAGE(['dados.vehicle'.D15:.M15])" office:value-type="float" office:value="0.982388474190283">
            <text:p>0.982388474190283</text:p>
          </table:table-cell>
          <table:table-cell table:formula="of:=VAR(['dados.vehicle'.D15:.M15])" office:value-type="float" office:value="0.000128792289878629">
            <text:p>0.000128792289878629</text:p>
          </table:table-cell>
          <table:table-cell table:formula="of:=STDEV(['dados.vehicle'.D15:.M15])" office:value-type="float" office:value="0.0113486690796159">
            <text:p>0.0113486690796159</text:p>
          </table:table-cell>
          <table:table-cell/>
          <table:table-cell table:formula="of:=AVERAGE(['dados.hepatitis'.D15:.M15])" office:value-type="float" office:value="0.773290598290598">
            <text:p>0.773290598290598</text:p>
          </table:table-cell>
          <table:table-cell table:formula="of:=VAR(['dados.hepatitis'.D15:.M15])" office:value-type="float" office:value="0.0522950808029156">
            <text:p>0.0522950808029156</text:p>
          </table:table-cell>
          <table:table-cell table:formula="of:=STDEV(['dados.hepatitis'.D15:.M15])" office:value-type="float" office:value="0.228681177194179">
            <text:p>0.228681177194179</text:p>
          </table:table-cell>
          <table:table-cell/>
          <table:table-cell table:formula="of:=AVERAGE(['dados.glass'.D15:.M15])" office:value-type="float" office:value="0.917446393762183">
            <text:p>0.917446393762183</text:p>
          </table:table-cell>
          <table:table-cell table:formula="of:=VAR(['dados.glass'.D15:.M15])" office:value-type="float" office:value="0.0180500932860634">
            <text:p>0.0180500932860634</text:p>
          </table:table-cell>
          <table:table-cell table:formula="of:=STDEV(['dados.glass'.D15:.M15])" office:value-type="float" office:value="0.134350635599774">
            <text:p>0.134350635599774</text:p>
          </table:table-cell>
          <table:table-cell/>
          <table:table-cell table:formula="of:=AVERAGE(['dados.yeast'.D15:.M15])" office:value-type="float" office:value="0.872178538390379">
            <text:p>0.872178538390379</text:p>
          </table:table-cell>
          <table:table-cell table:formula="of:=VAR(['dados.yeast'.D15:.M15])" office:value-type="float" office:value="0.0364948624134013">
            <text:p>0.0364948624134013</text:p>
          </table:table-cell>
          <table:table-cell table:formula="of:=STDEV(['dados.yeast'.D15:.M15])" office:value-type="float" office:value="0.191036285593605">
            <text:p>0.191036285593605</text:p>
          </table:table-cell>
        </table:table-row>
        <table:table-row table:style-name="ro1">
          <table:covered-table-cell table:style-name="ce2"/>
          <table:table-cell office:value-type="float" office:value="15">
            <text:p>15</text:p>
          </table:table-cell>
          <table:table-cell table:formula="of:=AVERAGE(['dados.breast.cancer'.D16:.M16])" office:value-type="float" office:value="0.642956349206349">
            <text:p>0.642956349206349</text:p>
          </table:table-cell>
          <table:table-cell table:formula="of:=VAR(['dados.breast.cancer'.D16:.M16])" office:value-type="float" office:value="0.0238510959939531">
            <text:p>0.0238510959939531</text:p>
          </table:table-cell>
          <table:table-cell table:formula="of:=STDEV(['dados.breast.cancer'.D16:.M16])" office:value-type="float" office:value="0.15443800048548">
            <text:p>0.15443800048548</text:p>
          </table:table-cell>
          <table:table-cell/>
          <table:table-cell table:formula="of:=AVERAGE(['dados.vehicle'.D16:.M16])" office:value-type="float" office:value="0.984014233299595">
            <text:p>0.984014233299595</text:p>
          </table:table-cell>
          <table:table-cell table:formula="of:=VAR(['dados.vehicle'.D16:.M16])" office:value-type="float" office:value="0.0000892528656733986">
            <text:p>0.0000892528656733986</text:p>
          </table:table-cell>
          <table:table-cell table:formula="of:=STDEV(['dados.vehicle'.D16:.M16])" office:value-type="float" office:value="0.00944737348014773">
            <text:p>0.00944737348014773</text:p>
          </table:table-cell>
          <table:table-cell/>
          <table:table-cell table:formula="of:=AVERAGE(['dados.hepatitis'.D16:.M16])" office:value-type="float" office:value="0.759401709401709">
            <text:p>0.759401709401709</text:p>
          </table:table-cell>
          <table:table-cell table:formula="of:=VAR(['dados.hepatitis'.D16:.M16])" office:value-type="float" office:value="0.0523709223139422">
            <text:p>0.0523709223139422</text:p>
          </table:table-cell>
          <table:table-cell table:formula="of:=STDEV(['dados.hepatitis'.D16:.M16])" office:value-type="float" office:value="0.228846940800925">
            <text:p>0.228846940800925</text:p>
          </table:table-cell>
          <table:table-cell/>
          <table:table-cell table:formula="of:=AVERAGE(['dados.glass'.D16:.M16])" office:value-type="float" office:value="0.917446393762183">
            <text:p>0.917446393762183</text:p>
          </table:table-cell>
          <table:table-cell table:formula="of:=VAR(['dados.glass'.D16:.M16])" office:value-type="float" office:value="0.0180500932860634">
            <text:p>0.0180500932860634</text:p>
          </table:table-cell>
          <table:table-cell table:formula="of:=STDEV(['dados.glass'.D16:.M16])" office:value-type="float" office:value="0.134350635599774">
            <text:p>0.134350635599774</text:p>
          </table:table-cell>
          <table:table-cell/>
          <table:table-cell table:formula="of:=AVERAGE(['dados.yeast'.D16:.M16])" office:value-type="float" office:value="0.854856614246068">
            <text:p>0.854856614246068</text:p>
          </table:table-cell>
          <table:table-cell table:formula="of:=VAR(['dados.yeast'.D16:.M16])" office:value-type="float" office:value="0.042213887659932">
            <text:p>0.042213887659932</text:p>
          </table:table-cell>
          <table:table-cell table:formula="of:=STDEV(['dados.yeast'.D16:.M16])" office:value-type="float" office:value="0.205460185096607">
            <text:p>0.205460185096607</text:p>
          </table:table-cell>
        </table:table-row>
        <table:table-row table:style-name="ro1">
          <table:covered-table-cell table:style-name="ce2"/>
          <table:table-cell office:value-type="float" office:value="16">
            <text:p>16</text:p>
          </table:table-cell>
          <table:table-cell table:formula="of:=AVERAGE(['dados.breast.cancer'.D17:.M17])" office:value-type="float" office:value="0.641031746031746">
            <text:p>0.641031746031746</text:p>
          </table:table-cell>
          <table:table-cell table:formula="of:=VAR(['dados.breast.cancer'.D17:.M17])" office:value-type="float" office:value="0.0229361146979368">
            <text:p>0.0229361146979368</text:p>
          </table:table-cell>
          <table:table-cell table:formula="of:=STDEV(['dados.breast.cancer'.D17:.M17])" office:value-type="float" office:value="0.151446738815786">
            <text:p>0.151446738815786</text:p>
          </table:table-cell>
          <table:table-cell/>
          <table:table-cell table:formula="of:=AVERAGE(['dados.vehicle'.D17:.M17])" office:value-type="float" office:value="0.982919281376518">
            <text:p>0.982919281376518</text:p>
          </table:table-cell>
          <table:table-cell table:formula="of:=VAR(['dados.vehicle'.D17:.M17])" office:value-type="float" office:value="0.000103765896323384">
            <text:p>0.000103765896323384</text:p>
          </table:table-cell>
          <table:table-cell table:formula="of:=STDEV(['dados.vehicle'.D17:.M17])" office:value-type="float" office:value="0.0101865546836693">
            <text:p>0.0101865546836693</text:p>
          </table:table-cell>
          <table:table-cell/>
          <table:table-cell table:formula="of:=AVERAGE(['dados.hepatitis'.D17:.M17])" office:value-type="float" office:value="0.769391025641026">
            <text:p>0.769391025641026</text:p>
          </table:table-cell>
          <table:table-cell table:formula="of:=VAR(['dados.hepatitis'.D17:.M17])" office:value-type="float" office:value="0.0475911854662299">
            <text:p>0.0475911854662299</text:p>
          </table:table-cell>
          <table:table-cell table:formula="of:=STDEV(['dados.hepatitis'.D17:.M17])" office:value-type="float" office:value="0.218154040682793">
            <text:p>0.218154040682793</text:p>
          </table:table-cell>
          <table:table-cell/>
          <table:table-cell table:formula="of:=AVERAGE(['dados.glass'.D17:.M17])" office:value-type="float" office:value="0.917446393762183">
            <text:p>0.917446393762183</text:p>
          </table:table-cell>
          <table:table-cell table:formula="of:=VAR(['dados.glass'.D17:.M17])" office:value-type="float" office:value="0.0180500932860634">
            <text:p>0.0180500932860634</text:p>
          </table:table-cell>
          <table:table-cell table:formula="of:=STDEV(['dados.glass'.D17:.M17])" office:value-type="float" office:value="0.134350635599774">
            <text:p>0.134350635599774</text:p>
          </table:table-cell>
          <table:table-cell/>
          <table:table-cell table:formula="of:=AVERAGE(['dados.yeast'.D17:.M17])" office:value-type="float" office:value="0.867738205365403">
            <text:p>0.867738205365403</text:p>
          </table:table-cell>
          <table:table-cell table:formula="of:=VAR(['dados.yeast'.D17:.M17])" office:value-type="float" office:value="0.0359841131528435">
            <text:p>0.0359841131528435</text:p>
          </table:table-cell>
          <table:table-cell table:formula="of:=STDEV(['dados.yeast'.D17:.M17])" office:value-type="float" office:value="0.189694789472045">
            <text:p>0.189694789472045</text:p>
          </table:table-cell>
        </table:table-row>
        <table:table-row table:style-name="ro1">
          <table:covered-table-cell table:style-name="ce2"/>
          <table:table-cell office:value-type="float" office:value="17">
            <text:p>17</text:p>
          </table:table-cell>
          <table:table-cell table:formula="of:=AVERAGE(['dados.breast.cancer'.D18:.M18])" office:value-type="float" office:value="0.645763888888889">
            <text:p>0.645763888888889</text:p>
          </table:table-cell>
          <table:table-cell table:formula="of:=VAR(['dados.breast.cancer'.D18:.M18])" office:value-type="float" office:value="0.0233500996656378">
            <text:p>0.0233500996656378</text:p>
          </table:table-cell>
          <table:table-cell table:formula="of:=STDEV(['dados.breast.cancer'.D18:.M18])" office:value-type="float" office:value="0.152807394014942">
            <text:p>0.152807394014942</text:p>
          </table:table-cell>
          <table:table-cell/>
          <table:table-cell table:formula="of:=AVERAGE(['dados.vehicle'.D18:.M18])" office:value-type="float" office:value="0.98432072368421">
            <text:p>0.98432072368421</text:p>
          </table:table-cell>
          <table:table-cell table:formula="of:=VAR(['dados.vehicle'.D18:.M18])" office:value-type="float" office:value="0.0000855503158345519">
            <text:p>0.0000855503158345519</text:p>
          </table:table-cell>
          <table:table-cell table:formula="of:=STDEV(['dados.vehicle'.D18:.M18])" office:value-type="float" office:value="0.00924934137301418">
            <text:p>0.00924934137301418</text:p>
          </table:table-cell>
          <table:table-cell/>
          <table:table-cell table:formula="of:=AVERAGE(['dados.hepatitis'.D18:.M18])" office:value-type="float" office:value="0.817735042735043">
            <text:p>0.817735042735043</text:p>
          </table:table-cell>
          <table:table-cell table:formula="of:=VAR(['dados.hepatitis'.D18:.M18])" office:value-type="float" office:value="0.0210938831665327">
            <text:p>0.0210938831665327</text:p>
          </table:table-cell>
          <table:table-cell table:formula="of:=STDEV(['dados.hepatitis'.D18:.M18])" office:value-type="float" office:value="0.145237333928067">
            <text:p>0.145237333928067</text:p>
          </table:table-cell>
          <table:table-cell/>
          <table:table-cell table:formula="of:=AVERAGE(['dados.glass'.D18:.M18])" office:value-type="float" office:value="0.913937621832359">
            <text:p>0.913937621832359</text:p>
          </table:table-cell>
          <table:table-cell table:formula="of:=VAR(['dados.glass'.D18:.M18])" office:value-type="float" office:value="0.0198550171182776">
            <text:p>0.0198550171182776</text:p>
          </table:table-cell>
          <table:table-cell table:formula="of:=STDEV(['dados.glass'.D18:.M18])" office:value-type="float" office:value="0.140907831997649">
            <text:p>0.140907831997649</text:p>
          </table:table-cell>
          <table:table-cell/>
          <table:table-cell table:formula="of:=AVERAGE(['dados.yeast'.D18:.M18])" office:value-type="float" office:value="0.85795559666975">
            <text:p>0.85795559666975</text:p>
          </table:table-cell>
          <table:table-cell table:formula="of:=VAR(['dados.yeast'.D18:.M18])" office:value-type="float" office:value="0.0379253343784934">
            <text:p>0.0379253343784934</text:p>
          </table:table-cell>
          <table:table-cell table:formula="of:=STDEV(['dados.yeast'.D18:.M18])" office:value-type="float" office:value="0.194744279449984">
            <text:p>0.194744279449984</text:p>
          </table:table-cell>
        </table:table-row>
        <table:table-row table:style-name="ro1">
          <table:covered-table-cell table:style-name="ce2"/>
          <table:table-cell office:value-type="float" office:value="18">
            <text:p>18</text:p>
          </table:table-cell>
          <table:table-cell table:formula="of:=AVERAGE(['dados.breast.cancer'.D19:.M19])" office:value-type="float" office:value="0.652410714285714">
            <text:p>0.652410714285714</text:p>
          </table:table-cell>
          <table:table-cell table:formula="of:=VAR(['dados.breast.cancer'.D19:.M19])" office:value-type="float" office:value="0.023895946733889">
            <text:p>0.023895946733889</text:p>
          </table:table-cell>
          <table:table-cell table:formula="of:=STDEV(['dados.breast.cancer'.D19:.M19])" office:value-type="float" office:value="0.154583138582088">
            <text:p>0.154583138582088</text:p>
          </table:table-cell>
          <table:table-cell/>
          <table:table-cell table:formula="of:=AVERAGE(['dados.vehicle'.D19:.M19])" office:value-type="float" office:value="0.983451733299595">
            <text:p>0.983451733299595</text:p>
          </table:table-cell>
          <table:table-cell table:formula="of:=VAR(['dados.vehicle'.D19:.M19])" office:value-type="float" office:value="0.0000949042287044538">
            <text:p>0.0000949042287044538</text:p>
          </table:table-cell>
          <table:table-cell table:formula="of:=STDEV(['dados.vehicle'.D19:.M19])" office:value-type="float" office:value="0.00974188014217244">
            <text:p>0.00974188014217244</text:p>
          </table:table-cell>
          <table:table-cell/>
          <table:table-cell table:formula="of:=AVERAGE(['dados.hepatitis'.D19:.M19])" office:value-type="float" office:value="0.816773504273504">
            <text:p>0.816773504273504</text:p>
          </table:table-cell>
          <table:table-cell table:formula="of:=VAR(['dados.hepatitis'.D19:.M19])" office:value-type="float" office:value="0.0205297770513226">
            <text:p>0.0205297770513226</text:p>
          </table:table-cell>
          <table:table-cell table:formula="of:=STDEV(['dados.hepatitis'.D19:.M19])" office:value-type="float" office:value="0.143282158873052">
            <text:p>0.143282158873052</text:p>
          </table:table-cell>
          <table:table-cell/>
          <table:table-cell table:formula="of:=AVERAGE(['dados.glass'.D19:.M19])" office:value-type="float" office:value="0.917446393762183">
            <text:p>0.917446393762183</text:p>
          </table:table-cell>
          <table:table-cell table:formula="of:=VAR(['dados.glass'.D19:.M19])" office:value-type="float" office:value="0.0180500932860634">
            <text:p>0.0180500932860634</text:p>
          </table:table-cell>
          <table:table-cell table:formula="of:=STDEV(['dados.glass'.D19:.M19])" office:value-type="float" office:value="0.134350635599774">
            <text:p>0.134350635599774</text:p>
          </table:table-cell>
          <table:table-cell/>
          <table:table-cell table:formula="of:=AVERAGE(['dados.yeast'.D19:.M19])" office:value-type="float" office:value="0.882747456059204">
            <text:p>0.882747456059204</text:p>
          </table:table-cell>
          <table:table-cell table:formula="of:=VAR(['dados.yeast'.D19:.M19])" office:value-type="float" office:value="0.024536469308073">
            <text:p>0.024536469308073</text:p>
          </table:table-cell>
          <table:table-cell table:formula="of:=STDEV(['dados.yeast'.D19:.M19])" office:value-type="float" office:value="0.156641212035891">
            <text:p>0.156641212035891</text:p>
          </table:table-cell>
        </table:table-row>
        <table:table-row table:style-name="ro1">
          <table:covered-table-cell table:style-name="ce2"/>
          <table:table-cell office:value-type="float" office:value="19">
            <text:p>19</text:p>
          </table:table-cell>
          <table:table-cell table:formula="of:=AVERAGE(['dados.breast.cancer'.D20:.M20])" office:value-type="float" office:value="0.643244047619048">
            <text:p>0.643244047619048</text:p>
          </table:table-cell>
          <table:table-cell table:formula="of:=VAR(['dados.breast.cancer'.D20:.M20])" office:value-type="float" office:value="0.0252110003788037">
            <text:p>0.0252110003788037</text:p>
          </table:table-cell>
          <table:table-cell table:formula="of:=STDEV(['dados.breast.cancer'.D20:.M20])" office:value-type="float" office:value="0.158779722820024">
            <text:p>0.158779722820024</text:p>
          </table:table-cell>
          <table:table-cell/>
          <table:table-cell table:formula="of:=AVERAGE(['dados.vehicle'.D20:.M20])" office:value-type="float" office:value="0.983830212550607">
            <text:p>0.983830212550607</text:p>
          </table:table-cell>
          <table:table-cell table:formula="of:=VAR(['dados.vehicle'.D20:.M20])" office:value-type="float" office:value="0.0000898727826906766">
            <text:p>0.0000898727826906766</text:p>
          </table:table-cell>
          <table:table-cell table:formula="of:=STDEV(['dados.vehicle'.D20:.M20])" office:value-type="float" office:value="0.00948012566850654">
            <text:p>0.00948012566850654</text:p>
          </table:table-cell>
          <table:table-cell/>
          <table:table-cell table:formula="of:=AVERAGE(['dados.hepatitis'.D20:.M20])" office:value-type="float" office:value="0.835790598290598">
            <text:p>0.835790598290598</text:p>
          </table:table-cell>
          <table:table-cell table:formula="of:=VAR(['dados.hepatitis'.D20:.M20])" office:value-type="float" office:value="0.0183353955122118">
            <text:p>0.0183353955122118</text:p>
          </table:table-cell>
          <table:table-cell table:formula="of:=STDEV(['dados.hepatitis'.D20:.M20])" office:value-type="float" office:value="0.135408254963321">
            <text:p>0.135408254963321</text:p>
          </table:table-cell>
          <table:table-cell/>
          <table:table-cell table:formula="of:=AVERAGE(['dados.glass'.D20:.M20])" office:value-type="float" office:value="0.913937621832359">
            <text:p>0.913937621832359</text:p>
          </table:table-cell>
          <table:table-cell table:formula="of:=VAR(['dados.glass'.D20:.M20])" office:value-type="float" office:value="0.0198550171182776">
            <text:p>0.0198550171182776</text:p>
          </table:table-cell>
          <table:table-cell table:formula="of:=STDEV(['dados.glass'.D20:.M20])" office:value-type="float" office:value="0.140907831997649">
            <text:p>0.140907831997649</text:p>
          </table:table-cell>
          <table:table-cell/>
          <table:table-cell table:formula="of:=AVERAGE(['dados.yeast'.D20:.M20])" office:value-type="float" office:value="0.860129509713228">
            <text:p>0.860129509713228</text:p>
          </table:table-cell>
          <table:table-cell table:formula="of:=VAR(['dados.yeast'.D20:.M20])" office:value-type="float" office:value="0.0431194125842715">
            <text:p>0.0431194125842715</text:p>
          </table:table-cell>
          <table:table-cell table:formula="of:=STDEV(['dados.yeast'.D20:.M20])" office:value-type="float" office:value="0.207652143220992">
            <text:p>0.207652143220992</text:p>
          </table:table-cell>
        </table:table-row>
        <table:table-row table:style-name="ro1">
          <table:covered-table-cell table:style-name="ce2"/>
          <table:table-cell office:value-type="float" office:value="20">
            <text:p>20</text:p>
          </table:table-cell>
          <table:table-cell table:formula="of:=AVERAGE(['dados.breast.cancer'.D21:.M21])" office:value-type="float" office:value="0.644156746031746">
            <text:p>0.644156746031746</text:p>
          </table:table-cell>
          <table:table-cell table:formula="of:=VAR(['dados.breast.cancer'.D21:.M21])" office:value-type="float" office:value="0.0211057996565396">
            <text:p>0.0211057996565396</text:p>
          </table:table-cell>
          <table:table-cell table:formula="of:=STDEV(['dados.breast.cancer'.D21:.M21])" office:value-type="float" office:value="0.145278352332822">
            <text:p>0.145278352332822</text:p>
          </table:table-cell>
          <table:table-cell/>
          <table:table-cell table:formula="of:=AVERAGE(['dados.vehicle'.D21:.M21])" office:value-type="float" office:value="0.983996647267206">
            <text:p>0.983996647267206</text:p>
          </table:table-cell>
          <table:table-cell table:formula="of:=VAR(['dados.vehicle'.D21:.M21])" office:value-type="float" office:value="0.000088007259200663">
            <text:p>0.000088007259200663</text:p>
          </table:table-cell>
          <table:table-cell table:formula="of:=STDEV(['dados.vehicle'.D21:.M21])" office:value-type="float" office:value="0.00938121842836329">
            <text:p>0.00938121842836329</text:p>
          </table:table-cell>
          <table:table-cell/>
          <table:table-cell table:formula="of:=AVERAGE(['dados.hepatitis'.D21:.M21])" office:value-type="float" office:value="0.822863247863248">
            <text:p>0.822863247863248</text:p>
          </table:table-cell>
          <table:table-cell table:formula="of:=VAR(['dados.hepatitis'.D21:.M21])" office:value-type="float" office:value="0.0230210184982264">
            <text:p>0.0230210184982264</text:p>
          </table:table-cell>
          <table:table-cell table:formula="of:=STDEV(['dados.hepatitis'.D21:.M21])" office:value-type="float" office:value="0.15172678899333">
            <text:p>0.15172678899333</text:p>
          </table:table-cell>
          <table:table-cell/>
          <table:table-cell table:formula="of:=AVERAGE(['dados.glass'.D21:.M21])" office:value-type="float" office:value="0.917446393762183">
            <text:p>0.917446393762183</text:p>
          </table:table-cell>
          <table:table-cell table:formula="of:=VAR(['dados.glass'.D21:.M21])" office:value-type="float" office:value="0.0180500932860634">
            <text:p>0.0180500932860634</text:p>
          </table:table-cell>
          <table:table-cell table:formula="of:=STDEV(['dados.glass'.D21:.M21])" office:value-type="float" office:value="0.134350635599774">
            <text:p>0.134350635599774</text:p>
          </table:table-cell>
          <table:table-cell/>
          <table:table-cell table:formula="of:=AVERAGE(['dados.yeast'.D21:.M21])" office:value-type="float" office:value="0.880527289546716">
            <text:p>0.880527289546716</text:p>
          </table:table-cell>
          <table:table-cell table:formula="of:=VAR(['dados.yeast'.D21:.M21])" office:value-type="float" office:value="0.027058341175362">
            <text:p>0.027058341175362</text:p>
          </table:table-cell>
          <table:table-cell table:formula="of:=STDEV(['dados.yeast'.D21:.M21])" office:value-type="float" office:value="0.164494197999085">
            <text:p>0.16449419799908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table:number-columns-spanned="1" table:number-rows-spanned="20">
            <text:p>Naïve Bayes</text:p>
          </table:table-cell>
          <table:table-cell office:value-type="float" office:value="1">
            <text:p>1</text:p>
          </table:table-cell>
          <table:table-cell table:formula="of:=AVERAGE(['dados.breast.cancer'.D23:.M23])" office:value-type="float" office:value="0.0970634920634921">
            <text:p>0.0970634920634921</text:p>
          </table:table-cell>
          <table:table-cell table:formula="of:=VAR(['dados.breast.cancer'.D23:.M23])" office:value-type="float" office:value="0.00661082416505697">
            <text:p>0.00661082416505697</text:p>
          </table:table-cell>
          <table:table-cell table:formula="of:=STDEV(['dados.breast.cancer'.D23:.M23])" office:value-type="float" office:value="0.0813069748856577">
            <text:p>0.0813069748856577</text:p>
          </table:table-cell>
          <table:table-cell/>
          <table:table-cell table:formula="of:=AVERAGE(['dados.vehicle'.D23:.M23])" office:value-type="float" office:value="0.278238866396761">
            <text:p>0.278238866396761</text:p>
          </table:table-cell>
          <table:table-cell table:formula="of:=VAR(['dados.vehicle'.D23:.M23])" office:value-type="float" office:value="0.0173255168337527">
            <text:p>0.0173255168337527</text:p>
          </table:table-cell>
          <table:table-cell table:formula="of:=STDEV(['dados.vehicle'.D23:.M23])" office:value-type="float" office:value="0.13162642908532">
            <text:p>0.13162642908532</text:p>
          </table:table-cell>
          <table:table-cell/>
          <table:table-cell table:formula="of:=AVERAGE(['dados.hepatitis'.D23:.M23])" office:value-type="float" office:value="0.128846153846154">
            <text:p>0.128846153846154</text:p>
          </table:table-cell>
          <table:table-cell table:formula="of:=VAR(['dados.hepatitis'.D23:.M23])" office:value-type="float" office:value="0.00993909343268317">
            <text:p>0.00993909343268317</text:p>
          </table:table-cell>
          <table:table-cell table:formula="of:=STDEV(['dados.hepatitis'.D23:.M23])" office:value-type="float" office:value="0.099695002044652">
            <text:p>0.099695002044652</text:p>
          </table:table-cell>
          <table:table-cell/>
          <table:table-cell table:formula="of:=AVERAGE(['dados.glass'.D23:.M23])" office:value-type="float" office:value="0.508284600389864">
            <text:p>0.508284600389864</text:p>
          </table:table-cell>
          <table:table-cell table:formula="of:=VAR(['dados.glass'.D23:.M23])" office:value-type="float" office:value="0.0764222166491241">
            <text:p>0.0764222166491241</text:p>
          </table:table-cell>
          <table:table-cell table:formula="of:=STDEV(['dados.glass'.D23:.M23])" office:value-type="float" office:value="0.276445684808289">
            <text:p>0.276445684808289</text:p>
          </table:table-cell>
          <table:table-cell/>
          <table:table-cell table:formula="of:=AVERAGE(['dados.yeast'.D23:.M23])" office:value-type="float" office:value="0.95">
            <text:p>0.95</text:p>
          </table:table-cell>
          <table:table-cell table:formula="of:=VAR(['dados.yeast'.D23:.M23])" office:value-type="float" office:value="0.025">
            <text:p>0.025</text:p>
          </table:table-cell>
          <table:table-cell table:formula="of:=STDEV(['dados.yeast'.D23:.M23])" office:value-type="float" office:value="0.158113883008419">
            <text:p>0.158113883008419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formula="of:=AVERAGE(['dados.breast.cancer'.D24:.M24])" office:value-type="float" office:value="0.0535813492063492">
            <text:p>0.0535813492063492</text:p>
          </table:table-cell>
          <table:table-cell table:formula="of:=VAR(['dados.breast.cancer'.D24:.M24])" office:value-type="float" office:value="0.00360525944559923">
            <text:p>0.00360525944559923</text:p>
          </table:table-cell>
          <table:table-cell table:formula="of:=STDEV(['dados.breast.cancer'.D24:.M24])" office:value-type="float" office:value="0.0600438127170421">
            <text:p>0.0600438127170421</text:p>
          </table:table-cell>
          <table:table-cell/>
          <table:table-cell table:formula="of:=AVERAGE(['dados.vehicle'.D24:.M24])" office:value-type="float" office:value="0.134216346153846">
            <text:p>0.134216346153846</text:p>
          </table:table-cell>
          <table:table-cell table:formula="of:=VAR(['dados.vehicle'.D24:.M24])" office:value-type="float" office:value="0.00970439064040927">
            <text:p>0.00970439064040927</text:p>
          </table:table-cell>
          <table:table-cell table:formula="of:=STDEV(['dados.vehicle'.D24:.M24])" office:value-type="float" office:value="0.0985108655956756">
            <text:p>0.0985108655956756</text:p>
          </table:table-cell>
          <table:table-cell/>
          <table:table-cell table:formula="of:=AVERAGE(['dados.hepatitis'.D24:.M24])" office:value-type="float" office:value="0.174358974358974">
            <text:p>0.174358974358974</text:p>
          </table:table-cell>
          <table:table-cell table:formula="of:=VAR(['dados.hepatitis'.D24:.M24])" office:value-type="float" office:value="0.0193476513989335">
            <text:p>0.0193476513989335</text:p>
          </table:table-cell>
          <table:table-cell table:formula="of:=STDEV(['dados.hepatitis'.D24:.M24])" office:value-type="float" office:value="0.139095835304057">
            <text:p>0.139095835304057</text:p>
          </table:table-cell>
          <table:table-cell/>
          <table:table-cell table:formula="of:=AVERAGE(['dados.glass'.D24:.M24])" office:value-type="float" office:value="0.497465886939571">
            <text:p>0.497465886939571</text:p>
          </table:table-cell>
          <table:table-cell table:formula="of:=VAR(['dados.glass'.D24:.M24])" office:value-type="float" office:value="0.0764827924261596">
            <text:p>0.0764827924261596</text:p>
          </table:table-cell>
          <table:table-cell table:formula="of:=STDEV(['dados.glass'.D24:.M24])" office:value-type="float" office:value="0.276555224912059">
            <text:p>0.276555224912059</text:p>
          </table:table-cell>
          <table:table-cell/>
          <table:table-cell table:formula="of:=AVERAGE(['dados.yeast'.D24:.M24])" office:value-type="float" office:value="1">
            <text:p>1</text:p>
          </table:table-cell>
          <table:table-cell table:formula="of:=VAR(['dados.yeast'.D24:.M24])" office:value-type="float" office:value="0">
            <text:p>0</text:p>
          </table:table-cell>
          <table:table-cell table:formula="of:=STDEV(['dados.yeast'.D24:.M24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formula="of:=AVERAGE(['dados.breast.cancer'.D25:.M25])" office:value-type="float" office:value="0.0555555555555555">
            <text:p>0.0555555555555555</text:p>
          </table:table-cell>
          <table:table-cell table:formula="of:=VAR(['dados.breast.cancer'.D25:.M25])" office:value-type="float" office:value="0.00332647462277091">
            <text:p>0.00332647462277091</text:p>
          </table:table-cell>
          <table:table-cell table:formula="of:=STDEV(['dados.breast.cancer'.D25:.M25])" office:value-type="float" office:value="0.0576755981570275">
            <text:p>0.0576755981570275</text:p>
          </table:table-cell>
          <table:table-cell/>
          <table:table-cell table:formula="of:=AVERAGE(['dados.vehicle'.D25:.M25])" office:value-type="float" office:value="0.193379807692308">
            <text:p>0.193379807692308</text:p>
          </table:table-cell>
          <table:table-cell table:formula="of:=VAR(['dados.vehicle'.D25:.M25])" office:value-type="float" office:value="0.0198429857258794">
            <text:p>0.0198429857258794</text:p>
          </table:table-cell>
          <table:table-cell table:formula="of:=STDEV(['dados.vehicle'.D25:.M25])" office:value-type="float" office:value="0.140865133109224">
            <text:p>0.140865133109224</text:p>
          </table:table-cell>
          <table:table-cell/>
          <table:table-cell table:formula="of:=AVERAGE(['dados.hepatitis'.D25:.M25])" office:value-type="float" office:value="0.157692307692308">
            <text:p>0.157692307692308</text:p>
          </table:table-cell>
          <table:table-cell table:formula="of:=VAR(['dados.hepatitis'.D25:.M25])" office:value-type="float" office:value="0.0162374899554387">
            <text:p>0.0162374899554387</text:p>
          </table:table-cell>
          <table:table-cell table:formula="of:=STDEV(['dados.hepatitis'.D25:.M25])" office:value-type="float" office:value="0.127426409960568">
            <text:p>0.127426409960568</text:p>
          </table:table-cell>
          <table:table-cell/>
          <table:table-cell table:formula="of:=AVERAGE(['dados.glass'.D25:.M25])" office:value-type="float" office:value="0.603313840155946">
            <text:p>0.603313840155946</text:p>
          </table:table-cell>
          <table:table-cell table:formula="of:=VAR(['dados.glass'.D25:.M25])" office:value-type="float" office:value="0.0176869869424844">
            <text:p>0.0176869869424844</text:p>
          </table:table-cell>
          <table:table-cell table:formula="of:=STDEV(['dados.glass'.D25:.M25])" office:value-type="float" office:value="0.132992431899279">
            <text:p>0.132992431899279</text:p>
          </table:table-cell>
          <table:table-cell/>
          <table:table-cell table:formula="of:=AVERAGE(['dados.yeast'.D25:.M25])" office:value-type="float" office:value="1">
            <text:p>1</text:p>
          </table:table-cell>
          <table:table-cell table:formula="of:=VAR(['dados.yeast'.D25:.M25])" office:value-type="float" office:value="0">
            <text:p>0</text:p>
          </table:table-cell>
          <table:table-cell table:formula="of:=STDEV(['dados.yeast'.D25:.M25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formula="of:=AVERAGE(['dados.breast.cancer'.D26:.M26])" office:value-type="float" office:value="0.0492063492063492">
            <text:p>0.0492063492063492</text:p>
          </table:table-cell>
          <table:table-cell table:formula="of:=VAR(['dados.breast.cancer'.D26:.M26])" office:value-type="float" office:value="0.00335726883345932">
            <text:p>0.00335726883345932</text:p>
          </table:table-cell>
          <table:table-cell table:formula="of:=STDEV(['dados.breast.cancer'.D26:.M26])" office:value-type="float" office:value="0.057941943645854">
            <text:p>0.057941943645854</text:p>
          </table:table-cell>
          <table:table-cell/>
          <table:table-cell table:formula="of:=AVERAGE(['dados.vehicle'.D26:.M26])" office:value-type="float" office:value="0.170350961538462">
            <text:p>0.170350961538462</text:p>
          </table:table-cell>
          <table:table-cell table:formula="of:=VAR(['dados.vehicle'.D26:.M26])" office:value-type="float" office:value="0.0164788451522436">
            <text:p>0.0164788451522436</text:p>
          </table:table-cell>
          <table:table-cell table:formula="of:=STDEV(['dados.vehicle'.D26:.M26])" office:value-type="float" office:value="0.128369954242586">
            <text:p>0.128369954242586</text:p>
          </table:table-cell>
          <table:table-cell/>
          <table:table-cell table:formula="of:=AVERAGE(['dados.hepatitis'.D26:.M26])" office:value-type="float" office:value="0.0961538461538462">
            <text:p>0.0961538461538462</text:p>
          </table:table-cell>
          <table:table-cell table:formula="of:=VAR(['dados.hepatitis'.D26:.M26])" office:value-type="float" office:value="0.00456570969391483">
            <text:p>0.00456570969391483</text:p>
          </table:table-cell>
          <table:table-cell table:formula="of:=STDEV(['dados.hepatitis'.D26:.M26])" office:value-type="float" office:value="0.0675700354736834">
            <text:p>0.0675700354736834</text:p>
          </table:table-cell>
          <table:table-cell/>
          <table:table-cell table:formula="of:=AVERAGE(['dados.glass'.D26:.M26])" office:value-type="float" office:value="0.509746588693957">
            <text:p>0.509746588693957</text:p>
          </table:table-cell>
          <table:table-cell table:formula="of:=VAR(['dados.glass'.D26:.M26])" office:value-type="float" office:value="0.0298363409064138">
            <text:p>0.0298363409064138</text:p>
          </table:table-cell>
          <table:table-cell table:formula="of:=STDEV(['dados.glass'.D26:.M26])" office:value-type="float" office:value="0.172731991554587">
            <text:p>0.172731991554587</text:p>
          </table:table-cell>
          <table:table-cell/>
          <table:table-cell table:formula="of:=AVERAGE(['dados.yeast'.D26:.M26])" office:value-type="float" office:value="1">
            <text:p>1</text:p>
          </table:table-cell>
          <table:table-cell table:formula="of:=VAR(['dados.yeast'.D26:.M26])" office:value-type="float" office:value="0">
            <text:p>0</text:p>
          </table:table-cell>
          <table:table-cell table:formula="of:=STDEV(['dados.yeast'.D26:.M26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table:formula="of:=AVERAGE(['dados.breast.cancer'.D27:.M27])" office:value-type="float" office:value="0.0444444444444445">
            <text:p>0.0444444444444445</text:p>
          </table:table-cell>
          <table:table-cell table:formula="of:=VAR(['dados.breast.cancer'.D27:.M27])" office:value-type="float" office:value="0.00360082304526749">
            <text:p>0.00360082304526749</text:p>
          </table:table-cell>
          <table:table-cell table:formula="of:=STDEV(['dados.breast.cancer'.D27:.M27])" office:value-type="float" office:value="0.0600068583185913">
            <text:p>0.0600068583185913</text:p>
          </table:table-cell>
          <table:table-cell/>
          <table:table-cell table:formula="of:=AVERAGE(['dados.vehicle'.D27:.M27])" office:value-type="float" office:value="0.1429375">
            <text:p>0.1429375</text:p>
          </table:table-cell>
          <table:table-cell table:formula="of:=VAR(['dados.vehicle'.D27:.M27])" office:value-type="float" office:value="0.0157630529102975">
            <text:p>0.0157630529102975</text:p>
          </table:table-cell>
          <table:table-cell table:formula="of:=STDEV(['dados.vehicle'.D27:.M27])" office:value-type="float" office:value="0.125550997249315">
            <text:p>0.125550997249315</text:p>
          </table:table-cell>
          <table:table-cell/>
          <table:table-cell table:formula="of:=AVERAGE(['dados.hepatitis'.D27:.M27])" office:value-type="float" office:value="0.0820512820512821">
            <text:p>0.0820512820512821</text:p>
          </table:table-cell>
          <table:table-cell table:formula="of:=VAR(['dados.hepatitis'.D27:.M27])" office:value-type="float" office:value="0.00749506903353058">
            <text:p>0.00749506903353058</text:p>
          </table:table-cell>
          <table:table-cell table:formula="of:=STDEV(['dados.hepatitis'.D27:.M27])" office:value-type="float" office:value="0.0865740667494059">
            <text:p>0.0865740667494059</text:p>
          </table:table-cell>
          <table:table-cell/>
          <table:table-cell table:formula="of:=AVERAGE(['dados.glass'.D27:.M27])" office:value-type="float" office:value="0.501559454191033">
            <text:p>0.501559454191033</text:p>
          </table:table-cell>
          <table:table-cell table:formula="of:=VAR(['dados.glass'.D27:.M27])" office:value-type="float" office:value="0.0255693743057377">
            <text:p>0.0255693743057377</text:p>
          </table:table-cell>
          <table:table-cell table:formula="of:=STDEV(['dados.glass'.D27:.M27])" office:value-type="float" office:value="0.159904266064848">
            <text:p>0.159904266064848</text:p>
          </table:table-cell>
          <table:table-cell/>
          <table:table-cell table:formula="of:=AVERAGE(['dados.yeast'.D27:.M27])" office:value-type="float" office:value="1">
            <text:p>1</text:p>
          </table:table-cell>
          <table:table-cell table:formula="of:=VAR(['dados.yeast'.D27:.M27])" office:value-type="float" office:value="0">
            <text:p>0</text:p>
          </table:table-cell>
          <table:table-cell table:formula="of:=STDEV(['dados.yeast'.D27:.M27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table:formula="of:=AVERAGE(['dados.breast.cancer'.D28:.M28])" office:value-type="float" office:value="0.0488194444444445">
            <text:p>0.0488194444444445</text:p>
          </table:table-cell>
          <table:table-cell table:formula="of:=VAR(['dados.breast.cancer'.D28:.M28])" office:value-type="float" office:value="0.0033601305298354">
            <text:p>0.0033601305298354</text:p>
          </table:table-cell>
          <table:table-cell table:formula="of:=STDEV(['dados.breast.cancer'.D28:.M28])" office:value-type="float" office:value="0.0579666329006213">
            <text:p>0.0579666329006213</text:p>
          </table:table-cell>
          <table:table-cell/>
          <table:table-cell table:formula="of:=AVERAGE(['dados.vehicle'.D28:.M28])" office:value-type="float" office:value="0.140966346153846">
            <text:p>0.140966346153846</text:p>
          </table:table-cell>
          <table:table-cell table:formula="of:=VAR(['dados.vehicle'.D28:.M28])" office:value-type="float" office:value="0.0134226580220661">
            <text:p>0.0134226580220661</text:p>
          </table:table-cell>
          <table:table-cell table:formula="of:=STDEV(['dados.vehicle'.D28:.M28])" office:value-type="float" office:value="0.115856195441012">
            <text:p>0.115856195441012</text:p>
          </table:table-cell>
          <table:table-cell/>
          <table:table-cell table:formula="of:=AVERAGE(['dados.hepatitis'.D28:.M28])" office:value-type="float" office:value="0.066025641025641">
            <text:p>0.066025641025641</text:p>
          </table:table-cell>
          <table:table-cell table:formula="of:=VAR(['dados.hepatitis'.D28:.M28])" office:value-type="float" office:value="0.00584456497918036">
            <text:p>0.00584456497918036</text:p>
          </table:table-cell>
          <table:table-cell table:formula="of:=STDEV(['dados.hepatitis'.D28:.M28])" office:value-type="float" office:value="0.0764497546051023">
            <text:p>0.0764497546051023</text:p>
          </table:table-cell>
          <table:table-cell/>
          <table:table-cell table:formula="of:=AVERAGE(['dados.glass'.D28:.M28])" office:value-type="float" office:value="0.543957115009747">
            <text:p>0.543957115009747</text:p>
          </table:table-cell>
          <table:table-cell table:formula="of:=VAR(['dados.glass'.D28:.M28])" office:value-type="float" office:value="0.0133565313543769">
            <text:p>0.0133565313543769</text:p>
          </table:table-cell>
          <table:table-cell table:formula="of:=STDEV(['dados.glass'.D28:.M28])" office:value-type="float" office:value="0.115570460561412">
            <text:p>0.115570460561412</text:p>
          </table:table-cell>
          <table:table-cell/>
          <table:table-cell table:formula="of:=AVERAGE(['dados.yeast'.D28:.M28])" office:value-type="float" office:value="1">
            <text:p>1</text:p>
          </table:table-cell>
          <table:table-cell table:formula="of:=VAR(['dados.yeast'.D28:.M28])" office:value-type="float" office:value="0">
            <text:p>0</text:p>
          </table:table-cell>
          <table:table-cell table:formula="of:=STDEV(['dados.yeast'.D28:.M28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table:formula="of:=AVERAGE(['dados.breast.cancer'.D29:.M29])" office:value-type="float" office:value="0.0305555555555556">
            <text:p>0.0305555555555556</text:p>
          </table:table-cell>
          <table:table-cell table:formula="of:=VAR(['dados.breast.cancer'.D29:.M29])" office:value-type="float" office:value="0.00314300411522634">
            <text:p>0.00314300411522634</text:p>
          </table:table-cell>
          <table:table-cell table:formula="of:=STDEV(['dados.breast.cancer'.D29:.M29])" office:value-type="float" office:value="0.0560625018637801">
            <text:p>0.0560625018637801</text:p>
          </table:table-cell>
          <table:table-cell/>
          <table:table-cell table:formula="of:=AVERAGE(['dados.vehicle'.D29:.M29])" office:value-type="float" office:value="0.147788461538461">
            <text:p>0.147788461538461</text:p>
          </table:table-cell>
          <table:table-cell table:formula="of:=VAR(['dados.vehicle'.D29:.M29])" office:value-type="float" office:value="0.0148721775353386">
            <text:p>0.0148721775353386</text:p>
          </table:table-cell>
          <table:table-cell table:formula="of:=STDEV(['dados.vehicle'.D29:.M29])" office:value-type="float" office:value="0.121951537650571">
            <text:p>0.121951537650571</text:p>
          </table:table-cell>
          <table:table-cell/>
          <table:table-cell table:formula="of:=AVERAGE(['dados.hepatitis'.D29:.M29])" office:value-type="float" office:value="0.0653846153846154">
            <text:p>0.0653846153846154</text:p>
          </table:table-cell>
          <table:table-cell table:formula="of:=VAR(['dados.hepatitis'.D29:.M29])" office:value-type="float" office:value="0.00405252392431881">
            <text:p>0.00405252392431881</text:p>
          </table:table-cell>
          <table:table-cell table:formula="of:=STDEV(['dados.hepatitis'.D29:.M29])" office:value-type="float" office:value="0.0636594370405426">
            <text:p>0.0636594370405426</text:p>
          </table:table-cell>
          <table:table-cell/>
          <table:table-cell table:formula="of:=AVERAGE(['dados.glass'.D29:.M29])" office:value-type="float" office:value="0.485477582846004">
            <text:p>0.485477582846004</text:p>
          </table:table-cell>
          <table:table-cell table:formula="of:=VAR(['dados.glass'.D29:.M29])" office:value-type="float" office:value="0.0315552300359592">
            <text:p>0.0315552300359592</text:p>
          </table:table-cell>
          <table:table-cell table:formula="of:=STDEV(['dados.glass'.D29:.M29])" office:value-type="float" office:value="0.17763791835067">
            <text:p>0.17763791835067</text:p>
          </table:table-cell>
          <table:table-cell/>
          <table:table-cell table:formula="of:=AVERAGE(['dados.yeast'.D29:.M29])" office:value-type="float" office:value="1">
            <text:p>1</text:p>
          </table:table-cell>
          <table:table-cell table:formula="of:=VAR(['dados.yeast'.D29:.M29])" office:value-type="float" office:value="0">
            <text:p>0</text:p>
          </table:table-cell>
          <table:table-cell table:formula="of:=STDEV(['dados.yeast'.D29:.M29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table:formula="of:=AVERAGE(['dados.breast.cancer'.D30:.M30])" office:value-type="float" office:value="0.0260416666666667">
            <text:p>0.0260416666666667</text:p>
          </table:table-cell>
          <table:table-cell table:formula="of:=VAR(['dados.breast.cancer'.D30:.M30])" office:value-type="float" office:value="0.00208260995370371">
            <text:p>0.00208260995370371</text:p>
          </table:table-cell>
          <table:table-cell table:formula="of:=STDEV(['dados.breast.cancer'.D30:.M30])" office:value-type="float" office:value="0.0456356215439618">
            <text:p>0.0456356215439618</text:p>
          </table:table-cell>
          <table:table-cell/>
          <table:table-cell table:formula="of:=AVERAGE(['dados.vehicle'.D30:.M30])" office:value-type="float" office:value="0.193197115384615">
            <text:p>0.193197115384615</text:p>
          </table:table-cell>
          <table:table-cell table:formula="of:=VAR(['dados.vehicle'.D30:.M30])" office:value-type="float" office:value="0.0216120671279175">
            <text:p>0.0216120671279175</text:p>
          </table:table-cell>
          <table:table-cell table:formula="of:=STDEV(['dados.vehicle'.D30:.M30])" office:value-type="float" office:value="0.147010432037721">
            <text:p>0.147010432037721</text:p>
          </table:table-cell>
          <table:table-cell/>
          <table:table-cell table:formula="of:=AVERAGE(['dados.hepatitis'.D30:.M30])" office:value-type="float" office:value="0.0653846153846154">
            <text:p>0.0653846153846154</text:p>
          </table:table-cell>
          <table:table-cell table:formula="of:=VAR(['dados.hepatitis'.D30:.M30])" office:value-type="float" office:value="0.00405252392431881">
            <text:p>0.00405252392431881</text:p>
          </table:table-cell>
          <table:table-cell table:formula="of:=STDEV(['dados.hepatitis'.D30:.M30])" office:value-type="float" office:value="0.0636594370405426">
            <text:p>0.0636594370405426</text:p>
          </table:table-cell>
          <table:table-cell/>
          <table:table-cell table:formula="of:=AVERAGE(['dados.glass'.D30:.M30])" office:value-type="float" office:value="0.553606237816764">
            <text:p>0.553606237816764</text:p>
          </table:table-cell>
          <table:table-cell table:formula="of:=VAR(['dados.glass'.D30:.M30])" office:value-type="float" office:value="0.0194950773077377">
            <text:p>0.0194950773077377</text:p>
          </table:table-cell>
          <table:table-cell table:formula="of:=STDEV(['dados.glass'.D30:.M30])" office:value-type="float" office:value="0.139624773259396">
            <text:p>0.139624773259396</text:p>
          </table:table-cell>
          <table:table-cell/>
          <table:table-cell table:formula="of:=AVERAGE(['dados.yeast'.D30:.M30])" office:value-type="float" office:value="1">
            <text:p>1</text:p>
          </table:table-cell>
          <table:table-cell table:formula="of:=VAR(['dados.yeast'.D30:.M30])" office:value-type="float" office:value="0">
            <text:p>0</text:p>
          </table:table-cell>
          <table:table-cell table:formula="of:=STDEV(['dados.yeast'.D30:.M30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table:formula="of:=AVERAGE(['dados.breast.cancer'.D31:.M31])" office:value-type="float" office:value="0.0260416666666667">
            <text:p>0.0260416666666667</text:p>
          </table:table-cell>
          <table:table-cell table:formula="of:=VAR(['dados.breast.cancer'.D31:.M31])" office:value-type="float" office:value="0.00208260995370371">
            <text:p>0.00208260995370371</text:p>
          </table:table-cell>
          <table:table-cell table:formula="of:=STDEV(['dados.breast.cancer'.D31:.M31])" office:value-type="float" office:value="0.0456356215439618">
            <text:p>0.0456356215439618</text:p>
          </table:table-cell>
          <table:table-cell/>
          <table:table-cell table:formula="of:=AVERAGE(['dados.vehicle'.D31:.M31])" office:value-type="float" office:value="0.153942307692308">
            <text:p>0.153942307692308</text:p>
          </table:table-cell>
          <table:table-cell table:formula="of:=VAR(['dados.vehicle'.D31:.M31])" office:value-type="float" office:value="0.016438252486029">
            <text:p>0.016438252486029</text:p>
          </table:table-cell>
          <table:table-cell table:formula="of:=STDEV(['dados.vehicle'.D31:.M31])" office:value-type="float" office:value="0.12821174862714">
            <text:p>0.12821174862714</text:p>
          </table:table-cell>
          <table:table-cell/>
          <table:table-cell table:formula="of:=AVERAGE(['dados.hepatitis'.D31:.M31])" office:value-type="float" office:value="0.0660256410256411">
            <text:p>0.0660256410256411</text:p>
          </table:table-cell>
          <table:table-cell table:formula="of:=VAR(['dados.hepatitis'.D31:.M31])" office:value-type="float" office:value="0.00430135510263717">
            <text:p>0.00430135510263717</text:p>
          </table:table-cell>
          <table:table-cell table:formula="of:=STDEV(['dados.hepatitis'.D31:.M31])" office:value-type="float" office:value="0.0655847169898382">
            <text:p>0.0655847169898382</text:p>
          </table:table-cell>
          <table:table-cell/>
          <table:table-cell table:formula="of:=AVERAGE(['dados.glass'.D31:.M31])" office:value-type="float" office:value="0.481189083820663">
            <text:p>0.481189083820663</text:p>
          </table:table-cell>
          <table:table-cell table:formula="of:=VAR(['dados.glass'.D31:.M31])" office:value-type="float" office:value="0.0217410041962897">
            <text:p>0.0217410041962897</text:p>
          </table:table-cell>
          <table:table-cell table:formula="of:=STDEV(['dados.glass'.D31:.M31])" office:value-type="float" office:value="0.147448310252406">
            <text:p>0.147448310252406</text:p>
          </table:table-cell>
          <table:table-cell/>
          <table:table-cell table:formula="of:=AVERAGE(['dados.yeast'.D31:.M31])" office:value-type="float" office:value="1">
            <text:p>1</text:p>
          </table:table-cell>
          <table:table-cell table:formula="of:=VAR(['dados.yeast'.D31:.M31])" office:value-type="float" office:value="0">
            <text:p>0</text:p>
          </table:table-cell>
          <table:table-cell table:formula="of:=STDEV(['dados.yeast'.D31:.M31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table:formula="of:=AVERAGE(['dados.breast.cancer'.D32:.M32])" office:value-type="float" office:value="0.0260416666666667">
            <text:p>0.0260416666666667</text:p>
          </table:table-cell>
          <table:table-cell table:formula="of:=VAR(['dados.breast.cancer'.D32:.M32])" office:value-type="float" office:value="0.00208260995370371">
            <text:p>0.00208260995370371</text:p>
          </table:table-cell>
          <table:table-cell table:formula="of:=STDEV(['dados.breast.cancer'.D32:.M32])" office:value-type="float" office:value="0.0456356215439618">
            <text:p>0.0456356215439618</text:p>
          </table:table-cell>
          <table:table-cell/>
          <table:table-cell table:formula="of:=AVERAGE(['dados.vehicle'.D32:.M32])" office:value-type="float" office:value="0.139711538461538">
            <text:p>0.139711538461538</text:p>
          </table:table-cell>
          <table:table-cell table:formula="of:=VAR(['dados.vehicle'.D32:.M32])" office:value-type="float" office:value="0.0196235746425049">
            <text:p>0.0196235746425049</text:p>
          </table:table-cell>
          <table:table-cell table:formula="of:=STDEV(['dados.vehicle'.D32:.M32])" office:value-type="float" office:value="0.14008416984979">
            <text:p>0.14008416984979</text:p>
          </table:table-cell>
          <table:table-cell/>
          <table:table-cell table:formula="of:=AVERAGE(['dados.hepatitis'.D32:.M32])" office:value-type="float" office:value="0.0653846153846154">
            <text:p>0.0653846153846154</text:p>
          </table:table-cell>
          <table:table-cell table:formula="of:=VAR(['dados.hepatitis'.D32:.M32])" office:value-type="float" office:value="0.00273759953247133">
            <text:p>0.00273759953247133</text:p>
          </table:table-cell>
          <table:table-cell table:formula="of:=STDEV(['dados.hepatitis'.D32:.M32])" office:value-type="float" office:value="0.0523220750015835">
            <text:p>0.0523220750015835</text:p>
          </table:table-cell>
          <table:table-cell/>
          <table:table-cell table:formula="of:=AVERAGE(['dados.glass'.D32:.M32])" office:value-type="float" office:value="0.439668615984405">
            <text:p>0.439668615984405</text:p>
          </table:table-cell>
          <table:table-cell table:formula="of:=VAR(['dados.glass'.D32:.M32])" office:value-type="float" office:value="0.0493606453141011">
            <text:p>0.0493606453141011</text:p>
          </table:table-cell>
          <table:table-cell table:formula="of:=STDEV(['dados.glass'.D32:.M32])" office:value-type="float" office:value="0.222172557518027">
            <text:p>0.222172557518027</text:p>
          </table:table-cell>
          <table:table-cell/>
          <table:table-cell table:formula="of:=AVERAGE(['dados.yeast'.D32:.M32])" office:value-type="float" office:value="1">
            <text:p>1</text:p>
          </table:table-cell>
          <table:table-cell table:formula="of:=VAR(['dados.yeast'.D32:.M32])" office:value-type="float" office:value="0">
            <text:p>0</text:p>
          </table:table-cell>
          <table:table-cell table:formula="of:=STDEV(['dados.yeast'.D32:.M32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1">
            <text:p>11</text:p>
          </table:table-cell>
          <table:table-cell table:formula="of:=AVERAGE(['dados.breast.cancer'.D33:.M33])" office:value-type="float" office:value="0.0260416666666667">
            <text:p>0.0260416666666667</text:p>
          </table:table-cell>
          <table:table-cell table:formula="of:=VAR(['dados.breast.cancer'.D33:.M33])" office:value-type="float" office:value="0.00208260995370371">
            <text:p>0.00208260995370371</text:p>
          </table:table-cell>
          <table:table-cell table:formula="of:=STDEV(['dados.breast.cancer'.D33:.M33])" office:value-type="float" office:value="0.0456356215439618">
            <text:p>0.0456356215439618</text:p>
          </table:table-cell>
          <table:table-cell/>
          <table:table-cell table:formula="of:=AVERAGE(['dados.vehicle'.D33:.M33])" office:value-type="float" office:value="0.135375">
            <text:p>0.135375</text:p>
          </table:table-cell>
          <table:table-cell table:formula="of:=VAR(['dados.vehicle'.D33:.M33])" office:value-type="float" office:value="0.0187281747205786">
            <text:p>0.0187281747205786</text:p>
          </table:table-cell>
          <table:table-cell table:formula="of:=STDEV(['dados.vehicle'.D33:.M33])" office:value-type="float" office:value="0.136850921518923">
            <text:p>0.136850921518923</text:p>
          </table:table-cell>
          <table:table-cell/>
          <table:table-cell table:formula="of:=AVERAGE(['dados.hepatitis'.D33:.M33])" office:value-type="float" office:value="0.0660256410256411">
            <text:p>0.0660256410256411</text:p>
          </table:table-cell>
          <table:table-cell table:formula="of:=VAR(['dados.hepatitis'.D33:.M33])" office:value-type="float" office:value="0.00430135510263717">
            <text:p>0.00430135510263717</text:p>
          </table:table-cell>
          <table:table-cell table:formula="of:=STDEV(['dados.hepatitis'.D33:.M33])" office:value-type="float" office:value="0.0655847169898382">
            <text:p>0.0655847169898382</text:p>
          </table:table-cell>
          <table:table-cell/>
          <table:table-cell table:formula="of:=AVERAGE(['dados.glass'.D33:.M33])" office:value-type="float" office:value="0.433820662768031">
            <text:p>0.433820662768031</text:p>
          </table:table-cell>
          <table:table-cell table:formula="of:=VAR(['dados.glass'.D33:.M33])" office:value-type="float" office:value="0.0508603153613584">
            <text:p>0.0508603153613584</text:p>
          </table:table-cell>
          <table:table-cell table:formula="of:=STDEV(['dados.glass'.D33:.M33])" office:value-type="float" office:value="0.225522316770111">
            <text:p>0.225522316770111</text:p>
          </table:table-cell>
          <table:table-cell/>
          <table:table-cell table:formula="of:=AVERAGE(['dados.yeast'.D33:.M33])" office:value-type="float" office:value="1">
            <text:p>1</text:p>
          </table:table-cell>
          <table:table-cell table:formula="of:=VAR(['dados.yeast'.D33:.M33])" office:value-type="float" office:value="0">
            <text:p>0</text:p>
          </table:table-cell>
          <table:table-cell table:formula="of:=STDEV(['dados.yeast'.D33:.M33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2">
            <text:p>12</text:p>
          </table:table-cell>
          <table:table-cell table:formula="of:=AVERAGE(['dados.breast.cancer'.D34:.M34])" office:value-type="float" office:value="0.0260416666666667">
            <text:p>0.0260416666666667</text:p>
          </table:table-cell>
          <table:table-cell table:formula="of:=VAR(['dados.breast.cancer'.D34:.M34])" office:value-type="float" office:value="0.00208260995370371">
            <text:p>0.00208260995370371</text:p>
          </table:table-cell>
          <table:table-cell table:formula="of:=STDEV(['dados.breast.cancer'.D34:.M34])" office:value-type="float" office:value="0.0456356215439618">
            <text:p>0.0456356215439618</text:p>
          </table:table-cell>
          <table:table-cell/>
          <table:table-cell table:formula="of:=AVERAGE(['dados.vehicle'.D34:.M34])" office:value-type="float" office:value="0.132114182692308">
            <text:p>0.132114182692308</text:p>
          </table:table-cell>
          <table:table-cell table:formula="of:=VAR(['dados.vehicle'.D34:.M34])" office:value-type="float" office:value="0.0184214593493821">
            <text:p>0.0184214593493821</text:p>
          </table:table-cell>
          <table:table-cell table:formula="of:=STDEV(['dados.vehicle'.D34:.M34])" office:value-type="float" office:value="0.135725676824181">
            <text:p>0.135725676824181</text:p>
          </table:table-cell>
          <table:table-cell/>
          <table:table-cell table:formula="of:=AVERAGE(['dados.hepatitis'.D34:.M34])" office:value-type="float" office:value="0.0737179487179488">
            <text:p>0.0737179487179488</text:p>
          </table:table-cell>
          <table:table-cell table:formula="of:=VAR(['dados.hepatitis'.D34:.M34])" office:value-type="float" office:value="0.00376442764263278">
            <text:p>0.00376442764263278</text:p>
          </table:table-cell>
          <table:table-cell table:formula="of:=STDEV(['dados.hepatitis'.D34:.M34])" office:value-type="float" office:value="0.061354931689578">
            <text:p>0.061354931689578</text:p>
          </table:table-cell>
          <table:table-cell/>
          <table:table-cell table:formula="of:=AVERAGE(['dados.glass'.D34:.M34])" office:value-type="float" office:value="0.465302144249513">
            <text:p>0.465302144249513</text:p>
          </table:table-cell>
          <table:table-cell table:formula="of:=VAR(['dados.glass'.D34:.M34])" office:value-type="float" office:value="0.0581612322626652">
            <text:p>0.0581612322626652</text:p>
          </table:table-cell>
          <table:table-cell table:formula="of:=STDEV(['dados.glass'.D34:.M34])" office:value-type="float" office:value="0.241166399530833">
            <text:p>0.241166399530833</text:p>
          </table:table-cell>
          <table:table-cell/>
          <table:table-cell table:formula="of:=AVERAGE(['dados.yeast'.D34:.M34])" office:value-type="float" office:value="1">
            <text:p>1</text:p>
          </table:table-cell>
          <table:table-cell table:formula="of:=VAR(['dados.yeast'.D34:.M34])" office:value-type="float" office:value="0">
            <text:p>0</text:p>
          </table:table-cell>
          <table:table-cell table:formula="of:=STDEV(['dados.yeast'.D34:.M34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3">
            <text:p>13</text:p>
          </table:table-cell>
          <table:table-cell table:formula="of:=AVERAGE(['dados.breast.cancer'.D35:.M35])" office:value-type="float" office:value="0.0260416666666667">
            <text:p>0.0260416666666667</text:p>
          </table:table-cell>
          <table:table-cell table:formula="of:=VAR(['dados.breast.cancer'.D35:.M35])" office:value-type="float" office:value="0.00208260995370371">
            <text:p>0.00208260995370371</text:p>
          </table:table-cell>
          <table:table-cell table:formula="of:=STDEV(['dados.breast.cancer'.D35:.M35])" office:value-type="float" office:value="0.0456356215439618">
            <text:p>0.0456356215439618</text:p>
          </table:table-cell>
          <table:table-cell/>
          <table:table-cell table:formula="of:=AVERAGE(['dados.vehicle'.D35:.M35])" office:value-type="float" office:value="0.132192307692308">
            <text:p>0.132192307692308</text:p>
          </table:table-cell>
          <table:table-cell table:formula="of:=VAR(['dados.vehicle'.D35:.M35])" office:value-type="float" office:value="0.0162552043269231">
            <text:p>0.0162552043269231</text:p>
          </table:table-cell>
          <table:table-cell table:formula="of:=STDEV(['dados.vehicle'.D35:.M35])" office:value-type="float" office:value="0.127495899255321">
            <text:p>0.127495899255321</text:p>
          </table:table-cell>
          <table:table-cell/>
          <table:table-cell table:formula="of:=AVERAGE(['dados.hepatitis'.D35:.M35])" office:value-type="float" office:value="0.0576923076923077">
            <text:p>0.0576923076923077</text:p>
          </table:table-cell>
          <table:table-cell table:formula="of:=VAR(['dados.hepatitis'.D35:.M35])" office:value-type="float" office:value="0.00313207685002558">
            <text:p>0.00313207685002558</text:p>
          </table:table-cell>
          <table:table-cell table:formula="of:=STDEV(['dados.hepatitis'.D35:.M35])" office:value-type="float" office:value="0.0559649609132855">
            <text:p>0.0559649609132855</text:p>
          </table:table-cell>
          <table:table-cell/>
          <table:table-cell table:formula="of:=AVERAGE(['dados.glass'.D35:.M35])" office:value-type="float" office:value="0.460721247563353">
            <text:p>0.460721247563353</text:p>
          </table:table-cell>
          <table:table-cell table:formula="of:=VAR(['dados.glass'.D35:.M35])" office:value-type="float" office:value="0.0464849266694279">
            <text:p>0.0464849266694279</text:p>
          </table:table-cell>
          <table:table-cell table:formula="of:=STDEV(['dados.glass'.D35:.M35])" office:value-type="float" office:value="0.215603633247281">
            <text:p>0.215603633247281</text:p>
          </table:table-cell>
          <table:table-cell/>
          <table:table-cell table:formula="of:=AVERAGE(['dados.yeast'.D35:.M35])" office:value-type="float" office:value="1">
            <text:p>1</text:p>
          </table:table-cell>
          <table:table-cell table:formula="of:=VAR(['dados.yeast'.D35:.M35])" office:value-type="float" office:value="0">
            <text:p>0</text:p>
          </table:table-cell>
          <table:table-cell table:formula="of:=STDEV(['dados.yeast'.D35:.M35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4">
            <text:p>14</text:p>
          </table:table-cell>
          <table:table-cell table:formula="of:=AVERAGE(['dados.breast.cancer'.D36:.M36])" office:value-type="float" office:value="0.0260416666666667">
            <text:p>0.0260416666666667</text:p>
          </table:table-cell>
          <table:table-cell table:formula="of:=VAR(['dados.breast.cancer'.D36:.M36])" office:value-type="float" office:value="0.00208260995370371">
            <text:p>0.00208260995370371</text:p>
          </table:table-cell>
          <table:table-cell table:formula="of:=STDEV(['dados.breast.cancer'.D36:.M36])" office:value-type="float" office:value="0.0456356215439618">
            <text:p>0.0456356215439618</text:p>
          </table:table-cell>
          <table:table-cell/>
          <table:table-cell table:formula="of:=AVERAGE(['dados.vehicle'.D36:.M36])" office:value-type="float" office:value="0.130346153846154">
            <text:p>0.130346153846154</text:p>
          </table:table-cell>
          <table:table-cell table:formula="of:=VAR(['dados.vehicle'.D36:.M36])" office:value-type="float" office:value="0.0154114962401381">
            <text:p>0.0154114962401381</text:p>
          </table:table-cell>
          <table:table-cell table:formula="of:=STDEV(['dados.vehicle'.D36:.M36])" office:value-type="float" office:value="0.124143047490136">
            <text:p>0.124143047490136</text:p>
          </table:table-cell>
          <table:table-cell/>
          <table:table-cell table:formula="of:=AVERAGE(['dados.hepatitis'.D36:.M36])" office:value-type="float" office:value="0.0737179487179488">
            <text:p>0.0737179487179488</text:p>
          </table:table-cell>
          <table:table-cell table:formula="of:=VAR(['dados.hepatitis'.D36:.M36])" office:value-type="float" office:value="0.00376442764263278">
            <text:p>0.00376442764263278</text:p>
          </table:table-cell>
          <table:table-cell table:formula="of:=STDEV(['dados.hepatitis'.D36:.M36])" office:value-type="float" office:value="0.061354931689578">
            <text:p>0.061354931689578</text:p>
          </table:table-cell>
          <table:table-cell/>
          <table:table-cell table:formula="of:=AVERAGE(['dados.glass'.D36:.M36])" office:value-type="float" office:value="0.488304093567251">
            <text:p>0.488304093567251</text:p>
          </table:table-cell>
          <table:table-cell table:formula="of:=VAR(['dados.glass'.D36:.M36])" office:value-type="float" office:value="0.0289262793110131">
            <text:p>0.0289262793110131</text:p>
          </table:table-cell>
          <table:table-cell table:formula="of:=STDEV(['dados.glass'.D36:.M36])" office:value-type="float" office:value="0.170077274528413">
            <text:p>0.170077274528413</text:p>
          </table:table-cell>
          <table:table-cell/>
          <table:table-cell table:formula="of:=AVERAGE(['dados.yeast'.D36:.M36])" office:value-type="float" office:value="1">
            <text:p>1</text:p>
          </table:table-cell>
          <table:table-cell table:formula="of:=VAR(['dados.yeast'.D36:.M36])" office:value-type="float" office:value="0">
            <text:p>0</text:p>
          </table:table-cell>
          <table:table-cell table:formula="of:=STDEV(['dados.yeast'.D36:.M36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5">
            <text:p>15</text:p>
          </table:table-cell>
          <table:table-cell table:formula="of:=AVERAGE(['dados.breast.cancer'.D37:.M37])" office:value-type="float" office:value="0.0255555555555556">
            <text:p>0.0255555555555556</text:p>
          </table:table-cell>
          <table:table-cell table:formula="of:=VAR(['dados.breast.cancer'.D37:.M37])" office:value-type="float" office:value="0.00307407407407409">
            <text:p>0.00307407407407409</text:p>
          </table:table-cell>
          <table:table-cell table:formula="of:=STDEV(['dados.breast.cancer'.D37:.M37])" office:value-type="float" office:value="0.0554443331105541">
            <text:p>0.0554443331105541</text:p>
          </table:table-cell>
          <table:table-cell/>
          <table:table-cell table:formula="of:=AVERAGE(['dados.vehicle'.D37:.M37])" office:value-type="float" office:value="0.127346153846154">
            <text:p>0.127346153846154</text:p>
          </table:table-cell>
          <table:table-cell table:formula="of:=VAR(['dados.vehicle'.D37:.M37])" office:value-type="float" office:value="0.0154468677062788">
            <text:p>0.0154468677062788</text:p>
          </table:table-cell>
          <table:table-cell table:formula="of:=STDEV(['dados.vehicle'.D37:.M37])" office:value-type="float" office:value="0.124285428374684">
            <text:p>0.124285428374684</text:p>
          </table:table-cell>
          <table:table-cell/>
          <table:table-cell table:formula="of:=AVERAGE(['dados.hepatitis'.D37:.M37])" office:value-type="float" office:value="0.0737179487179488">
            <text:p>0.0737179487179488</text:p>
          </table:table-cell>
          <table:table-cell table:formula="of:=VAR(['dados.hepatitis'.D37:.M37])" office:value-type="float" office:value="0.00376442764263278">
            <text:p>0.00376442764263278</text:p>
          </table:table-cell>
          <table:table-cell table:formula="of:=STDEV(['dados.hepatitis'.D37:.M37])" office:value-type="float" office:value="0.061354931689578">
            <text:p>0.061354931689578</text:p>
          </table:table-cell>
          <table:table-cell/>
          <table:table-cell table:formula="of:=AVERAGE(['dados.glass'.D37:.M37])" office:value-type="float" office:value="0.408187134502924">
            <text:p>0.408187134502924</text:p>
          </table:table-cell>
          <table:table-cell table:formula="of:=VAR(['dados.glass'.D37:.M37])" office:value-type="float" office:value="0.053374827582276">
            <text:p>0.053374827582276</text:p>
          </table:table-cell>
          <table:table-cell table:formula="of:=STDEV(['dados.glass'.D37:.M37])" office:value-type="float" office:value="0.231029927893068">
            <text:p>0.231029927893068</text:p>
          </table:table-cell>
          <table:table-cell/>
          <table:table-cell table:formula="of:=AVERAGE(['dados.yeast'.D37:.M37])" office:value-type="float" office:value="1">
            <text:p>1</text:p>
          </table:table-cell>
          <table:table-cell table:formula="of:=VAR(['dados.yeast'.D37:.M37])" office:value-type="float" office:value="0">
            <text:p>0</text:p>
          </table:table-cell>
          <table:table-cell table:formula="of:=STDEV(['dados.yeast'.D37:.M37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6">
            <text:p>16</text:p>
          </table:table-cell>
          <table:table-cell table:formula="of:=AVERAGE(['dados.breast.cancer'.D38:.M38])" office:value-type="float" office:value="0.0305555555555556">
            <text:p>0.0305555555555556</text:p>
          </table:table-cell>
          <table:table-cell table:formula="of:=VAR(['dados.breast.cancer'.D38:.M38])" office:value-type="float" office:value="0.00415123456790125">
            <text:p>0.00415123456790125</text:p>
          </table:table-cell>
          <table:table-cell table:formula="of:=STDEV(['dados.breast.cancer'.D38:.M38])" office:value-type="float" office:value="0.0644300750263512">
            <text:p>0.0644300750263512</text:p>
          </table:table-cell>
          <table:table-cell/>
          <table:table-cell table:formula="of:=AVERAGE(['dados.vehicle'.D38:.M38])" office:value-type="float" office:value="0.127576923076923">
            <text:p>0.127576923076923</text:p>
          </table:table-cell>
          <table:table-cell table:formula="of:=VAR(['dados.vehicle'.D38:.M38])" office:value-type="float" office:value="0.0166669071540105">
            <text:p>0.0166669071540105</text:p>
          </table:table-cell>
          <table:table-cell table:formula="of:=STDEV(['dados.vehicle'.D38:.M38])" office:value-type="float" office:value="0.129100376273698">
            <text:p>0.129100376273698</text:p>
          </table:table-cell>
          <table:table-cell/>
          <table:table-cell table:formula="of:=AVERAGE(['dados.hepatitis'.D38:.M38])" office:value-type="float" office:value="0.0737179487179488">
            <text:p>0.0737179487179488</text:p>
          </table:table-cell>
          <table:table-cell table:formula="of:=VAR(['dados.hepatitis'.D38:.M38])" office:value-type="float" office:value="0.00376442764263278">
            <text:p>0.00376442764263278</text:p>
          </table:table-cell>
          <table:table-cell table:formula="of:=STDEV(['dados.hepatitis'.D38:.M38])" office:value-type="float" office:value="0.061354931689578">
            <text:p>0.061354931689578</text:p>
          </table:table-cell>
          <table:table-cell/>
          <table:table-cell table:formula="of:=AVERAGE(['dados.glass'.D38:.M38])" office:value-type="float" office:value="0.440058479532164">
            <text:p>0.440058479532164</text:p>
          </table:table-cell>
          <table:table-cell table:formula="of:=VAR(['dados.glass'.D38:.M38])" office:value-type="float" office:value="0.0363858395175723">
            <text:p>0.0363858395175723</text:p>
          </table:table-cell>
          <table:table-cell table:formula="of:=STDEV(['dados.glass'.D38:.M38])" office:value-type="float" office:value="0.190750726125937">
            <text:p>0.190750726125937</text:p>
          </table:table-cell>
          <table:table-cell/>
          <table:table-cell table:formula="of:=AVERAGE(['dados.yeast'.D38:.M38])" office:value-type="float" office:value="1">
            <text:p>1</text:p>
          </table:table-cell>
          <table:table-cell table:formula="of:=VAR(['dados.yeast'.D38:.M38])" office:value-type="float" office:value="0">
            <text:p>0</text:p>
          </table:table-cell>
          <table:table-cell table:formula="of:=STDEV(['dados.yeast'.D38:.M38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7">
            <text:p>17</text:p>
          </table:table-cell>
          <table:table-cell table:formula="of:=AVERAGE(['dados.breast.cancer'.D39:.M39])" office:value-type="float" office:value="0.0305555555555556">
            <text:p>0.0305555555555556</text:p>
          </table:table-cell>
          <table:table-cell table:formula="of:=VAR(['dados.breast.cancer'.D39:.M39])" office:value-type="float" office:value="0.00415123456790125">
            <text:p>0.00415123456790125</text:p>
          </table:table-cell>
          <table:table-cell table:formula="of:=STDEV(['dados.breast.cancer'.D39:.M39])" office:value-type="float" office:value="0.0644300750263512">
            <text:p>0.0644300750263512</text:p>
          </table:table-cell>
          <table:table-cell/>
          <table:table-cell table:formula="of:=AVERAGE(['dados.vehicle'.D39:.M39])" office:value-type="float" office:value="0.121192307692308">
            <text:p>0.121192307692308</text:p>
          </table:table-cell>
          <table:table-cell table:formula="of:=VAR(['dados.vehicle'.D39:.M39])" office:value-type="float" office:value="0.0143586362795858">
            <text:p>0.0143586362795858</text:p>
          </table:table-cell>
          <table:table-cell table:formula="of:=STDEV(['dados.vehicle'.D39:.M39])" office:value-type="float" office:value="0.119827527219691">
            <text:p>0.119827527219691</text:p>
          </table:table-cell>
          <table:table-cell/>
          <table:table-cell table:formula="of:=AVERAGE(['dados.hepatitis'.D39:.M39])" office:value-type="float" office:value="0.0820512820512821">
            <text:p>0.0820512820512821</text:p>
          </table:table-cell>
          <table:table-cell table:formula="of:=VAR(['dados.hepatitis'.D39:.M39])" office:value-type="float" office:value="0.00463693476513991">
            <text:p>0.00463693476513991</text:p>
          </table:table-cell>
          <table:table-cell table:formula="of:=STDEV(['dados.hepatitis'.D39:.M39])" office:value-type="float" office:value="0.0680950421480148">
            <text:p>0.0680950421480148</text:p>
          </table:table-cell>
          <table:table-cell/>
          <table:table-cell table:formula="of:=AVERAGE(['dados.glass'.D39:.M39])" office:value-type="float" office:value="0.434795321637427">
            <text:p>0.434795321637427</text:p>
          </table:table-cell>
          <table:table-cell table:formula="of:=VAR(['dados.glass'.D39:.M39])" office:value-type="float" office:value="0.03811628649271">
            <text:p>0.03811628649271</text:p>
          </table:table-cell>
          <table:table-cell table:formula="of:=STDEV(['dados.glass'.D39:.M39])" office:value-type="float" office:value="0.195233927616872">
            <text:p>0.195233927616872</text:p>
          </table:table-cell>
          <table:table-cell/>
          <table:table-cell table:formula="of:=AVERAGE(['dados.yeast'.D39:.M39])" office:value-type="float" office:value="1">
            <text:p>1</text:p>
          </table:table-cell>
          <table:table-cell table:formula="of:=VAR(['dados.yeast'.D39:.M39])" office:value-type="float" office:value="0">
            <text:p>0</text:p>
          </table:table-cell>
          <table:table-cell table:formula="of:=STDEV(['dados.yeast'.D39:.M39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8">
            <text:p>18</text:p>
          </table:table-cell>
          <table:table-cell table:formula="of:=AVERAGE(['dados.breast.cancer'.D40:.M40])" office:value-type="float" office:value="0.0266666666666667">
            <text:p>0.0266666666666667</text:p>
          </table:table-cell>
          <table:table-cell table:formula="of:=VAR(['dados.breast.cancer'.D40:.M40])" office:value-type="float" office:value="0.00322222222222223">
            <text:p>0.00322222222222223</text:p>
          </table:table-cell>
          <table:table-cell table:formula="of:=STDEV(['dados.breast.cancer'.D40:.M40])" office:value-type="float" office:value="0.0567646212197547">
            <text:p>0.0567646212197547</text:p>
          </table:table-cell>
          <table:table-cell/>
          <table:table-cell table:formula="of:=AVERAGE(['dados.vehicle'.D40:.M40])" office:value-type="float" office:value="0.116807692307692">
            <text:p>0.116807692307692</text:p>
          </table:table-cell>
          <table:table-cell table:formula="of:=VAR(['dados.vehicle'.D40:.M40])" office:value-type="float" office:value="0.0140421865754438">
            <text:p>0.0140421865754438</text:p>
          </table:table-cell>
          <table:table-cell table:formula="of:=STDEV(['dados.vehicle'.D40:.M40])" office:value-type="float" office:value="0.118499732385537">
            <text:p>0.118499732385537</text:p>
          </table:table-cell>
          <table:table-cell/>
          <table:table-cell table:formula="of:=AVERAGE(['dados.hepatitis'.D40:.M40])" office:value-type="float" office:value="0.0737179487179488">
            <text:p>0.0737179487179488</text:p>
          </table:table-cell>
          <table:table-cell table:formula="of:=VAR(['dados.hepatitis'.D40:.M40])" office:value-type="float" office:value="0.00376442764263278">
            <text:p>0.00376442764263278</text:p>
          </table:table-cell>
          <table:table-cell table:formula="of:=STDEV(['dados.hepatitis'.D40:.M40])" office:value-type="float" office:value="0.061354931689578">
            <text:p>0.061354931689578</text:p>
          </table:table-cell>
          <table:table-cell/>
          <table:table-cell table:formula="of:=AVERAGE(['dados.glass'.D40:.M40])" office:value-type="float" office:value="0.412573099415205">
            <text:p>0.412573099415205</text:p>
          </table:table-cell>
          <table:table-cell table:formula="of:=VAR(['dados.glass'.D40:.M40])" office:value-type="float" office:value="0.0466761852649818">
            <text:p>0.0466761852649818</text:p>
          </table:table-cell>
          <table:table-cell table:formula="of:=STDEV(['dados.glass'.D40:.M40])" office:value-type="float" office:value="0.216046720097718">
            <text:p>0.216046720097718</text:p>
          </table:table-cell>
          <table:table-cell/>
          <table:table-cell table:formula="of:=AVERAGE(['dados.yeast'.D40:.M40])" office:value-type="float" office:value="1">
            <text:p>1</text:p>
          </table:table-cell>
          <table:table-cell table:formula="of:=VAR(['dados.yeast'.D40:.M40])" office:value-type="float" office:value="0">
            <text:p>0</text:p>
          </table:table-cell>
          <table:table-cell table:formula="of:=STDEV(['dados.yeast'.D40:.M40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19">
            <text:p>19</text:p>
          </table:table-cell>
          <table:table-cell table:formula="of:=AVERAGE(['dados.breast.cancer'.D41:.M41])" office:value-type="float" office:value="0.0266666666666667">
            <text:p>0.0266666666666667</text:p>
          </table:table-cell>
          <table:table-cell table:formula="of:=VAR(['dados.breast.cancer'.D41:.M41])" office:value-type="float" office:value="0.00322222222222223">
            <text:p>0.00322222222222223</text:p>
          </table:table-cell>
          <table:table-cell table:formula="of:=STDEV(['dados.breast.cancer'.D41:.M41])" office:value-type="float" office:value="0.0567646212197547">
            <text:p>0.0567646212197547</text:p>
          </table:table-cell>
          <table:table-cell/>
          <table:table-cell table:formula="of:=AVERAGE(['dados.vehicle'.D41:.M41])" office:value-type="float" office:value="0.1215">
            <text:p>0.1215</text:p>
          </table:table-cell>
          <table:table-cell table:formula="of:=VAR(['dados.vehicle'.D41:.M41])" office:value-type="float" office:value="0.013893284537311">
            <text:p>0.013893284537311</text:p>
          </table:table-cell>
          <table:table-cell table:formula="of:=STDEV(['dados.vehicle'.D41:.M41])" office:value-type="float" office:value="0.117869777879281">
            <text:p>0.117869777879281</text:p>
          </table:table-cell>
          <table:table-cell/>
          <table:table-cell table:formula="of:=AVERAGE(['dados.hepatitis'.D41:.M41])" office:value-type="float" office:value="0.0820512820512821">
            <text:p>0.0820512820512821</text:p>
          </table:table-cell>
          <table:table-cell table:formula="of:=VAR(['dados.hepatitis'.D41:.M41])" office:value-type="float" office:value="0.0030937248885967">
            <text:p>0.0030937248885967</text:p>
          </table:table-cell>
          <table:table-cell table:formula="of:=STDEV(['dados.hepatitis'.D41:.M41])" office:value-type="float" office:value="0.0556212629180307">
            <text:p>0.0556212629180307</text:p>
          </table:table-cell>
          <table:table-cell/>
          <table:table-cell table:formula="of:=AVERAGE(['dados.glass'.D41:.M41])" office:value-type="float" office:value="0.41374269005848">
            <text:p>0.41374269005848</text:p>
          </table:table-cell>
          <table:table-cell table:formula="of:=VAR(['dados.glass'.D41:.M41])" office:value-type="float" office:value="0.048855013318438">
            <text:p>0.048855013318438</text:p>
          </table:table-cell>
          <table:table-cell table:formula="of:=STDEV(['dados.glass'.D41:.M41])" office:value-type="float" office:value="0.221031702066554">
            <text:p>0.221031702066554</text:p>
          </table:table-cell>
          <table:table-cell/>
          <table:table-cell table:formula="of:=AVERAGE(['dados.yeast'.D41:.M41])" office:value-type="float" office:value="1">
            <text:p>1</text:p>
          </table:table-cell>
          <table:table-cell table:formula="of:=VAR(['dados.yeast'.D41:.M41])" office:value-type="float" office:value="0">
            <text:p>0</text:p>
          </table:table-cell>
          <table:table-cell table:formula="of:=STDEV(['dados.yeast'.D41:.M41])" office:value-type="float" office:value="0">
            <text:p>0</text:p>
          </table:table-cell>
        </table:table-row>
        <table:table-row table:style-name="ro1">
          <table:covered-table-cell/>
          <table:table-cell office:value-type="float" office:value="20">
            <text:p>20</text:p>
          </table:table-cell>
          <table:table-cell table:formula="of:=AVERAGE(['dados.breast.cancer'.D42:.M42])" office:value-type="float" office:value="0.0266666666666667">
            <text:p>0.0266666666666667</text:p>
          </table:table-cell>
          <table:table-cell table:formula="of:=VAR(['dados.breast.cancer'.D42:.M42])" office:value-type="float" office:value="0.00322222222222223">
            <text:p>0.00322222222222223</text:p>
          </table:table-cell>
          <table:table-cell table:formula="of:=STDEV(['dados.breast.cancer'.D42:.M42])" office:value-type="float" office:value="0.0567646212197547">
            <text:p>0.0567646212197547</text:p>
          </table:table-cell>
          <table:table-cell/>
          <table:table-cell table:formula="of:=AVERAGE(['dados.vehicle'.D42:.M42])" office:value-type="float" office:value="0.126038461538462">
            <text:p>0.126038461538462</text:p>
          </table:table-cell>
          <table:table-cell table:formula="of:=VAR(['dados.vehicle'.D42:.M42])" office:value-type="float" office:value="0.0172319301651874">
            <text:p>0.0172319301651874</text:p>
          </table:table-cell>
          <table:table-cell table:formula="of:=STDEV(['dados.vehicle'.D42:.M42])" office:value-type="float" office:value="0.131270446655702">
            <text:p>0.131270446655702</text:p>
          </table:table-cell>
          <table:table-cell/>
          <table:table-cell table:formula="of:=AVERAGE(['dados.hepatitis'.D42:.M42])" office:value-type="float" office:value="0.0737179487179488">
            <text:p>0.0737179487179488</text:p>
          </table:table-cell>
          <table:table-cell table:formula="of:=VAR(['dados.hepatitis'.D42:.M42])" office:value-type="float" office:value="0.00376442764263278">
            <text:p>0.00376442764263278</text:p>
          </table:table-cell>
          <table:table-cell table:formula="of:=STDEV(['dados.hepatitis'.D42:.M42])" office:value-type="float" office:value="0.061354931689578">
            <text:p>0.061354931689578</text:p>
          </table:table-cell>
          <table:table-cell/>
          <table:table-cell table:formula="of:=AVERAGE(['dados.glass'.D42:.M42])" office:value-type="float" office:value="0.419883040935672">
            <text:p>0.419883040935672</text:p>
          </table:table-cell>
          <table:table-cell table:formula="of:=VAR(['dados.glass'.D42:.M42])" office:value-type="float" office:value="0.0545717770710076">
            <text:p>0.0545717770710076</text:p>
          </table:table-cell>
          <table:table-cell table:formula="of:=STDEV(['dados.glass'.D42:.M42])" office:value-type="float" office:value="0.233606029611839">
            <text:p>0.233606029611839</text:p>
          </table:table-cell>
          <table:table-cell/>
          <table:table-cell table:formula="of:=AVERAGE(['dados.yeast'.D42:.M42])" office:value-type="float" office:value="1">
            <text:p>1</text:p>
          </table:table-cell>
          <table:table-cell table:formula="of:=VAR(['dados.yeast'.D42:.M42])" office:value-type="float" office:value="0">
            <text:p>0</text:p>
          </table:table-cell>
          <table:table-cell table:formula="of:=STDEV(['dados.yeast'.D42:.M42])" office:value-type="float" office:value="0">
            <text:p>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table:number-columns-spanned="1" table:number-rows-spanned="20">
            <text:p>Logistic</text:p>
          </table:table-cell>
          <table:table-cell office:value-type="float" office:value="1">
            <text:p>1</text:p>
          </table:table-cell>
          <table:table-cell table:formula="of:=AVERAGE(['dados.breast.cancer'.D44:.M44])" office:value-type="float" office:value="0.633978174603175">
            <text:p>0.633978174603175</text:p>
          </table:table-cell>
          <table:table-cell table:formula="of:=VAR(['dados.breast.cancer'.D44:.M44])" office:value-type="float" office:value="0.0120150464056507">
            <text:p>0.0120150464056507</text:p>
          </table:table-cell>
          <table:table-cell table:formula="of:=STDEV(['dados.breast.cancer'.D44:.M44])" office:value-type="float" office:value="0.109613167118055">
            <text:p>0.109613167118055</text:p>
          </table:table-cell>
          <table:table-cell/>
          <table:table-cell table:formula="of:=AVERAGE(['dados.vehicle'.D44:.M44])" office:value-type="float" office:value="0.989401189271255">
            <text:p>0.989401189271255</text:p>
          </table:table-cell>
          <table:table-cell table:formula="of:=VAR(['dados.vehicle'.D44:.M44])" office:value-type="float" office:value="0.0000479049887021449">
            <text:p>0.0000479049887021449</text:p>
          </table:table-cell>
          <table:table-cell table:formula="of:=STDEV(['dados.vehicle'.D44:.M44])" office:value-type="float" office:value="0.00692134298399847">
            <text:p>0.00692134298399847</text:p>
          </table:table-cell>
          <table:table-cell/>
          <table:table-cell table:formula="of:=AVERAGE(['dados.hepatitis'.D44:.M44])" office:value-type="float" office:value="0.744925213675214">
            <text:p>0.744925213675214</text:p>
          </table:table-cell>
          <table:table-cell table:formula="of:=VAR(['dados.hepatitis'.D44:.M44])" office:value-type="float" office:value="0.0365632970968174">
            <text:p>0.0365632970968174</text:p>
          </table:table-cell>
          <table:table-cell table:formula="of:=STDEV(['dados.hepatitis'.D44:.M44])" office:value-type="float" office:value="0.191215316062332">
            <text:p>0.191215316062332</text:p>
          </table:table-cell>
          <table:table-cell/>
          <table:table-cell table:formula="of:=AVERAGE(['dados.glass'.D44:.M44])" office:value-type="float" office:value="0.927777777777778">
            <text:p>0.927777777777778</text:p>
          </table:table-cell>
          <table:table-cell table:formula="of:=VAR(['dados.glass'.D44:.M44])" office:value-type="float" office:value="0.0165141981008402">
            <text:p>0.0165141981008402</text:p>
          </table:table-cell>
          <table:table-cell table:formula="of:=STDEV(['dados.glass'.D44:.M44])" office:value-type="float" office:value="0.128507579935349">
            <text:p>0.128507579935349</text:p>
          </table:table-cell>
          <table:table-cell/>
          <table:table-cell table:formula="of:=AVERAGE(['dados.yeast'.D44:.M44])" office:value-type="float" office:value="0.885800185013876">
            <text:p>0.885800185013876</text:p>
          </table:table-cell>
          <table:table-cell table:formula="of:=VAR(['dados.yeast'.D44:.M44])" office:value-type="float" office:value="0.0270019755541692">
            <text:p>0.0270019755541692</text:p>
          </table:table-cell>
          <table:table-cell table:formula="of:=STDEV(['dados.yeast'.D44:.M44])" office:value-type="float" office:value="0.164322778561492">
            <text:p>0.164322778561492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formula="of:=AVERAGE(['dados.breast.cancer'.D45:.M45])" office:value-type="float" office:value="0.629484126984127">
            <text:p>0.629484126984127</text:p>
          </table:table-cell>
          <table:table-cell table:formula="of:=VAR(['dados.breast.cancer'.D45:.M45])" office:value-type="float" office:value="0.0137511915259931">
            <text:p>0.0137511915259931</text:p>
          </table:table-cell>
          <table:table-cell table:formula="of:=STDEV(['dados.breast.cancer'.D45:.M45])" office:value-type="float" office:value="0.117265474569428">
            <text:p>0.117265474569428</text:p>
          </table:table-cell>
          <table:table-cell/>
          <table:table-cell table:formula="of:=AVERAGE(['dados.vehicle'.D45:.M45])" office:value-type="float" office:value="0.991113297064778">
            <text:p>0.991113297064778</text:p>
          </table:table-cell>
          <table:table-cell table:formula="of:=VAR(['dados.vehicle'.D45:.M45])" office:value-type="float" office:value="0.0000359155509005115">
            <text:p>0.0000359155509005115</text:p>
          </table:table-cell>
          <table:table-cell table:formula="of:=STDEV(['dados.vehicle'.D45:.M45])" office:value-type="float" office:value="0.00599295844308231">
            <text:p>0.00599295844308231</text:p>
          </table:table-cell>
          <table:table-cell/>
          <table:table-cell table:formula="of:=AVERAGE(['dados.hepatitis'.D45:.M45])" office:value-type="float" office:value="0.782211538461538">
            <text:p>0.782211538461538</text:p>
          </table:table-cell>
          <table:table-cell table:formula="of:=VAR(['dados.hepatitis'.D45:.M45])" office:value-type="float" office:value="0.0296717895197686">
            <text:p>0.0296717895197686</text:p>
          </table:table-cell>
          <table:table-cell table:formula="of:=STDEV(['dados.hepatitis'.D45:.M45])" office:value-type="float" office:value="0.172255013046844">
            <text:p>0.172255013046844</text:p>
          </table:table-cell>
          <table:table-cell/>
          <table:table-cell table:formula="of:=AVERAGE(['dados.glass'.D45:.M45])" office:value-type="float" office:value="0.926023391812866">
            <text:p>0.926023391812866</text:p>
          </table:table-cell>
          <table:table-cell table:formula="of:=VAR(['dados.glass'.D45:.M45])" office:value-type="float" office:value="0.0188624990025421">
            <text:p>0.0188624990025421</text:p>
          </table:table-cell>
          <table:table-cell table:formula="of:=STDEV(['dados.glass'.D45:.M45])" office:value-type="float" office:value="0.13734081331688">
            <text:p>0.13734081331688</text:p>
          </table:table-cell>
          <table:table-cell/>
          <table:table-cell table:formula="of:=AVERAGE(['dados.yeast'.D45:.M45])" office:value-type="float" office:value="0.867414431082331">
            <text:p>0.867414431082331</text:p>
          </table:table-cell>
          <table:table-cell table:formula="of:=VAR(['dados.yeast'.D45:.M45])" office:value-type="float" office:value="0.0316355026253087">
            <text:p>0.0316355026253087</text:p>
          </table:table-cell>
          <table:table-cell table:formula="of:=STDEV(['dados.yeast'.D45:.M45])" office:value-type="float" office:value="0.177863719249623">
            <text:p>0.177863719249623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formula="of:=AVERAGE(['dados.breast.cancer'.D46:.M46])" office:value-type="float" office:value="0.649196428571429">
            <text:p>0.649196428571429</text:p>
          </table:table-cell>
          <table:table-cell table:formula="of:=VAR(['dados.breast.cancer'.D46:.M46])" office:value-type="float" office:value="0.0143559514405042">
            <text:p>0.0143559514405042</text:p>
          </table:table-cell>
          <table:table-cell table:formula="of:=STDEV(['dados.breast.cancer'.D46:.M46])" office:value-type="float" office:value="0.11981632376477">
            <text:p>0.11981632376477</text:p>
          </table:table-cell>
          <table:table-cell/>
          <table:table-cell table:formula="of:=AVERAGE(['dados.vehicle'.D46:.M46])" office:value-type="float" office:value="0.991329516700405">
            <text:p>0.991329516700405</text:p>
          </table:table-cell>
          <table:table-cell table:formula="of:=VAR(['dados.vehicle'.D46:.M46])" office:value-type="float" office:value="0.0000331816132079158">
            <text:p>0.0000331816132079158</text:p>
          </table:table-cell>
          <table:table-cell table:formula="of:=STDEV(['dados.vehicle'.D46:.M46])" office:value-type="float" office:value="0.00576034835820854">
            <text:p>0.00576034835820854</text:p>
          </table:table-cell>
          <table:table-cell/>
          <table:table-cell table:formula="of:=AVERAGE(['dados.hepatitis'.D46:.M46])" office:value-type="float" office:value="0.799198717948718">
            <text:p>0.799198717948718</text:p>
          </table:table-cell>
          <table:table-cell table:formula="of:=VAR(['dados.hepatitis'.D46:.M46])" office:value-type="float" office:value="0.0227816516556278">
            <text:p>0.0227816516556278</text:p>
          </table:table-cell>
          <table:table-cell table:formula="of:=STDEV(['dados.hepatitis'.D46:.M46])" office:value-type="float" office:value="0.150935919037278">
            <text:p>0.150935919037278</text:p>
          </table:table-cell>
          <table:table-cell/>
          <table:table-cell table:formula="of:=AVERAGE(['dados.glass'.D46:.M46])" office:value-type="float" office:value="0.931286549707602">
            <text:p>0.931286549707602</text:p>
          </table:table-cell>
          <table:table-cell table:formula="of:=VAR(['dados.glass'.D46:.M46])" office:value-type="float" office:value="0.0185683914138823">
            <text:p>0.0185683914138823</text:p>
          </table:table-cell>
          <table:table-cell table:formula="of:=STDEV(['dados.glass'.D46:.M46])" office:value-type="float" office:value="0.136265884996511">
            <text:p>0.136265884996511</text:p>
          </table:table-cell>
          <table:table-cell/>
          <table:table-cell table:formula="of:=AVERAGE(['dados.yeast'.D46:.M46])" office:value-type="float" office:value="0.866651248843663">
            <text:p>0.866651248843663</text:p>
          </table:table-cell>
          <table:table-cell table:formula="of:=VAR(['dados.yeast'.D46:.M46])" office:value-type="float" office:value="0.0490927540605735">
            <text:p>0.0490927540605735</text:p>
          </table:table-cell>
          <table:table-cell table:formula="of:=STDEV(['dados.yeast'.D46:.M46])" office:value-type="float" office:value="0.221568847224905">
            <text:p>0.221568847224905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formula="of:=AVERAGE(['dados.breast.cancer'.D47:.M47])" office:value-type="float" office:value="0.659821428571429">
            <text:p>0.659821428571429</text:p>
          </table:table-cell>
          <table:table-cell table:formula="of:=VAR(['dados.breast.cancer'.D47:.M47])" office:value-type="float" office:value="0.0155244070364771">
            <text:p>0.0155244070364771</text:p>
          </table:table-cell>
          <table:table-cell table:formula="of:=STDEV(['dados.breast.cancer'.D47:.M47])" office:value-type="float" office:value="0.124596978440398">
            <text:p>0.124596978440398</text:p>
          </table:table-cell>
          <table:table-cell/>
          <table:table-cell table:formula="of:=AVERAGE(['dados.vehicle'.D47:.M47])" office:value-type="float" office:value="0.992658211032389">
            <text:p>0.992658211032389</text:p>
          </table:table-cell>
          <table:table-cell table:formula="of:=VAR(['dados.vehicle'.D47:.M47])" office:value-type="float" office:value="0.0000324470920688449">
            <text:p>0.0000324470920688449</text:p>
          </table:table-cell>
          <table:table-cell table:formula="of:=STDEV(['dados.vehicle'.D47:.M47])" office:value-type="float" office:value="0.00569623490288497">
            <text:p>0.00569623490288497</text:p>
          </table:table-cell>
          <table:table-cell/>
          <table:table-cell table:formula="of:=AVERAGE(['dados.hepatitis'.D47:.M47])" office:value-type="float" office:value="0.804754273504273">
            <text:p>0.804754273504273</text:p>
          </table:table-cell>
          <table:table-cell table:formula="of:=VAR(['dados.hepatitis'.D47:.M47])" office:value-type="float" office:value="0.0204016993825131">
            <text:p>0.0204016993825131</text:p>
          </table:table-cell>
          <table:table-cell table:formula="of:=STDEV(['dados.hepatitis'.D47:.M47])" office:value-type="float" office:value="0.14283451747569">
            <text:p>0.14283451747569</text:p>
          </table:table-cell>
          <table:table-cell/>
          <table:table-cell table:formula="of:=AVERAGE(['dados.glass'.D47:.M47])" office:value-type="float" office:value="0.935087719298246">
            <text:p>0.935087719298246</text:p>
          </table:table-cell>
          <table:table-cell table:formula="of:=VAR(['dados.glass'.D47:.M47])" office:value-type="float" office:value="0.0141168687125848">
            <text:p>0.0141168687125848</text:p>
          </table:table-cell>
          <table:table-cell table:formula="of:=STDEV(['dados.glass'.D47:.M47])" office:value-type="float" office:value="0.118814429732187">
            <text:p>0.118814429732187</text:p>
          </table:table-cell>
          <table:table-cell/>
          <table:table-cell table:formula="of:=AVERAGE(['dados.yeast'.D47:.M47])" office:value-type="float" office:value="0.854972247918594">
            <text:p>0.854972247918594</text:p>
          </table:table-cell>
          <table:table-cell table:formula="of:=VAR(['dados.yeast'.D47:.M47])" office:value-type="float" office:value="0.0535491164156409">
            <text:p>0.0535491164156409</text:p>
          </table:table-cell>
          <table:table-cell table:formula="of:=STDEV(['dados.yeast'.D47:.M47])" office:value-type="float" office:value="0.231406820158009">
            <text:p>0.231406820158009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table:formula="of:=AVERAGE(['dados.breast.cancer'.D48:.M48])" office:value-type="float" office:value="0.654890873015873">
            <text:p>0.654890873015873</text:p>
          </table:table-cell>
          <table:table-cell table:formula="of:=VAR(['dados.breast.cancer'.D48:.M48])" office:value-type="float" office:value="0.0170172352441491">
            <text:p>0.0170172352441491</text:p>
          </table:table-cell>
          <table:table-cell table:formula="of:=STDEV(['dados.breast.cancer'.D48:.M48])" office:value-type="float" office:value="0.130450125504536">
            <text:p>0.130450125504536</text:p>
          </table:table-cell>
          <table:table-cell/>
          <table:table-cell table:formula="of:=AVERAGE(['dados.vehicle'.D48:.M48])" office:value-type="float" office:value="0.992722102732794">
            <text:p>0.992722102732794</text:p>
          </table:table-cell>
          <table:table-cell table:formula="of:=VAR(['dados.vehicle'.D48:.M48])" office:value-type="float" office:value="0.0000220861342536505">
            <text:p>0.0000220861342536505</text:p>
          </table:table-cell>
          <table:table-cell table:formula="of:=STDEV(['dados.vehicle'.D48:.M48])" office:value-type="float" office:value="0.00469958873239463">
            <text:p>0.00469958873239463</text:p>
          </table:table-cell>
          <table:table-cell/>
          <table:table-cell table:formula="of:=AVERAGE(['dados.hepatitis'.D48:.M48])" office:value-type="float" office:value="0.777938034188034">
            <text:p>0.777938034188034</text:p>
          </table:table-cell>
          <table:table-cell table:formula="of:=VAR(['dados.hepatitis'.D48:.M48])" office:value-type="float" office:value="0.0374180233165721">
            <text:p>0.0374180233165721</text:p>
          </table:table-cell>
          <table:table-cell table:formula="of:=STDEV(['dados.hepatitis'.D48:.M48])" office:value-type="float" office:value="0.193437388621156">
            <text:p>0.193437388621156</text:p>
          </table:table-cell>
          <table:table-cell/>
          <table:table-cell table:formula="of:=AVERAGE(['dados.glass'.D48:.M48])" office:value-type="float" office:value="0.945808966861598">
            <text:p>0.945808966861598</text:p>
          </table:table-cell>
          <table:table-cell table:formula="of:=VAR(['dados.glass'.D48:.M48])" office:value-type="float" office:value="0.0123054007120899">
            <text:p>0.0123054007120899</text:p>
          </table:table-cell>
          <table:table-cell table:formula="of:=STDEV(['dados.glass'.D48:.M48])" office:value-type="float" office:value="0.11092971068244">
            <text:p>0.11092971068244</text:p>
          </table:table-cell>
          <table:table-cell/>
          <table:table-cell table:formula="of:=AVERAGE(['dados.yeast'.D48:.M48])" office:value-type="float" office:value="0.847432932469935">
            <text:p>0.847432932469935</text:p>
          </table:table-cell>
          <table:table-cell table:formula="of:=VAR(['dados.yeast'.D48:.M48])" office:value-type="float" office:value="0.0607648477486413">
            <text:p>0.0607648477486413</text:p>
          </table:table-cell>
          <table:table-cell table:formula="of:=STDEV(['dados.yeast'.D48:.M48])" office:value-type="float" office:value="0.246505269210703">
            <text:p>0.246505269210703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table:formula="of:=AVERAGE(['dados.breast.cancer'.D49:.M49])" office:value-type="float" office:value="0.663382936507937">
            <text:p>0.663382936507937</text:p>
          </table:table-cell>
          <table:table-cell table:formula="of:=VAR(['dados.breast.cancer'.D49:.M49])" office:value-type="float" office:value="0.0194156349075124">
            <text:p>0.0194156349075124</text:p>
          </table:table-cell>
          <table:table-cell table:formula="of:=STDEV(['dados.breast.cancer'.D49:.M49])" office:value-type="float" office:value="0.139339997515115">
            <text:p>0.139339997515115</text:p>
          </table:table-cell>
          <table:table-cell/>
          <table:table-cell table:formula="of:=AVERAGE(['dados.vehicle'.D49:.M49])" office:value-type="float" office:value="0.992330275809716">
            <text:p>0.992330275809716</text:p>
          </table:table-cell>
          <table:table-cell table:formula="of:=VAR(['dados.vehicle'.D49:.M49])" office:value-type="float" office:value="0.0000202443841471369">
            <text:p>0.0000202443841471369</text:p>
          </table:table-cell>
          <table:table-cell table:formula="of:=STDEV(['dados.vehicle'.D49:.M49])" office:value-type="float" office:value="0.00449937597308081">
            <text:p>0.00449937597308081</text:p>
          </table:table-cell>
          <table:table-cell/>
          <table:table-cell table:formula="of:=AVERAGE(['dados.hepatitis'.D49:.M49])" office:value-type="float" office:value="0.812873931623932">
            <text:p>0.812873931623932</text:p>
          </table:table-cell>
          <table:table-cell table:formula="of:=VAR(['dados.hepatitis'.D49:.M49])" office:value-type="float" office:value="0.0174086737577211">
            <text:p>0.0174086737577211</text:p>
          </table:table-cell>
          <table:table-cell table:formula="of:=STDEV(['dados.hepatitis'.D49:.M49])" office:value-type="float" office:value="0.131941933280217">
            <text:p>0.131941933280217</text:p>
          </table:table-cell>
          <table:table-cell/>
          <table:table-cell table:formula="of:=AVERAGE(['dados.glass'.D49:.M49])" office:value-type="float" office:value="0.936939571150097">
            <text:p>0.936939571150097</text:p>
          </table:table-cell>
          <table:table-cell table:formula="of:=VAR(['dados.glass'.D49:.M49])" office:value-type="float" office:value="0.0113522426020289">
            <text:p>0.0113522426020289</text:p>
          </table:table-cell>
          <table:table-cell table:formula="of:=STDEV(['dados.glass'.D49:.M49])" office:value-type="float" office:value="0.106546903296289">
            <text:p>0.106546903296289</text:p>
          </table:table-cell>
          <table:table-cell/>
          <table:table-cell table:formula="of:=AVERAGE(['dados.yeast'.D49:.M49])" office:value-type="float" office:value="0.81972710453284">
            <text:p>0.81972710453284</text:p>
          </table:table-cell>
          <table:table-cell table:formula="of:=VAR(['dados.yeast'.D49:.M49])" office:value-type="float" office:value="0.0726668936552449">
            <text:p>0.0726668936552449</text:p>
          </table:table-cell>
          <table:table-cell table:formula="of:=STDEV(['dados.yeast'.D49:.M49])" office:value-type="float" office:value="0.269567975945298">
            <text:p>0.269567975945298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table:formula="of:=AVERAGE(['dados.breast.cancer'.D50:.M50])" office:value-type="float" office:value="0.660823412698413">
            <text:p>0.660823412698413</text:p>
          </table:table-cell>
          <table:table-cell table:formula="of:=VAR(['dados.breast.cancer'.D50:.M50])" office:value-type="float" office:value="0.0179832491960261">
            <text:p>0.0179832491960261</text:p>
          </table:table-cell>
          <table:table-cell table:formula="of:=STDEV(['dados.breast.cancer'.D50:.M50])" office:value-type="float" office:value="0.134101637559077">
            <text:p>0.134101637559077</text:p>
          </table:table-cell>
          <table:table-cell/>
          <table:table-cell table:formula="of:=AVERAGE(['dados.vehicle'.D50:.M50])" office:value-type="float" office:value="0.992484121963563">
            <text:p>0.992484121963563</text:p>
          </table:table-cell>
          <table:table-cell table:formula="of:=VAR(['dados.vehicle'.D50:.M50])" office:value-type="float" office:value="0.0000204692084409056">
            <text:p>0.0000204692084409056</text:p>
          </table:table-cell>
          <table:table-cell table:formula="of:=STDEV(['dados.vehicle'.D50:.M50])" office:value-type="float" office:value="0.00452429093238991">
            <text:p>0.00452429093238991</text:p>
          </table:table-cell>
          <table:table-cell/>
          <table:table-cell table:formula="of:=AVERAGE(['dados.hepatitis'.D50:.M50])" office:value-type="float" office:value="0.80133547008547">
            <text:p>0.80133547008547</text:p>
          </table:table-cell>
          <table:table-cell table:formula="of:=VAR(['dados.hepatitis'.D50:.M50])" office:value-type="float" office:value="0.0272328381313869">
            <text:p>0.0272328381313869</text:p>
          </table:table-cell>
          <table:table-cell table:formula="of:=STDEV(['dados.hepatitis'.D50:.M50])" office:value-type="float" office:value="0.165023750203984">
            <text:p>0.165023750203984</text:p>
          </table:table-cell>
          <table:table-cell/>
          <table:table-cell table:formula="of:=AVERAGE(['dados.glass'.D50:.M50])" office:value-type="float" office:value="0.944346978557505">
            <text:p>0.944346978557505</text:p>
          </table:table-cell>
          <table:table-cell table:formula="of:=VAR(['dados.glass'.D50:.M50])" office:value-type="float" office:value="0.00922230581869447">
            <text:p>0.00922230581869447</text:p>
          </table:table-cell>
          <table:table-cell table:formula="of:=STDEV(['dados.glass'.D50:.M50])" office:value-type="float" office:value="0.0960328371896534">
            <text:p>0.0960328371896534</text:p>
          </table:table-cell>
          <table:table-cell/>
          <table:table-cell table:formula="of:=AVERAGE(['dados.yeast'.D50:.M50])" office:value-type="float" office:value="0.80781683626272">
            <text:p>0.80781683626272</text:p>
          </table:table-cell>
          <table:table-cell table:formula="of:=VAR(['dados.yeast'.D50:.M50])" office:value-type="float" office:value="0.076400019625277">
            <text:p>0.076400019625277</text:p>
          </table:table-cell>
          <table:table-cell table:formula="of:=STDEV(['dados.yeast'.D50:.M50])" office:value-type="float" office:value="0.276405534722583">
            <text:p>0.276405534722583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table:formula="of:=AVERAGE(['dados.breast.cancer'.D51:.M51])" office:value-type="float" office:value="0.65905753968254">
            <text:p>0.65905753968254</text:p>
          </table:table-cell>
          <table:table-cell table:formula="of:=VAR(['dados.breast.cancer'.D51:.M51])" office:value-type="float" office:value="0.01862701135624">
            <text:p>0.01862701135624</text:p>
          </table:table-cell>
          <table:table-cell table:formula="of:=STDEV(['dados.breast.cancer'.D51:.M51])" office:value-type="float" office:value="0.136480809479721">
            <text:p>0.136480809479721</text:p>
          </table:table-cell>
          <table:table-cell/>
          <table:table-cell table:formula="of:=AVERAGE(['dados.vehicle'.D51:.M51])" office:value-type="float" office:value="0.993259362348178">
            <text:p>0.993259362348178</text:p>
          </table:table-cell>
          <table:table-cell table:formula="of:=VAR(['dados.vehicle'.D51:.M51])" office:value-type="float" office:value="0.0000164081700405998">
            <text:p>0.0000164081700405998</text:p>
          </table:table-cell>
          <table:table-cell table:formula="of:=STDEV(['dados.vehicle'.D51:.M51])" office:value-type="float" office:value="0.00405069994452808">
            <text:p>0.00405069994452808</text:p>
          </table:table-cell>
          <table:table-cell/>
          <table:table-cell table:formula="of:=AVERAGE(['dados.hepatitis'.D51:.M51])" office:value-type="float" office:value="0.794551282051282">
            <text:p>0.794551282051282</text:p>
          </table:table-cell>
          <table:table-cell table:formula="of:=VAR(['dados.hepatitis'.D51:.M51])" office:value-type="float" office:value="0.0274465228569573">
            <text:p>0.0274465228569573</text:p>
          </table:table-cell>
          <table:table-cell table:formula="of:=STDEV(['dados.hepatitis'.D51:.M51])" office:value-type="float" office:value="0.16566992140083">
            <text:p>0.16566992140083</text:p>
          </table:table-cell>
          <table:table-cell/>
          <table:table-cell table:formula="of:=AVERAGE(['dados.glass'.D51:.M51])" office:value-type="float" office:value="0.937037037037037">
            <text:p>0.937037037037037</text:p>
          </table:table-cell>
          <table:table-cell table:formula="of:=VAR(['dados.glass'.D51:.M51])" office:value-type="float" office:value="0.00937276891359629">
            <text:p>0.00937276891359629</text:p>
          </table:table-cell>
          <table:table-cell table:formula="of:=STDEV(['dados.glass'.D51:.M51])" office:value-type="float" office:value="0.0968130616889905">
            <text:p>0.0968130616889905</text:p>
          </table:table-cell>
          <table:table-cell/>
          <table:table-cell table:formula="of:=AVERAGE(['dados.yeast'.D51:.M51])" office:value-type="float" office:value="0.822710453283996">
            <text:p>0.822710453283996</text:p>
          </table:table-cell>
          <table:table-cell table:formula="of:=VAR(['dados.yeast'.D51:.M51])" office:value-type="float" office:value="0.0707961567926516">
            <text:p>0.0707961567926516</text:p>
          </table:table-cell>
          <table:table-cell table:formula="of:=STDEV(['dados.yeast'.D51:.M51])" office:value-type="float" office:value="0.266075471986148">
            <text:p>0.266075471986148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table:formula="of:=AVERAGE(['dados.breast.cancer'.D52:.M52])" office:value-type="float" office:value="0.656974206349206">
            <text:p>0.656974206349206</text:p>
          </table:table-cell>
          <table:table-cell table:formula="of:=VAR(['dados.breast.cancer'.D52:.M52])" office:value-type="float" office:value="0.0189930184843999">
            <text:p>0.0189930184843999</text:p>
          </table:table-cell>
          <table:table-cell table:formula="of:=STDEV(['dados.breast.cancer'.D52:.M52])" office:value-type="float" office:value="0.137815160575315">
            <text:p>0.137815160575315</text:p>
          </table:table-cell>
          <table:table-cell/>
          <table:table-cell table:formula="of:=AVERAGE(['dados.vehicle'.D52:.M52])" office:value-type="float" office:value="0.99318288208502">
            <text:p>0.99318288208502</text:p>
          </table:table-cell>
          <table:table-cell table:formula="of:=VAR(['dados.vehicle'.D52:.M52])" office:value-type="float" office:value="0.0000169396084564548">
            <text:p>0.0000169396084564548</text:p>
          </table:table-cell>
          <table:table-cell table:formula="of:=STDEV(['dados.vehicle'.D52:.M52])" office:value-type="float" office:value="0.00411577555953368">
            <text:p>0.00411577555953368</text:p>
          </table:table-cell>
          <table:table-cell/>
          <table:table-cell table:formula="of:=AVERAGE(['dados.hepatitis'.D52:.M52])" office:value-type="float" office:value="0.813782051282051">
            <text:p>0.813782051282051</text:p>
          </table:table-cell>
          <table:table-cell table:formula="of:=VAR(['dados.hepatitis'.D52:.M52])" office:value-type="float" office:value="0.0314650449265834">
            <text:p>0.0314650449265834</text:p>
          </table:table-cell>
          <table:table-cell table:formula="of:=STDEV(['dados.hepatitis'.D52:.M52])" office:value-type="float" office:value="0.177383891395423">
            <text:p>0.177383891395423</text:p>
          </table:table-cell>
          <table:table-cell/>
          <table:table-cell table:formula="of:=AVERAGE(['dados.glass'.D52:.M52])" office:value-type="float" office:value="0.93869395711501">
            <text:p>0.93869395711501</text:p>
          </table:table-cell>
          <table:table-cell table:formula="of:=VAR(['dados.glass'.D52:.M52])" office:value-type="float" office:value="0.00801374570882">
            <text:p>0.00801374570882</text:p>
          </table:table-cell>
          <table:table-cell table:formula="of:=STDEV(['dados.glass'.D52:.M52])" office:value-type="float" office:value="0.0895195269693713">
            <text:p>0.0895195269693713</text:p>
          </table:table-cell>
          <table:table-cell/>
          <table:table-cell table:formula="of:=AVERAGE(['dados.yeast'.D52:.M52])" office:value-type="float" office:value="0.816234967622572">
            <text:p>0.816234967622572</text:p>
          </table:table-cell>
          <table:table-cell table:formula="of:=VAR(['dados.yeast'.D52:.M52])" office:value-type="float" office:value="0.071166008639876">
            <text:p>0.071166008639876</text:p>
          </table:table-cell>
          <table:table-cell table:formula="of:=STDEV(['dados.yeast'.D52:.M52])" office:value-type="float" office:value="0.266769579674812">
            <text:p>0.266769579674812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table:formula="of:=AVERAGE(['dados.breast.cancer'.D53:.M53])" office:value-type="float" office:value="0.656994047619048">
            <text:p>0.656994047619048</text:p>
          </table:table-cell>
          <table:table-cell table:formula="of:=VAR(['dados.breast.cancer'.D53:.M53])" office:value-type="float" office:value="0.0194735879498404">
            <text:p>0.0194735879498404</text:p>
          </table:table-cell>
          <table:table-cell table:formula="of:=STDEV(['dados.breast.cancer'.D53:.M53])" office:value-type="float" office:value="0.139547798083096">
            <text:p>0.139547798083096</text:p>
          </table:table-cell>
          <table:table-cell/>
          <table:table-cell table:formula="of:=AVERAGE(['dados.vehicle'.D53:.M53])" office:value-type="float" office:value="0.993739056174089">
            <text:p>0.993739056174089</text:p>
          </table:table-cell>
          <table:table-cell table:formula="of:=VAR(['dados.vehicle'.D53:.M53])" office:value-type="float" office:value="0.0000223002601137801">
            <text:p>0.0000223002601137801</text:p>
          </table:table-cell>
          <table:table-cell table:formula="of:=STDEV(['dados.vehicle'.D53:.M53])" office:value-type="float" office:value="0.00472231512224461">
            <text:p>0.00472231512224461</text:p>
          </table:table-cell>
          <table:table-cell/>
          <table:table-cell table:formula="of:=AVERAGE(['dados.hepatitis'.D53:.M53])" office:value-type="float" office:value="0.805876068376069">
            <text:p>0.805876068376069</text:p>
          </table:table-cell>
          <table:table-cell table:formula="of:=VAR(['dados.hepatitis'.D53:.M53])" office:value-type="float" office:value="0.026502118489298">
            <text:p>0.026502118489298</text:p>
          </table:table-cell>
          <table:table-cell table:formula="of:=STDEV(['dados.hepatitis'.D53:.M53])" office:value-type="float" office:value="0.162794712719111">
            <text:p>0.162794712719111</text:p>
          </table:table-cell>
          <table:table-cell/>
          <table:table-cell table:formula="of:=AVERAGE(['dados.glass'.D53:.M53])" office:value-type="float" office:value="0.936939571150097">
            <text:p>0.936939571150097</text:p>
          </table:table-cell>
          <table:table-cell table:formula="of:=VAR(['dados.glass'.D53:.M53])" office:value-type="float" office:value="0.00862627985987883">
            <text:p>0.00862627985987883</text:p>
          </table:table-cell>
          <table:table-cell table:formula="of:=STDEV(['dados.glass'.D53:.M53])" office:value-type="float" office:value="0.092877768383391">
            <text:p>0.092877768383391</text:p>
          </table:table-cell>
          <table:table-cell/>
          <table:table-cell table:formula="of:=AVERAGE(['dados.yeast'.D53:.M53])" office:value-type="float" office:value="0.810846438482886">
            <text:p>0.810846438482886</text:p>
          </table:table-cell>
          <table:table-cell table:formula="of:=VAR(['dados.yeast'.D53:.M53])" office:value-type="float" office:value="0.0799381253477092">
            <text:p>0.0799381253477092</text:p>
          </table:table-cell>
          <table:table-cell table:formula="of:=STDEV(['dados.yeast'.D53:.M53])" office:value-type="float" office:value="0.282733311351367">
            <text:p>0.282733311351367</text:p>
          </table:table-cell>
        </table:table-row>
        <table:table-row table:style-name="ro1">
          <table:covered-table-cell/>
          <table:table-cell office:value-type="float" office:value="11">
            <text:p>11</text:p>
          </table:table-cell>
          <table:table-cell table:formula="of:=AVERAGE(['dados.breast.cancer'.D54:.M54])" office:value-type="float" office:value="0.653412698412698">
            <text:p>0.653412698412698</text:p>
          </table:table-cell>
          <table:table-cell table:formula="of:=VAR(['dados.breast.cancer'.D54:.M54])" office:value-type="float" office:value="0.0186840050320539">
            <text:p>0.0186840050320539</text:p>
          </table:table-cell>
          <table:table-cell table:formula="of:=STDEV(['dados.breast.cancer'.D54:.M54])" office:value-type="float" office:value="0.136689447405621">
            <text:p>0.136689447405621</text:p>
          </table:table-cell>
          <table:table-cell/>
          <table:table-cell table:formula="of:=AVERAGE(['dados.vehicle'.D54:.M54])" office:value-type="float" office:value="0.993276758603239">
            <text:p>0.993276758603239</text:p>
          </table:table-cell>
          <table:table-cell table:formula="of:=VAR(['dados.vehicle'.D54:.M54])" office:value-type="float" office:value="0.0000229267120782354">
            <text:p>0.0000229267120782354</text:p>
          </table:table-cell>
          <table:table-cell table:formula="of:=STDEV(['dados.vehicle'.D54:.M54])" office:value-type="float" office:value="0.00478818463284734">
            <text:p>0.00478818463284734</text:p>
          </table:table-cell>
          <table:table-cell/>
          <table:table-cell table:formula="of:=AVERAGE(['dados.hepatitis'.D54:.M54])" office:value-type="float" office:value="0.816559829059829">
            <text:p>0.816559829059829</text:p>
          </table:table-cell>
          <table:table-cell table:formula="of:=VAR(['dados.hepatitis'.D54:.M54])" office:value-type="float" office:value="0.0304240631163709">
            <text:p>0.0304240631163709</text:p>
          </table:table-cell>
          <table:table-cell table:formula="of:=STDEV(['dados.hepatitis'.D54:.M54])" office:value-type="float" office:value="0.174424949810429">
            <text:p>0.174424949810429</text:p>
          </table:table-cell>
          <table:table-cell/>
          <table:table-cell table:formula="of:=AVERAGE(['dados.glass'.D54:.M54])" office:value-type="float" office:value="0.940448343079922">
            <text:p>0.940448343079922</text:p>
          </table:table-cell>
          <table:table-cell table:formula="of:=VAR(['dados.glass'.D54:.M54])" office:value-type="float" office:value="0.00845347159683193">
            <text:p>0.00845347159683193</text:p>
          </table:table-cell>
          <table:table-cell table:formula="of:=STDEV(['dados.glass'.D54:.M54])" office:value-type="float" office:value="0.0919427626125729">
            <text:p>0.0919427626125729</text:p>
          </table:table-cell>
          <table:table-cell/>
          <table:table-cell table:formula="of:=AVERAGE(['dados.yeast'.D54:.M54])" office:value-type="float" office:value="0.830018501387604">
            <text:p>0.830018501387604</text:p>
          </table:table-cell>
          <table:table-cell table:formula="of:=VAR(['dados.yeast'.D54:.M54])" office:value-type="float" office:value="0.0761669932316565">
            <text:p>0.0761669932316565</text:p>
          </table:table-cell>
          <table:table-cell table:formula="of:=STDEV(['dados.yeast'.D54:.M54])" office:value-type="float" office:value="0.27598368290835">
            <text:p>0.27598368290835</text:p>
          </table:table-cell>
        </table:table-row>
        <table:table-row table:style-name="ro1">
          <table:covered-table-cell/>
          <table:table-cell office:value-type="float" office:value="12">
            <text:p>12</text:p>
          </table:table-cell>
          <table:table-cell table:formula="of:=AVERAGE(['dados.breast.cancer'.D55:.M55])" office:value-type="float" office:value="0.650545634920635">
            <text:p>0.650545634920635</text:p>
          </table:table-cell>
          <table:table-cell table:formula="of:=VAR(['dados.breast.cancer'.D55:.M55])" office:value-type="float" office:value="0.0195779514545016">
            <text:p>0.0195779514545016</text:p>
          </table:table-cell>
          <table:table-cell table:formula="of:=STDEV(['dados.breast.cancer'.D55:.M55])" office:value-type="float" office:value="0.139921233036668">
            <text:p>0.139921233036668</text:p>
          </table:table-cell>
          <table:table-cell/>
          <table:table-cell table:formula="of:=AVERAGE(['dados.vehicle'.D55:.M55])" office:value-type="float" office:value="0.993351277834008">
            <text:p>0.993351277834008</text:p>
          </table:table-cell>
          <table:table-cell table:formula="of:=VAR(['dados.vehicle'.D55:.M55])" office:value-type="float" office:value="0.0000194073300548515">
            <text:p>0.0000194073300548515</text:p>
          </table:table-cell>
          <table:table-cell table:formula="of:=STDEV(['dados.vehicle'.D55:.M55])" office:value-type="float" office:value="0.00440537513213705">
            <text:p>0.00440537513213705</text:p>
          </table:table-cell>
          <table:table-cell/>
          <table:table-cell table:formula="of:=AVERAGE(['dados.hepatitis'.D55:.M55])" office:value-type="float" office:value="0.810042735042735">
            <text:p>0.810042735042735</text:p>
          </table:table-cell>
          <table:table-cell table:formula="of:=VAR(['dados.hepatitis'.D55:.M55])" office:value-type="float" office:value="0.0266834786243618">
            <text:p>0.0266834786243618</text:p>
          </table:table-cell>
          <table:table-cell table:formula="of:=STDEV(['dados.hepatitis'.D55:.M55])" office:value-type="float" office:value="0.16335078397229">
            <text:p>0.16335078397229</text:p>
          </table:table-cell>
          <table:table-cell/>
          <table:table-cell table:formula="of:=AVERAGE(['dados.glass'.D55:.M55])" office:value-type="float" office:value="0.935282651072125">
            <text:p>0.935282651072125</text:p>
          </table:table-cell>
          <table:table-cell table:formula="of:=VAR(['dados.glass'.D55:.M55])" office:value-type="float" office:value="0.00855812551377001">
            <text:p>0.00855812551377001</text:p>
          </table:table-cell>
          <table:table-cell table:formula="of:=STDEV(['dados.glass'.D55:.M55])" office:value-type="float" office:value="0.0925101373567784">
            <text:p>0.0925101373567784</text:p>
          </table:table-cell>
          <table:table-cell/>
          <table:table-cell table:formula="of:=AVERAGE(['dados.yeast'.D55:.M55])" office:value-type="float" office:value="0.807631822386679">
            <text:p>0.807631822386679</text:p>
          </table:table-cell>
          <table:table-cell table:formula="of:=VAR(['dados.yeast'.D55:.M55])" office:value-type="float" office:value="0.0849198857968618">
            <text:p>0.0849198857968618</text:p>
          </table:table-cell>
          <table:table-cell table:formula="of:=STDEV(['dados.yeast'.D55:.M55])" office:value-type="float" office:value="0.291410167627799">
            <text:p>0.291410167627799</text:p>
          </table:table-cell>
        </table:table-row>
        <table:table-row table:style-name="ro1">
          <table:covered-table-cell/>
          <table:table-cell office:value-type="float" office:value="13">
            <text:p>13</text:p>
          </table:table-cell>
          <table:table-cell table:formula="of:=AVERAGE(['dados.breast.cancer'.D56:.M56])" office:value-type="float" office:value="0.653452380952381">
            <text:p>0.653452380952381</text:p>
          </table:table-cell>
          <table:table-cell table:formula="of:=VAR(['dados.breast.cancer'.D56:.M56])" office:value-type="float" office:value="0.0186250468037009">
            <text:p>0.0186250468037009</text:p>
          </table:table-cell>
          <table:table-cell table:formula="of:=STDEV(['dados.breast.cancer'.D56:.M56])" office:value-type="float" office:value="0.136473612114947">
            <text:p>0.136473612114947</text:p>
          </table:table-cell>
          <table:table-cell/>
          <table:table-cell table:formula="of:=AVERAGE(['dados.vehicle'.D56:.M56])" office:value-type="float" office:value="0.992877593623482">
            <text:p>0.992877593623482</text:p>
          </table:table-cell>
          <table:table-cell table:formula="of:=VAR(['dados.vehicle'.D56:.M56])" office:value-type="float" office:value="0.0000220720964155967">
            <text:p>0.0000220720964155967</text:p>
          </table:table-cell>
          <table:table-cell table:formula="of:=STDEV(['dados.vehicle'.D56:.M56])" office:value-type="float" office:value="0.00469809497728566">
            <text:p>0.00469809497728566</text:p>
          </table:table-cell>
          <table:table-cell/>
          <table:table-cell table:formula="of:=AVERAGE(['dados.hepatitis'.D56:.M56])" office:value-type="float" office:value="0.801228632478633">
            <text:p>0.801228632478633</text:p>
          </table:table-cell>
          <table:table-cell table:formula="of:=VAR(['dados.hepatitis'.D56:.M56])" office:value-type="float" office:value="0.0226823474697852">
            <text:p>0.0226823474697852</text:p>
          </table:table-cell>
          <table:table-cell table:formula="of:=STDEV(['dados.hepatitis'.D56:.M56])" office:value-type="float" office:value="0.150606598360713">
            <text:p>0.150606598360713</text:p>
          </table:table-cell>
          <table:table-cell/>
          <table:table-cell table:formula="of:=AVERAGE(['dados.glass'.D56:.M56])" office:value-type="float" office:value="0.936939571150097">
            <text:p>0.936939571150097</text:p>
          </table:table-cell>
          <table:table-cell table:formula="of:=VAR(['dados.glass'.D56:.M56])" office:value-type="float" office:value="0.00879621713297032">
            <text:p>0.00879621713297032</text:p>
          </table:table-cell>
          <table:table-cell table:formula="of:=STDEV(['dados.glass'.D56:.M56])" office:value-type="float" office:value="0.093788150280141">
            <text:p>0.093788150280141</text:p>
          </table:table-cell>
          <table:table-cell/>
          <table:table-cell table:formula="of:=AVERAGE(['dados.yeast'.D56:.M56])" office:value-type="float" office:value="0.822641073080481">
            <text:p>0.822641073080481</text:p>
          </table:table-cell>
          <table:table-cell table:formula="of:=VAR(['dados.yeast'.D56:.M56])" office:value-type="float" office:value="0.0789976880634482">
            <text:p>0.0789976880634482</text:p>
          </table:table-cell>
          <table:table-cell table:formula="of:=STDEV(['dados.yeast'.D56:.M56])" office:value-type="float" office:value="0.281065273670456">
            <text:p>0.281065273670456</text:p>
          </table:table-cell>
        </table:table-row>
        <table:table-row table:style-name="ro1">
          <table:covered-table-cell/>
          <table:table-cell office:value-type="float" office:value="14">
            <text:p>14</text:p>
          </table:table-cell>
          <table:table-cell table:formula="of:=AVERAGE(['dados.breast.cancer'.D57:.M57])" office:value-type="float" office:value="0.650099206349206">
            <text:p>0.650099206349206</text:p>
          </table:table-cell>
          <table:table-cell table:formula="of:=VAR(['dados.breast.cancer'.D57:.M57])" office:value-type="float" office:value="0.0190873234581899">
            <text:p>0.0190873234581899</text:p>
          </table:table-cell>
          <table:table-cell table:formula="of:=STDEV(['dados.breast.cancer'.D57:.M57])" office:value-type="float" office:value="0.138156879880048">
            <text:p>0.138156879880048</text:p>
          </table:table-cell>
          <table:table-cell/>
          <table:table-cell table:formula="of:=AVERAGE(['dados.vehicle'.D57:.M57])" office:value-type="float" office:value="0.993812816295547">
            <text:p>0.993812816295547</text:p>
          </table:table-cell>
          <table:table-cell table:formula="of:=VAR(['dados.vehicle'.D57:.M57])" office:value-type="float" office:value="0.0000194483538575783">
            <text:p>0.0000194483538575783</text:p>
          </table:table-cell>
          <table:table-cell table:formula="of:=STDEV(['dados.vehicle'.D57:.M57])" office:value-type="float" office:value="0.00441002878194444">
            <text:p>0.00441002878194444</text:p>
          </table:table-cell>
          <table:table-cell/>
          <table:table-cell table:formula="of:=AVERAGE(['dados.hepatitis'.D57:.M57])" office:value-type="float" office:value="0.811217948717948">
            <text:p>0.811217948717948</text:p>
          </table:table-cell>
          <table:table-cell table:formula="of:=VAR(['dados.hepatitis'.D57:.M57])" office:value-type="float" office:value="0.0232587524654832">
            <text:p>0.0232587524654832</text:p>
          </table:table-cell>
          <table:table-cell table:formula="of:=STDEV(['dados.hepatitis'.D57:.M57])" office:value-type="float" office:value="0.152508204584157">
            <text:p>0.152508204584157</text:p>
          </table:table-cell>
          <table:table-cell/>
          <table:table-cell table:formula="of:=AVERAGE(['dados.glass'.D57:.M57])" office:value-type="float" office:value="0.936842105263158">
            <text:p>0.936842105263158</text:p>
          </table:table-cell>
          <table:table-cell table:formula="of:=VAR(['dados.glass'.D57:.M57])" office:value-type="float" office:value="0.00780356180080313">
            <text:p>0.00780356180080313</text:p>
          </table:table-cell>
          <table:table-cell table:formula="of:=STDEV(['dados.glass'.D57:.M57])" office:value-type="float" office:value="0.088337771088041">
            <text:p>0.088337771088041</text:p>
          </table:table-cell>
          <table:table-cell/>
          <table:table-cell table:formula="of:=AVERAGE(['dados.yeast'.D57:.M57])" office:value-type="float" office:value="0.803353376503238">
            <text:p>0.803353376503238</text:p>
          </table:table-cell>
          <table:table-cell table:formula="of:=VAR(['dados.yeast'.D57:.M57])" office:value-type="float" office:value="0.0832922221100235">
            <text:p>0.0832922221100235</text:p>
          </table:table-cell>
          <table:table-cell table:formula="of:=STDEV(['dados.yeast'.D57:.M57])" office:value-type="float" office:value="0.288603919082925">
            <text:p>0.288603919082925</text:p>
          </table:table-cell>
        </table:table-row>
        <table:table-row table:style-name="ro1">
          <table:covered-table-cell/>
          <table:table-cell office:value-type="float" office:value="15">
            <text:p>15</text:p>
          </table:table-cell>
          <table:table-cell table:formula="of:=AVERAGE(['dados.breast.cancer'.D58:.M58])" office:value-type="float" office:value="0.656160714285714">
            <text:p>0.656160714285714</text:p>
          </table:table-cell>
          <table:table-cell table:formula="of:=VAR(['dados.breast.cancer'.D58:.M58])" office:value-type="float" office:value="0.0184295268583257">
            <text:p>0.0184295268583257</text:p>
          </table:table-cell>
          <table:table-cell table:formula="of:=STDEV(['dados.breast.cancer'.D58:.M58])" office:value-type="float" office:value="0.135755393477849">
            <text:p>0.135755393477849</text:p>
          </table:table-cell>
          <table:table-cell/>
          <table:table-cell table:formula="of:=AVERAGE(['dados.vehicle'.D58:.M58])" office:value-type="float" office:value="0.993662575910931">
            <text:p>0.993662575910931</text:p>
          </table:table-cell>
          <table:table-cell table:formula="of:=VAR(['dados.vehicle'.D58:.M58])" office:value-type="float" office:value="0.0000179094345184851">
            <text:p>0.0000179094345184851</text:p>
          </table:table-cell>
          <table:table-cell table:formula="of:=STDEV(['dados.vehicle'.D58:.M58])" office:value-type="float" office:value="0.00423195398350279">
            <text:p>0.00423195398350279</text:p>
          </table:table-cell>
          <table:table-cell/>
          <table:table-cell table:formula="of:=AVERAGE(['dados.hepatitis'.D58:.M58])" office:value-type="float" office:value="0.807264957264957">
            <text:p>0.807264957264957</text:p>
          </table:table-cell>
          <table:table-cell table:formula="of:=VAR(['dados.hepatitis'.D58:.M58])" office:value-type="float" office:value="0.0263582098562512">
            <text:p>0.0263582098562512</text:p>
          </table:table-cell>
          <table:table-cell table:formula="of:=STDEV(['dados.hepatitis'.D58:.M58])" office:value-type="float" office:value="0.162352116882569">
            <text:p>0.162352116882569</text:p>
          </table:table-cell>
          <table:table-cell/>
          <table:table-cell table:formula="of:=AVERAGE(['dados.glass'.D58:.M58])" office:value-type="float" office:value="0.935087719298246">
            <text:p>0.935087719298246</text:p>
          </table:table-cell>
          <table:table-cell table:formula="of:=VAR(['dados.glass'.D58:.M58])" office:value-type="float" office:value="0.00857100274812847">
            <text:p>0.00857100274812847</text:p>
          </table:table-cell>
          <table:table-cell table:formula="of:=STDEV(['dados.glass'.D58:.M58])" office:value-type="float" office:value="0.092579710240033">
            <text:p>0.092579710240033</text:p>
          </table:table-cell>
          <table:table-cell/>
          <table:table-cell table:formula="of:=AVERAGE(['dados.yeast'.D58:.M58])" office:value-type="float" office:value="0.814176688251619">
            <text:p>0.814176688251619</text:p>
          </table:table-cell>
          <table:table-cell table:formula="of:=VAR(['dados.yeast'.D58:.M58])" office:value-type="float" office:value="0.0820609499157035">
            <text:p>0.0820609499157035</text:p>
          </table:table-cell>
          <table:table-cell table:formula="of:=STDEV(['dados.yeast'.D58:.M58])" office:value-type="float" office:value="0.28646282466614">
            <text:p>0.28646282466614</text:p>
          </table:table-cell>
        </table:table-row>
        <table:table-row table:style-name="ro1">
          <table:covered-table-cell/>
          <table:table-cell office:value-type="float" office:value="16">
            <text:p>16</text:p>
          </table:table-cell>
          <table:table-cell table:formula="of:=AVERAGE(['dados.breast.cancer'.D59:.M59])" office:value-type="float" office:value="0.649722222222222">
            <text:p>0.649722222222222</text:p>
          </table:table-cell>
          <table:table-cell table:formula="of:=VAR(['dados.breast.cancer'.D59:.M59])" office:value-type="float" office:value="0.0179109010631001">
            <text:p>0.0179109010631001</text:p>
          </table:table-cell>
          <table:table-cell table:formula="of:=STDEV(['dados.breast.cancer'.D59:.M59])" office:value-type="float" office:value="0.133831614587511">
            <text:p>0.133831614587511</text:p>
          </table:table-cell>
          <table:table-cell/>
          <table:table-cell table:formula="of:=AVERAGE(['dados.vehicle'.D59:.M59])" office:value-type="float" office:value="0.993739498987855">
            <text:p>0.993739498987855</text:p>
          </table:table-cell>
          <table:table-cell table:formula="of:=VAR(['dados.vehicle'.D59:.M59])" office:value-type="float" office:value="0.0000209218093114067">
            <text:p>0.0000209218093114067</text:p>
          </table:table-cell>
          <table:table-cell table:formula="of:=STDEV(['dados.vehicle'.D59:.M59])" office:value-type="float" office:value="0.00457403643529506">
            <text:p>0.00457403643529506</text:p>
          </table:table-cell>
          <table:table-cell/>
          <table:table-cell table:formula="of:=AVERAGE(['dados.hepatitis'.D59:.M59])" office:value-type="float" office:value="0.82142094017094">
            <text:p>0.82142094017094</text:p>
          </table:table-cell>
          <table:table-cell table:formula="of:=VAR(['dados.hepatitis'.D59:.M59])" office:value-type="float" office:value="0.0212672057501562">
            <text:p>0.0212672057501562</text:p>
          </table:table-cell>
          <table:table-cell table:formula="of:=STDEV(['dados.hepatitis'.D59:.M59])" office:value-type="float" office:value="0.145832800666229">
            <text:p>0.145832800666229</text:p>
          </table:table-cell>
          <table:table-cell/>
          <table:table-cell table:formula="of:=AVERAGE(['dados.glass'.D59:.M59])" office:value-type="float" office:value="0.936842105263158">
            <text:p>0.936842105263158</text:p>
          </table:table-cell>
          <table:table-cell table:formula="of:=VAR(['dados.glass'.D59:.M59])" office:value-type="float" office:value="0.00871805654245835">
            <text:p>0.00871805654245835</text:p>
          </table:table-cell>
          <table:table-cell table:formula="of:=STDEV(['dados.glass'.D59:.M59])" office:value-type="float" office:value="0.093370533587735">
            <text:p>0.093370533587735</text:p>
          </table:table-cell>
          <table:table-cell/>
          <table:table-cell table:formula="of:=AVERAGE(['dados.yeast'.D59:.M59])" office:value-type="float" office:value="0.836586493987049">
            <text:p>0.836586493987049</text:p>
          </table:table-cell>
          <table:table-cell table:formula="of:=VAR(['dados.yeast'.D59:.M59])" office:value-type="float" office:value="0.0626353362050514">
            <text:p>0.0626353362050514</text:p>
          </table:table-cell>
          <table:table-cell table:formula="of:=STDEV(['dados.yeast'.D59:.M59])" office:value-type="float" office:value="0.250270526041425">
            <text:p>0.250270526041425</text:p>
          </table:table-cell>
        </table:table-row>
        <table:table-row table:style-name="ro1">
          <table:covered-table-cell/>
          <table:table-cell office:value-type="float" office:value="17">
            <text:p>17</text:p>
          </table:table-cell>
          <table:table-cell table:formula="of:=AVERAGE(['dados.breast.cancer'.D60:.M60])" office:value-type="float" office:value="0.654563492063492">
            <text:p>0.654563492063492</text:p>
          </table:table-cell>
          <table:table-cell table:formula="of:=VAR(['dados.breast.cancer'.D60:.M60])" office:value-type="float" office:value="0.0181899106093054">
            <text:p>0.0181899106093054</text:p>
          </table:table-cell>
          <table:table-cell table:formula="of:=STDEV(['dados.breast.cancer'.D60:.M60])" office:value-type="float" office:value="0.134869976678672">
            <text:p>0.134869976678672</text:p>
          </table:table-cell>
          <table:table-cell/>
          <table:table-cell table:formula="of:=AVERAGE(['dados.vehicle'.D60:.M60])" office:value-type="float" office:value="0.994117219129555">
            <text:p>0.994117219129555</text:p>
          </table:table-cell>
          <table:table-cell table:formula="of:=VAR(['dados.vehicle'.D60:.M60])" office:value-type="float" office:value="0.0000186430629060847">
            <text:p>0.0000186430629060847</text:p>
          </table:table-cell>
          <table:table-cell table:formula="of:=STDEV(['dados.vehicle'.D60:.M60])" office:value-type="float" office:value="0.00431776133037535">
            <text:p>0.00431776133037535</text:p>
          </table:table-cell>
          <table:table-cell/>
          <table:table-cell table:formula="of:=AVERAGE(['dados.hepatitis'.D60:.M60])" office:value-type="float" office:value="0.813995726495727">
            <text:p>0.813995726495727</text:p>
          </table:table-cell>
          <table:table-cell table:formula="of:=VAR(['dados.hepatitis'.D60:.M60])" office:value-type="float" office:value="0.0222185696544671">
            <text:p>0.0222185696544671</text:p>
          </table:table-cell>
          <table:table-cell table:formula="of:=STDEV(['dados.hepatitis'.D60:.M60])" office:value-type="float" office:value="0.149058946911841">
            <text:p>0.149058946911841</text:p>
          </table:table-cell>
          <table:table-cell/>
          <table:table-cell table:formula="of:=AVERAGE(['dados.glass'.D60:.M60])" office:value-type="float" office:value="0.936842105263158">
            <text:p>0.936842105263158</text:p>
          </table:table-cell>
          <table:table-cell table:formula="of:=VAR(['dados.glass'.D60:.M60])" office:value-type="float" office:value="0.00780356180080313">
            <text:p>0.00780356180080313</text:p>
          </table:table-cell>
          <table:table-cell table:formula="of:=STDEV(['dados.glass'.D60:.M60])" office:value-type="float" office:value="0.088337771088041">
            <text:p>0.088337771088041</text:p>
          </table:table-cell>
          <table:table-cell/>
          <table:table-cell table:formula="of:=AVERAGE(['dados.yeast'.D60:.M60])" office:value-type="float" office:value="0.820513413506013">
            <text:p>0.820513413506013</text:p>
          </table:table-cell>
          <table:table-cell table:formula="of:=VAR(['dados.yeast'.D60:.M60])" office:value-type="float" office:value="0.0704682754877343">
            <text:p>0.0704682754877343</text:p>
          </table:table-cell>
          <table:table-cell table:formula="of:=STDEV(['dados.yeast'.D60:.M60])" office:value-type="float" office:value="0.265458613512039">
            <text:p>0.265458613512039</text:p>
          </table:table-cell>
        </table:table-row>
        <table:table-row table:style-name="ro1">
          <table:covered-table-cell/>
          <table:table-cell office:value-type="float" office:value="18">
            <text:p>18</text:p>
          </table:table-cell>
          <table:table-cell table:formula="of:=AVERAGE(['dados.breast.cancer'.D61:.M61])" office:value-type="float" office:value="0.661051587301587">
            <text:p>0.661051587301587</text:p>
          </table:table-cell>
          <table:table-cell table:formula="of:=VAR(['dados.breast.cancer'.D61:.M61])" office:value-type="float" office:value="0.0196877344559223">
            <text:p>0.0196877344559223</text:p>
          </table:table-cell>
          <table:table-cell table:formula="of:=STDEV(['dados.breast.cancer'.D61:.M61])" office:value-type="float" office:value="0.140312987481282">
            <text:p>0.140312987481282</text:p>
          </table:table-cell>
          <table:table-cell/>
          <table:table-cell table:formula="of:=AVERAGE(['dados.vehicle'.D61:.M61])" office:value-type="float" office:value="0.99372330465587">
            <text:p>0.99372330465587</text:p>
          </table:table-cell>
          <table:table-cell table:formula="of:=VAR(['dados.vehicle'.D61:.M61])" office:value-type="float" office:value="0.0000180306739415788">
            <text:p>0.0000180306739415788</text:p>
          </table:table-cell>
          <table:table-cell table:formula="of:=STDEV(['dados.vehicle'.D61:.M61])" office:value-type="float" office:value="0.00424625410704291">
            <text:p>0.00424625410704291</text:p>
          </table:table-cell>
          <table:table-cell/>
          <table:table-cell table:formula="of:=AVERAGE(['dados.hepatitis'.D61:.M61])" office:value-type="float" office:value="0.805395299145299">
            <text:p>0.805395299145299</text:p>
          </table:table-cell>
          <table:table-cell table:formula="of:=VAR(['dados.hepatitis'.D61:.M61])" office:value-type="float" office:value="0.0230885434422204">
            <text:p>0.0230885434422204</text:p>
          </table:table-cell>
          <table:table-cell table:formula="of:=STDEV(['dados.hepatitis'.D61:.M61])" office:value-type="float" office:value="0.151949147553451">
            <text:p>0.151949147553451</text:p>
          </table:table-cell>
          <table:table-cell/>
          <table:table-cell table:formula="of:=AVERAGE(['dados.glass'.D61:.M61])" office:value-type="float" office:value="0.93869395711501">
            <text:p>0.93869395711501</text:p>
          </table:table-cell>
          <table:table-cell table:formula="of:=VAR(['dados.glass'.D61:.M61])" office:value-type="float" office:value="0.00710706174866087">
            <text:p>0.00710706174866087</text:p>
          </table:table-cell>
          <table:table-cell table:formula="of:=STDEV(['dados.glass'.D61:.M61])" office:value-type="float" office:value="0.0843033910863666">
            <text:p>0.0843033910863666</text:p>
          </table:table-cell>
          <table:table-cell/>
          <table:table-cell table:formula="of:=AVERAGE(['dados.yeast'.D61:.M61])" office:value-type="float" office:value="0.830087881591119">
            <text:p>0.830087881591119</text:p>
          </table:table-cell>
          <table:table-cell table:formula="of:=VAR(['dados.yeast'.D61:.M61])" office:value-type="float" office:value="0.0662182311074143">
            <text:p>0.0662182311074143</text:p>
          </table:table-cell>
          <table:table-cell table:formula="of:=STDEV(['dados.yeast'.D61:.M61])" office:value-type="float" office:value="0.25732903277208">
            <text:p>0.25732903277208</text:p>
          </table:table-cell>
        </table:table-row>
        <table:table-row table:style-name="ro1">
          <table:covered-table-cell/>
          <table:table-cell office:value-type="float" office:value="19">
            <text:p>19</text:p>
          </table:table-cell>
          <table:table-cell table:formula="of:=AVERAGE(['dados.breast.cancer'.D62:.M62])" office:value-type="float" office:value="0.655238095238095">
            <text:p>0.655238095238095</text:p>
          </table:table-cell>
          <table:table-cell table:formula="of:=VAR(['dados.breast.cancer'.D62:.M62])" office:value-type="float" office:value="0.017608129234204">
            <text:p>0.017608129234204</text:p>
          </table:table-cell>
          <table:table-cell table:formula="of:=STDEV(['dados.breast.cancer'.D62:.M62])" office:value-type="float" office:value="0.132695626281366">
            <text:p>0.132695626281366</text:p>
          </table:table-cell>
          <table:table-cell/>
          <table:table-cell table:formula="of:=AVERAGE(['dados.vehicle'.D62:.M62])" office:value-type="float" office:value="0.993960526315789">
            <text:p>0.993960526315789</text:p>
          </table:table-cell>
          <table:table-cell table:formula="of:=VAR(['dados.vehicle'.D62:.M62])" office:value-type="float" office:value="0.0000168507879529621">
            <text:p>0.0000168507879529621</text:p>
          </table:table-cell>
          <table:table-cell table:formula="of:=STDEV(['dados.vehicle'.D62:.M62])" office:value-type="float" office:value="0.00410497112693403">
            <text:p>0.00410497112693403</text:p>
          </table:table-cell>
          <table:table-cell/>
          <table:table-cell table:formula="of:=AVERAGE(['dados.hepatitis'.D62:.M62])" office:value-type="float" office:value="0.805608974358974">
            <text:p>0.805608974358974</text:p>
          </table:table-cell>
          <table:table-cell table:formula="of:=VAR(['dados.hepatitis'.D62:.M62])" office:value-type="float" office:value="0.0278688668568031">
            <text:p>0.0278688668568031</text:p>
          </table:table-cell>
          <table:table-cell table:formula="of:=STDEV(['dados.hepatitis'.D62:.M62])" office:value-type="float" office:value="0.166939710245355">
            <text:p>0.166939710245355</text:p>
          </table:table-cell>
          <table:table-cell/>
          <table:table-cell table:formula="of:=AVERAGE(['dados.glass'.D62:.M62])" office:value-type="float" office:value="0.933235867446394">
            <text:p>0.933235867446394</text:p>
          </table:table-cell>
          <table:table-cell table:formula="of:=VAR(['dados.glass'.D62:.M62])" office:value-type="float" office:value="0.00757608862239348">
            <text:p>0.00757608862239348</text:p>
          </table:table-cell>
          <table:table-cell table:formula="of:=STDEV(['dados.glass'.D62:.M62])" office:value-type="float" office:value="0.0870407296752128">
            <text:p>0.0870407296752128</text:p>
          </table:table-cell>
          <table:table-cell/>
          <table:table-cell table:formula="of:=AVERAGE(['dados.yeast'.D62:.M62])" office:value-type="float" office:value="0.82377428307123">
            <text:p>0.82377428307123</text:p>
          </table:table-cell>
          <table:table-cell table:formula="of:=VAR(['dados.yeast'.D62:.M62])" office:value-type="float" office:value="0.0693387113628547">
            <text:p>0.0693387113628547</text:p>
          </table:table-cell>
          <table:table-cell table:formula="of:=STDEV(['dados.yeast'.D62:.M62])" office:value-type="float" office:value="0.263322447510376">
            <text:p>0.263322447510376</text:p>
          </table:table-cell>
        </table:table-row>
        <table:table-row table:style-name="ro1">
          <table:covered-table-cell/>
          <table:table-cell office:value-type="float" office:value="20">
            <text:p>20</text:p>
          </table:table-cell>
          <table:table-cell table:formula="of:=AVERAGE(['dados.breast.cancer'.D63:.M63])" office:value-type="float" office:value="0.656875">
            <text:p>0.656875</text:p>
          </table:table-cell>
          <table:table-cell table:formula="of:=VAR(['dados.breast.cancer'.D63:.M63])" office:value-type="float" office:value="0.0186467388974623">
            <text:p>0.0186467388974623</text:p>
          </table:table-cell>
          <table:table-cell table:formula="of:=STDEV(['dados.breast.cancer'.D63:.M63])" office:value-type="float" office:value="0.136553062570791">
            <text:p>0.136553062570791</text:p>
          </table:table-cell>
          <table:table-cell/>
          <table:table-cell table:formula="of:=AVERAGE(['dados.vehicle'.D63:.M63])" office:value-type="float" office:value="0.993575151821862">
            <text:p>0.993575151821862</text:p>
          </table:table-cell>
          <table:table-cell table:formula="of:=VAR(['dados.vehicle'.D63:.M63])" office:value-type="float" office:value="0.0000212800605267017">
            <text:p>0.0000212800605267017</text:p>
          </table:table-cell>
          <table:table-cell table:formula="of:=STDEV(['dados.vehicle'.D63:.M63])" office:value-type="float" office:value="0.00461303159827697">
            <text:p>0.00461303159827697</text:p>
          </table:table-cell>
          <table:table-cell/>
          <table:table-cell table:formula="of:=AVERAGE(['dados.hepatitis'.D63:.M63])" office:value-type="float" office:value="0.81517094017094">
            <text:p>0.81517094017094</text:p>
          </table:table-cell>
          <table:table-cell table:formula="of:=VAR(['dados.hepatitis'.D63:.M63])" office:value-type="float" office:value="0.0263792121208432">
            <text:p>0.0263792121208432</text:p>
          </table:table-cell>
          <table:table-cell table:formula="of:=STDEV(['dados.hepatitis'.D63:.M63])" office:value-type="float" office:value="0.162416785218903">
            <text:p>0.162416785218903</text:p>
          </table:table-cell>
          <table:table-cell/>
          <table:table-cell table:formula="of:=AVERAGE(['dados.glass'.D63:.M63])" office:value-type="float" office:value="0.929727095516569">
            <text:p>0.929727095516569</text:p>
          </table:table-cell>
          <table:table-cell table:formula="of:=VAR(['dados.glass'.D63:.M63])" office:value-type="float" office:value="0.00829050069642616">
            <text:p>0.00829050069642616</text:p>
          </table:table-cell>
          <table:table-cell table:formula="of:=STDEV(['dados.glass'.D63:.M63])" office:value-type="float" office:value="0.0910521866647153">
            <text:p>0.0910521866647153</text:p>
          </table:table-cell>
          <table:table-cell/>
          <table:table-cell table:formula="of:=AVERAGE(['dados.yeast'.D63:.M63])" office:value-type="float" office:value="0.824745605920444">
            <text:p>0.824745605920444</text:p>
          </table:table-cell>
          <table:table-cell table:formula="of:=VAR(['dados.yeast'.D63:.M63])" office:value-type="float" office:value="0.0778144230382496">
            <text:p>0.0778144230382496</text:p>
          </table:table-cell>
          <table:table-cell table:formula="of:=STDEV(['dados.yeast'.D63:.M63])" office:value-type="float" office:value="0.278952366970151">
            <text:p>0.278952366970151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table:number-columns-spanned="1" table:number-rows-spanned="20">
            <text:p>SMO</text:p>
          </table:table-cell>
          <table:table-cell office:value-type="float" office:value="1">
            <text:p>1</text:p>
          </table:table-cell>
          <table:table-cell table:formula="of:=AVERAGE(['dados.breast.cancer'.D65:.M65])" office:value-type="float" office:value="0.649900793650794">
            <text:p>0.649900793650794</text:p>
          </table:table-cell>
          <table:table-cell table:formula="of:=VAR(['dados.breast.cancer'.D65:.M65])" office:value-type="float" office:value="0.0149272246192715">
            <text:p>0.0149272246192715</text:p>
          </table:table-cell>
          <table:table-cell table:formula="of:=STDEV(['dados.breast.cancer'.D65:.M65])" office:value-type="float" office:value="0.122177021650029">
            <text:p>0.122177021650029</text:p>
          </table:table-cell>
          <table:table-cell/>
          <table:table-cell table:formula="of:=AVERAGE(['dados.vehicle'.D65:.M65])" office:value-type="float" office:value="0.99023620951417">
            <text:p>0.99023620951417</text:p>
          </table:table-cell>
          <table:table-cell table:formula="of:=VAR(['dados.vehicle'.D65:.M65])" office:value-type="float" office:value="0.0000503135079697374">
            <text:p>0.0000503135079697374</text:p>
          </table:table-cell>
          <table:table-cell table:formula="of:=STDEV(['dados.vehicle'.D65:.M65])" office:value-type="float" office:value="0.00709320153173004">
            <text:p>0.00709320153173004</text:p>
          </table:table-cell>
          <table:table-cell/>
          <table:table-cell table:formula="of:=AVERAGE(['dados.hepatitis'.D65:.M65])" office:value-type="float" office:value="0.827083333333333">
            <text:p>0.827083333333333</text:p>
          </table:table-cell>
          <table:table-cell table:formula="of:=VAR(['dados.hepatitis'.D65:.M65])" office:value-type="float" office:value="0.0176982158474769">
            <text:p>0.0176982158474769</text:p>
          </table:table-cell>
          <table:table-cell table:formula="of:=STDEV(['dados.hepatitis'.D65:.M65])" office:value-type="float" office:value="0.133034641531734">
            <text:p>0.133034641531734</text:p>
          </table:table-cell>
          <table:table-cell/>
          <table:table-cell table:formula="of:=AVERAGE(['dados.glass'.D65:.M65])" office:value-type="float" office:value="0.910526315789474">
            <text:p>0.910526315789474</text:p>
          </table:table-cell>
          <table:table-cell table:formula="of:=VAR(['dados.glass'.D65:.M65])" office:value-type="float" office:value="0.0226860559817709">
            <text:p>0.0226860559817709</text:p>
          </table:table-cell>
          <table:table-cell table:formula="of:=STDEV(['dados.glass'.D65:.M65])" office:value-type="float" office:value="0.150618909774871">
            <text:p>0.150618909774871</text:p>
          </table:table-cell>
          <table:table-cell/>
          <table:table-cell table:formula="of:=AVERAGE(['dados.yeast'.D65:.M65])" office:value-type="float" office:value="0.955434782608696">
            <text:p>0.955434782608696</text:p>
          </table:table-cell>
          <table:table-cell table:formula="of:=VAR(['dados.yeast'.D65:.M65])" office:value-type="float" office:value="0.0151346880907372">
            <text:p>0.0151346880907372</text:p>
          </table:table-cell>
          <table:table-cell table:formula="of:=STDEV(['dados.yeast'.D65:.M65])" office:value-type="float" office:value="0.123023120147138">
            <text:p>0.123023120147138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formula="of:=AVERAGE(['dados.breast.cancer'.D66:.M66])" office:value-type="float" office:value="0.66625">
            <text:p>0.66625</text:p>
          </table:table-cell>
          <table:table-cell table:formula="of:=VAR(['dados.breast.cancer'.D66:.M66])" office:value-type="float" office:value="0.0201098679698217">
            <text:p>0.0201098679698217</text:p>
          </table:table-cell>
          <table:table-cell table:formula="of:=STDEV(['dados.breast.cancer'.D66:.M66])" office:value-type="float" office:value="0.141809266163469">
            <text:p>0.141809266163469</text:p>
          </table:table-cell>
          <table:table-cell/>
          <table:table-cell table:formula="of:=AVERAGE(['dados.vehicle'.D66:.M66])" office:value-type="float" office:value="0.991159286437247">
            <text:p>0.991159286437247</text:p>
          </table:table-cell>
          <table:table-cell table:formula="of:=VAR(['dados.vehicle'.D66:.M66])" office:value-type="float" office:value="0.0000487962912867418">
            <text:p>0.0000487962912867418</text:p>
          </table:table-cell>
          <table:table-cell table:formula="of:=STDEV(['dados.vehicle'.D66:.M66])" office:value-type="float" office:value="0.0069854342232063">
            <text:p>0.0069854342232063</text:p>
          </table:table-cell>
          <table:table-cell/>
          <table:table-cell table:formula="of:=AVERAGE(['dados.hepatitis'.D66:.M66])" office:value-type="float" office:value="0.821047008547009">
            <text:p>0.821047008547009</text:p>
          </table:table-cell>
          <table:table-cell table:formula="of:=VAR(['dados.hepatitis'.D66:.M66])" office:value-type="float" office:value="0.0144020873410119">
            <text:p>0.0144020873410119</text:p>
          </table:table-cell>
          <table:table-cell table:formula="of:=STDEV(['dados.hepatitis'.D66:.M66])" office:value-type="float" office:value="0.120008696939063">
            <text:p>0.120008696939063</text:p>
          </table:table-cell>
          <table:table-cell/>
          <table:table-cell table:formula="of:=AVERAGE(['dados.glass'.D66:.M66])" office:value-type="float" office:value="0.930896686159844">
            <text:p>0.930896686159844</text:p>
          </table:table-cell>
          <table:table-cell table:formula="of:=VAR(['dados.glass'.D66:.M66])" office:value-type="float" office:value="0.0130531774892433">
            <text:p>0.0130531774892433</text:p>
          </table:table-cell>
          <table:table-cell table:formula="of:=STDEV(['dados.glass'.D66:.M66])" office:value-type="float" office:value="0.114250503234092">
            <text:p>0.114250503234092</text:p>
          </table:table-cell>
          <table:table-cell/>
          <table:table-cell table:formula="of:=AVERAGE(['dados.yeast'.D66:.M66])" office:value-type="float" office:value="0.959782608695652">
            <text:p>0.959782608695652</text:p>
          </table:table-cell>
          <table:table-cell table:formula="of:=VAR(['dados.yeast'.D66:.M66])" office:value-type="float" office:value="0.0152292060491493">
            <text:p>0.0152292060491493</text:p>
          </table:table-cell>
          <table:table-cell table:formula="of:=STDEV(['dados.yeast'.D66:.M66])" office:value-type="float" office:value="0.123406669386826">
            <text:p>0.123406669386826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formula="of:=AVERAGE(['dados.breast.cancer'.D67:.M67])" office:value-type="float" office:value="0.674722222222222">
            <text:p>0.674722222222222</text:p>
          </table:table-cell>
          <table:table-cell table:formula="of:=VAR(['dados.breast.cancer'.D67:.M67])" office:value-type="float" office:value="0.0186946159122085">
            <text:p>0.0186946159122085</text:p>
          </table:table-cell>
          <table:table-cell table:formula="of:=STDEV(['dados.breast.cancer'.D67:.M67])" office:value-type="float" office:value="0.136728255719908">
            <text:p>0.136728255719908</text:p>
          </table:table-cell>
          <table:table-cell/>
          <table:table-cell table:formula="of:=AVERAGE(['dados.vehicle'.D67:.M67])" office:value-type="float" office:value="0.991163651315789">
            <text:p>0.991163651315789</text:p>
          </table:table-cell>
          <table:table-cell table:formula="of:=VAR(['dados.vehicle'.D67:.M67])" office:value-type="float" office:value="0.0000364686923726366">
            <text:p>0.0000364686923726366</text:p>
          </table:table-cell>
          <table:table-cell table:formula="of:=STDEV(['dados.vehicle'.D67:.M67])" office:value-type="float" office:value="0.00603893139327121">
            <text:p>0.00603893139327121</text:p>
          </table:table-cell>
          <table:table-cell/>
          <table:table-cell table:formula="of:=AVERAGE(['dados.hepatitis'.D67:.M67])" office:value-type="float" office:value="0.838888888888889">
            <text:p>0.838888888888889</text:p>
          </table:table-cell>
          <table:table-cell table:formula="of:=VAR(['dados.hepatitis'.D67:.M67])" office:value-type="float" office:value="0.0212706395443219">
            <text:p>0.0212706395443219</text:p>
          </table:table-cell>
          <table:table-cell table:formula="of:=STDEV(['dados.hepatitis'.D67:.M67])" office:value-type="float" office:value="0.14584457324262">
            <text:p>0.14584457324262</text:p>
          </table:table-cell>
          <table:table-cell/>
          <table:table-cell table:formula="of:=AVERAGE(['dados.glass'.D67:.M67])" office:value-type="float" office:value="0.941910331384016">
            <text:p>0.941910331384016</text:p>
          </table:table-cell>
          <table:table-cell table:formula="of:=VAR(['dados.glass'.D67:.M67])" office:value-type="float" office:value="0.01063895992478">
            <text:p>0.01063895992478</text:p>
          </table:table-cell>
          <table:table-cell table:formula="of:=STDEV(['dados.glass'.D67:.M67])" office:value-type="float" office:value="0.103145333994224">
            <text:p>0.103145333994224</text:p>
          </table:table-cell>
          <table:table-cell/>
          <table:table-cell table:formula="of:=AVERAGE(['dados.yeast'.D67:.M67])" office:value-type="float" office:value="0.998913043478261">
            <text:p>0.998913043478261</text:p>
          </table:table-cell>
          <table:table-cell table:formula="of:=VAR(['dados.yeast'.D67:.M67])" office:value-type="float" office:value="0.0000118147448015126">
            <text:p>0.0000118147448015126</text:p>
          </table:table-cell>
          <table:table-cell table:formula="of:=STDEV(['dados.yeast'.D67:.M67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formula="of:=AVERAGE(['dados.breast.cancer'.D68:.M68])" office:value-type="float" office:value="0.676597222222222">
            <text:p>0.676597222222222</text:p>
          </table:table-cell>
          <table:table-cell table:formula="of:=VAR(['dados.breast.cancer'.D68:.M68])" office:value-type="float" office:value="0.0220698356052812">
            <text:p>0.0220698356052812</text:p>
          </table:table-cell>
          <table:table-cell table:formula="of:=STDEV(['dados.breast.cancer'.D68:.M68])" office:value-type="float" office:value="0.14855919899246">
            <text:p>0.14855919899246</text:p>
          </table:table-cell>
          <table:table-cell/>
          <table:table-cell table:formula="of:=AVERAGE(['dados.vehicle'.D68:.M68])" office:value-type="float" office:value="0.990697747975709">
            <text:p>0.990697747975709</text:p>
          </table:table-cell>
          <table:table-cell table:formula="of:=VAR(['dados.vehicle'.D68:.M68])" office:value-type="float" office:value="0.0000435229183299557">
            <text:p>0.0000435229183299557</text:p>
          </table:table-cell>
          <table:table-cell table:formula="of:=STDEV(['dados.vehicle'.D68:.M68])" office:value-type="float" office:value="0.00659719018446154">
            <text:p>0.00659719018446154</text:p>
          </table:table-cell>
          <table:table-cell/>
          <table:table-cell table:formula="of:=AVERAGE(['dados.hepatitis'.D68:.M68])" office:value-type="float" office:value="0.847489316239316">
            <text:p>0.847489316239316</text:p>
          </table:table-cell>
          <table:table-cell table:formula="of:=VAR(['dados.hepatitis'.D68:.M68])" office:value-type="float" office:value="0.0191439731871089">
            <text:p>0.0191439731871089</text:p>
          </table:table-cell>
          <table:table-cell table:formula="of:=STDEV(['dados.hepatitis'.D68:.M68])" office:value-type="float" office:value="0.138361747557296">
            <text:p>0.138361747557296</text:p>
          </table:table-cell>
          <table:table-cell/>
          <table:table-cell table:formula="of:=AVERAGE(['dados.glass'.D68:.M68])" office:value-type="float" office:value="0.938109161793372">
            <text:p>0.938109161793372</text:p>
          </table:table-cell>
          <table:table-cell table:formula="of:=VAR(['dados.glass'.D68:.M68])" office:value-type="float" office:value="0.0111268276700945">
            <text:p>0.0111268276700945</text:p>
          </table:table-cell>
          <table:table-cell table:formula="of:=STDEV(['dados.glass'.D68:.M68])" office:value-type="float" office:value="0.105483779179998">
            <text:p>0.105483779179998</text:p>
          </table:table-cell>
          <table:table-cell/>
          <table:table-cell table:formula="of:=AVERAGE(['dados.yeast'.D68:.M68])" office:value-type="float" office:value="0.998913043478261">
            <text:p>0.998913043478261</text:p>
          </table:table-cell>
          <table:table-cell table:formula="of:=VAR(['dados.yeast'.D68:.M68])" office:value-type="float" office:value="0.0000118147448015126">
            <text:p>0.0000118147448015126</text:p>
          </table:table-cell>
          <table:table-cell table:formula="of:=STDEV(['dados.yeast'.D68:.M68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table:formula="of:=AVERAGE(['dados.breast.cancer'.D69:.M69])" office:value-type="float" office:value="0.669176587301587">
            <text:p>0.669176587301587</text:p>
          </table:table-cell>
          <table:table-cell table:formula="of:=VAR(['dados.breast.cancer'.D69:.M69])" office:value-type="float" office:value="0.0219349810204432">
            <text:p>0.0219349810204432</text:p>
          </table:table-cell>
          <table:table-cell table:formula="of:=STDEV(['dados.breast.cancer'.D69:.M69])" office:value-type="float" office:value="0.148104628625993">
            <text:p>0.148104628625993</text:p>
          </table:table-cell>
          <table:table-cell/>
          <table:table-cell table:formula="of:=AVERAGE(['dados.vehicle'.D69:.M69])" office:value-type="float" office:value="0.991464005566801">
            <text:p>0.991464005566801</text:p>
          </table:table-cell>
          <table:table-cell table:formula="of:=VAR(['dados.vehicle'.D69:.M69])" office:value-type="float" office:value="0.0000189865262552406">
            <text:p>0.0000189865262552406</text:p>
          </table:table-cell>
          <table:table-cell table:formula="of:=STDEV(['dados.vehicle'.D69:.M69])" office:value-type="float" office:value="0.00435735312491891">
            <text:p>0.00435735312491891</text:p>
          </table:table-cell>
          <table:table-cell/>
          <table:table-cell table:formula="of:=AVERAGE(['dados.hepatitis'.D69:.M69])" office:value-type="float" office:value="0.841666666666667">
            <text:p>0.841666666666667</text:p>
          </table:table-cell>
          <table:table-cell table:formula="of:=VAR(['dados.hepatitis'.D69:.M69])" office:value-type="float" office:value="0.0178841512041298">
            <text:p>0.0178841512041298</text:p>
          </table:table-cell>
          <table:table-cell table:formula="of:=STDEV(['dados.hepatitis'.D69:.M69])" office:value-type="float" office:value="0.13373163875512">
            <text:p>0.13373163875512</text:p>
          </table:table-cell>
          <table:table-cell/>
          <table:table-cell table:formula="of:=AVERAGE(['dados.glass'.D69:.M69])" office:value-type="float" office:value="0.940058479532164">
            <text:p>0.940058479532164</text:p>
          </table:table-cell>
          <table:table-cell table:formula="of:=VAR(['dados.glass'.D69:.M69])" office:value-type="float" office:value="0.00895880804941144">
            <text:p>0.00895880804941144</text:p>
          </table:table-cell>
          <table:table-cell table:formula="of:=STDEV(['dados.glass'.D69:.M69])" office:value-type="float" office:value="0.0946509801819899">
            <text:p>0.0946509801819899</text:p>
          </table:table-cell>
          <table:table-cell/>
          <table:table-cell table:formula="of:=AVERAGE(['dados.yeast'.D69:.M69])" office:value-type="float" office:value="0.998913043478261">
            <text:p>0.998913043478261</text:p>
          </table:table-cell>
          <table:table-cell table:formula="of:=VAR(['dados.yeast'.D69:.M69])" office:value-type="float" office:value="0.0000118147448015126">
            <text:p>0.0000118147448015126</text:p>
          </table:table-cell>
          <table:table-cell table:formula="of:=STDEV(['dados.yeast'.D69:.M69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table:formula="of:=AVERAGE(['dados.breast.cancer'.D70:.M70])" office:value-type="float" office:value="0.672003968253968">
            <text:p>0.672003968253968</text:p>
          </table:table-cell>
          <table:table-cell table:formula="of:=VAR(['dados.breast.cancer'.D70:.M70])" office:value-type="float" office:value="0.022054338659332">
            <text:p>0.022054338659332</text:p>
          </table:table-cell>
          <table:table-cell table:formula="of:=STDEV(['dados.breast.cancer'.D70:.M70])" office:value-type="float" office:value="0.148507032356491">
            <text:p>0.148507032356491</text:p>
          </table:table-cell>
          <table:table-cell/>
          <table:table-cell table:formula="of:=AVERAGE(['dados.vehicle'.D70:.M70])" office:value-type="float" office:value="0.99054137145749">
            <text:p>0.99054137145749</text:p>
          </table:table-cell>
          <table:table-cell table:formula="of:=VAR(['dados.vehicle'.D70:.M70])" office:value-type="float" office:value="0.0000305404259429624">
            <text:p>0.0000305404259429624</text:p>
          </table:table-cell>
          <table:table-cell table:formula="of:=STDEV(['dados.vehicle'.D70:.M70])" office:value-type="float" office:value="0.00552633928952633">
            <text:p>0.00552633928952633</text:p>
          </table:table-cell>
          <table:table-cell/>
          <table:table-cell table:formula="of:=AVERAGE(['dados.hepatitis'.D70:.M70])" office:value-type="float" office:value="0.845138888888889">
            <text:p>0.845138888888889</text:p>
          </table:table-cell>
          <table:table-cell table:formula="of:=VAR(['dados.hepatitis'.D70:.M70])" office:value-type="float" office:value="0.0164079209229227">
            <text:p>0.0164079209229227</text:p>
          </table:table-cell>
          <table:table-cell table:formula="of:=STDEV(['dados.hepatitis'.D70:.M70])" office:value-type="float" office:value="0.128093407023635">
            <text:p>0.128093407023635</text:p>
          </table:table-cell>
          <table:table-cell/>
          <table:table-cell table:formula="of:=AVERAGE(['dados.glass'.D70:.M70])" office:value-type="float" office:value="0.9317738791423">
            <text:p>0.9317738791423</text:p>
          </table:table-cell>
          <table:table-cell table:formula="of:=VAR(['dados.glass'.D70:.M70])" office:value-type="float" office:value="0.0121183219401474">
            <text:p>0.0121183219401474</text:p>
          </table:table-cell>
          <table:table-cell table:formula="of:=STDEV(['dados.glass'.D70:.M70])" office:value-type="float" office:value="0.110083250043535">
            <text:p>0.110083250043535</text:p>
          </table:table-cell>
          <table:table-cell/>
          <table:table-cell table:formula="of:=AVERAGE(['dados.yeast'.D70:.M70])" office:value-type="float" office:value="0.998913043478261">
            <text:p>0.998913043478261</text:p>
          </table:table-cell>
          <table:table-cell table:formula="of:=VAR(['dados.yeast'.D70:.M70])" office:value-type="float" office:value="0.0000118147448015126">
            <text:p>0.0000118147448015126</text:p>
          </table:table-cell>
          <table:table-cell table:formula="of:=STDEV(['dados.yeast'.D70:.M70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table:formula="of:=AVERAGE(['dados.breast.cancer'.D71:.M71])" office:value-type="float" office:value="0.670357142857143">
            <text:p>0.670357142857143</text:p>
          </table:table-cell>
          <table:table-cell table:formula="of:=VAR(['dados.breast.cancer'.D71:.M71])" office:value-type="float" office:value="0.0218365592893536">
            <text:p>0.0218365592893536</text:p>
          </table:table-cell>
          <table:table-cell table:formula="of:=STDEV(['dados.breast.cancer'.D71:.M71])" office:value-type="float" office:value="0.147771984115236">
            <text:p>0.147771984115236</text:p>
          </table:table-cell>
          <table:table-cell/>
          <table:table-cell table:formula="of:=AVERAGE(['dados.vehicle'.D71:.M71])" office:value-type="float" office:value="0.990227985829959">
            <text:p>0.990227985829959</text:p>
          </table:table-cell>
          <table:table-cell table:formula="of:=VAR(['dados.vehicle'.D71:.M71])" office:value-type="float" office:value="0.0000344417952202465">
            <text:p>0.0000344417952202465</text:p>
          </table:table-cell>
          <table:table-cell table:formula="of:=STDEV(['dados.vehicle'.D71:.M71])" office:value-type="float" office:value="0.00586871325081116">
            <text:p>0.00586871325081116</text:p>
          </table:table-cell>
          <table:table-cell/>
          <table:table-cell table:formula="of:=AVERAGE(['dados.hepatitis'.D71:.M71])" office:value-type="float" office:value="0.843536324786325">
            <text:p>0.843536324786325</text:p>
          </table:table-cell>
          <table:table-cell table:formula="of:=VAR(['dados.hepatitis'.D71:.M71])" office:value-type="float" office:value="0.0152371968622414">
            <text:p>0.0152371968622414</text:p>
          </table:table-cell>
          <table:table-cell table:formula="of:=STDEV(['dados.hepatitis'.D71:.M71])" office:value-type="float" office:value="0.12343904107794">
            <text:p>0.12343904107794</text:p>
          </table:table-cell>
          <table:table-cell/>
          <table:table-cell table:formula="of:=AVERAGE(['dados.glass'.D71:.M71])" office:value-type="float" office:value="0.936159844054581">
            <text:p>0.936159844054581</text:p>
          </table:table-cell>
          <table:table-cell table:formula="of:=VAR(['dados.glass'.D71:.M71])" office:value-type="float" office:value="0.0111817142427701">
            <text:p>0.0111817142427701</text:p>
          </table:table-cell>
          <table:table-cell table:formula="of:=STDEV(['dados.glass'.D71:.M71])" office:value-type="float" office:value="0.105743625069174">
            <text:p>0.105743625069174</text:p>
          </table:table-cell>
          <table:table-cell/>
          <table:table-cell table:formula="of:=AVERAGE(['dados.yeast'.D71:.M71])" office:value-type="float" office:value="0.998913043478261">
            <text:p>0.998913043478261</text:p>
          </table:table-cell>
          <table:table-cell table:formula="of:=VAR(['dados.yeast'.D71:.M71])" office:value-type="float" office:value="0.0000118147448015126">
            <text:p>0.0000118147448015126</text:p>
          </table:table-cell>
          <table:table-cell table:formula="of:=STDEV(['dados.yeast'.D71:.M71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table:formula="of:=AVERAGE(['dados.breast.cancer'.D72:.M72])" office:value-type="float" office:value="0.666448412698413">
            <text:p>0.666448412698413</text:p>
          </table:table-cell>
          <table:table-cell table:formula="of:=VAR(['dados.breast.cancer'.D72:.M72])" office:value-type="float" office:value="0.0246904258874332">
            <text:p>0.0246904258874332</text:p>
          </table:table-cell>
          <table:table-cell table:formula="of:=STDEV(['dados.breast.cancer'.D72:.M72])" office:value-type="float" office:value="0.15713187419309">
            <text:p>0.15713187419309</text:p>
          </table:table-cell>
          <table:table-cell/>
          <table:table-cell table:formula="of:=AVERAGE(['dados.vehicle'.D72:.M72])" office:value-type="float" office:value="0.990698064271255">
            <text:p>0.990698064271255</text:p>
          </table:table-cell>
          <table:table-cell table:formula="of:=VAR(['dados.vehicle'.D72:.M72])" office:value-type="float" office:value="0.0000357675035268082">
            <text:p>0.0000357675035268082</text:p>
          </table:table-cell>
          <table:table-cell table:formula="of:=STDEV(['dados.vehicle'.D72:.M72])" office:value-type="float" office:value="0.00598059391087609">
            <text:p>0.00598059391087609</text:p>
          </table:table-cell>
          <table:table-cell/>
          <table:table-cell table:formula="of:=AVERAGE(['dados.hepatitis'.D72:.M72])" office:value-type="float" office:value="0.850694444444445">
            <text:p>0.850694444444445</text:p>
          </table:table-cell>
          <table:table-cell table:formula="of:=VAR(['dados.hepatitis'.D72:.M72])" office:value-type="float" office:value="0.0134843955456936">
            <text:p>0.0134843955456936</text:p>
          </table:table-cell>
          <table:table-cell table:formula="of:=STDEV(['dados.hepatitis'.D72:.M72])" office:value-type="float" office:value="0.1161223300907">
            <text:p>0.1161223300907</text:p>
          </table:table-cell>
          <table:table-cell/>
          <table:table-cell table:formula="of:=AVERAGE(['dados.glass'.D72:.M72])" office:value-type="float" office:value="0.934405458089669">
            <text:p>0.934405458089669</text:p>
          </table:table-cell>
          <table:table-cell table:formula="of:=VAR(['dados.glass'.D72:.M72])" office:value-type="float" office:value="0.0121263543789563">
            <text:p>0.0121263543789563</text:p>
          </table:table-cell>
          <table:table-cell table:formula="of:=STDEV(['dados.glass'.D72:.M72])" office:value-type="float" office:value="0.110119727474038">
            <text:p>0.110119727474038</text:p>
          </table:table-cell>
          <table:table-cell/>
          <table:table-cell table:formula="of:=AVERAGE(['dados.yeast'.D72:.M72])" office:value-type="float" office:value="0.998913043478261">
            <text:p>0.998913043478261</text:p>
          </table:table-cell>
          <table:table-cell table:formula="of:=VAR(['dados.yeast'.D72:.M72])" office:value-type="float" office:value="0.0000118147448015126">
            <text:p>0.0000118147448015126</text:p>
          </table:table-cell>
          <table:table-cell table:formula="of:=STDEV(['dados.yeast'.D72:.M72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table:formula="of:=AVERAGE(['dados.breast.cancer'.D73:.M73])" office:value-type="float" office:value="0.66578373015873">
            <text:p>0.66578373015873</text:p>
          </table:table-cell>
          <table:table-cell table:formula="of:=VAR(['dados.breast.cancer'.D73:.M73])" office:value-type="float" office:value="0.0237098460333207">
            <text:p>0.0237098460333207</text:p>
          </table:table-cell>
          <table:table-cell table:formula="of:=STDEV(['dados.breast.cancer'.D73:.M73])" office:value-type="float" office:value="0.153980018292377">
            <text:p>0.153980018292377</text:p>
          </table:table-cell>
          <table:table-cell/>
          <table:table-cell table:formula="of:=AVERAGE(['dados.vehicle'.D73:.M73])" office:value-type="float" office:value="0.990462044534413">
            <text:p>0.990462044534413</text:p>
          </table:table-cell>
          <table:table-cell table:formula="of:=VAR(['dados.vehicle'.D73:.M73])" office:value-type="float" office:value="0.0000311640512738561">
            <text:p>0.0000311640512738561</text:p>
          </table:table-cell>
          <table:table-cell table:formula="of:=STDEV(['dados.vehicle'.D73:.M73])" office:value-type="float" office:value="0.00558247716286024">
            <text:p>0.00558247716286024</text:p>
          </table:table-cell>
          <table:table-cell/>
          <table:table-cell table:formula="of:=AVERAGE(['dados.hepatitis'.D73:.M73])" office:value-type="float" office:value="0.847702991452991">
            <text:p>0.847702991452991</text:p>
          </table:table-cell>
          <table:table-cell table:formula="of:=VAR(['dados.hepatitis'.D73:.M73])" office:value-type="float" office:value="0.015546016392927">
            <text:p>0.015546016392927</text:p>
          </table:table-cell>
          <table:table-cell table:formula="of:=STDEV(['dados.hepatitis'.D73:.M73])" office:value-type="float" office:value="0.124683665301141">
            <text:p>0.124683665301141</text:p>
          </table:table-cell>
          <table:table-cell/>
          <table:table-cell table:formula="of:=AVERAGE(['dados.glass'.D73:.M73])" office:value-type="float" office:value="0.934307992202729">
            <text:p>0.934307992202729</text:p>
          </table:table-cell>
          <table:table-cell table:formula="of:=VAR(['dados.glass'.D73:.M73])" office:value-type="float" office:value="0.0111819147898625">
            <text:p>0.0111819147898625</text:p>
          </table:table-cell>
          <table:table-cell table:formula="of:=STDEV(['dados.glass'.D73:.M73])" office:value-type="float" office:value="0.10574457333529">
            <text:p>0.10574457333529</text:p>
          </table:table-cell>
          <table:table-cell/>
          <table:table-cell table:formula="of:=AVERAGE(['dados.yeast'.D73:.M73])" office:value-type="float" office:value="0.998913043478261">
            <text:p>0.998913043478261</text:p>
          </table:table-cell>
          <table:table-cell table:formula="of:=VAR(['dados.yeast'.D73:.M73])" office:value-type="float" office:value="0.0000118147448015126">
            <text:p>0.0000118147448015126</text:p>
          </table:table-cell>
          <table:table-cell table:formula="of:=STDEV(['dados.yeast'.D73:.M73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table:formula="of:=AVERAGE(['dados.breast.cancer'.D74:.M74])" office:value-type="float" office:value="0.670208333333333">
            <text:p>0.670208333333333</text:p>
          </table:table-cell>
          <table:table-cell table:formula="of:=VAR(['dados.breast.cancer'.D74:.M74])" office:value-type="float" office:value="0.0218951956875857">
            <text:p>0.0218951956875857</text:p>
          </table:table-cell>
          <table:table-cell table:formula="of:=STDEV(['dados.breast.cancer'.D74:.M74])" office:value-type="float" office:value="0.147970252711772">
            <text:p>0.147970252711772</text:p>
          </table:table-cell>
          <table:table-cell/>
          <table:table-cell table:formula="of:=AVERAGE(['dados.vehicle'.D74:.M74])" office:value-type="float" office:value="0.990769736842105">
            <text:p>0.990769736842105</text:p>
          </table:table-cell>
          <table:table-cell table:formula="of:=VAR(['dados.vehicle'.D74:.M74])" office:value-type="float" office:value="0.0000296909899222518">
            <text:p>0.0000296909899222518</text:p>
          </table:table-cell>
          <table:table-cell table:formula="of:=STDEV(['dados.vehicle'.D74:.M74])" office:value-type="float" office:value="0.00544894392724423">
            <text:p>0.00544894392724423</text:p>
          </table:table-cell>
          <table:table-cell/>
          <table:table-cell table:formula="of:=AVERAGE(['dados.hepatitis'.D74:.M74])" office:value-type="float" office:value="0.850480769230769">
            <text:p>0.850480769230769</text:p>
          </table:table-cell>
          <table:table-cell table:formula="of:=VAR(['dados.hepatitis'.D74:.M74])" office:value-type="float" office:value="0.0146771364731211">
            <text:p>0.0146771364731211</text:p>
          </table:table-cell>
          <table:table-cell table:formula="of:=STDEV(['dados.hepatitis'.D74:.M74])" office:value-type="float" office:value="0.121149232243218">
            <text:p>0.121149232243218</text:p>
          </table:table-cell>
          <table:table-cell/>
          <table:table-cell table:formula="of:=AVERAGE(['dados.glass'.D74:.M74])" office:value-type="float" office:value="0.926315789473684">
            <text:p>0.926315789473684</text:p>
          </table:table-cell>
          <table:table-cell table:formula="of:=VAR(['dados.glass'.D74:.M74])" office:value-type="float" office:value="0.0122826016742093">
            <text:p>0.0122826016742093</text:p>
          </table:table-cell>
          <table:table-cell table:formula="of:=STDEV(['dados.glass'.D74:.M74])" office:value-type="float" office:value="0.110826899596665">
            <text:p>0.110826899596665</text:p>
          </table:table-cell>
          <table:table-cell/>
          <table:table-cell table:formula="of:=AVERAGE(['dados.yeast'.D74:.M74])" office:value-type="float" office:value="0.998913043478261">
            <text:p>0.998913043478261</text:p>
          </table:table-cell>
          <table:table-cell table:formula="of:=VAR(['dados.yeast'.D74:.M74])" office:value-type="float" office:value="0.0000118147448015126">
            <text:p>0.0000118147448015126</text:p>
          </table:table-cell>
          <table:table-cell table:formula="of:=STDEV(['dados.yeast'.D74:.M74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11">
            <text:p>11</text:p>
          </table:table-cell>
          <table:table-cell table:formula="of:=AVERAGE(['dados.breast.cancer'.D75:.M75])" office:value-type="float" office:value="0.670932539682539">
            <text:p>0.670932539682539</text:p>
          </table:table-cell>
          <table:table-cell table:formula="of:=VAR(['dados.breast.cancer'.D75:.M75])" office:value-type="float" office:value="0.023997609074494">
            <text:p>0.023997609074494</text:p>
          </table:table-cell>
          <table:table-cell table:formula="of:=STDEV(['dados.breast.cancer'.D75:.M75])" office:value-type="float" office:value="0.154911616977211">
            <text:p>0.154911616977211</text:p>
          </table:table-cell>
          <table:table-cell/>
          <table:table-cell table:formula="of:=AVERAGE(['dados.vehicle'.D75:.M75])" office:value-type="float" office:value="0.99076568825911">
            <text:p>0.99076568825911</text:p>
          </table:table-cell>
          <table:table-cell table:formula="of:=VAR(['dados.vehicle'.D75:.M75])" office:value-type="float" office:value="0.0000293199927469717">
            <text:p>0.0000293199927469717</text:p>
          </table:table-cell>
          <table:table-cell table:formula="of:=STDEV(['dados.vehicle'.D75:.M75])" office:value-type="float" office:value="0.00541479387853054">
            <text:p>0.00541479387853054</text:p>
          </table:table-cell>
          <table:table-cell/>
          <table:table-cell table:formula="of:=AVERAGE(['dados.hepatitis'.D75:.M75])" office:value-type="float" office:value="0.840972222222222">
            <text:p>0.840972222222222</text:p>
          </table:table-cell>
          <table:table-cell table:formula="of:=VAR(['dados.hepatitis'.D75:.M75])" office:value-type="float" office:value="0.0141516740174593">
            <text:p>0.0141516740174593</text:p>
          </table:table-cell>
          <table:table-cell table:formula="of:=STDEV(['dados.hepatitis'.D75:.M75])" office:value-type="float" office:value="0.118960808745819">
            <text:p>0.118960808745819</text:p>
          </table:table-cell>
          <table:table-cell/>
          <table:table-cell table:formula="of:=AVERAGE(['dados.glass'.D75:.M75])" office:value-type="float" office:value="0.935477582846004">
            <text:p>0.935477582846004</text:p>
          </table:table-cell>
          <table:table-cell table:formula="of:=VAR(['dados.glass'.D75:.M75])" office:value-type="float" office:value="0.0121115244492238">
            <text:p>0.0121115244492238</text:p>
          </table:table-cell>
          <table:table-cell table:formula="of:=STDEV(['dados.glass'.D75:.M75])" office:value-type="float" office:value="0.110052371393005">
            <text:p>0.110052371393005</text:p>
          </table:table-cell>
          <table:table-cell/>
          <table:table-cell table:formula="of:=AVERAGE(['dados.yeast'.D75:.M75])" office:value-type="float" office:value="0.998913043478261">
            <text:p>0.998913043478261</text:p>
          </table:table-cell>
          <table:table-cell table:formula="of:=VAR(['dados.yeast'.D75:.M75])" office:value-type="float" office:value="0.0000118147448015126">
            <text:p>0.0000118147448015126</text:p>
          </table:table-cell>
          <table:table-cell table:formula="of:=STDEV(['dados.yeast'.D75:.M75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12">
            <text:p>12</text:p>
          </table:table-cell>
          <table:table-cell table:formula="of:=AVERAGE(['dados.breast.cancer'.D76:.M76])" office:value-type="float" office:value="0.67218253968254">
            <text:p>0.67218253968254</text:p>
          </table:table-cell>
          <table:table-cell table:formula="of:=VAR(['dados.breast.cancer'.D76:.M76])" office:value-type="float" office:value="0.0237083888853896">
            <text:p>0.0237083888853896</text:p>
          </table:table-cell>
          <table:table-cell table:formula="of:=STDEV(['dados.breast.cancer'.D76:.M76])" office:value-type="float" office:value="0.153975286605967">
            <text:p>0.153975286605967</text:p>
          </table:table-cell>
          <table:table-cell/>
          <table:table-cell table:formula="of:=AVERAGE(['dados.vehicle'.D76:.M76])" office:value-type="float" office:value="0.990923582995951">
            <text:p>0.990923582995951</text:p>
          </table:table-cell>
          <table:table-cell table:formula="of:=VAR(['dados.vehicle'.D76:.M76])" office:value-type="float" office:value="0.0000290443273944611">
            <text:p>0.0000290443273944611</text:p>
          </table:table-cell>
          <table:table-cell table:formula="of:=STDEV(['dados.vehicle'.D76:.M76])" office:value-type="float" office:value="0.00538927893084605">
            <text:p>0.00538927893084605</text:p>
          </table:table-cell>
          <table:table-cell/>
          <table:table-cell table:formula="of:=AVERAGE(['dados.hepatitis'.D76:.M76])" office:value-type="float" office:value="0.851869658119658">
            <text:p>0.851869658119658</text:p>
          </table:table-cell>
          <table:table-cell table:formula="of:=VAR(['dados.hepatitis'.D76:.M76])" office:value-type="float" office:value="0.0135075284748094">
            <text:p>0.0135075284748094</text:p>
          </table:table-cell>
          <table:table-cell table:formula="of:=STDEV(['dados.hepatitis'.D76:.M76])" office:value-type="float" office:value="0.116221893268048">
            <text:p>0.116221893268048</text:p>
          </table:table-cell>
          <table:table-cell/>
          <table:table-cell table:formula="of:=AVERAGE(['dados.glass'.D76:.M76])" office:value-type="float" office:value="0.933625730994152">
            <text:p>0.933625730994152</text:p>
          </table:table-cell>
          <table:table-cell table:formula="of:=VAR(['dados.glass'.D76:.M76])" office:value-type="float" office:value="0.0128709962884011">
            <text:p>0.0128709962884011</text:p>
          </table:table-cell>
          <table:table-cell table:formula="of:=STDEV(['dados.glass'.D76:.M76])" office:value-type="float" office:value="0.113450413346101">
            <text:p>0.113450413346101</text:p>
          </table:table-cell>
          <table:table-cell/>
          <table:table-cell table:formula="of:=AVERAGE(['dados.yeast'.D76:.M76])" office:value-type="float" office:value="0.998913043478261">
            <text:p>0.998913043478261</text:p>
          </table:table-cell>
          <table:table-cell table:formula="of:=VAR(['dados.yeast'.D76:.M76])" office:value-type="float" office:value="0.0000118147448015126">
            <text:p>0.0000118147448015126</text:p>
          </table:table-cell>
          <table:table-cell table:formula="of:=STDEV(['dados.yeast'.D76:.M76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13">
            <text:p>13</text:p>
          </table:table-cell>
          <table:table-cell table:formula="of:=AVERAGE(['dados.breast.cancer'.D77:.M77])" office:value-type="float" office:value="0.670248015873016">
            <text:p>0.670248015873016</text:p>
          </table:table-cell>
          <table:table-cell table:formula="of:=VAR(['dados.breast.cancer'.D77:.M77])" office:value-type="float" office:value="0.0245474135706237">
            <text:p>0.0245474135706237</text:p>
          </table:table-cell>
          <table:table-cell table:formula="of:=STDEV(['dados.breast.cancer'.D77:.M77])" office:value-type="float" office:value="0.156676142314724">
            <text:p>0.156676142314724</text:p>
          </table:table-cell>
          <table:table-cell/>
          <table:table-cell table:formula="of:=AVERAGE(['dados.vehicle'.D77:.M77])" office:value-type="float" office:value="0.991074582489879">
            <text:p>0.991074582489879</text:p>
          </table:table-cell>
          <table:table-cell table:formula="of:=VAR(['dados.vehicle'.D77:.M77])" office:value-type="float" office:value="0.0000252155345037951">
            <text:p>0.0000252155345037951</text:p>
          </table:table-cell>
          <table:table-cell table:formula="of:=STDEV(['dados.vehicle'.D77:.M77])" office:value-type="float" office:value="0.00502150719443825">
            <text:p>0.00502150719443825</text:p>
          </table:table-cell>
          <table:table-cell/>
          <table:table-cell table:formula="of:=AVERAGE(['dados.hepatitis'.D77:.M77])" office:value-type="float" office:value="0.851869658119658">
            <text:p>0.851869658119658</text:p>
          </table:table-cell>
          <table:table-cell table:formula="of:=VAR(['dados.hepatitis'.D77:.M77])" office:value-type="float" office:value="0.0135075284748094">
            <text:p>0.0135075284748094</text:p>
          </table:table-cell>
          <table:table-cell table:formula="of:=STDEV(['dados.hepatitis'.D77:.M77])" office:value-type="float" office:value="0.116221893268048">
            <text:p>0.116221893268048</text:p>
          </table:table-cell>
          <table:table-cell/>
          <table:table-cell table:formula="of:=AVERAGE(['dados.glass'.D77:.M77])" office:value-type="float" office:value="0.933625730994152">
            <text:p>0.933625730994152</text:p>
          </table:table-cell>
          <table:table-cell table:formula="of:=VAR(['dados.glass'.D77:.M77])" office:value-type="float" office:value="0.0128709962884011">
            <text:p>0.0128709962884011</text:p>
          </table:table-cell>
          <table:table-cell table:formula="of:=STDEV(['dados.glass'.D77:.M77])" office:value-type="float" office:value="0.113450413346101">
            <text:p>0.113450413346101</text:p>
          </table:table-cell>
          <table:table-cell/>
          <table:table-cell table:formula="of:=AVERAGE(['dados.yeast'.D77:.M77])" office:value-type="float" office:value="0.994565217391304">
            <text:p>0.994565217391304</text:p>
          </table:table-cell>
          <table:table-cell table:formula="of:=VAR(['dados.yeast'.D77:.M77])" office:value-type="float" office:value="0.000190348666246587">
            <text:p>0.000190348666246587</text:p>
          </table:table-cell>
          <table:table-cell table:formula="of:=STDEV(['dados.yeast'.D77:.M77])" office:value-type="float" office:value="0.0137966904091737">
            <text:p>0.0137966904091737</text:p>
          </table:table-cell>
        </table:table-row>
        <table:table-row table:style-name="ro1">
          <table:covered-table-cell/>
          <table:table-cell office:value-type="float" office:value="14">
            <text:p>14</text:p>
          </table:table-cell>
          <table:table-cell table:formula="of:=AVERAGE(['dados.breast.cancer'.D78:.M78])" office:value-type="float" office:value="0.672599206349207">
            <text:p>0.672599206349207</text:p>
          </table:table-cell>
          <table:table-cell table:formula="of:=VAR(['dados.breast.cancer'.D78:.M78])" office:value-type="float" office:value="0.024431826691582">
            <text:p>0.024431826691582</text:p>
          </table:table-cell>
          <table:table-cell table:formula="of:=STDEV(['dados.breast.cancer'.D78:.M78])" office:value-type="float" office:value="0.15630683507634">
            <text:p>0.15630683507634</text:p>
          </table:table-cell>
          <table:table-cell/>
          <table:table-cell table:formula="of:=AVERAGE(['dados.vehicle'.D78:.M78])" office:value-type="float" office:value="0.991150303643725">
            <text:p>0.991150303643725</text:p>
          </table:table-cell>
          <table:table-cell table:formula="of:=VAR(['dados.vehicle'.D78:.M78])" office:value-type="float" office:value="0.0000266318235926535">
            <text:p>0.0000266318235926535</text:p>
          </table:table-cell>
          <table:table-cell table:formula="of:=STDEV(['dados.vehicle'.D78:.M78])" office:value-type="float" office:value="0.00516060302606716">
            <text:p>0.00516060302606716</text:p>
          </table:table-cell>
          <table:table-cell/>
          <table:table-cell table:formula="of:=AVERAGE(['dados.hepatitis'.D78:.M78])" office:value-type="float" office:value="0.846314102564103">
            <text:p>0.846314102564103</text:p>
          </table:table-cell>
          <table:table-cell table:formula="of:=VAR(['dados.hepatitis'.D78:.M78])" office:value-type="float" office:value="0.0140450139659986">
            <text:p>0.0140450139659986</text:p>
          </table:table-cell>
          <table:table-cell table:formula="of:=STDEV(['dados.hepatitis'.D78:.M78])" office:value-type="float" office:value="0.118511661729969">
            <text:p>0.118511661729969</text:p>
          </table:table-cell>
          <table:table-cell/>
          <table:table-cell table:formula="of:=AVERAGE(['dados.glass'.D78:.M78])" office:value-type="float" office:value="0.937231968810916">
            <text:p>0.937231968810916</text:p>
          </table:table-cell>
          <table:table-cell table:formula="of:=VAR(['dados.glass'.D78:.M78])" office:value-type="float" office:value="0.0112311016030679">
            <text:p>0.0112311016030679</text:p>
          </table:table-cell>
          <table:table-cell table:formula="of:=STDEV(['dados.glass'.D78:.M78])" office:value-type="float" office:value="0.105976891835286">
            <text:p>0.105976891835286</text:p>
          </table:table-cell>
          <table:table-cell/>
          <table:table-cell table:formula="of:=AVERAGE(['dados.yeast'.D78:.M78])" office:value-type="float" office:value="0.998913043478261">
            <text:p>0.998913043478261</text:p>
          </table:table-cell>
          <table:table-cell table:formula="of:=VAR(['dados.yeast'.D78:.M78])" office:value-type="float" office:value="0.0000118147448015126">
            <text:p>0.0000118147448015126</text:p>
          </table:table-cell>
          <table:table-cell table:formula="of:=STDEV(['dados.yeast'.D78:.M78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15">
            <text:p>15</text:p>
          </table:table-cell>
          <table:table-cell table:formula="of:=AVERAGE(['dados.breast.cancer'.D79:.M79])" office:value-type="float" office:value="0.669642857142857">
            <text:p>0.669642857142857</text:p>
          </table:table-cell>
          <table:table-cell table:formula="of:=VAR(['dados.breast.cancer'.D79:.M79])" office:value-type="float" office:value="0.0222231823542174">
            <text:p>0.0222231823542174</text:p>
          </table:table-cell>
          <table:table-cell table:formula="of:=STDEV(['dados.breast.cancer'.D79:.M79])" office:value-type="float" office:value="0.149074418845815">
            <text:p>0.149074418845815</text:p>
          </table:table-cell>
          <table:table-cell/>
          <table:table-cell table:formula="of:=AVERAGE(['dados.vehicle'.D79:.M79])" office:value-type="float" office:value="0.991147456983806">
            <text:p>0.991147456983806</text:p>
          </table:table-cell>
          <table:table-cell table:formula="of:=VAR(['dados.vehicle'.D79:.M79])" office:value-type="float" office:value="0.0000221978911241654">
            <text:p>0.0000221978911241654</text:p>
          </table:table-cell>
          <table:table-cell table:formula="of:=STDEV(['dados.vehicle'.D79:.M79])" office:value-type="float" office:value="0.00471146379845642">
            <text:p>0.00471146379845642</text:p>
          </table:table-cell>
          <table:table-cell/>
          <table:table-cell table:formula="of:=AVERAGE(['dados.hepatitis'.D79:.M79])" office:value-type="float" office:value="0.851869658119658">
            <text:p>0.851869658119658</text:p>
          </table:table-cell>
          <table:table-cell table:formula="of:=VAR(['dados.hepatitis'.D79:.M79])" office:value-type="float" office:value="0.0135075284748094">
            <text:p>0.0135075284748094</text:p>
          </table:table-cell>
          <table:table-cell table:formula="of:=STDEV(['dados.hepatitis'.D79:.M79])" office:value-type="float" office:value="0.116221893268048">
            <text:p>0.116221893268048</text:p>
          </table:table-cell>
          <table:table-cell/>
          <table:table-cell table:formula="of:=AVERAGE(['dados.glass'.D79:.M79])" office:value-type="float" office:value="0.935380116959064">
            <text:p>0.935380116959064</text:p>
          </table:table-cell>
          <table:table-cell table:formula="of:=VAR(['dados.glass'.D79:.M79])" office:value-type="float" office:value="0.011997793137574">
            <text:p>0.011997793137574</text:p>
          </table:table-cell>
          <table:table-cell table:formula="of:=STDEV(['dados.glass'.D79:.M79])" office:value-type="float" office:value="0.109534438135109">
            <text:p>0.109534438135109</text:p>
          </table:table-cell>
          <table:table-cell/>
          <table:table-cell table:formula="of:=AVERAGE(['dados.yeast'.D79:.M79])" office:value-type="float" office:value="0.998913043478261">
            <text:p>0.998913043478261</text:p>
          </table:table-cell>
          <table:table-cell table:formula="of:=VAR(['dados.yeast'.D79:.M79])" office:value-type="float" office:value="0.0000118147448015126">
            <text:p>0.0000118147448015126</text:p>
          </table:table-cell>
          <table:table-cell table:formula="of:=STDEV(['dados.yeast'.D79:.M79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16">
            <text:p>16</text:p>
          </table:table-cell>
          <table:table-cell table:formula="of:=AVERAGE(['dados.breast.cancer'.D80:.M80])" office:value-type="float" office:value="0.675545634920635">
            <text:p>0.675545634920635</text:p>
          </table:table-cell>
          <table:table-cell table:formula="of:=VAR(['dados.breast.cancer'.D80:.M80])" office:value-type="float" office:value="0.0246842767778408">
            <text:p>0.0246842767778408</text:p>
          </table:table-cell>
          <table:table-cell table:formula="of:=STDEV(['dados.breast.cancer'.D80:.M80])" office:value-type="float" office:value="0.157112306258424">
            <text:p>0.157112306258424</text:p>
          </table:table-cell>
          <table:table-cell/>
          <table:table-cell table:formula="of:=AVERAGE(['dados.vehicle'.D80:.M80])" office:value-type="float" office:value="0.990838562753036">
            <text:p>0.990838562753036</text:p>
          </table:table-cell>
          <table:table-cell table:formula="of:=VAR(['dados.vehicle'.D80:.M80])" office:value-type="float" office:value="0.00002555927684807">
            <text:p>0.00002555927684807</text:p>
          </table:table-cell>
          <table:table-cell table:formula="of:=STDEV(['dados.vehicle'.D80:.M80])" office:value-type="float" office:value="0.0050556183447794">
            <text:p>0.0050556183447794</text:p>
          </table:table-cell>
          <table:table-cell/>
          <table:table-cell table:formula="of:=AVERAGE(['dados.hepatitis'.D80:.M80])" office:value-type="float" office:value="0.844444444444445">
            <text:p>0.844444444444445</text:p>
          </table:table-cell>
          <table:table-cell table:formula="of:=VAR(['dados.hepatitis'.D80:.M80])" office:value-type="float" office:value="0.0140089797363658">
            <text:p>0.0140089797363658</text:p>
          </table:table-cell>
          <table:table-cell table:formula="of:=STDEV(['dados.hepatitis'.D80:.M80])" office:value-type="float" office:value="0.118359535891139">
            <text:p>0.118359535891139</text:p>
          </table:table-cell>
          <table:table-cell/>
          <table:table-cell table:formula="of:=AVERAGE(['dados.glass'.D80:.M80])" office:value-type="float" office:value="0.934307992202729">
            <text:p>0.934307992202729</text:p>
          </table:table-cell>
          <table:table-cell table:formula="of:=VAR(['dados.glass'.D80:.M80])" office:value-type="float" office:value="0.010925847818111">
            <text:p>0.010925847818111</text:p>
          </table:table-cell>
          <table:table-cell table:formula="of:=STDEV(['dados.glass'.D80:.M80])" office:value-type="float" office:value="0.104526780387186">
            <text:p>0.104526780387186</text:p>
          </table:table-cell>
          <table:table-cell/>
          <table:table-cell table:formula="of:=AVERAGE(['dados.yeast'.D80:.M80])" office:value-type="float" office:value="0.998913043478261">
            <text:p>0.998913043478261</text:p>
          </table:table-cell>
          <table:table-cell table:formula="of:=VAR(['dados.yeast'.D80:.M80])" office:value-type="float" office:value="0.0000118147448015126">
            <text:p>0.0000118147448015126</text:p>
          </table:table-cell>
          <table:table-cell table:formula="of:=STDEV(['dados.yeast'.D80:.M80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17">
            <text:p>17</text:p>
          </table:table-cell>
          <table:table-cell table:formula="of:=AVERAGE(['dados.breast.cancer'.D81:.M81])" office:value-type="float" office:value="0.670962301587302">
            <text:p>0.670962301587302</text:p>
          </table:table-cell>
          <table:table-cell table:formula="of:=VAR(['dados.breast.cancer'.D81:.M81])" office:value-type="float" office:value="0.0227487333475057">
            <text:p>0.0227487333475057</text:p>
          </table:table-cell>
          <table:table-cell table:formula="of:=STDEV(['dados.breast.cancer'.D81:.M81])" office:value-type="float" office:value="0.150826832319404">
            <text:p>0.150826832319404</text:p>
          </table:table-cell>
          <table:table-cell/>
          <table:table-cell table:formula="of:=AVERAGE(['dados.vehicle'.D81:.M81])" office:value-type="float" office:value="0.990758033906883">
            <text:p>0.990758033906883</text:p>
          </table:table-cell>
          <table:table-cell table:formula="of:=VAR(['dados.vehicle'.D81:.M81])" office:value-type="float" office:value="0.0000261557290629769">
            <text:p>0.0000261557290629769</text:p>
          </table:table-cell>
          <table:table-cell table:formula="of:=STDEV(['dados.vehicle'.D81:.M81])" office:value-type="float" office:value="0.00511426720684175">
            <text:p>0.00511426720684175</text:p>
          </table:table-cell>
          <table:table-cell/>
          <table:table-cell table:formula="of:=AVERAGE(['dados.hepatitis'.D81:.M81])" office:value-type="float" office:value="0.836111111111111">
            <text:p>0.836111111111111</text:p>
          </table:table-cell>
          <table:table-cell table:formula="of:=VAR(['dados.hepatitis'.D81:.M81])" office:value-type="float" office:value="0.0135374433851998">
            <text:p>0.0135374433851998</text:p>
          </table:table-cell>
          <table:table-cell table:formula="of:=STDEV(['dados.hepatitis'.D81:.M81])" office:value-type="float" office:value="0.116350519488311">
            <text:p>0.116350519488311</text:p>
          </table:table-cell>
          <table:table-cell/>
          <table:table-cell table:formula="of:=AVERAGE(['dados.glass'.D81:.M81])" office:value-type="float" office:value="0.932553606237817">
            <text:p>0.932553606237817</text:p>
          </table:table-cell>
          <table:table-cell table:formula="of:=VAR(['dados.glass'.D81:.M81])" office:value-type="float" office:value="0.0116072012872168">
            <text:p>0.0116072012872168</text:p>
          </table:table-cell>
          <table:table-cell table:formula="of:=STDEV(['dados.glass'.D81:.M81])" office:value-type="float" office:value="0.107736722092408">
            <text:p>0.107736722092408</text:p>
          </table:table-cell>
          <table:table-cell/>
          <table:table-cell table:formula="of:=AVERAGE(['dados.yeast'.D81:.M81])" office:value-type="float" office:value="0.998913043478261">
            <text:p>0.998913043478261</text:p>
          </table:table-cell>
          <table:table-cell table:formula="of:=VAR(['dados.yeast'.D81:.M81])" office:value-type="float" office:value="0.0000118147448015126">
            <text:p>0.0000118147448015126</text:p>
          </table:table-cell>
          <table:table-cell table:formula="of:=STDEV(['dados.yeast'.D81:.M81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18">
            <text:p>18</text:p>
          </table:table-cell>
          <table:table-cell table:formula="of:=AVERAGE(['dados.breast.cancer'.D82:.M82])" office:value-type="float" office:value="0.670168650793651">
            <text:p>0.670168650793651</text:p>
          </table:table-cell>
          <table:table-cell table:formula="of:=VAR(['dados.breast.cancer'.D82:.M82])" office:value-type="float" office:value="0.0235109644230635">
            <text:p>0.0235109644230635</text:p>
          </table:table-cell>
          <table:table-cell table:formula="of:=STDEV(['dados.breast.cancer'.D82:.M82])" office:value-type="float" office:value="0.153332855001997">
            <text:p>0.153332855001997</text:p>
          </table:table-cell>
          <table:table-cell/>
          <table:table-cell table:formula="of:=AVERAGE(['dados.vehicle'.D82:.M82])" office:value-type="float" office:value="0.990605389676113">
            <text:p>0.990605389676113</text:p>
          </table:table-cell>
          <table:table-cell table:formula="of:=VAR(['dados.vehicle'.D82:.M82])" office:value-type="float" office:value="0.0000264602785047023">
            <text:p>0.0000264602785047023</text:p>
          </table:table-cell>
          <table:table-cell table:formula="of:=STDEV(['dados.vehicle'.D82:.M82])" office:value-type="float" office:value="0.00514395553098025">
            <text:p>0.00514395553098025</text:p>
          </table:table-cell>
          <table:table-cell/>
          <table:table-cell table:formula="of:=AVERAGE(['dados.hepatitis'.D82:.M82])" office:value-type="float" office:value="0.844658119658119">
            <text:p>0.844658119658119</text:p>
          </table:table-cell>
          <table:table-cell table:formula="of:=VAR(['dados.hepatitis'.D82:.M82])" office:value-type="float" office:value="0.013987926741666">
            <text:p>0.013987926741666</text:p>
          </table:table-cell>
          <table:table-cell table:formula="of:=STDEV(['dados.hepatitis'.D82:.M82])" office:value-type="float" office:value="0.118270565829652">
            <text:p>0.118270565829652</text:p>
          </table:table-cell>
          <table:table-cell/>
          <table:table-cell table:formula="of:=AVERAGE(['dados.glass'.D82:.M82])" office:value-type="float" office:value="0.941325536062378">
            <text:p>0.941325536062378</text:p>
          </table:table-cell>
          <table:table-cell table:formula="of:=VAR(['dados.glass'.D82:.M82])" office:value-type="float" office:value="0.00890361537854214">
            <text:p>0.00890361537854214</text:p>
          </table:table-cell>
          <table:table-cell table:formula="of:=STDEV(['dados.glass'.D82:.M82])" office:value-type="float" office:value="0.0943589708429577">
            <text:p>0.0943589708429577</text:p>
          </table:table-cell>
          <table:table-cell/>
          <table:table-cell table:formula="of:=AVERAGE(['dados.yeast'.D82:.M82])" office:value-type="float" office:value="0.998913043478261">
            <text:p>0.998913043478261</text:p>
          </table:table-cell>
          <table:table-cell table:formula="of:=VAR(['dados.yeast'.D82:.M82])" office:value-type="float" office:value="0.0000118147448015126">
            <text:p>0.0000118147448015126</text:p>
          </table:table-cell>
          <table:table-cell table:formula="of:=STDEV(['dados.yeast'.D82:.M82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19">
            <text:p>19</text:p>
          </table:table-cell>
          <table:table-cell table:formula="of:=AVERAGE(['dados.breast.cancer'.D83:.M83])" office:value-type="float" office:value="0.672351190476191">
            <text:p>0.672351190476191</text:p>
          </table:table-cell>
          <table:table-cell table:formula="of:=VAR(['dados.breast.cancer'.D83:.M83])" office:value-type="float" office:value="0.02189871252642">
            <text:p>0.02189871252642</text:p>
          </table:table-cell>
          <table:table-cell table:formula="of:=STDEV(['dados.breast.cancer'.D83:.M83])" office:value-type="float" office:value="0.147982135835445">
            <text:p>0.147982135835445</text:p>
          </table:table-cell>
          <table:table-cell/>
          <table:table-cell table:formula="of:=AVERAGE(['dados.vehicle'.D83:.M83])" office:value-type="float" office:value="0.990605389676113">
            <text:p>0.990605389676113</text:p>
          </table:table-cell>
          <table:table-cell table:formula="of:=VAR(['dados.vehicle'.D83:.M83])" office:value-type="float" office:value="0.0000263287860655175">
            <text:p>0.0000263287860655175</text:p>
          </table:table-cell>
          <table:table-cell table:formula="of:=STDEV(['dados.vehicle'.D83:.M83])" office:value-type="float" office:value="0.00513115835513946">
            <text:p>0.00513115835513946</text:p>
          </table:table-cell>
          <table:table-cell/>
          <table:table-cell table:formula="of:=AVERAGE(['dados.hepatitis'.D83:.M83])" office:value-type="float" office:value="0.822435897435897">
            <text:p>0.822435897435897</text:p>
          </table:table-cell>
          <table:table-cell table:formula="of:=VAR(['dados.hepatitis'.D83:.M83])" office:value-type="float" office:value="0.0153702207165526">
            <text:p>0.0153702207165526</text:p>
          </table:table-cell>
          <table:table-cell table:formula="of:=STDEV(['dados.hepatitis'.D83:.M83])" office:value-type="float" office:value="0.123976694247559">
            <text:p>0.123976694247559</text:p>
          </table:table-cell>
          <table:table-cell/>
          <table:table-cell table:formula="of:=AVERAGE(['dados.glass'.D83:.M83])" office:value-type="float" office:value="0.936062378167641">
            <text:p>0.936062378167641</text:p>
          </table:table-cell>
          <table:table-cell table:formula="of:=VAR(['dados.glass'.D83:.M83])" office:value-type="float" office:value="0.0109566687396903">
            <text:p>0.0109566687396903</text:p>
          </table:table-cell>
          <table:table-cell table:formula="of:=STDEV(['dados.glass'.D83:.M83])" office:value-type="float" office:value="0.104674107303049">
            <text:p>0.104674107303049</text:p>
          </table:table-cell>
          <table:table-cell/>
          <table:table-cell table:formula="of:=AVERAGE(['dados.yeast'.D83:.M83])" office:value-type="float" office:value="0.998913043478261">
            <text:p>0.998913043478261</text:p>
          </table:table-cell>
          <table:table-cell table:formula="of:=VAR(['dados.yeast'.D83:.M83])" office:value-type="float" office:value="0.0000118147448015126">
            <text:p>0.0000118147448015126</text:p>
          </table:table-cell>
          <table:table-cell table:formula="of:=STDEV(['dados.yeast'.D83:.M83])" office:value-type="float" office:value="0.00343725832627003">
            <text:p>0.00343725832627003</text:p>
          </table:table-cell>
        </table:table-row>
        <table:table-row table:style-name="ro1">
          <table:covered-table-cell/>
          <table:table-cell office:value-type="float" office:value="20">
            <text:p>20</text:p>
          </table:table-cell>
          <table:table-cell table:formula="of:=AVERAGE(['dados.breast.cancer'.D84:.M84])" office:value-type="float" office:value="0.667946428571429">
            <text:p>0.667946428571429</text:p>
          </table:table-cell>
          <table:table-cell table:formula="of:=VAR(['dados.breast.cancer'.D84:.M84])" office:value-type="float" office:value="0.0228030352637455">
            <text:p>0.0228030352637455</text:p>
          </table:table-cell>
          <table:table-cell table:formula="of:=STDEV(['dados.breast.cancer'.D84:.M84])" office:value-type="float" office:value="0.151006739133542">
            <text:p>0.151006739133542</text:p>
          </table:table-cell>
          <table:table-cell/>
          <table:table-cell table:formula="of:=AVERAGE(['dados.vehicle'.D84:.M84])" office:value-type="float" office:value="0.990375822368421">
            <text:p>0.990375822368421</text:p>
          </table:table-cell>
          <table:table-cell table:formula="of:=VAR(['dados.vehicle'.D84:.M84])" office:value-type="float" office:value="0.0000279056943245351">
            <text:p>0.0000279056943245351</text:p>
          </table:table-cell>
          <table:table-cell table:formula="of:=STDEV(['dados.vehicle'.D84:.M84])" office:value-type="float" office:value="0.00528258405749829">
            <text:p>0.00528258405749829</text:p>
          </table:table-cell>
          <table:table-cell/>
          <table:table-cell table:formula="of:=AVERAGE(['dados.hepatitis'.D84:.M84])" office:value-type="float" office:value="0.828472222222222">
            <text:p>0.828472222222222</text:p>
          </table:table-cell>
          <table:table-cell table:formula="of:=VAR(['dados.hepatitis'.D84:.M84])" office:value-type="float" office:value="0.0149933118694248">
            <text:p>0.0149933118694248</text:p>
          </table:table-cell>
          <table:table-cell table:formula="of:=STDEV(['dados.hepatitis'.D84:.M84])" office:value-type="float" office:value="0.122447179916178">
            <text:p>0.122447179916178</text:p>
          </table:table-cell>
          <table:table-cell/>
          <table:table-cell table:formula="of:=AVERAGE(['dados.glass'.D84:.M84])" office:value-type="float" office:value="0.942397660818714">
            <text:p>0.942397660818714</text:p>
          </table:table-cell>
          <table:table-cell table:formula="of:=VAR(['dados.glass'.D84:.M84])" office:value-type="float" office:value="0.00912055455704213">
            <text:p>0.00912055455704213</text:p>
          </table:table-cell>
          <table:table-cell table:formula="of:=STDEV(['dados.glass'.D84:.M84])" office:value-type="float" office:value="0.095501594526176">
            <text:p>0.095501594526176</text:p>
          </table:table-cell>
          <table:table-cell/>
          <table:table-cell table:formula="of:=AVERAGE(['dados.yeast'.D84:.M84])" office:value-type="float" office:value="0.998913043478261">
            <text:p>0.998913043478261</text:p>
          </table:table-cell>
          <table:table-cell table:formula="of:=VAR(['dados.yeast'.D84:.M84])" office:value-type="float" office:value="0.0000118147448015126">
            <text:p>0.0000118147448015126</text:p>
          </table:table-cell>
          <table:table-cell table:formula="of:=STDEV(['dados.yeast'.D84:.M84])" office:value-type="float" office:value="0.00343725832627003">
            <text:p>0.00343725832627003</text:p>
          </table:table-cell>
        </table:table-row>
        <table:table-row table:style-name="ro1" table:number-rows-repeated="104849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ados.breast.cancer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5" table:number-columns-repeated="10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Folds</text:p>
          </table:table-cell>
          <table:covered-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 table:number-columns-spanned="1" table:number-rows-spanned="20">
            <text:p>J48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461111111111111">
            <text:p>0.461111111111111</text:p>
          </table:table-cell>
          <table:table-cell office:value-type="float" office:value="0.505555555555556">
            <text:p>0.505555555555556</text:p>
          </table:table-cell>
          <table:table-cell office:value-type="float" office:value="0.533333333333333">
            <text:p>0.533333333333333</text:p>
          </table:table-cell>
          <table:table-cell office:value-type="float" office:value="0.361111111111111">
            <text:p>0.361111111111111</text:p>
          </table:table-cell>
          <table:table-cell office:value-type="float" office:value="0.5">
            <text:p>0.5</text:p>
          </table:table-cell>
          <table:table-cell office:value-type="float" office:value="0.327380952380952">
            <text:p>0.327380952380952</text:p>
          </table:table-cell>
          <table:table-cell office:value-type="float" office:value="0.69375">
            <text:p>0.69375</text:p>
          </table:table-cell>
          <table:table-cell office:value-type="float" office:value="0.1125">
            <text:p>0.1125</text:p>
          </table:table-cell>
          <table:table-cell office:value-type="float" office:value="0.4375">
            <text:p>0.4375</text:p>
          </table:table-cell>
          <table:table-cell office:value-type="float" office:value="0.6625">
            <text:p>0.662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377777777777778">
            <text:p>0.377777777777778</text:p>
          </table:table-cell>
          <table:table-cell office:value-type="float" office:value="0.611111111111111">
            <text:p>0.611111111111111</text:p>
          </table:table-cell>
          <table:table-cell office:value-type="float" office:value="0.516666666666667">
            <text:p>0.516666666666667</text:p>
          </table:table-cell>
          <table:table-cell office:value-type="float" office:value="0.338888888888889">
            <text:p>0.338888888888889</text:p>
          </table:table-cell>
          <table:table-cell office:value-type="float" office:value="0.483333333333333">
            <text:p>0.483333333333333</text:p>
          </table:table-cell>
          <table:table-cell office:value-type="float" office:value="0.577380952380952">
            <text:p>0.577380952380952</text:p>
          </table:table-cell>
          <table:table-cell office:value-type="float" office:value="0.76875">
            <text:p>0.76875</text:p>
          </table:table-cell>
          <table:table-cell office:value-type="float" office:value="0.425">
            <text:p>0.425</text:p>
          </table:table-cell>
          <table:table-cell office:value-type="float" office:value="0.525">
            <text:p>0.525</text:p>
          </table:table-cell>
          <table:table-cell office:value-type="float" office:value="0.65">
            <text:p>0.6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283333333333333">
            <text:p>0.283333333333333</text:p>
          </table:table-cell>
          <table:table-cell office:value-type="float" office:value="0.761111111111111">
            <text:p>0.761111111111111</text:p>
          </table:table-cell>
          <table:table-cell office:value-type="float" office:value="0.6">
            <text:p>0.6</text:p>
          </table:table-cell>
          <table:table-cell office:value-type="float" office:value="0.366666666666667">
            <text:p>0.366666666666667</text:p>
          </table:table-cell>
          <table:table-cell office:value-type="float" office:value="0.611111111111111">
            <text:p>0.611111111111111</text:p>
          </table:table-cell>
          <table:table-cell office:value-type="float" office:value="0.648809523809524">
            <text:p>0.648809523809524</text:p>
          </table:table-cell>
          <table:table-cell office:value-type="float" office:value="0.79375">
            <text:p>0.79375</text:p>
          </table:table-cell>
          <table:table-cell office:value-type="float" office:value="0.40625">
            <text:p>0.40625</text:p>
          </table:table-cell>
          <table:table-cell office:value-type="float" office:value="0.53125">
            <text:p>0.53125</text:p>
          </table:table-cell>
          <table:table-cell office:value-type="float" office:value="0.65">
            <text:p>0.65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372222222222222">
            <text:p>0.372222222222222</text:p>
          </table:table-cell>
          <table:table-cell office:value-type="float" office:value="0.705555555555556">
            <text:p>0.705555555555556</text:p>
          </table:table-cell>
          <table:table-cell office:value-type="float" office:value="0.661111111111111">
            <text:p>0.661111111111111</text:p>
          </table:table-cell>
          <table:table-cell office:value-type="float" office:value="0.366666666666667">
            <text:p>0.366666666666667</text:p>
          </table:table-cell>
          <table:table-cell office:value-type="float" office:value="0.566666666666667">
            <text:p>0.566666666666667</text:p>
          </table:table-cell>
          <table:table-cell office:value-type="float" office:value="0.595238095238095">
            <text:p>0.595238095238095</text:p>
          </table:table-cell>
          <table:table-cell office:value-type="float" office:value="0.73125">
            <text:p>0.73125</text:p>
          </table:table-cell>
          <table:table-cell office:value-type="float" office:value="0.6625">
            <text:p>0.6625</text:p>
          </table:table-cell>
          <table:table-cell office:value-type="float" office:value="0.55625">
            <text:p>0.55625</text:p>
          </table:table-cell>
          <table:table-cell office:value-type="float" office:value="0.6875">
            <text:p>0.687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311111111111111">
            <text:p>0.311111111111111</text:p>
          </table:table-cell>
          <table:table-cell table:number-columns-repeated="2" office:value-type="float" office:value="0.627777777777778">
            <text:p>0.627777777777778</text:p>
          </table:table-cell>
          <table:table-cell office:value-type="float" office:value="0.394444444444444">
            <text:p>0.394444444444444</text:p>
          </table:table-cell>
          <table:table-cell office:value-type="float" office:value="0.444444444444444">
            <text:p>0.444444444444444</text:p>
          </table:table-cell>
          <table:table-cell office:value-type="float" office:value="0.625">
            <text:p>0.625</text:p>
          </table:table-cell>
          <table:table-cell office:value-type="float" office:value="0.76875">
            <text:p>0.76875</text:p>
          </table:table-cell>
          <table:table-cell office:value-type="float" office:value="0.69375">
            <text:p>0.69375</text:p>
          </table:table-cell>
          <table:table-cell office:value-type="float" office:value="0.58125">
            <text:p>0.58125</text:p>
          </table:table-cell>
          <table:table-cell office:value-type="float" office:value="0.70625">
            <text:p>0.7062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344444444444444">
            <text:p>0.344444444444444</text:p>
          </table:table-cell>
          <table:table-cell office:value-type="float" office:value="0.638888888888889">
            <text:p>0.638888888888889</text:p>
          </table:table-cell>
          <table:table-cell office:value-type="float" office:value="0.705555555555556">
            <text:p>0.705555555555556</text:p>
          </table:table-cell>
          <table:table-cell office:value-type="float" office:value="0.366666666666667">
            <text:p>0.366666666666667</text:p>
          </table:table-cell>
          <table:table-cell office:value-type="float" office:value="0.494444444444444">
            <text:p>0.494444444444444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office:value-type="float" office:value="0.6125">
            <text:p>0.6125</text:p>
          </table:table-cell>
          <table:table-cell office:value-type="float" office:value="0.6">
            <text:p>0.6</text:p>
          </table:table-cell>
          <table:table-cell office:value-type="float" office:value="0.65625">
            <text:p>0.6562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float" office:value="0.672222222222222">
            <text:p>0.672222222222222</text:p>
          </table:table-cell>
          <table:table-cell office:value-type="float" office:value="0.688888888888889">
            <text:p>0.688888888888889</text:p>
          </table:table-cell>
          <table:table-cell office:value-type="float" office:value="0.416666666666667">
            <text:p>0.416666666666667</text:p>
          </table:table-cell>
          <table:table-cell office:value-type="float" office:value="0.555555555555556">
            <text:p>0.555555555555556</text:p>
          </table:table-cell>
          <table:table-cell office:value-type="float" office:value="0.630952380952381">
            <text:p>0.630952380952381</text:p>
          </table:table-cell>
          <table:table-cell office:value-type="float" office:value="0.74375">
            <text:p>0.74375</text:p>
          </table:table-cell>
          <table:table-cell office:value-type="float" office:value="0.68125">
            <text:p>0.68125</text:p>
          </table:table-cell>
          <table:table-cell office:value-type="float" office:value="0.58125">
            <text:p>0.58125</text:p>
          </table:table-cell>
          <table:table-cell office:value-type="float" office:value="0.64375">
            <text:p>0.6437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683333333333333">
            <text:p>0.683333333333333</text:p>
          </table:table-cell>
          <table:table-cell office:value-type="float" office:value="0.722222222222222">
            <text:p>0.722222222222222</text:p>
          </table:table-cell>
          <table:table-cell office:value-type="float" office:value="0.444444444444444">
            <text:p>0.444444444444444</text:p>
          </table:table-cell>
          <table:table-cell office:value-type="float" office:value="0.566666666666667">
            <text:p>0.566666666666667</text:p>
          </table:table-cell>
          <table:table-cell office:value-type="float" office:value="0.595238095238095">
            <text:p>0.595238095238095</text:p>
          </table:table-cell>
          <table:table-cell office:value-type="float" office:value="0.7375">
            <text:p>0.7375</text:p>
          </table:table-cell>
          <table:table-cell office:value-type="float" office:value="0.7125">
            <text:p>0.7125</text:p>
          </table:table-cell>
          <table:table-cell office:value-type="float" office:value="0.56875">
            <text:p>0.56875</text:p>
          </table:table-cell>
          <table:table-cell office:value-type="float" office:value="0.65">
            <text:p>0.6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411111111111111">
            <text:p>0.411111111111111</text:p>
          </table:table-cell>
          <table:table-cell office:value-type="float" office:value="0.711111111111111">
            <text:p>0.711111111111111</text:p>
          </table:table-cell>
          <table:table-cell office:value-type="float" office:value="0.733333333333333">
            <text:p>0.733333333333333</text:p>
          </table:table-cell>
          <table:table-cell office:value-type="float" office:value="0.427777777777778">
            <text:p>0.427777777777778</text:p>
          </table:table-cell>
          <table:table-cell office:value-type="float" office:value="0.594444444444444">
            <text:p>0.594444444444444</text:p>
          </table:table-cell>
          <table:table-cell office:value-type="float" office:value="0.553571428571429">
            <text:p>0.553571428571429</text:p>
          </table:table-cell>
          <table:table-cell office:value-type="float" office:value="0.75625">
            <text:p>0.75625</text:p>
          </table:table-cell>
          <table:table-cell office:value-type="float" office:value="0.65625">
            <text:p>0.65625</text:p>
          </table:table-cell>
          <table:table-cell office:value-type="float" office:value="0.6">
            <text:p>0.6</text:p>
          </table:table-cell>
          <table:table-cell office:value-type="float" office:value="0.63125">
            <text:p>0.6312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383333333333333">
            <text:p>0.383333333333333</text:p>
          </table:table-cell>
          <table:table-cell office:value-type="float" office:value="0.722222222222222">
            <text:p>0.722222222222222</text:p>
          </table:table-cell>
          <table:table-cell office:value-type="float" office:value="0.8">
            <text:p>0.8</text:p>
          </table:table-cell>
          <table:table-cell office:value-type="float" office:value="0.472222222222222">
            <text:p>0.472222222222222</text:p>
          </table:table-cell>
          <table:table-cell office:value-type="float" office:value="0.655555555555556">
            <text:p>0.655555555555556</text:p>
          </table:table-cell>
          <table:table-cell office:value-type="float" office:value="0.648809523809524">
            <text:p>0.648809523809524</text:p>
          </table:table-cell>
          <table:table-cell office:value-type="float" office:value="0.725">
            <text:p>0.725</text:p>
          </table:table-cell>
          <table:table-cell office:value-type="float" office:value="0.56875">
            <text:p>0.56875</text:p>
          </table:table-cell>
          <table:table-cell office:value-type="float" office:value="0.525">
            <text:p>0.525</text:p>
          </table:table-cell>
          <table:table-cell office:value-type="float" office:value="0.60625">
            <text:p>0.6062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372222222222222">
            <text:p>0.372222222222222</text:p>
          </table:table-cell>
          <table:table-cell office:value-type="float" office:value="0.744444444444444">
            <text:p>0.744444444444444</text:p>
          </table:table-cell>
          <table:table-cell office:value-type="float" office:value="0.811111111111111">
            <text:p>0.811111111111111</text:p>
          </table:table-cell>
          <table:table-cell office:value-type="float" office:value="0.438888888888889">
            <text:p>0.438888888888889</text:p>
          </table:table-cell>
          <table:table-cell office:value-type="float" office:value="0.688888888888889">
            <text:p>0.688888888888889</text:p>
          </table:table-cell>
          <table:table-cell office:value-type="float" office:value="0.708333333333333">
            <text:p>0.708333333333333</text:p>
          </table:table-cell>
          <table:table-cell office:value-type="float" office:value="0.725">
            <text:p>0.725</text:p>
          </table:table-cell>
          <table:table-cell office:value-type="float" office:value="0.74375">
            <text:p>0.74375</text:p>
          </table:table-cell>
          <table:table-cell office:value-type="float" office:value="0.575">
            <text:p>0.575</text:p>
          </table:table-cell>
          <table:table-cell office:value-type="float" office:value="0.54375">
            <text:p>0.5437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361111111111111">
            <text:p>0.361111111111111</text:p>
          </table:table-cell>
          <table:table-cell office:value-type="float" office:value="0.755555555555556">
            <text:p>0.755555555555556</text:p>
          </table:table-cell>
          <table:table-cell office:value-type="float" office:value="0.811111111111111">
            <text:p>0.811111111111111</text:p>
          </table:table-cell>
          <table:table-cell office:value-type="float" office:value="0.433333333333333">
            <text:p>0.433333333333333</text:p>
          </table:table-cell>
          <table:table-cell office:value-type="float" office:value="0.677777777777778">
            <text:p>0.677777777777778</text:p>
          </table:table-cell>
          <table:table-cell office:value-type="float" office:value="0.595238095238095">
            <text:p>0.595238095238095</text:p>
          </table:table-cell>
          <table:table-cell office:value-type="float" office:value="0.74375">
            <text:p>0.74375</text:p>
          </table:table-cell>
          <table:table-cell office:value-type="float" office:value="0.68125">
            <text:p>0.68125</text:p>
          </table:table-cell>
          <table:table-cell office:value-type="float" office:value="0.525">
            <text:p>0.525</text:p>
          </table:table-cell>
          <table:table-cell office:value-type="float" office:value="0.5875">
            <text:p>0.587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35">
            <text:p>0.35</text:p>
          </table:table-cell>
          <table:table-cell office:value-type="float" office:value="0.777777777777778">
            <text:p>0.777777777777778</text:p>
          </table:table-cell>
          <table:table-cell office:value-type="float" office:value="0.866666666666667">
            <text:p>0.866666666666667</text:p>
          </table:table-cell>
          <table:table-cell office:value-type="float" office:value="0.488888888888889">
            <text:p>0.488888888888889</text:p>
          </table:table-cell>
          <table:table-cell office:value-type="float" office:value="0.672222222222222">
            <text:p>0.672222222222222</text:p>
          </table:table-cell>
          <table:table-cell office:value-type="float" office:value="0.630952380952381">
            <text:p>0.630952380952381</text:p>
          </table:table-cell>
          <table:table-cell office:value-type="float" office:value="0.7375">
            <text:p>0.7375</text:p>
          </table:table-cell>
          <table:table-cell office:value-type="float" office:value="0.75">
            <text:p>0.75</text:p>
          </table:table-cell>
          <table:table-cell office:value-type="float" office:value="0.53125">
            <text:p>0.53125</text:p>
          </table:table-cell>
          <table:table-cell office:value-type="float" office:value="0.625">
            <text:p>0.62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355555555555556">
            <text:p>0.355555555555556</text:p>
          </table:table-cell>
          <table:table-cell office:value-type="float" office:value="0.733333333333333">
            <text:p>0.733333333333333</text:p>
          </table:table-cell>
          <table:table-cell office:value-type="float" office:value="0.883333333333333">
            <text:p>0.883333333333333</text:p>
          </table:table-cell>
          <table:table-cell office:value-type="float" office:value="0.444444444444444">
            <text:p>0.444444444444444</text:p>
          </table:table-cell>
          <table:table-cell office:value-type="float" office:value="0.677777777777778">
            <text:p>0.677777777777778</text:p>
          </table:table-cell>
          <table:table-cell office:value-type="float" office:value="0.708333333333333">
            <text:p>0.708333333333333</text:p>
          </table:table-cell>
          <table:table-cell office:value-type="float" office:value="0.7375">
            <text:p>0.7375</text:p>
          </table:table-cell>
          <table:table-cell office:value-type="float" office:value="0.7125">
            <text:p>0.7125</text:p>
          </table:table-cell>
          <table:table-cell office:value-type="float" office:value="0.5125">
            <text:p>0.5125</text:p>
          </table:table-cell>
          <table:table-cell office:value-type="float" office:value="0.6">
            <text:p>0.6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377777777777778">
            <text:p>0.377777777777778</text:p>
          </table:table-cell>
          <table:table-cell office:value-type="float" office:value="0.738888888888889">
            <text:p>0.738888888888889</text:p>
          </table:table-cell>
          <table:table-cell office:value-type="float" office:value="0.866666666666667">
            <text:p>0.866666666666667</text:p>
          </table:table-cell>
          <table:table-cell office:value-type="float" office:value="0.455555555555556">
            <text:p>0.455555555555556</text:p>
          </table:table-cell>
          <table:table-cell office:value-type="float" office:value="0.638888888888889">
            <text:p>0.638888888888889</text:p>
          </table:table-cell>
          <table:table-cell office:value-type="float" office:value="0.714285714285714">
            <text:p>0.714285714285714</text:p>
          </table:table-cell>
          <table:table-cell office:value-type="float" office:value="0.74375">
            <text:p>0.74375</text:p>
          </table:table-cell>
          <table:table-cell office:value-type="float" office:value="0.775">
            <text:p>0.775</text:p>
          </table:table-cell>
          <table:table-cell office:value-type="float" office:value="0.51875">
            <text:p>0.51875</text:p>
          </table:table-cell>
          <table:table-cell office:value-type="float" office:value="0.6">
            <text:p>0.6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383333333333333">
            <text:p>0.383333333333333</text:p>
          </table:table-cell>
          <table:table-cell office:value-type="float" office:value="0.727777777777778">
            <text:p>0.727777777777778</text:p>
          </table:table-cell>
          <table:table-cell office:value-type="float" office:value="0.877777777777778">
            <text:p>0.877777777777778</text:p>
          </table:table-cell>
          <table:table-cell office:value-type="float" office:value="0.466666666666667">
            <text:p>0.466666666666667</text:p>
          </table:table-cell>
          <table:table-cell office:value-type="float" office:value="0.616666666666667">
            <text:p>0.616666666666667</text:p>
          </table:table-cell>
          <table:table-cell office:value-type="float" office:value="0.738095238095238">
            <text:p>0.738095238095238</text:p>
          </table:table-cell>
          <table:table-cell office:value-type="float" office:value="0.725">
            <text:p>0.725</text:p>
          </table:table-cell>
          <table:table-cell office:value-type="float" office:value="0.74375">
            <text:p>0.74375</text:p>
          </table:table-cell>
          <table:table-cell office:value-type="float" office:value="0.50625">
            <text:p>0.50625</text:p>
          </table:table-cell>
          <table:table-cell office:value-type="float" office:value="0.625">
            <text:p>0.625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377777777777778">
            <text:p>0.377777777777778</text:p>
          </table:table-cell>
          <table:table-cell office:value-type="float" office:value="0.772222222222222">
            <text:p>0.772222222222222</text:p>
          </table:table-cell>
          <table:table-cell office:value-type="float" office:value="0.877777777777778">
            <text:p>0.877777777777778</text:p>
          </table:table-cell>
          <table:table-cell office:value-type="float" office:value="0.45">
            <text:p>0.45</text:p>
          </table:table-cell>
          <table:table-cell office:value-type="float" office:value="0.627777777777778">
            <text:p>0.627777777777778</text:p>
          </table:table-cell>
          <table:table-cell office:value-type="float" office:value="0.708333333333333">
            <text:p>0.708333333333333</text:p>
          </table:table-cell>
          <table:table-cell table:number-columns-repeated="2" office:value-type="float" office:value="0.725">
            <text:p>0.725</text:p>
          </table:table-cell>
          <table:table-cell office:value-type="float" office:value="0.53125">
            <text:p>0.53125</text:p>
          </table:table-cell>
          <table:table-cell office:value-type="float" office:value="0.6625">
            <text:p>0.6625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355555555555556">
            <text:p>0.355555555555556</text:p>
          </table:table-cell>
          <table:table-cell office:value-type="float" office:value="0.761111111111111">
            <text:p>0.761111111111111</text:p>
          </table:table-cell>
          <table:table-cell office:value-type="float" office:value="0.883333333333333">
            <text:p>0.883333333333333</text:p>
          </table:table-cell>
          <table:table-cell office:value-type="float" office:value="0.483333333333333">
            <text:p>0.483333333333333</text:p>
          </table:table-cell>
          <table:table-cell office:value-type="float" office:value="0.633333333333333">
            <text:p>0.633333333333333</text:p>
          </table:table-cell>
          <table:table-cell office:value-type="float" office:value="0.726190476190476">
            <text:p>0.726190476190476</text:p>
          </table:table-cell>
          <table:table-cell office:value-type="float" office:value="0.7375">
            <text:p>0.7375</text:p>
          </table:table-cell>
          <table:table-cell office:value-type="float" office:value="0.74375">
            <text:p>0.74375</text:p>
          </table:table-cell>
          <table:table-cell office:value-type="float" office:value="0.54375">
            <text:p>0.54375</text:p>
          </table:table-cell>
          <table:table-cell office:value-type="float" office:value="0.65625">
            <text:p>0.65625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355555555555556">
            <text:p>0.355555555555556</text:p>
          </table:table-cell>
          <table:table-cell office:value-type="float" office:value="0.75">
            <text:p>0.75</text:p>
          </table:table-cell>
          <table:table-cell office:value-type="float" office:value="0.883333333333333">
            <text:p>0.883333333333333</text:p>
          </table:table-cell>
          <table:table-cell office:value-type="float" office:value="0.466666666666667">
            <text:p>0.466666666666667</text:p>
          </table:table-cell>
          <table:table-cell office:value-type="float" office:value="0.594444444444444">
            <text:p>0.594444444444444</text:p>
          </table:table-cell>
          <table:table-cell office:value-type="float" office:value="0.726190476190476">
            <text:p>0.726190476190476</text:p>
          </table:table-cell>
          <table:table-cell office:value-type="float" office:value="0.73125">
            <text:p>0.73125</text:p>
          </table:table-cell>
          <table:table-cell office:value-type="float" office:value="0.7625">
            <text:p>0.7625</text:p>
          </table:table-cell>
          <table:table-cell office:value-type="float" office:value="0.53125">
            <text:p>0.53125</text:p>
          </table:table-cell>
          <table:table-cell office:value-type="float" office:value="0.63125">
            <text:p>0.63125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344444444444444">
            <text:p>0.344444444444444</text:p>
          </table:table-cell>
          <table:table-cell office:value-type="float" office:value="0.766666666666667">
            <text:p>0.766666666666667</text:p>
          </table:table-cell>
          <table:table-cell office:value-type="float" office:value="0.85">
            <text:p>0.85</text:p>
          </table:table-cell>
          <table:table-cell office:value-type="float" office:value="0.505555555555556">
            <text:p>0.505555555555556</text:p>
          </table:table-cell>
          <table:table-cell office:value-type="float" office:value="0.672222222222222">
            <text:p>0.672222222222222</text:p>
          </table:table-cell>
          <table:table-cell office:value-type="float" office:value="0.696428571428571">
            <text:p>0.696428571428571</text:p>
          </table:table-cell>
          <table:table-cell office:value-type="float" office:value="0.70625">
            <text:p>0.70625</text:p>
          </table:table-cell>
          <table:table-cell office:value-type="float" office:value="0.69375">
            <text:p>0.69375</text:p>
          </table:table-cell>
          <table:table-cell office:value-type="float" office:value="0.53125">
            <text:p>0.53125</text:p>
          </table:table-cell>
          <table:table-cell office:value-type="float" office:value="0.675">
            <text:p>0.675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Naïve Bayes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888888888888889">
            <text:p>0.0888888888888889</text:p>
          </table:table-cell>
          <table:table-cell office:value-type="float" office:value="0.3">
            <text:p>0.3</text:p>
          </table:table-cell>
          <table:table-cell office:value-type="float" office:value="0.0888888888888889">
            <text:p>0.0888888888888889</text:p>
          </table:table-cell>
          <table:table-cell office:value-type="float" office:value="0.142857142857143">
            <text:p>0.14285714285714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0444444444444445">
            <text:p>0.0444444444444445</text:p>
          </table:table-cell>
          <table:table-cell office:value-type="float" office:value="0.0476190476190476">
            <text:p>0.047619047619047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75">
            <text:p>0.0437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0444444444444445">
            <text:p>0.0444444444444445</text:p>
          </table:table-cell>
          <table:table-cell office:value-type="float" office:value="0.05">
            <text:p>0.05</text:p>
          </table:table-cell>
          <table:table-cell office:value-type="float" office:value="0.133333333333333">
            <text:p>0.133333333333333</text:p>
          </table:table-cell>
          <table:table-cell office:value-type="float" office:value="0.1">
            <text:p>0.1</text:p>
          </table:table-cell>
          <table:table-cell office:value-type="float" office:value="0.0777777777777778">
            <text:p>0.0777777777777778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.1">
            <text:p>0.1</text:p>
          </table:table-cell>
          <table:table-cell office:value-type="float" office:value="0.0777777777777778">
            <text:p>0.0777777777777778</text:p>
          </table:table-cell>
          <table:table-cell office:value-type="float" office:value="0.0476190476190476">
            <text:p>0.0476190476190476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.1">
            <text:p>0.1</text:p>
          </table:table-cell>
          <table:table-cell office:value-type="float" office:value="0.0777777777777778">
            <text:p>0.0777777777777778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0777777777777778">
            <text:p>0.0777777777777778</text:p>
          </table:table-cell>
          <table:table-cell office:value-type="float" office:value="0.1">
            <text:p>0.1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75">
            <text:p>0.0437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8888888888889">
            <text:p>0.0388888888888889</text:p>
          </table:table-cell>
          <table:table-cell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75">
            <text:p>0.0437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75">
            <text:p>0.0437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75">
            <text:p>0.0437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75">
            <text:p>0.0437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75">
            <text:p>0.0437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75">
            <text:p>0.0437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75">
            <text:p>0.04375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0.155555555555556">
            <text:p>0.15555555555555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0.155555555555556">
            <text:p>0.155555555555556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0.155555555555556">
            <text:p>0.155555555555556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0.116666666666667">
            <text:p>0.11666666666666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Logistic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494444444444444">
            <text:p>0.494444444444444</text:p>
          </table:table-cell>
          <table:table-cell office:value-type="float" office:value="0.694444444444444">
            <text:p>0.694444444444444</text:p>
          </table:table-cell>
          <table:table-cell office:value-type="float" office:value="0.65">
            <text:p>0.65</text:p>
          </table:table-cell>
          <table:table-cell office:value-type="float" office:value="0.533333333333333">
            <text:p>0.533333333333333</text:p>
          </table:table-cell>
          <table:table-cell office:value-type="float" office:value="0.566666666666667">
            <text:p>0.566666666666667</text:p>
          </table:table-cell>
          <table:table-cell office:value-type="float" office:value="0.732142857142857">
            <text:p>0.732142857142857</text:p>
          </table:table-cell>
          <table:table-cell office:value-type="float" office:value="0.81875">
            <text:p>0.81875</text:p>
          </table:table-cell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float" office:value="0.725">
            <text:p>0.72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544444444444444">
            <text:p>0.544444444444444</text:p>
          </table:table-cell>
          <table:table-cell office:value-type="float" office:value="0.744444444444444">
            <text:p>0.744444444444444</text:p>
          </table:table-cell>
          <table:table-cell office:value-type="float" office:value="0.622222222222222">
            <text:p>0.622222222222222</text:p>
          </table:table-cell>
          <table:table-cell office:value-type="float" office:value="0.477777777777778">
            <text:p>0.477777777777778</text:p>
          </table:table-cell>
          <table:table-cell office:value-type="float" office:value="0.5">
            <text:p>0.5</text:p>
          </table:table-cell>
          <table:table-cell office:value-type="float" office:value="0.755952380952381">
            <text:p>0.755952380952381</text:p>
          </table:table-cell>
          <table:table-cell office:value-type="float" office:value="0.8">
            <text:p>0.8</text:p>
          </table:table-cell>
          <table:table-cell office:value-type="float" office:value="0.575">
            <text:p>0.575</text:p>
          </table:table-cell>
          <table:table-cell office:value-type="float" office:value="0.55">
            <text:p>0.55</text:p>
          </table:table-cell>
          <table:table-cell office:value-type="float" office:value="0.725">
            <text:p>0.72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55">
            <text:p>0.55</text:p>
          </table:table-cell>
          <table:table-cell office:value-type="float" office:value="0.772222222222222">
            <text:p>0.772222222222222</text:p>
          </table:table-cell>
          <table:table-cell office:value-type="float" office:value="0.705555555555556">
            <text:p>0.705555555555556</text:p>
          </table:table-cell>
          <table:table-cell office:value-type="float" office:value="0.461111111111111">
            <text:p>0.461111111111111</text:p>
          </table:table-cell>
          <table:table-cell office:value-type="float" office:value="0.577777777777778">
            <text:p>0.577777777777778</text:p>
          </table:table-cell>
          <table:table-cell office:value-type="float" office:value="0.744047619047619">
            <text:p>0.744047619047619</text:p>
          </table:table-cell>
          <table:table-cell office:value-type="float" office:value="0.8">
            <text:p>0.8</text:p>
          </table:table-cell>
          <table:table-cell office:value-type="float" office:value="0.675">
            <text:p>0.675</text:p>
          </table:table-cell>
          <table:table-cell office:value-type="float" office:value="0.49375">
            <text:p>0.49375</text:p>
          </table:table-cell>
          <table:table-cell office:value-type="float" office:value="0.7125">
            <text:p>0.7125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555555555555556">
            <text:p>0.555555555555556</text:p>
          </table:table-cell>
          <table:table-cell office:value-type="float" office:value="0.772222222222222">
            <text:p>0.772222222222222</text:p>
          </table:table-cell>
          <table:table-cell office:value-type="float" office:value="0.711111111111111">
            <text:p>0.711111111111111</text:p>
          </table:table-cell>
          <table:table-cell office:value-type="float" office:value="0.466666666666667">
            <text:p>0.466666666666667</text:p>
          </table:table-cell>
          <table:table-cell office:value-type="float" office:value="0.561111111111111">
            <text:p>0.561111111111111</text:p>
          </table:table-cell>
          <table:table-cell office:value-type="float" office:value="0.744047619047619">
            <text:p>0.744047619047619</text:p>
          </table:table-cell>
          <table:table-cell office:value-type="float" office:value="0.825">
            <text:p>0.825</text:p>
          </table:table-cell>
          <table:table-cell office:value-type="float" office:value="0.69375">
            <text:p>0.69375</text:p>
          </table:table-cell>
          <table:table-cell office:value-type="float" office:value="0.5125">
            <text:p>0.5125</text:p>
          </table:table-cell>
          <table:table-cell office:value-type="float" office:value="0.75625">
            <text:p>0.7562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544444444444444">
            <text:p>0.544444444444444</text:p>
          </table:table-cell>
          <table:table-cell office:value-type="float" office:value="0.788888888888889">
            <text:p>0.788888888888889</text:p>
          </table:table-cell>
          <table:table-cell office:value-type="float" office:value="0.694444444444444">
            <text:p>0.694444444444444</text:p>
          </table:table-cell>
          <table:table-cell office:value-type="float" office:value="0.444444444444444">
            <text:p>0.444444444444444</text:p>
          </table:table-cell>
          <table:table-cell office:value-type="float" office:value="0.555555555555556">
            <text:p>0.555555555555556</text:p>
          </table:table-cell>
          <table:table-cell office:value-type="float" office:value="0.702380952380952">
            <text:p>0.702380952380952</text:p>
          </table:table-cell>
          <table:table-cell office:value-type="float" office:value="0.83125">
            <text:p>0.83125</text:p>
          </table:table-cell>
          <table:table-cell office:value-type="float" office:value="0.7375">
            <text:p>0.7375</text:p>
          </table:table-cell>
          <table:table-cell office:value-type="float" office:value="0.5125">
            <text:p>0.5125</text:p>
          </table:table-cell>
          <table:table-cell office:value-type="float" office:value="0.7375">
            <text:p>0.737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538888888888889">
            <text:p>0.538888888888889</text:p>
          </table:table-cell>
          <table:table-cell office:value-type="float" office:value="0.805555555555556">
            <text:p>0.805555555555556</text:p>
          </table:table-cell>
          <table:table-cell office:value-type="float" office:value="0.688888888888889">
            <text:p>0.688888888888889</text:p>
          </table:table-cell>
          <table:table-cell office:value-type="float" office:value="0.416666666666667">
            <text:p>0.416666666666667</text:p>
          </table:table-cell>
          <table:table-cell office:value-type="float" office:value="0.588888888888889">
            <text:p>0.588888888888889</text:p>
          </table:table-cell>
          <table:table-cell office:value-type="float" office:value="0.726190476190476">
            <text:p>0.726190476190476</text:p>
          </table:table-cell>
          <table:table-cell office:value-type="float" office:value="0.83125">
            <text:p>0.83125</text:p>
          </table:table-cell>
          <table:table-cell office:value-type="float" office:value="0.775">
            <text:p>0.775</text:p>
          </table:table-cell>
          <table:table-cell office:value-type="float" office:value="0.51875">
            <text:p>0.5187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544444444444444">
            <text:p>0.544444444444444</text:p>
          </table:table-cell>
          <table:table-cell office:value-type="float" office:value="0.794444444444444">
            <text:p>0.794444444444444</text:p>
          </table:table-cell>
          <table:table-cell office:value-type="float" office:value="0.694444444444444">
            <text:p>0.694444444444444</text:p>
          </table:table-cell>
          <table:table-cell office:value-type="float" office:value="0.427777777777778">
            <text:p>0.427777777777778</text:p>
          </table:table-cell>
          <table:table-cell office:value-type="float" office:value="0.577777777777778">
            <text:p>0.577777777777778</text:p>
          </table:table-cell>
          <table:table-cell office:value-type="float" office:value="0.738095238095238">
            <text:p>0.738095238095238</text:p>
          </table:table-cell>
          <table:table-cell office:value-type="float" office:value="0.825">
            <text:p>0.825</text:p>
          </table:table-cell>
          <table:table-cell office:value-type="float" office:value="0.76875">
            <text:p>0.76875</text:p>
          </table:table-cell>
          <table:table-cell office:value-type="float" office:value="0.51875">
            <text:p>0.51875</text:p>
          </table:table-cell>
          <table:table-cell office:value-type="float" office:value="0.71875">
            <text:p>0.7187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544444444444444">
            <text:p>0.544444444444444</text:p>
          </table:table-cell>
          <table:table-cell office:value-type="float" office:value="0.8">
            <text:p>0.8</text:p>
          </table:table-cell>
          <table:table-cell office:value-type="float" office:value="0.688888888888889">
            <text:p>0.688888888888889</text:p>
          </table:table-cell>
          <table:table-cell office:value-type="float" office:value="0.405555555555556">
            <text:p>0.405555555555556</text:p>
          </table:table-cell>
          <table:table-cell office:value-type="float" office:value="0.588888888888889">
            <text:p>0.588888888888889</text:p>
          </table:table-cell>
          <table:table-cell office:value-type="float" office:value="0.744047619047619">
            <text:p>0.744047619047619</text:p>
          </table:table-cell>
          <table:table-cell office:value-type="float" office:value="0.825">
            <text:p>0.825</text:p>
          </table:table-cell>
          <table:table-cell office:value-type="float" office:value="0.75">
            <text:p>0.75</text:p>
          </table:table-cell>
          <table:table-cell office:value-type="float" office:value="0.525">
            <text:p>0.525</text:p>
          </table:table-cell>
          <table:table-cell office:value-type="float" office:value="0.71875">
            <text:p>0.7187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538888888888889">
            <text:p>0.538888888888889</text:p>
          </table:table-cell>
          <table:table-cell office:value-type="float" office:value="0.816666666666667">
            <text:p>0.816666666666667</text:p>
          </table:table-cell>
          <table:table-cell office:value-type="float" office:value="0.694444444444444">
            <text:p>0.694444444444444</text:p>
          </table:table-cell>
          <table:table-cell office:value-type="float" office:value="0.405555555555556">
            <text:p>0.405555555555556</text:p>
          </table:table-cell>
          <table:table-cell office:value-type="float" office:value="0.588888888888889">
            <text:p>0.588888888888889</text:p>
          </table:table-cell>
          <table:table-cell office:value-type="float" office:value="0.744047619047619">
            <text:p>0.744047619047619</text:p>
          </table:table-cell>
          <table:table-cell office:value-type="float" office:value="0.83125">
            <text:p>0.83125</text:p>
          </table:table-cell>
          <table:table-cell office:value-type="float" office:value="0.69375">
            <text:p>0.69375</text:p>
          </table:table-cell>
          <table:table-cell office:value-type="float" office:value="0.525">
            <text:p>0.525</text:p>
          </table:table-cell>
          <table:table-cell office:value-type="float" office:value="0.73125">
            <text:p>0.7312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538888888888889">
            <text:p>0.538888888888889</text:p>
          </table:table-cell>
          <table:table-cell office:value-type="float" office:value="0.8">
            <text:p>0.8</text:p>
          </table:table-cell>
          <table:table-cell office:value-type="float" office:value="0.688888888888889">
            <text:p>0.688888888888889</text:p>
          </table:table-cell>
          <table:table-cell office:value-type="float" office:value="0.4">
            <text:p>0.4</text:p>
          </table:table-cell>
          <table:table-cell office:value-type="float" office:value="0.572222222222222">
            <text:p>0.572222222222222</text:p>
          </table:table-cell>
          <table:table-cell office:value-type="float" office:value="0.726190476190476">
            <text:p>0.726190476190476</text:p>
          </table:table-cell>
          <table:table-cell office:value-type="float" office:value="0.825">
            <text:p>0.825</text:p>
          </table:table-cell>
          <table:table-cell office:value-type="float" office:value="0.75">
            <text:p>0.75</text:p>
          </table:table-cell>
          <table:table-cell office:value-type="float" office:value="0.525">
            <text:p>0.52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527777777777778">
            <text:p>0.527777777777778</text:p>
          </table:table-cell>
          <table:table-cell office:value-type="float" office:value="0.8">
            <text:p>0.8</text:p>
          </table:table-cell>
          <table:table-cell office:value-type="float" office:value="0.716666666666667">
            <text:p>0.716666666666667</text:p>
          </table:table-cell>
          <table:table-cell office:value-type="float" office:value="0.405555555555556">
            <text:p>0.405555555555556</text:p>
          </table:table-cell>
          <table:table-cell office:value-type="float" office:value="0.588888888888889">
            <text:p>0.588888888888889</text:p>
          </table:table-cell>
          <table:table-cell office:value-type="float" office:value="0.720238095238095">
            <text:p>0.720238095238095</text:p>
          </table:table-cell>
          <table:table-cell office:value-type="float" office:value="0.83125">
            <text:p>0.83125</text:p>
          </table:table-cell>
          <table:table-cell office:value-type="float" office:value="0.70625">
            <text:p>0.70625</text:p>
          </table:table-cell>
          <table:table-cell office:value-type="float" office:value="0.51875">
            <text:p>0.51875</text:p>
          </table:table-cell>
          <table:table-cell office:value-type="float" office:value="0.71875">
            <text:p>0.7187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533333333333333">
            <text:p>0.533333333333333</text:p>
          </table:table-cell>
          <table:table-cell office:value-type="float" office:value="0.811111111111111">
            <text:p>0.811111111111111</text:p>
          </table:table-cell>
          <table:table-cell office:value-type="float" office:value="0.683333333333333">
            <text:p>0.683333333333333</text:p>
          </table:table-cell>
          <table:table-cell office:value-type="float" office:value="0.4">
            <text:p>0.4</text:p>
          </table:table-cell>
          <table:table-cell office:value-type="float" office:value="0.583333333333333">
            <text:p>0.583333333333333</text:p>
          </table:table-cell>
          <table:table-cell office:value-type="float" office:value="0.738095238095238">
            <text:p>0.738095238095238</text:p>
          </table:table-cell>
          <table:table-cell office:value-type="float" office:value="0.8125">
            <text:p>0.8125</text:p>
          </table:table-cell>
          <table:table-cell office:value-type="float" office:value="0.69375">
            <text:p>0.693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522222222222222">
            <text:p>0.522222222222222</text:p>
          </table:table-cell>
          <table:table-cell office:value-type="float" office:value="0.822222222222222">
            <text:p>0.822222222222222</text:p>
          </table:table-cell>
          <table:table-cell office:value-type="float" office:value="0.711111111111111">
            <text:p>0.711111111111111</text:p>
          </table:table-cell>
          <table:table-cell office:value-type="float" office:value="0.422222222222222">
            <text:p>0.422222222222222</text:p>
          </table:table-cell>
          <table:table-cell office:value-type="float" office:value="0.605555555555555">
            <text:p>0.605555555555555</text:p>
          </table:table-cell>
          <table:table-cell office:value-type="float" office:value="0.726190476190476">
            <text:p>0.726190476190476</text:p>
          </table:table-cell>
          <table:table-cell office:value-type="float" office:value="0.8125">
            <text:p>0.8125</text:p>
          </table:table-cell>
          <table:table-cell office:value-type="float" office:value="0.69375">
            <text:p>0.69375</text:p>
          </table:table-cell>
          <table:table-cell office:value-type="float" office:value="0.49375">
            <text:p>0.49375</text:p>
          </table:table-cell>
          <table:table-cell office:value-type="float" office:value="0.725">
            <text:p>0.72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538888888888889">
            <text:p>0.538888888888889</text:p>
          </table:table-cell>
          <table:table-cell office:value-type="float" office:value="0.816666666666667">
            <text:p>0.816666666666667</text:p>
          </table:table-cell>
          <table:table-cell office:value-type="float" office:value="0.711111111111111">
            <text:p>0.711111111111111</text:p>
          </table:table-cell>
          <table:table-cell office:value-type="float" office:value="0.411111111111111">
            <text:p>0.411111111111111</text:p>
          </table:table-cell>
          <table:table-cell office:value-type="float" office:value="0.583333333333333">
            <text:p>0.583333333333333</text:p>
          </table:table-cell>
          <table:table-cell office:value-type="float" office:value="0.702380952380952">
            <text:p>0.702380952380952</text:p>
          </table:table-cell>
          <table:table-cell office:value-type="float" office:value="0.81875">
            <text:p>0.81875</text:p>
          </table:table-cell>
          <table:table-cell office:value-type="float" office:value="0.70625">
            <text:p>0.70625</text:p>
          </table:table-cell>
          <table:table-cell office:value-type="float" office:value="0.4875">
            <text:p>0.4875</text:p>
          </table:table-cell>
          <table:table-cell office:value-type="float" office:value="0.725">
            <text:p>0.725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544444444444444">
            <text:p>0.544444444444444</text:p>
          </table:table-cell>
          <table:table-cell office:value-type="float" office:value="0.805555555555556">
            <text:p>0.805555555555556</text:p>
          </table:table-cell>
          <table:table-cell office:value-type="float" office:value="0.711111111111111">
            <text:p>0.711111111111111</text:p>
          </table:table-cell>
          <table:table-cell office:value-type="float" office:value="0.422222222222222">
            <text:p>0.422222222222222</text:p>
          </table:table-cell>
          <table:table-cell office:value-type="float" office:value="0.583333333333333">
            <text:p>0.583333333333333</text:p>
          </table:table-cell>
          <table:table-cell office:value-type="float" office:value="0.726190476190476">
            <text:p>0.726190476190476</text:p>
          </table:table-cell>
          <table:table-cell office:value-type="float" office:value="0.825">
            <text:p>0.825</text:p>
          </table:table-cell>
          <table:table-cell office:value-type="float" office:value="0.69375">
            <text:p>0.693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527777777777778">
            <text:p>0.527777777777778</text:p>
          </table:table-cell>
          <table:table-cell office:value-type="float" office:value="0.8">
            <text:p>0.8</text:p>
          </table:table-cell>
          <table:table-cell office:value-type="float" office:value="0.711111111111111">
            <text:p>0.711111111111111</text:p>
          </table:table-cell>
          <table:table-cell office:value-type="float" office:value="0.416666666666667">
            <text:p>0.416666666666667</text:p>
          </table:table-cell>
          <table:table-cell office:value-type="float" office:value="0.583333333333333">
            <text:p>0.583333333333333</text:p>
          </table:table-cell>
          <table:table-cell office:value-type="float" office:value="0.708333333333333">
            <text:p>0.708333333333333</text:p>
          </table:table-cell>
          <table:table-cell office:value-type="float" office:value="0.80625">
            <text:p>0.80625</text:p>
          </table:table-cell>
          <table:table-cell office:value-type="float" office:value="0.70625">
            <text:p>0.70625</text:p>
          </table:table-cell>
          <table:table-cell office:value-type="float" office:value="0.5">
            <text:p>0.5</text:p>
          </table:table-cell>
          <table:table-cell office:value-type="float" office:value="0.7375">
            <text:p>0.7375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527777777777778">
            <text:p>0.527777777777778</text:p>
          </table:table-cell>
          <table:table-cell office:value-type="float" office:value="0.8">
            <text:p>0.8</text:p>
          </table:table-cell>
          <table:table-cell office:value-type="float" office:value="0.705555555555556">
            <text:p>0.705555555555556</text:p>
          </table:table-cell>
          <table:table-cell office:value-type="float" office:value="0.405555555555556">
            <text:p>0.405555555555556</text:p>
          </table:table-cell>
          <table:table-cell office:value-type="float" office:value="0.605555555555555">
            <text:p>0.605555555555555</text:p>
          </table:table-cell>
          <table:table-cell office:value-type="float" office:value="0.726190476190476">
            <text:p>0.726190476190476</text:p>
          </table:table-cell>
          <table:table-cell office:value-type="float" office:value="0.81875">
            <text:p>0.81875</text:p>
          </table:table-cell>
          <table:table-cell office:value-type="float" office:value="0.7">
            <text:p>0.7</text:p>
          </table:table-cell>
          <table:table-cell office:value-type="float" office:value="0.51875">
            <text:p>0.51875</text:p>
          </table:table-cell>
          <table:table-cell office:value-type="float" office:value="0.7375">
            <text:p>0.7375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527777777777778">
            <text:p>0.527777777777778</text:p>
          </table:table-cell>
          <table:table-cell office:value-type="float" office:value="0.8">
            <text:p>0.8</text:p>
          </table:table-cell>
          <table:table-cell office:value-type="float" office:value="0.722222222222222">
            <text:p>0.722222222222222</text:p>
          </table:table-cell>
          <table:table-cell office:value-type="float" office:value="0.416666666666667">
            <text:p>0.416666666666667</text:p>
          </table:table-cell>
          <table:table-cell office:value-type="float" office:value="0.594444444444444">
            <text:p>0.594444444444444</text:p>
          </table:table-cell>
          <table:table-cell office:value-type="float" office:value="0.761904761904762">
            <text:p>0.761904761904762</text:p>
          </table:table-cell>
          <table:table-cell office:value-type="float" office:value="0.81875">
            <text:p>0.81875</text:p>
          </table:table-cell>
          <table:table-cell office:value-type="float" office:value="0.71875">
            <text:p>0.718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533333333333333">
            <text:p>0.533333333333333</text:p>
          </table:table-cell>
          <table:table-cell office:value-type="float" office:value="0.783333333333333">
            <text:p>0.783333333333333</text:p>
          </table:table-cell>
          <table:table-cell office:value-type="float" office:value="0.705555555555556">
            <text:p>0.705555555555556</text:p>
          </table:table-cell>
          <table:table-cell office:value-type="float" office:value="0.411111111111111">
            <text:p>0.411111111111111</text:p>
          </table:table-cell>
          <table:table-cell office:value-type="float" office:value="0.6">
            <text:p>0.6</text:p>
          </table:table-cell>
          <table:table-cell office:value-type="float" office:value="0.744047619047619">
            <text:p>0.744047619047619</text:p>
          </table:table-cell>
          <table:table-cell office:value-type="float" office:value="0.81875">
            <text:p>0.81875</text:p>
          </table:table-cell>
          <table:table-cell office:value-type="float" office:value="0.7">
            <text:p>0.7</text:p>
          </table:table-cell>
          <table:table-cell office:value-type="float" office:value="0.51875">
            <text:p>0.51875</text:p>
          </table:table-cell>
          <table:table-cell office:value-type="float" office:value="0.7375">
            <text:p>0.7375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527777777777778">
            <text:p>0.527777777777778</text:p>
          </table:table-cell>
          <table:table-cell office:value-type="float" office:value="0.811111111111111">
            <text:p>0.811111111111111</text:p>
          </table:table-cell>
          <table:table-cell office:value-type="float" office:value="0.705555555555556">
            <text:p>0.705555555555556</text:p>
          </table:table-cell>
          <table:table-cell office:value-type="float" office:value="0.416666666666667">
            <text:p>0.416666666666667</text:p>
          </table:table-cell>
          <table:table-cell office:value-type="float" office:value="0.588888888888889">
            <text:p>0.588888888888889</text:p>
          </table:table-cell>
          <table:table-cell office:value-type="float" office:value="0.75">
            <text:p>0.75</text:p>
          </table:table-cell>
          <table:table-cell office:value-type="float" office:value="0.8125">
            <text:p>0.8125</text:p>
          </table:table-cell>
          <table:table-cell office:value-type="float" office:value="0.70625">
            <text:p>0.70625</text:p>
          </table:table-cell>
          <table:table-cell office:value-type="float" office:value="0.5125">
            <text:p>0.5125</text:p>
          </table:table-cell>
          <table:table-cell office:value-type="float" office:value="0.7375">
            <text:p>0.7375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SMO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505555555555556">
            <text:p>0.505555555555556</text:p>
          </table:table-cell>
          <table:table-cell office:value-type="float" office:value="0.761111111111111">
            <text:p>0.761111111111111</text:p>
          </table:table-cell>
          <table:table-cell office:value-type="float" office:value="0.716666666666667">
            <text:p>0.716666666666667</text:p>
          </table:table-cell>
          <table:table-cell office:value-type="float" office:value="0.505555555555556">
            <text:p>0.505555555555556</text:p>
          </table:table-cell>
          <table:table-cell office:value-type="float" office:value="0.566666666666667">
            <text:p>0.566666666666667</text:p>
          </table:table-cell>
          <table:table-cell office:value-type="float" office:value="0.755952380952381">
            <text:p>0.755952380952381</text:p>
          </table:table-cell>
          <table:table-cell office:value-type="float" office:value="0.775">
            <text:p>0.775</text:p>
          </table:table-cell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float" office:value="0.7875">
            <text:p>0.787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.822222222222222">
            <text:p>0.822222222222222</text:p>
          </table:table-cell>
          <table:table-cell office:value-type="float" office:value="0.716666666666667">
            <text:p>0.716666666666667</text:p>
          </table:table-cell>
          <table:table-cell office:value-type="float" office:value="0.411111111111111">
            <text:p>0.411111111111111</text:p>
          </table:table-cell>
          <table:table-cell office:value-type="float" office:value="0.633333333333333">
            <text:p>0.633333333333333</text:p>
          </table:table-cell>
          <table:table-cell office:value-type="float" office:value="0.791666666666667">
            <text:p>0.791666666666667</text:p>
          </table:table-cell>
          <table:table-cell office:value-type="float" office:value="0.7875">
            <text:p>0.7875</text:p>
          </table:table-cell>
          <table:table-cell office:value-type="float" office:value="0.65625">
            <text:p>0.65625</text:p>
          </table:table-cell>
          <table:table-cell office:value-type="float" office:value="0.55">
            <text:p>0.55</text:p>
          </table:table-cell>
          <table:table-cell office:value-type="float" office:value="0.79375">
            <text:p>0.7937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505555555555556">
            <text:p>0.505555555555556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438888888888889">
            <text:p>0.438888888888889</text:p>
          </table:table-cell>
          <table:table-cell office:value-type="float" office:value="0.627777777777778">
            <text:p>0.627777777777778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725">
            <text:p>0.725</text:p>
          </table:table-cell>
          <table:table-cell office:value-type="float" office:value="0.5375">
            <text:p>0.5375</text:p>
          </table:table-cell>
          <table:table-cell office:value-type="float" office:value="0.7625">
            <text:p>0.7625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494444444444444">
            <text:p>0.494444444444444</text:p>
          </table:table-cell>
          <table:table-cell table:number-columns-repeated="2" office:value-type="float" office:value="0.822222222222222">
            <text:p>0.822222222222222</text:p>
          </table:table-cell>
          <table:table-cell office:value-type="float" office:value="0.422222222222222">
            <text:p>0.422222222222222</text:p>
          </table:table-cell>
          <table:table-cell office:value-type="float" office:value="0.611111111111111">
            <text:p>0.611111111111111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71875">
            <text:p>0.71875</text:p>
          </table:table-cell>
          <table:table-cell office:value-type="float" office:value="0.5375">
            <text:p>0.5375</text:p>
          </table:table-cell>
          <table:table-cell office:value-type="float" office:value="0.7875">
            <text:p>0.787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522222222222222">
            <text:p>0.522222222222222</text:p>
          </table:table-cell>
          <table:table-cell office:value-type="float" office:value="0.866666666666667">
            <text:p>0.866666666666667</text:p>
          </table:table-cell>
          <table:table-cell office:value-type="float" office:value="0.777777777777778">
            <text:p>0.777777777777778</text:p>
          </table:table-cell>
          <table:table-cell office:value-type="float" office:value="0.411111111111111">
            <text:p>0.411111111111111</text:p>
          </table:table-cell>
          <table:table-cell office:value-type="float" office:value="0.6">
            <text:p>0.6</text:p>
          </table:table-cell>
          <table:table-cell office:value-type="float" office:value="0.720238095238095">
            <text:p>0.720238095238095</text:p>
          </table:table-cell>
          <table:table-cell office:value-type="float" office:value="0.8">
            <text:p>0.8</text:p>
          </table:table-cell>
          <table:table-cell office:value-type="float" office:value="0.70625">
            <text:p>0.70625</text:p>
          </table:table-cell>
          <table:table-cell office:value-type="float" office:value="0.51875">
            <text:p>0.51875</text:p>
          </table:table-cell>
          <table:table-cell office:value-type="float" office:value="0.76875">
            <text:p>0.7687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float" office:value="0.794444444444444">
            <text:p>0.794444444444444</text:p>
          </table:table-cell>
          <table:table-cell office:value-type="float" office:value="0.405555555555556">
            <text:p>0.405555555555556</text:p>
          </table:table-cell>
          <table:table-cell office:value-type="float" office:value="0.644444444444444">
            <text:p>0.644444444444444</text:p>
          </table:table-cell>
          <table:table-cell office:value-type="float" office:value="0.738095238095238">
            <text:p>0.738095238095238</text:p>
          </table:table-cell>
          <table:table-cell office:value-type="float" office:value="0.8125">
            <text:p>0.8125</text:p>
          </table:table-cell>
          <table:table-cell office:value-type="float" office:value="0.69375">
            <text:p>0.69375</text:p>
          </table:table-cell>
          <table:table-cell office:value-type="float" office:value="0.53125">
            <text:p>0.53125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511111111111111">
            <text:p>0.511111111111111</text:p>
          </table:table-cell>
          <table:table-cell office:value-type="float" office:value="0.838888888888889">
            <text:p>0.838888888888889</text:p>
          </table:table-cell>
          <table:table-cell office:value-type="float" office:value="0.788888888888889">
            <text:p>0.788888888888889</text:p>
          </table:table-cell>
          <table:table-cell office:value-type="float" office:value="0.394444444444444">
            <text:p>0.394444444444444</text:p>
          </table:table-cell>
          <table:table-cell office:value-type="float" office:value="0.65">
            <text:p>0.65</text:p>
          </table:table-cell>
          <table:table-cell office:value-type="float" office:value="0.720238095238095">
            <text:p>0.720238095238095</text:p>
          </table:table-cell>
          <table:table-cell office:value-type="float" office:value="0.8">
            <text:p>0.8</text:p>
          </table:table-cell>
          <table:table-cell office:value-type="float" office:value="0.7375">
            <text:p>0.7375</text:p>
          </table:table-cell>
          <table:table-cell office:value-type="float" office:value="0.51875">
            <text:p>0.5187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872222222222222">
            <text:p>0.872222222222222</text:p>
          </table:table-cell>
          <table:table-cell office:value-type="float" office:value="0.788888888888889">
            <text:p>0.788888888888889</text:p>
          </table:table-cell>
          <table:table-cell office:value-type="float" office:value="0.383333333333333">
            <text:p>0.383333333333333</text:p>
          </table:table-cell>
          <table:table-cell office:value-type="float" office:value="0.644444444444444">
            <text:p>0.644444444444444</text:p>
          </table:table-cell>
          <table:table-cell office:value-type="float" office:value="0.738095238095238">
            <text:p>0.738095238095238</text:p>
          </table:table-cell>
          <table:table-cell office:value-type="float" office:value="0.80625">
            <text:p>0.80625</text:p>
          </table:table-cell>
          <table:table-cell office:value-type="float" office:value="0.68125">
            <text:p>0.68125</text:p>
          </table:table-cell>
          <table:table-cell office:value-type="float" office:value="0.50625">
            <text:p>0.5062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505555555555556">
            <text:p>0.505555555555556</text:p>
          </table:table-cell>
          <table:table-cell office:value-type="float" office:value="0.85">
            <text:p>0.85</text:p>
          </table:table-cell>
          <table:table-cell office:value-type="float" office:value="0.788888888888889">
            <text:p>0.788888888888889</text:p>
          </table:table-cell>
          <table:table-cell office:value-type="float" office:value="0.377777777777778">
            <text:p>0.377777777777778</text:p>
          </table:table-cell>
          <table:table-cell office:value-type="float" office:value="0.622222222222222">
            <text:p>0.622222222222222</text:p>
          </table:table-cell>
          <table:table-cell office:value-type="float" office:value="0.732142857142857">
            <text:p>0.732142857142857</text:p>
          </table:table-cell>
          <table:table-cell office:value-type="float" office:value="0.80625">
            <text:p>0.80625</text:p>
          </table:table-cell>
          <table:table-cell office:value-type="float" office:value="0.6875">
            <text:p>0.6875</text:p>
          </table:table-cell>
          <table:table-cell office:value-type="float" office:value="0.525">
            <text:p>0.525</text:p>
          </table:table-cell>
          <table:table-cell office:value-type="float" office:value="0.7625">
            <text:p>0.762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511111111111111">
            <text:p>0.511111111111111</text:p>
          </table:table-cell>
          <table:table-cell office:value-type="float" office:value="0.816666666666667">
            <text:p>0.816666666666667</text:p>
          </table:table-cell>
          <table:table-cell office:value-type="float" office:value="0.794444444444444">
            <text:p>0.794444444444444</text:p>
          </table:table-cell>
          <table:table-cell office:value-type="float" office:value="0.388888888888889">
            <text:p>0.388888888888889</text:p>
          </table:table-cell>
          <table:table-cell office:value-type="float" office:value="0.622222222222222">
            <text:p>0.622222222222222</text:p>
          </table:table-cell>
          <table:table-cell office:value-type="float" office:value="0.75">
            <text:p>0.75</text:p>
          </table:table-cell>
          <table:table-cell office:value-type="float" office:value="0.8125">
            <text:p>0.8125</text:p>
          </table:table-cell>
          <table:table-cell office:value-type="float" office:value="0.7125">
            <text:p>0.7125</text:p>
          </table:table-cell>
          <table:table-cell office:value-type="float" office:value="0.5375">
            <text:p>0.5375</text:p>
          </table:table-cell>
          <table:table-cell office:value-type="float" office:value="0.75625">
            <text:p>0.7562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516666666666667">
            <text:p>0.516666666666667</text:p>
          </table:table-cell>
          <table:table-cell office:value-type="float" office:value="0.85">
            <text:p>0.85</text:p>
          </table:table-cell>
          <table:table-cell office:value-type="float" office:value="0.794444444444444">
            <text:p>0.794444444444444</text:p>
          </table:table-cell>
          <table:table-cell office:value-type="float" office:value="0.383333333333333">
            <text:p>0.383333333333333</text:p>
          </table:table-cell>
          <table:table-cell office:value-type="float" office:value="0.633333333333333">
            <text:p>0.633333333333333</text:p>
          </table:table-cell>
          <table:table-cell office:value-type="float" office:value="0.744047619047619">
            <text:p>0.744047619047619</text:p>
          </table:table-cell>
          <table:table-cell office:value-type="float" office:value="0.8125">
            <text:p>0.8125</text:p>
          </table:table-cell>
          <table:table-cell office:value-type="float" office:value="0.725">
            <text:p>0.725</text:p>
          </table:table-cell>
          <table:table-cell office:value-type="float" office:value="0.50625">
            <text:p>0.5062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float" office:value="0.805555555555556">
            <text:p>0.805555555555556</text:p>
          </table:table-cell>
          <table:table-cell office:value-type="float" office:value="0.388888888888889">
            <text:p>0.388888888888889</text:p>
          </table:table-cell>
          <table:table-cell office:value-type="float" office:value="0.633333333333333">
            <text:p>0.633333333333333</text:p>
          </table:table-cell>
          <table:table-cell office:value-type="float" office:value="0.744047619047619">
            <text:p>0.744047619047619</text:p>
          </table:table-cell>
          <table:table-cell office:value-type="float" office:value="0.8125">
            <text:p>0.8125</text:p>
          </table:table-cell>
          <table:table-cell office:value-type="float" office:value="0.7">
            <text:p>0.7</text:p>
          </table:table-cell>
          <table:table-cell office:value-type="float" office:value="0.53125">
            <text:p>0.53125</text:p>
          </table:table-cell>
          <table:table-cell office:value-type="float" office:value="0.75625">
            <text:p>0.7562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483333333333333">
            <text:p>0.483333333333333</text:p>
          </table:table-cell>
          <table:table-cell office:value-type="float" office:value="0.861111111111111">
            <text:p>0.861111111111111</text:p>
          </table:table-cell>
          <table:table-cell office:value-type="float" office:value="0.811111111111111">
            <text:p>0.811111111111111</text:p>
          </table:table-cell>
          <table:table-cell office:value-type="float" office:value="0.4">
            <text:p>0.4</text:p>
          </table:table-cell>
          <table:table-cell office:value-type="float" office:value="0.622222222222222">
            <text:p>0.622222222222222</text:p>
          </table:table-cell>
          <table:table-cell office:value-type="float" office:value="0.755952380952381">
            <text:p>0.755952380952381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51875">
            <text:p>0.51875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483333333333333">
            <text:p>0.483333333333333</text:p>
          </table:table-cell>
          <table:table-cell office:value-type="float" office:value="0.877777777777778">
            <text:p>0.877777777777778</text:p>
          </table:table-cell>
          <table:table-cell office:value-type="float" office:value="0.805555555555556">
            <text:p>0.805555555555556</text:p>
          </table:table-cell>
          <table:table-cell office:value-type="float" office:value="0.4">
            <text:p>0.4</text:p>
          </table:table-cell>
          <table:table-cell office:value-type="float" office:value="0.627777777777778">
            <text:p>0.627777777777778</text:p>
          </table:table-cell>
          <table:table-cell office:value-type="float" office:value="0.744047619047619">
            <text:p>0.744047619047619</text:p>
          </table:table-cell>
          <table:table-cell office:value-type="float" office:value="0.8">
            <text:p>0.8</text:p>
          </table:table-cell>
          <table:table-cell office:value-type="float" office:value="0.7125">
            <text:p>0.7125</text:p>
          </table:table-cell>
          <table:table-cell office:value-type="float" office:value="0.53125">
            <text:p>0.5312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float" office:value="0.8">
            <text:p>0.8</text:p>
          </table:table-cell>
          <table:table-cell office:value-type="float" office:value="0.405555555555556">
            <text:p>0.405555555555556</text:p>
          </table:table-cell>
          <table:table-cell office:value-type="float" office:value="0.627777777777778">
            <text:p>0.627777777777778</text:p>
          </table:table-cell>
          <table:table-cell office:value-type="float" office:value="0.738095238095238">
            <text:p>0.738095238095238</text:p>
          </table:table-cell>
          <table:table-cell office:value-type="float" office:value="0.7875">
            <text:p>0.7875</text:p>
          </table:table-cell>
          <table:table-cell office:value-type="float" office:value="0.71875">
            <text:p>0.71875</text:p>
          </table:table-cell>
          <table:table-cell office:value-type="float" office:value="0.51875">
            <text:p>0.51875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477777777777778">
            <text:p>0.477777777777778</text:p>
          </table:table-cell>
          <table:table-cell office:value-type="float" office:value="0.877777777777778">
            <text:p>0.877777777777778</text:p>
          </table:table-cell>
          <table:table-cell office:value-type="float" office:value="0.794444444444444">
            <text:p>0.794444444444444</text:p>
          </table:table-cell>
          <table:table-cell office:value-type="float" office:value="0.394444444444444">
            <text:p>0.394444444444444</text:p>
          </table:table-cell>
          <table:table-cell office:value-type="float" office:value="0.666666666666667">
            <text:p>0.666666666666667</text:p>
          </table:table-cell>
          <table:table-cell office:value-type="float" office:value="0.738095238095238">
            <text:p>0.738095238095238</text:p>
          </table:table-cell>
          <table:table-cell office:value-type="float" office:value="0.80625">
            <text:p>0.80625</text:p>
          </table:table-cell>
          <table:table-cell office:value-type="float" office:value="0.725">
            <text:p>0.725</text:p>
          </table:table-cell>
          <table:table-cell office:value-type="float" office:value="0.53125">
            <text:p>0.53125</text:p>
          </table:table-cell>
          <table:table-cell office:value-type="float" office:value="0.74375">
            <text:p>0.74375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488888888888889">
            <text:p>0.488888888888889</text:p>
          </table:table-cell>
          <table:table-cell office:value-type="float" office:value="0.838888888888889">
            <text:p>0.838888888888889</text:p>
          </table:table-cell>
          <table:table-cell office:value-type="float" office:value="0.805555555555556">
            <text:p>0.805555555555556</text:p>
          </table:table-cell>
          <table:table-cell office:value-type="float" office:value="0.4">
            <text:p>0.4</text:p>
          </table:table-cell>
          <table:table-cell office:value-type="float" office:value="0.644444444444444">
            <text:p>0.644444444444444</text:p>
          </table:table-cell>
          <table:table-cell office:value-type="float" office:value="0.738095238095238">
            <text:p>0.738095238095238</text:p>
          </table:table-cell>
          <table:table-cell office:value-type="float" office:value="0.8125">
            <text:p>0.8125</text:p>
          </table:table-cell>
          <table:table-cell office:value-type="float" office:value="0.7">
            <text:p>0.7</text:p>
          </table:table-cell>
          <table:table-cell office:value-type="float" office:value="0.53125">
            <text:p>0.53125</text:p>
          </table:table-cell>
          <table:table-cell office:value-type="float" office:value="0.75">
            <text:p>0.75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472222222222222">
            <text:p>0.472222222222222</text:p>
          </table:table-cell>
          <table:table-cell office:value-type="float" office:value="0.85">
            <text:p>0.85</text:p>
          </table:table-cell>
          <table:table-cell office:value-type="float" office:value="0.8">
            <text:p>0.8</text:p>
          </table:table-cell>
          <table:table-cell office:value-type="float" office:value="0.394444444444444">
            <text:p>0.394444444444444</text:p>
          </table:table-cell>
          <table:table-cell office:value-type="float" office:value="0.672222222222222">
            <text:p>0.672222222222222</text:p>
          </table:table-cell>
          <table:table-cell office:value-type="float" office:value="0.744047619047619">
            <text:p>0.744047619047619</text:p>
          </table:table-cell>
          <table:table-cell office:value-type="float" office:value="0.7875">
            <text:p>0.7875</text:p>
          </table:table-cell>
          <table:table-cell office:value-type="float" office:value="0.71875">
            <text:p>0.71875</text:p>
          </table:table-cell>
          <table:table-cell office:value-type="float" office:value="0.525">
            <text:p>0.525</text:p>
          </table:table-cell>
          <table:table-cell office:value-type="float" office:value="0.7375">
            <text:p>0.7375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488888888888889">
            <text:p>0.488888888888889</text:p>
          </table:table-cell>
          <table:table-cell office:value-type="float" office:value="0.827777777777778">
            <text:p>0.827777777777778</text:p>
          </table:table-cell>
          <table:table-cell office:value-type="float" office:value="0.8">
            <text:p>0.8</text:p>
          </table:table-cell>
          <table:table-cell office:value-type="float" office:value="0.411111111111111">
            <text:p>0.411111111111111</text:p>
          </table:table-cell>
          <table:table-cell office:value-type="float" office:value="0.638888888888889">
            <text:p>0.638888888888889</text:p>
          </table:table-cell>
          <table:table-cell office:value-type="float" office:value="0.738095238095238">
            <text:p>0.738095238095238</text:p>
          </table:table-cell>
          <table:table-cell office:value-type="float" office:value="0.8">
            <text:p>0.8</text:p>
          </table:table-cell>
          <table:table-cell office:value-type="float" office:value="0.7375">
            <text:p>0.7375</text:p>
          </table:table-cell>
          <table:table-cell office:value-type="float" office:value="0.525">
            <text:p>0.525</text:p>
          </table:table-cell>
          <table:table-cell office:value-type="float" office:value="0.75625">
            <text:p>0.75625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483333333333333">
            <text:p>0.483333333333333</text:p>
          </table:table-cell>
          <table:table-cell office:value-type="float" office:value="0.85">
            <text:p>0.85</text:p>
          </table:table-cell>
          <table:table-cell office:value-type="float" office:value="0.788888888888889">
            <text:p>0.788888888888889</text:p>
          </table:table-cell>
          <table:table-cell office:value-type="float" office:value="0.394444444444444">
            <text:p>0.394444444444444</text:p>
          </table:table-cell>
          <table:table-cell office:value-type="float" office:value="0.65">
            <text:p>0.65</text:p>
          </table:table-cell>
          <table:table-cell office:value-type="float" office:value="0.744047619047619">
            <text:p>0.744047619047619</text:p>
          </table:table-cell>
          <table:table-cell office:value-type="float" office:value="0.7875">
            <text:p>0.7875</text:p>
          </table:table-cell>
          <table:table-cell office:value-type="float" office:value="0.7125">
            <text:p>0.7125</text:p>
          </table:table-cell>
          <table:table-cell office:value-type="float" office:value="0.525">
            <text:p>0.525</text:p>
          </table:table-cell>
          <table:table-cell office:value-type="float" office:value="0.74375">
            <text:p>0.74375</text:p>
          </table:table-cell>
        </table:table-row>
      </table:table>
      <table:table table:name="dados.vehicle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5" table:number-columns-repeated="10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Folds</text:p>
          </table:table-cell>
          <table:covered-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 table:number-columns-spanned="1" table:number-rows-spanned="20">
            <text:p>J48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973846153846154">
            <text:p>0.973846153846154</text:p>
          </table:table-cell>
          <table:table-cell office:value-type="float" office:value="0.959230769230769">
            <text:p>0.959230769230769</text:p>
          </table:table-cell>
          <table:table-cell office:value-type="float" office:value="0.970769230769231">
            <text:p>0.970769230769231</text:p>
          </table:table-cell>
          <table:table-cell office:value-type="float" office:value="0.955384615384615">
            <text:p>0.955384615384615</text:p>
          </table:table-cell>
          <table:table-cell office:value-type="float" office:value="0.913846153846154">
            <text:p>0.913846153846154</text:p>
          </table:table-cell>
          <table:table-cell office:value-type="float" office:value="0.942307692307692">
            <text:p>0.942307692307692</text:p>
          </table:table-cell>
          <table:table-cell office:value-type="float" office:value="0.951417004048583">
            <text:p>0.951417004048583</text:p>
          </table:table-cell>
          <table:table-cell office:value-type="float" office:value="0.91796875">
            <text:p>0.91796875</text:p>
          </table:table-cell>
          <table:table-cell office:value-type="float" office:value="0.94453125">
            <text:p>0.94453125</text:p>
          </table:table-cell>
          <table:table-cell office:value-type="float" office:value="0.96015625">
            <text:p>0.9601562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976153846153846">
            <text:p>0.976153846153846</text:p>
          </table:table-cell>
          <table:table-cell office:value-type="float" office:value="0.953846153846154">
            <text:p>0.953846153846154</text:p>
          </table:table-cell>
          <table:table-cell office:value-type="float" office:value="0.975384615384615">
            <text:p>0.975384615384615</text:p>
          </table:table-cell>
          <table:table-cell office:value-type="float" office:value="0.956923076923077">
            <text:p>0.956923076923077</text:p>
          </table:table-cell>
          <table:table-cell office:value-type="float" office:value="0.939230769230769">
            <text:p>0.939230769230769</text:p>
          </table:table-cell>
          <table:table-cell office:value-type="float" office:value="0.97">
            <text:p>0.97</text:p>
          </table:table-cell>
          <table:table-cell office:value-type="float" office:value="0.951417004048583">
            <text:p>0.951417004048583</text:p>
          </table:table-cell>
          <table:table-cell office:value-type="float" office:value="0.94765625">
            <text:p>0.94765625</text:p>
          </table:table-cell>
          <table:table-cell office:value-type="float" office:value="0.9625">
            <text:p>0.9625</text:p>
          </table:table-cell>
          <table:table-cell office:value-type="float" office:value="0.978125">
            <text:p>0.97812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996153846153846">
            <text:p>0.996153846153846</text:p>
          </table:table-cell>
          <table:table-cell office:value-type="float" office:value="0.982307692307692">
            <text:p>0.982307692307692</text:p>
          </table:table-cell>
          <table:table-cell office:value-type="float" office:value="0.986153846153846">
            <text:p>0.986153846153846</text:p>
          </table:table-cell>
          <table:table-cell office:value-type="float" office:value="0.963076923076923">
            <text:p>0.963076923076923</text:p>
          </table:table-cell>
          <table:table-cell office:value-type="float" office:value="0.945384615384615">
            <text:p>0.945384615384615</text:p>
          </table:table-cell>
          <table:table-cell office:value-type="float" office:value="0.975384615384615">
            <text:p>0.975384615384615</text:p>
          </table:table-cell>
          <table:table-cell office:value-type="float" office:value="0.981376518218624">
            <text:p>0.981376518218624</text:p>
          </table:table-cell>
          <table:table-cell office:value-type="float" office:value="0.95859375">
            <text:p>0.95859375</text:p>
          </table:table-cell>
          <table:table-cell office:value-type="float" office:value="0.96328125">
            <text:p>0.96328125</text:p>
          </table:table-cell>
          <table:table-cell office:value-type="float" office:value="0.975">
            <text:p>0.975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992307692307692">
            <text:p>0.992307692307692</text:p>
          </table:table-cell>
          <table:table-cell office:value-type="float" office:value="0.984615384615385">
            <text:p>0.984615384615385</text:p>
          </table:table-cell>
          <table:table-cell office:value-type="float" office:value="0.997692307692308">
            <text:p>0.997692307692308</text:p>
          </table:table-cell>
          <table:table-cell office:value-type="float" office:value="0.962307692307692">
            <text:p>0.962307692307692</text:p>
          </table:table-cell>
          <table:table-cell office:value-type="float" office:value="0.949230769230769">
            <text:p>0.949230769230769</text:p>
          </table:table-cell>
          <table:table-cell office:value-type="float" office:value="0.984615384615385">
            <text:p>0.984615384615385</text:p>
          </table:table-cell>
          <table:table-cell office:value-type="float" office:value="0.982995951417004">
            <text:p>0.982995951417004</text:p>
          </table:table-cell>
          <table:table-cell office:value-type="float" office:value="0.96875">
            <text:p>0.96875</text:p>
          </table:table-cell>
          <table:table-cell office:value-type="float" office:value="0.97109375">
            <text:p>0.97109375</text:p>
          </table:table-cell>
          <table:table-cell office:value-type="float" office:value="0.98515625">
            <text:p>0.9851562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996153846153846">
            <text:p>0.996153846153846</text:p>
          </table:table-cell>
          <table:table-cell office:value-type="float" office:value="0.986153846153846">
            <text:p>0.986153846153846</text:p>
          </table:table-cell>
          <table:table-cell office:value-type="float" office:value="0.996153846153846">
            <text:p>0.996153846153846</text:p>
          </table:table-cell>
          <table:table-cell office:value-type="float" office:value="0.966923076923077">
            <text:p>0.966923076923077</text:p>
          </table:table-cell>
          <table:table-cell office:value-type="float" office:value="0.949230769230769">
            <text:p>0.949230769230769</text:p>
          </table:table-cell>
          <table:table-cell office:value-type="float" office:value="0.982307692307692">
            <text:p>0.982307692307692</text:p>
          </table:table-cell>
          <table:table-cell office:value-type="float" office:value="0.978947368421053">
            <text:p>0.978947368421053</text:p>
          </table:table-cell>
          <table:table-cell office:value-type="float" office:value="0.9640625">
            <text:p>0.9640625</text:p>
          </table:table-cell>
          <table:table-cell office:value-type="float" office:value="0.978125">
            <text:p>0.978125</text:p>
          </table:table-cell>
          <table:table-cell office:value-type="float" office:value="0.98984375">
            <text:p>0.9898437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994615384615384">
            <text:p>0.994615384615384</text:p>
          </table:table-cell>
          <table:table-cell office:value-type="float" office:value="0.977692307692307">
            <text:p>0.977692307692307</text:p>
          </table:table-cell>
          <table:table-cell office:value-type="float" office:value="0.995384615384615">
            <text:p>0.995384615384615</text:p>
          </table:table-cell>
          <table:table-cell office:value-type="float" office:value="0.984615384615385">
            <text:p>0.984615384615385</text:p>
          </table:table-cell>
          <table:table-cell office:value-type="float" office:value="0.965384615384615">
            <text:p>0.965384615384615</text:p>
          </table:table-cell>
          <table:table-cell office:value-type="float" office:value="0.985384615384615">
            <text:p>0.985384615384615</text:p>
          </table:table-cell>
          <table:table-cell office:value-type="float" office:value="0.985425101214575">
            <text:p>0.985425101214575</text:p>
          </table:table-cell>
          <table:table-cell office:value-type="float" office:value="0.96953125">
            <text:p>0.96953125</text:p>
          </table:table-cell>
          <table:table-cell office:value-type="float" office:value="0.9734375">
            <text:p>0.9734375</text:p>
          </table:table-cell>
          <table:table-cell office:value-type="float" office:value="0.99140625">
            <text:p>0.9914062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998461538461538">
            <text:p>0.998461538461538</text:p>
          </table:table-cell>
          <table:table-cell office:value-type="float" office:value="0.987692307692308">
            <text:p>0.987692307692308</text:p>
          </table:table-cell>
          <table:table-cell office:value-type="float" office:value="0.998461538461538">
            <text:p>0.998461538461538</text:p>
          </table:table-cell>
          <table:table-cell office:value-type="float" office:value="0.986923076923077">
            <text:p>0.986923076923077</text:p>
          </table:table-cell>
          <table:table-cell office:value-type="float" office:value="0.957692307692308">
            <text:p>0.957692307692308</text:p>
          </table:table-cell>
          <table:table-cell office:value-type="float" office:value="0.985384615384615">
            <text:p>0.985384615384615</text:p>
          </table:table-cell>
          <table:table-cell office:value-type="float" office:value="0.982186234817814">
            <text:p>0.982186234817814</text:p>
          </table:table-cell>
          <table:table-cell office:value-type="float" office:value="0.9703125">
            <text:p>0.9703125</text:p>
          </table:table-cell>
          <table:table-cell office:value-type="float" office:value="0.978125">
            <text:p>0.978125</text:p>
          </table:table-cell>
          <table:table-cell office:value-type="float" office:value="0.99140625">
            <text:p>0.9914062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995384615384615">
            <text:p>0.995384615384615</text:p>
          </table:table-cell>
          <table:table-cell office:value-type="float" office:value="0.981538461538462">
            <text:p>0.981538461538462</text:p>
          </table:table-cell>
          <table:table-cell office:value-type="float" office:value="0.998461538461538">
            <text:p>0.998461538461538</text:p>
          </table:table-cell>
          <table:table-cell office:value-type="float" office:value="0.987692307692308">
            <text:p>0.987692307692308</text:p>
          </table:table-cell>
          <table:table-cell office:value-type="float" office:value="0.966923076923077">
            <text:p>0.966923076923077</text:p>
          </table:table-cell>
          <table:table-cell office:value-type="float" office:value="0.985384615384615">
            <text:p>0.985384615384615</text:p>
          </table:table-cell>
          <table:table-cell office:value-type="float" office:value="0.987854251012146">
            <text:p>0.987854251012146</text:p>
          </table:table-cell>
          <table:table-cell office:value-type="float" office:value="0.9703125">
            <text:p>0.9703125</text:p>
          </table:table-cell>
          <table:table-cell office:value-type="float" office:value="0.96796875">
            <text:p>0.96796875</text:p>
          </table:table-cell>
          <table:table-cell office:value-type="float" office:value="0.9875">
            <text:p>0.987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995384615384615">
            <text:p>0.995384615384615</text:p>
          </table:table-cell>
          <table:table-cell office:value-type="float" office:value="0.989230769230769">
            <text:p>0.989230769230769</text:p>
          </table:table-cell>
          <table:table-cell office:value-type="float" office:value="0.998461538461538">
            <text:p>0.998461538461538</text:p>
          </table:table-cell>
          <table:table-cell office:value-type="float" office:value="0.990769230769231">
            <text:p>0.990769230769231</text:p>
          </table:table-cell>
          <table:table-cell office:value-type="float" office:value="0.969230769230769">
            <text:p>0.969230769230769</text:p>
          </table:table-cell>
          <table:table-cell office:value-type="float" office:value="0.984615384615385">
            <text:p>0.984615384615385</text:p>
          </table:table-cell>
          <table:table-cell office:value-type="float" office:value="0.987044534412956">
            <text:p>0.987044534412956</text:p>
          </table:table-cell>
          <table:table-cell office:value-type="float" office:value="0.96875">
            <text:p>0.96875</text:p>
          </table:table-cell>
          <table:table-cell office:value-type="float" office:value="0.9734375">
            <text:p>0.9734375</text:p>
          </table:table-cell>
          <table:table-cell office:value-type="float" office:value="0.98515625">
            <text:p>0.9851562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996153846153846">
            <text:p>0.996153846153846</text:p>
          </table:table-cell>
          <table:table-cell office:value-type="float" office:value="0.979230769230769">
            <text:p>0.979230769230769</text:p>
          </table:table-cell>
          <table:table-cell office:value-type="float" office:value="0.996923076923077">
            <text:p>0.996923076923077</text:p>
          </table:table-cell>
          <table:table-cell office:value-type="float" office:value="0.99">
            <text:p>0.99</text:p>
          </table:table-cell>
          <table:table-cell office:value-type="float" office:value="0.965384615384615">
            <text:p>0.965384615384615</text:p>
          </table:table-cell>
          <table:table-cell office:value-type="float" office:value="0.983846153846154">
            <text:p>0.983846153846154</text:p>
          </table:table-cell>
          <table:table-cell office:value-type="float" office:value="0.986234817813765">
            <text:p>0.986234817813765</text:p>
          </table:table-cell>
          <table:table-cell office:value-type="float" office:value="0.96953125">
            <text:p>0.96953125</text:p>
          </table:table-cell>
          <table:table-cell office:value-type="float" office:value="0.975">
            <text:p>0.975</text:p>
          </table:table-cell>
          <table:table-cell office:value-type="float" office:value="0.9859375">
            <text:p>0.985937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996923076923077">
            <text:p>0.996923076923077</text:p>
          </table:table-cell>
          <table:table-cell office:value-type="float" office:value="0.98">
            <text:p>0.98</text:p>
          </table:table-cell>
          <table:table-cell office:value-type="float" office:value="0.998461538461538">
            <text:p>0.998461538461538</text:p>
          </table:table-cell>
          <table:table-cell office:value-type="float" office:value="0.987692307692308">
            <text:p>0.987692307692308</text:p>
          </table:table-cell>
          <table:table-cell office:value-type="float" office:value="0.966153846153846">
            <text:p>0.966153846153846</text:p>
          </table:table-cell>
          <table:table-cell office:value-type="float" office:value="0.983076923076923">
            <text:p>0.983076923076923</text:p>
          </table:table-cell>
          <table:table-cell office:value-type="float" office:value="0.989473684210526">
            <text:p>0.989473684210526</text:p>
          </table:table-cell>
          <table:table-cell office:value-type="float" office:value="0.971875">
            <text:p>0.971875</text:p>
          </table:table-cell>
          <table:table-cell office:value-type="float" office:value="0.975">
            <text:p>0.975</text:p>
          </table:table-cell>
          <table:table-cell office:value-type="float" office:value="0.9859375">
            <text:p>0.985937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994615384615384">
            <text:p>0.994615384615384</text:p>
          </table:table-cell>
          <table:table-cell office:value-type="float" office:value="0.975384615384615">
            <text:p>0.975384615384615</text:p>
          </table:table-cell>
          <table:table-cell office:value-type="float" office:value="0.998461538461538">
            <text:p>0.998461538461538</text:p>
          </table:table-cell>
          <table:table-cell office:value-type="float" office:value="0.989230769230769">
            <text:p>0.989230769230769</text:p>
          </table:table-cell>
          <table:table-cell office:value-type="float" office:value="0.963846153846154">
            <text:p>0.963846153846154</text:p>
          </table:table-cell>
          <table:table-cell office:value-type="float" office:value="0.975384615384615">
            <text:p>0.975384615384615</text:p>
          </table:table-cell>
          <table:table-cell office:value-type="float" office:value="0.991902834008097">
            <text:p>0.991902834008097</text:p>
          </table:table-cell>
          <table:table-cell office:value-type="float" office:value="0.9734375">
            <text:p>0.9734375</text:p>
          </table:table-cell>
          <table:table-cell office:value-type="float" office:value="0.96953125">
            <text:p>0.96953125</text:p>
          </table:table-cell>
          <table:table-cell office:value-type="float" office:value="0.98203125">
            <text:p>0.9820312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993846153846154">
            <text:p>0.993846153846154</text:p>
          </table:table-cell>
          <table:table-cell office:value-type="float" office:value="0.98">
            <text:p>0.98</text:p>
          </table:table-cell>
          <table:table-cell office:value-type="float" office:value="0.997692307692308">
            <text:p>0.997692307692308</text:p>
          </table:table-cell>
          <table:table-cell office:value-type="float" office:value="0.989230769230769">
            <text:p>0.989230769230769</text:p>
          </table:table-cell>
          <table:table-cell office:value-type="float" office:value="0.965384615384615">
            <text:p>0.965384615384615</text:p>
          </table:table-cell>
          <table:table-cell office:value-type="float" office:value="0.975384615384615">
            <text:p>0.975384615384615</text:p>
          </table:table-cell>
          <table:table-cell office:value-type="float" office:value="0.988663967611336">
            <text:p>0.988663967611336</text:p>
          </table:table-cell>
          <table:table-cell office:value-type="float" office:value="0.97734375">
            <text:p>0.97734375</text:p>
          </table:table-cell>
          <table:table-cell office:value-type="float" office:value="0.97421875">
            <text:p>0.97421875</text:p>
          </table:table-cell>
          <table:table-cell office:value-type="float" office:value="0.9890625">
            <text:p>0.989062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994615384615384">
            <text:p>0.994615384615384</text:p>
          </table:table-cell>
          <table:table-cell office:value-type="float" office:value="0.980769230769231">
            <text:p>0.980769230769231</text:p>
          </table:table-cell>
          <table:table-cell office:value-type="float" office:value="0.997692307692308">
            <text:p>0.997692307692308</text:p>
          </table:table-cell>
          <table:table-cell office:value-type="float" office:value="0.989230769230769">
            <text:p>0.989230769230769</text:p>
          </table:table-cell>
          <table:table-cell office:value-type="float" office:value="0.96">
            <text:p>0.96</text:p>
          </table:table-cell>
          <table:table-cell office:value-type="float" office:value="0.975384615384615">
            <text:p>0.975384615384615</text:p>
          </table:table-cell>
          <table:table-cell office:value-type="float" office:value="0.989473684210526">
            <text:p>0.989473684210526</text:p>
          </table:table-cell>
          <table:table-cell office:value-type="float" office:value="0.978125">
            <text:p>0.978125</text:p>
          </table:table-cell>
          <table:table-cell office:value-type="float" office:value="0.97265625">
            <text:p>0.97265625</text:p>
          </table:table-cell>
          <table:table-cell office:value-type="float" office:value="0.9859375">
            <text:p>0.9859375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994615384615384">
            <text:p>0.994615384615384</text:p>
          </table:table-cell>
          <table:table-cell office:value-type="float" office:value="0.981538461538462">
            <text:p>0.981538461538462</text:p>
          </table:table-cell>
          <table:table-cell office:value-type="float" office:value="0.998461538461538">
            <text:p>0.998461538461538</text:p>
          </table:table-cell>
          <table:table-cell office:value-type="float" office:value="0.987692307692308">
            <text:p>0.987692307692308</text:p>
          </table:table-cell>
          <table:table-cell office:value-type="float" office:value="0.966153846153846">
            <text:p>0.966153846153846</text:p>
          </table:table-cell>
          <table:table-cell office:value-type="float" office:value="0.976923076923077">
            <text:p>0.976923076923077</text:p>
          </table:table-cell>
          <table:table-cell office:value-type="float" office:value="0.988663967611336">
            <text:p>0.988663967611336</text:p>
          </table:table-cell>
          <table:table-cell office:value-type="float" office:value="0.978125">
            <text:p>0.978125</text:p>
          </table:table-cell>
          <table:table-cell office:value-type="float" office:value="0.9796875">
            <text:p>0.9796875</text:p>
          </table:table-cell>
          <table:table-cell office:value-type="float" office:value="0.98828125">
            <text:p>0.98828125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993076923076923">
            <text:p>0.993076923076923</text:p>
          </table:table-cell>
          <table:table-cell office:value-type="float" office:value="0.982307692307692">
            <text:p>0.982307692307692</text:p>
          </table:table-cell>
          <table:table-cell office:value-type="float" office:value="0.998461538461538">
            <text:p>0.998461538461538</text:p>
          </table:table-cell>
          <table:table-cell office:value-type="float" office:value="0.988461538461538">
            <text:p>0.988461538461538</text:p>
          </table:table-cell>
          <table:table-cell office:value-type="float" office:value="0.966153846153846">
            <text:p>0.966153846153846</text:p>
          </table:table-cell>
          <table:table-cell office:value-type="float" office:value="0.977692307692307">
            <text:p>0.977692307692307</text:p>
          </table:table-cell>
          <table:table-cell office:value-type="float" office:value="0.988663967611336">
            <text:p>0.988663967611336</text:p>
          </table:table-cell>
          <table:table-cell office:value-type="float" office:value="0.978125">
            <text:p>0.978125</text:p>
          </table:table-cell>
          <table:table-cell office:value-type="float" office:value="0.96953125">
            <text:p>0.96953125</text:p>
          </table:table-cell>
          <table:table-cell office:value-type="float" office:value="0.98671875">
            <text:p>0.98671875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993846153846154">
            <text:p>0.993846153846154</text:p>
          </table:table-cell>
          <table:table-cell office:value-type="float" office:value="0.983076923076923">
            <text:p>0.983076923076923</text:p>
          </table:table-cell>
          <table:table-cell office:value-type="float" office:value="0.997692307692308">
            <text:p>0.997692307692308</text:p>
          </table:table-cell>
          <table:table-cell office:value-type="float" office:value="0.99">
            <text:p>0.99</text:p>
          </table:table-cell>
          <table:table-cell office:value-type="float" office:value="0.966153846153846">
            <text:p>0.966153846153846</text:p>
          </table:table-cell>
          <table:table-cell office:value-type="float" office:value="0.978461538461538">
            <text:p>0.978461538461538</text:p>
          </table:table-cell>
          <table:table-cell office:value-type="float" office:value="0.988663967611336">
            <text:p>0.988663967611336</text:p>
          </table:table-cell>
          <table:table-cell office:value-type="float" office:value="0.978125">
            <text:p>0.978125</text:p>
          </table:table-cell>
          <table:table-cell office:value-type="float" office:value="0.97890625">
            <text:p>0.97890625</text:p>
          </table:table-cell>
          <table:table-cell office:value-type="float" office:value="0.98828125">
            <text:p>0.98828125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993076923076923">
            <text:p>0.993076923076923</text:p>
          </table:table-cell>
          <table:table-cell office:value-type="float" office:value="0.985384615384615">
            <text:p>0.985384615384615</text:p>
          </table:table-cell>
          <table:table-cell office:value-type="float" office:value="0.996923076923077">
            <text:p>0.996923076923077</text:p>
          </table:table-cell>
          <table:table-cell office:value-type="float" office:value="0.989230769230769">
            <text:p>0.989230769230769</text:p>
          </table:table-cell>
          <table:table-cell office:value-type="float" office:value="0.968461538461538">
            <text:p>0.968461538461538</text:p>
          </table:table-cell>
          <table:table-cell office:value-type="float" office:value="0.982307692307692">
            <text:p>0.982307692307692</text:p>
          </table:table-cell>
          <table:table-cell office:value-type="float" office:value="0.988663967611336">
            <text:p>0.988663967611336</text:p>
          </table:table-cell>
          <table:table-cell office:value-type="float" office:value="0.97421875">
            <text:p>0.97421875</text:p>
          </table:table-cell>
          <table:table-cell office:value-type="float" office:value="0.96953125">
            <text:p>0.96953125</text:p>
          </table:table-cell>
          <table:table-cell office:value-type="float" office:value="0.98671875">
            <text:p>0.98671875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991538461538462">
            <text:p>0.991538461538462</text:p>
          </table:table-cell>
          <table:table-cell office:value-type="float" office:value="0.990769230769231">
            <text:p>0.990769230769231</text:p>
          </table:table-cell>
          <table:table-cell office:value-type="float" office:value="0.996153846153846">
            <text:p>0.996153846153846</text:p>
          </table:table-cell>
          <table:table-cell office:value-type="float" office:value="0.99">
            <text:p>0.99</text:p>
          </table:table-cell>
          <table:table-cell office:value-type="float" office:value="0.968461538461538">
            <text:p>0.968461538461538</text:p>
          </table:table-cell>
          <table:table-cell office:value-type="float" office:value="0.980769230769231">
            <text:p>0.980769230769231</text:p>
          </table:table-cell>
          <table:table-cell office:value-type="float" office:value="0.986234817813765">
            <text:p>0.986234817813765</text:p>
          </table:table-cell>
          <table:table-cell office:value-type="float" office:value="0.975">
            <text:p>0.975</text:p>
          </table:table-cell>
          <table:table-cell office:value-type="float" office:value="0.97109375">
            <text:p>0.97109375</text:p>
          </table:table-cell>
          <table:table-cell office:value-type="float" office:value="0.98828125">
            <text:p>0.98828125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993846153846154">
            <text:p>0.993846153846154</text:p>
          </table:table-cell>
          <table:table-cell office:value-type="float" office:value="0.99">
            <text:p>0.99</text:p>
          </table:table-cell>
          <table:table-cell office:value-type="float" office:value="0.996153846153846">
            <text:p>0.996153846153846</text:p>
          </table:table-cell>
          <table:table-cell office:value-type="float" office:value="0.988461538461538">
            <text:p>0.988461538461538</text:p>
          </table:table-cell>
          <table:table-cell office:value-type="float" office:value="0.967692307692308">
            <text:p>0.967692307692308</text:p>
          </table:table-cell>
          <table:table-cell office:value-type="float" office:value="0.982307692307692">
            <text:p>0.982307692307692</text:p>
          </table:table-cell>
          <table:table-cell office:value-type="float" office:value="0.989473684210526">
            <text:p>0.989473684210526</text:p>
          </table:table-cell>
          <table:table-cell office:value-type="float" office:value="0.975">
            <text:p>0.975</text:p>
          </table:table-cell>
          <table:table-cell office:value-type="float" office:value="0.9734375">
            <text:p>0.9734375</text:p>
          </table:table-cell>
          <table:table-cell office:value-type="float" office:value="0.98359375">
            <text:p>0.98359375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Naïve Bayes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323076923076923">
            <text:p>0.323076923076923</text:p>
          </table:table-cell>
          <table:table-cell office:value-type="float" office:value="0.484615384615385">
            <text:p>0.484615384615385</text:p>
          </table:table-cell>
          <table:table-cell office:value-type="float" office:value="0.313076923076923">
            <text:p>0.313076923076923</text:p>
          </table:table-cell>
          <table:table-cell office:value-type="float" office:value="0.380769230769231">
            <text:p>0.380769230769231</text:p>
          </table:table-cell>
          <table:table-cell office:value-type="float" office:value="0.152307692307692">
            <text:p>0.152307692307692</text:p>
          </table:table-cell>
          <table:table-cell office:value-type="float" office:value="0.415384615384615">
            <text:p>0.415384615384615</text:p>
          </table:table-cell>
          <table:table-cell office:value-type="float" office:value="0.263157894736842">
            <text:p>0.263157894736842</text:p>
          </table:table-cell>
          <table:table-cell office:value-type="float" office:value="0.15625">
            <text:p>0.15625</text:p>
          </table:table-cell>
          <table:table-cell office:value-type="float" office:value="0.234375">
            <text:p>0.234375</text:p>
          </table:table-cell>
          <table:table-cell office:value-type="float" office:value="0.059375">
            <text:p>0.05937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270769230769231">
            <text:p>0.270769230769231</text:p>
          </table:table-cell>
          <table:table-cell office:value-type="float" office:value="0.2">
            <text:p>0.2</text:p>
          </table:table-cell>
          <table:table-cell office:value-type="float" office:value="0.103846153846154">
            <text:p>0.103846153846154</text:p>
          </table:table-cell>
          <table:table-cell office:value-type="float" office:value="0.26">
            <text:p>0.26</text:p>
          </table:table-cell>
          <table:table-cell office:value-type="float" office:value="0.0438461538461539">
            <text:p>0.0438461538461539</text:p>
          </table:table-cell>
          <table:table-cell office:value-type="float" office:value="0.215384615384615">
            <text:p>0.215384615384615</text:p>
          </table:table-cell>
          <table:table-cell office:value-type="float" office:value="0.107692307692308">
            <text:p>0.107692307692308</text:p>
          </table:table-cell>
          <table:table-cell office:value-type="float" office:value="0.125">
            <text:p>0.12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336153846153846">
            <text:p>0.336153846153846</text:p>
          </table:table-cell>
          <table:table-cell office:value-type="float" office:value="0.276923076923077">
            <text:p>0.276923076923077</text:p>
          </table:table-cell>
          <table:table-cell office:value-type="float" office:value="0.36">
            <text:p>0.36</text:p>
          </table:table-cell>
          <table:table-cell office:value-type="float" office:value="0.221538461538462">
            <text:p>0.221538461538462</text:p>
          </table:table-cell>
          <table:table-cell office:value-type="float" office:value="0.184615384615385">
            <text:p>0.184615384615385</text:p>
          </table:table-cell>
          <table:table-cell office:value-type="float" office:value="0.353846153846154">
            <text:p>0.353846153846154</text:p>
          </table:table-cell>
          <table:table-cell office:value-type="float" office:value="0.153846153846154">
            <text:p>0.153846153846154</text:p>
          </table:table-cell>
          <table:table-cell office:value-type="float" office:value="0.03125">
            <text:p>0.0312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306923076923077">
            <text:p>0.306923076923077</text:p>
          </table:table-cell>
          <table:table-cell office:value-type="float" office:value="0.246153846153846">
            <text:p>0.246153846153846</text:p>
          </table:table-cell>
          <table:table-cell office:value-type="float" office:value="0.292307692307692">
            <text:p>0.292307692307692</text:p>
          </table:table-cell>
          <table:table-cell office:value-type="float" office:value="0.18">
            <text:p>0.18</text:p>
          </table:table-cell>
          <table:table-cell office:value-type="float" office:value="0.0461538461538462">
            <text:p>0.0461538461538462</text:p>
          </table:table-cell>
          <table:table-cell office:value-type="float" office:value="0.323076923076923">
            <text:p>0.323076923076923</text:p>
          </table:table-cell>
          <table:table-cell office:value-type="float" office:value="0.230769230769231">
            <text:p>0.230769230769231</text:p>
          </table:table-cell>
          <table:table-cell office:value-type="float" office:value="0.078125">
            <text:p>0.0781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369230769230769">
            <text:p>0.369230769230769</text:p>
          </table:table-cell>
          <table:table-cell office:value-type="float" office:value="0.276923076923077">
            <text:p>0.276923076923077</text:p>
          </table:table-cell>
          <table:table-cell office:value-type="float" office:value="0.215384615384615">
            <text:p>0.215384615384615</text:p>
          </table:table-cell>
          <table:table-cell office:value-type="float" office:value="0.0584615384615385">
            <text:p>0.0584615384615385</text:p>
          </table:table-cell>
          <table:table-cell office:value-type="float" office:value="0.0153846153846154">
            <text:p>0.0153846153846154</text:p>
          </table:table-cell>
          <table:table-cell office:value-type="float" office:value="0.2">
            <text:p>0.2</text:p>
          </table:table-cell>
          <table:table-cell office:value-type="float" office:value="0.184615384615385">
            <text:p>0.184615384615385</text:p>
          </table:table-cell>
          <table:table-cell office:value-type="float" office:value="0.09375">
            <text:p>0.093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292307692307692">
            <text:p>0.292307692307692</text:p>
          </table:table-cell>
          <table:table-cell office:value-type="float" office:value="0.246153846153846">
            <text:p>0.246153846153846</text:p>
          </table:table-cell>
          <table:table-cell office:value-type="float" office:value="0.290769230769231">
            <text:p>0.290769230769231</text:p>
          </table:table-cell>
          <table:table-cell office:value-type="float" office:value="0.102307692307692">
            <text:p>0.102307692307692</text:p>
          </table:table-cell>
          <table:table-cell office:value-type="float" office:value="0.0153846153846154">
            <text:p>0.0153846153846154</text:p>
          </table:table-cell>
          <table:table-cell office:value-type="float" office:value="0.2">
            <text:p>0.2</text:p>
          </table:table-cell>
          <table:table-cell office:value-type="float" office:value="0.184615384615385">
            <text:p>0.184615384615385</text:p>
          </table:table-cell>
          <table:table-cell office:value-type="float" office:value="0.0625">
            <text:p>0.062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307692307692308">
            <text:p>0.307692307692308</text:p>
          </table:table-cell>
          <table:table-cell office:value-type="float" office:value="0.230769230769231">
            <text:p>0.230769230769231</text:p>
          </table:table-cell>
          <table:table-cell office:value-type="float" office:value="0.338461538461538">
            <text:p>0.338461538461538</text:p>
          </table:table-cell>
          <table:table-cell office:value-type="float" office:value="0.0923076923076923">
            <text:p>0.0923076923076923</text:p>
          </table:table-cell>
          <table:table-cell office:value-type="float" office:value="0.0615384615384615">
            <text:p>0.0615384615384615</text:p>
          </table:table-cell>
          <table:table-cell office:value-type="float" office:value="0.215384615384615">
            <text:p>0.215384615384615</text:p>
          </table:table-cell>
          <table:table-cell office:value-type="float" office:value="0.169230769230769">
            <text:p>0.169230769230769</text:p>
          </table:table-cell>
          <table:table-cell office:value-type="float" office:value="0.046875">
            <text:p>0.0468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369230769230769">
            <text:p>0.369230769230769</text:p>
          </table:table-cell>
          <table:table-cell office:value-type="float" office:value="0.292307692307692">
            <text:p>0.292307692307692</text:p>
          </table:table-cell>
          <table:table-cell office:value-type="float" office:value="0.415384615384615">
            <text:p>0.415384615384615</text:p>
          </table:table-cell>
          <table:table-cell office:value-type="float" office:value="0.146153846153846">
            <text:p>0.146153846153846</text:p>
          </table:table-cell>
          <table:table-cell office:value-type="float" office:value="0.138461538461538">
            <text:p>0.138461538461538</text:p>
          </table:table-cell>
          <table:table-cell office:value-type="float" office:value="0.307692307692308">
            <text:p>0.307692307692308</text:p>
          </table:table-cell>
          <table:table-cell office:value-type="float" office:value="0.184615384615385">
            <text:p>0.184615384615385</text:p>
          </table:table-cell>
          <table:table-cell office:value-type="float" office:value="0.0625">
            <text:p>0.062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323076923076923">
            <text:p>0.323076923076923</text:p>
          </table:table-cell>
          <table:table-cell office:value-type="float" office:value="0.230769230769231">
            <text:p>0.230769230769231</text:p>
          </table:table-cell>
          <table:table-cell office:value-type="float" office:value="0.353846153846154">
            <text:p>0.353846153846154</text:p>
          </table:table-cell>
          <table:table-cell office:value-type="float" office:value="0.0923076923076923">
            <text:p>0.0923076923076923</text:p>
          </table:table-cell>
          <table:table-cell office:value-type="float" office:value="0.0615384615384615">
            <text:p>0.0615384615384615</text:p>
          </table:table-cell>
          <table:table-cell office:value-type="float" office:value="0.230769230769231">
            <text:p>0.230769230769231</text:p>
          </table:table-cell>
          <table:table-cell office:value-type="float" office:value="0.184615384615385">
            <text:p>0.184615384615385</text:p>
          </table:table-cell>
          <table:table-cell office:value-type="float" office:value="0.046875">
            <text:p>0.0468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338461538461538">
            <text:p>0.338461538461538</text:p>
          </table:table-cell>
          <table:table-cell office:value-type="float" office:value="0.246153846153846">
            <text:p>0.246153846153846</text:p>
          </table:table-cell>
          <table:table-cell office:value-type="float" office:value="0.384615384615385">
            <text:p>0.384615384615385</text:p>
          </table:table-cell>
          <table:table-cell office:value-type="float" office:value="0.0730769230769231">
            <text:p>0.0730769230769231</text:p>
          </table:table-cell>
          <table:table-cell office:value-type="float" office:value="0.0307692307692308">
            <text:p>0.0307692307692308</text:p>
          </table:table-cell>
          <table:table-cell office:value-type="float" office:value="0.184615384615385">
            <text:p>0.184615384615385</text:p>
          </table:table-cell>
          <table:table-cell office:value-type="float" office:value="0.0769230769230769">
            <text:p>0.0769230769230769</text:p>
          </table:table-cell>
          <table:table-cell office:value-type="float" office:value="0.046875">
            <text:p>0.0468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292307692307692">
            <text:p>0.292307692307692</text:p>
          </table:table-cell>
          <table:table-cell office:value-type="float" office:value="0.230769230769231">
            <text:p>0.230769230769231</text:p>
          </table:table-cell>
          <table:table-cell office:value-type="float" office:value="0.4">
            <text:p>0.4</text:p>
          </table:table-cell>
          <table:table-cell office:value-type="float" office:value="0.0292307692307692">
            <text:p>0.0292307692307692</text:p>
          </table:table-cell>
          <table:table-cell office:value-type="float" office:value="0.0461538461538462">
            <text:p>0.0461538461538462</text:p>
          </table:table-cell>
          <table:table-cell office:value-type="float" office:value="0.2">
            <text:p>0.2</text:p>
          </table:table-cell>
          <table:table-cell office:value-type="float" office:value="0.0615384615384615">
            <text:p>0.0615384615384615</text:p>
          </table:table-cell>
          <table:table-cell office:value-type="float" office:value="0.078125">
            <text:p>0.07812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276923076923077">
            <text:p>0.276923076923077</text:p>
          </table:table-cell>
          <table:table-cell office:value-type="float" office:value="0.230769230769231">
            <text:p>0.230769230769231</text:p>
          </table:table-cell>
          <table:table-cell office:value-type="float" office:value="0.384615384615385">
            <text:p>0.384615384615385</text:p>
          </table:table-cell>
          <table:table-cell office:value-type="float" office:value="0.0584615384615385">
            <text:p>0.0584615384615385</text:p>
          </table:table-cell>
          <table:table-cell office:value-type="float" office:value="0.0153846153846154">
            <text:p>0.0153846153846154</text:p>
          </table:table-cell>
          <table:table-cell office:value-type="float" office:value="0.215384615384615">
            <text:p>0.215384615384615</text:p>
          </table:table-cell>
          <table:table-cell office:value-type="float" office:value="0.0153846153846154">
            <text:p>0.0153846153846154</text:p>
          </table:table-cell>
          <table:table-cell office:value-type="float" office:value="0.109375">
            <text:p>0.109375</text:p>
          </table:table-cell>
          <table:table-cell office:value-type="float" office:value="0.01484375">
            <text:p>0.0148437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292307692307692">
            <text:p>0.292307692307692</text:p>
          </table:table-cell>
          <table:table-cell office:value-type="float" office:value="0.230769230769231">
            <text:p>0.230769230769231</text:p>
          </table:table-cell>
          <table:table-cell office:value-type="float" office:value="0.350769230769231">
            <text:p>0.350769230769231</text:p>
          </table:table-cell>
          <table:table-cell office:value-type="float" office:value="0.0769230769230769">
            <text:p>0.0769230769230769</text:p>
          </table:table-cell>
          <table:table-cell office:value-type="float" office:value="0.0153846153846154">
            <text:p>0.0153846153846154</text:p>
          </table:table-cell>
          <table:table-cell office:value-type="float" office:value="0.2">
            <text:p>0.2</text:p>
          </table:table-cell>
          <table:table-cell office:value-type="float" office:value="0.0307692307692308">
            <text:p>0.0307692307692308</text:p>
          </table:table-cell>
          <table:table-cell office:value-type="float" office:value="0.109375">
            <text:p>0.1093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261538461538462">
            <text:p>0.261538461538462</text:p>
          </table:table-cell>
          <table:table-cell office:value-type="float" office:value="0.230769230769231">
            <text:p>0.230769230769231</text:p>
          </table:table-cell>
          <table:table-cell office:value-type="float" office:value="0.350769230769231">
            <text:p>0.350769230769231</text:p>
          </table:table-cell>
          <table:table-cell office:value-type="float" office:value="0.0584615384615385">
            <text:p>0.0584615384615385</text:p>
          </table:table-cell>
          <table:table-cell office:value-type="float" office:value="0.0307692307692308">
            <text:p>0.0307692307692308</text:p>
          </table:table-cell>
          <table:table-cell office:value-type="float" office:value="0.215384615384615">
            <text:p>0.215384615384615</text:p>
          </table:table-cell>
          <table:table-cell office:value-type="float" office:value="0.0307692307692308">
            <text:p>0.0307692307692308</text:p>
          </table:table-cell>
          <table:table-cell office:value-type="float" office:value="0.109375">
            <text:p>0.1093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246153846153846">
            <text:p>0.246153846153846</text:p>
          </table:table-cell>
          <table:table-cell office:value-type="float" office:value="0.230769230769231">
            <text:p>0.230769230769231</text:p>
          </table:table-cell>
          <table:table-cell office:value-type="float" office:value="0.350769230769231">
            <text:p>0.350769230769231</text:p>
          </table:table-cell>
          <table:table-cell office:value-type="float" office:value="0.0438461538461539">
            <text:p>0.0438461538461539</text:p>
          </table:table-cell>
          <table:table-cell office:value-type="float" office:value="0">
            <text:p>0</text:p>
          </table:table-cell>
          <table:table-cell office:value-type="float" office:value="0.215384615384615">
            <text:p>0.215384615384615</text:p>
          </table:table-cell>
          <table:table-cell office:value-type="float" office:value="0.0615384615384615">
            <text:p>0.0615384615384615</text:p>
          </table:table-cell>
          <table:table-cell office:value-type="float" office:value="0.109375">
            <text:p>0.1093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292307692307692">
            <text:p>0.292307692307692</text:p>
          </table:table-cell>
          <table:table-cell office:value-type="float" office:value="0.230769230769231">
            <text:p>0.230769230769231</text:p>
          </table:table-cell>
          <table:table-cell office:value-type="float" office:value="0.350769230769231">
            <text:p>0.350769230769231</text:p>
          </table:table-cell>
          <table:table-cell office:value-type="float" office:value="0.0615384615384615">
            <text:p>0.0615384615384615</text:p>
          </table:table-cell>
          <table:table-cell office:value-type="float" office:value="0">
            <text:p>0</text:p>
          </table:table-cell>
          <table:table-cell office:value-type="float" office:value="0.184615384615385">
            <text:p>0.184615384615385</text:p>
          </table:table-cell>
          <table:table-cell office:value-type="float" office:value="0.0307692307692308">
            <text:p>0.0307692307692308</text:p>
          </table:table-cell>
          <table:table-cell office:value-type="float" office:value="0.109375">
            <text:p>0.1093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246153846153846">
            <text:p>0.246153846153846</text:p>
          </table:table-cell>
          <table:table-cell office:value-type="float" office:value="0.230769230769231">
            <text:p>0.230769230769231</text:p>
          </table:table-cell>
          <table:table-cell office:value-type="float" office:value="0.350769230769231">
            <text:p>0.350769230769231</text:p>
          </table:table-cell>
          <table:table-cell office:value-type="float" office:value="0.0438461538461539">
            <text:p>0.0438461538461539</text:p>
          </table:table-cell>
          <table:table-cell office:value-type="float" office:value="0">
            <text:p>0</text:p>
          </table:table-cell>
          <table:table-cell office:value-type="float" office:value="0.138461538461538">
            <text:p>0.138461538461538</text:p>
          </table:table-cell>
          <table:table-cell office:value-type="float" office:value="0.0769230769230769">
            <text:p>0.0769230769230769</text:p>
          </table:table-cell>
          <table:table-cell office:value-type="float" office:value="0.109375">
            <text:p>0.1093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table:number-columns-repeated="2" office:value-type="float" office:value="0.230769230769231">
            <text:p>0.230769230769231</text:p>
          </table:table-cell>
          <table:table-cell office:value-type="float" office:value="0.350769230769231">
            <text:p>0.350769230769231</text:p>
          </table:table-cell>
          <table:table-cell office:value-type="float" office:value="0.0307692307692308">
            <text:p>0.0307692307692308</text:p>
          </table:table-cell>
          <table:table-cell office:value-type="float" office:value="0">
            <text:p>0</text:p>
          </table:table-cell>
          <table:table-cell office:value-type="float" office:value="0.107692307692308">
            <text:p>0.107692307692308</text:p>
          </table:table-cell>
          <table:table-cell office:value-type="float" office:value="0.0923076923076923">
            <text:p>0.0923076923076923</text:p>
          </table:table-cell>
          <table:table-cell office:value-type="float" office:value="0.109375">
            <text:p>0.1093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261538461538462">
            <text:p>0.261538461538462</text:p>
          </table:table-cell>
          <table:table-cell office:value-type="float" office:value="0.230769230769231">
            <text:p>0.230769230769231</text:p>
          </table:table-cell>
          <table:table-cell office:value-type="float" office:value="0.336153846153846">
            <text:p>0.336153846153846</text:p>
          </table:table-cell>
          <table:table-cell office:value-type="float" office:value="0.0461538461538462">
            <text:p>0.0461538461538462</text:p>
          </table:table-cell>
          <table:table-cell office:value-type="float" office:value="0">
            <text:p>0</text:p>
          </table:table-cell>
          <table:table-cell office:value-type="float" office:value="0.123076923076923">
            <text:p>0.123076923076923</text:p>
          </table:table-cell>
          <table:table-cell office:value-type="float" office:value="0.0923076923076923">
            <text:p>0.0923076923076923</text:p>
          </table:table-cell>
          <table:table-cell office:value-type="float" office:value="0.109375">
            <text:p>0.1093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323076923076923">
            <text:p>0.323076923076923</text:p>
          </table:table-cell>
          <table:table-cell office:value-type="float" office:value="0.230769230769231">
            <text:p>0.230769230769231</text:p>
          </table:table-cell>
          <table:table-cell office:value-type="float" office:value="0.350769230769231">
            <text:p>0.350769230769231</text:p>
          </table:table-cell>
          <table:table-cell office:value-type="float" office:value="0.0307692307692308">
            <text:p>0.0307692307692308</text:p>
          </table:table-cell>
          <table:table-cell office:value-type="float" office:value="0">
            <text:p>0</text:p>
          </table:table-cell>
          <table:table-cell office:value-type="float" office:value="0.0923076923076923">
            <text:p>0.0923076923076923</text:p>
          </table:table-cell>
          <table:table-cell office:value-type="float" office:value="0.107692307692308">
            <text:p>0.107692307692308</text:p>
          </table:table-cell>
          <table:table-cell office:value-type="float" office:value="0.109375">
            <text:p>0.109375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Logistic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992307692307692">
            <text:p>0.992307692307692</text:p>
          </table:table-cell>
          <table:table-cell office:value-type="float" office:value="0.978461538461538">
            <text:p>0.978461538461538</text:p>
          </table:table-cell>
          <table:table-cell office:value-type="float" office:value="0.994615384615384">
            <text:p>0.994615384615384</text:p>
          </table:table-cell>
          <table:table-cell office:value-type="float" office:value="0.987692307692308">
            <text:p>0.987692307692308</text:p>
          </table:table-cell>
          <table:table-cell office:value-type="float" office:value="0.985384615384615">
            <text:p>0.985384615384615</text:p>
          </table:table-cell>
          <table:table-cell office:value-type="float" office:value="0.983846153846154">
            <text:p>0.983846153846154</text:p>
          </table:table-cell>
          <table:table-cell office:value-type="float" office:value="0.995141700404858">
            <text:p>0.995141700404858</text:p>
          </table:table-cell>
          <table:table-cell office:value-type="float" office:value="1">
            <text:p>1</text:p>
          </table:table-cell>
          <table:table-cell office:value-type="float" office:value="0.99453125">
            <text:p>0.99453125</text:p>
          </table:table-cell>
          <table:table-cell office:value-type="float" office:value="0.98203125">
            <text:p>0.9820312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office:value-type="float" office:value="0.984615384615385">
            <text:p>0.984615384615385</text:p>
          </table:table-cell>
          <table:table-cell office:value-type="float" office:value="0.99">
            <text:p>0.99</text:p>
          </table:table-cell>
          <table:table-cell office:value-type="float" office:value="0.996923076923077">
            <text:p>0.996923076923077</text:p>
          </table:table-cell>
          <table:table-cell office:value-type="float" office:value="0.991538461538462">
            <text:p>0.991538461538462</text:p>
          </table:table-cell>
          <table:table-cell office:value-type="float" office:value="0.980769230769231">
            <text:p>0.980769230769231</text:p>
          </table:table-cell>
          <table:table-cell office:value-type="float" office:value="0.99838056680162">
            <text:p>0.99838056680162</text:p>
          </table:table-cell>
          <table:table-cell office:value-type="float" office:value="1">
            <text:p>1</text:p>
          </table:table-cell>
          <table:table-cell office:value-type="float" office:value="0.98984375">
            <text:p>0.98984375</text:p>
          </table:table-cell>
          <table:table-cell office:value-type="float" office:value="0.9890625">
            <text:p>0.989062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991538461538462">
            <text:p>0.991538461538462</text:p>
          </table:table-cell>
          <table:table-cell office:value-type="float" office:value="0.98">
            <text:p>0.98</text:p>
          </table:table-cell>
          <table:table-cell office:value-type="float" office:value="0.993076923076923">
            <text:p>0.993076923076923</text:p>
          </table:table-cell>
          <table:table-cell office:value-type="float" office:value="0.998461538461538">
            <text:p>0.998461538461538</text:p>
          </table:table-cell>
          <table:table-cell office:value-type="float" office:value="0.993076923076923">
            <text:p>0.993076923076923</text:p>
          </table:table-cell>
          <table:table-cell office:value-type="float" office:value="0.983846153846154">
            <text:p>0.983846153846154</text:p>
          </table:table-cell>
          <table:table-cell office:value-type="float" office:value="0.995951417004048">
            <text:p>0.995951417004048</text:p>
          </table:table-cell>
          <table:table-cell office:value-type="float" office:value="0.996875">
            <text:p>0.996875</text:p>
          </table:table-cell>
          <table:table-cell office:value-type="float" office:value="0.99140625">
            <text:p>0.99140625</text:p>
          </table:table-cell>
          <table:table-cell office:value-type="float" office:value="0.9890625">
            <text:p>0.9890625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993846153846154">
            <text:p>0.993846153846154</text:p>
          </table:table-cell>
          <table:table-cell office:value-type="float" office:value="0.984615384615385">
            <text:p>0.984615384615385</text:p>
          </table:table-cell>
          <table:table-cell office:value-type="float" office:value="0.993076923076923">
            <text:p>0.993076923076923</text:p>
          </table:table-cell>
          <table:table-cell office:value-type="float" office:value="0.998461538461538">
            <text:p>0.998461538461538</text:p>
          </table:table-cell>
          <table:table-cell office:value-type="float" office:value="0.993846153846154">
            <text:p>0.993846153846154</text:p>
          </table:table-cell>
          <table:table-cell office:value-type="float" office:value="0.983076923076923">
            <text:p>0.983076923076923</text:p>
          </table:table-cell>
          <table:table-cell office:value-type="float" office:value="0.99919028340081">
            <text:p>0.99919028340081</text:p>
          </table:table-cell>
          <table:table-cell office:value-type="float" office:value="0.99921875">
            <text:p>0.99921875</text:p>
          </table:table-cell>
          <table:table-cell office:value-type="float" office:value="0.9921875">
            <text:p>0.9921875</text:p>
          </table:table-cell>
          <table:table-cell office:value-type="float" office:value="0.9890625">
            <text:p>0.989062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988461538461538">
            <text:p>0.988461538461538</text:p>
          </table:table-cell>
          <table:table-cell office:value-type="float" office:value="0.99">
            <text:p>0.99</text:p>
          </table:table-cell>
          <table:table-cell office:value-type="float" office:value="0.991538461538462">
            <text:p>0.991538461538462</text:p>
          </table:table-cell>
          <table:table-cell office:value-type="float" office:value="0.999230769230769">
            <text:p>0.999230769230769</text:p>
          </table:table-cell>
          <table:table-cell office:value-type="float" office:value="0.993846153846154">
            <text:p>0.993846153846154</text:p>
          </table:table-cell>
          <table:table-cell office:value-type="float" office:value="0.983846153846154">
            <text:p>0.983846153846154</text:p>
          </table:table-cell>
          <table:table-cell office:value-type="float" office:value="0.995141700404858">
            <text:p>0.995141700404858</text:p>
          </table:table-cell>
          <table:table-cell office:value-type="float" office:value="0.99921875">
            <text:p>0.99921875</text:p>
          </table:table-cell>
          <table:table-cell office:value-type="float" office:value="0.99375">
            <text:p>0.99375</text:p>
          </table:table-cell>
          <table:table-cell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989230769230769">
            <text:p>0.989230769230769</text:p>
          </table:table-cell>
          <table:table-cell office:value-type="float" office:value="0.986923076923077">
            <text:p>0.986923076923077</text:p>
          </table:table-cell>
          <table:table-cell office:value-type="float" office:value="0.992307692307692">
            <text:p>0.992307692307692</text:p>
          </table:table-cell>
          <table:table-cell office:value-type="float" office:value="0.998461538461538">
            <text:p>0.998461538461538</text:p>
          </table:table-cell>
          <table:table-cell office:value-type="float" office:value="0.994615384615384">
            <text:p>0.994615384615384</text:p>
          </table:table-cell>
          <table:table-cell office:value-type="float" office:value="0.986153846153846">
            <text:p>0.986153846153846</text:p>
          </table:table-cell>
          <table:table-cell office:value-type="float" office:value="0.995141700404858">
            <text:p>0.995141700404858</text:p>
          </table:table-cell>
          <table:table-cell office:value-type="float" office:value="0.99921875">
            <text:p>0.99921875</text:p>
          </table:table-cell>
          <table:table-cell office:value-type="float" office:value="0.99140625">
            <text:p>0.99140625</text:p>
          </table:table-cell>
          <table:table-cell office:value-type="float" office:value="0.98984375">
            <text:p>0.9898437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987692307692308">
            <text:p>0.987692307692308</text:p>
          </table:table-cell>
          <table:table-cell office:value-type="float" office:value="0.988461538461538">
            <text:p>0.988461538461538</text:p>
          </table:table-cell>
          <table:table-cell office:value-type="float" office:value="0.991538461538462">
            <text:p>0.991538461538462</text:p>
          </table:table-cell>
          <table:table-cell office:value-type="float" office:value="0.999230769230769">
            <text:p>0.999230769230769</text:p>
          </table:table-cell>
          <table:table-cell office:value-type="float" office:value="0.995384615384615">
            <text:p>0.995384615384615</text:p>
          </table:table-cell>
          <table:table-cell office:value-type="float" office:value="0.986923076923077">
            <text:p>0.986923076923077</text:p>
          </table:table-cell>
          <table:table-cell office:value-type="float" office:value="0.995141700404858">
            <text:p>0.995141700404858</text:p>
          </table:table-cell>
          <table:table-cell office:value-type="float" office:value="0.99921875">
            <text:p>0.99921875</text:p>
          </table:table-cell>
          <table:table-cell table:number-columns-repeated="2" office:value-type="float" office:value="0.990625">
            <text:p>0.99062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987692307692308">
            <text:p>0.987692307692308</text:p>
          </table:table-cell>
          <table:table-cell office:value-type="float" office:value="0.993076923076923">
            <text:p>0.993076923076923</text:p>
          </table:table-cell>
          <table:table-cell office:value-type="float" office:value="0.989230769230769">
            <text:p>0.989230769230769</text:p>
          </table:table-cell>
          <table:table-cell office:value-type="float" office:value="0.997692307692308">
            <text:p>0.997692307692308</text:p>
          </table:table-cell>
          <table:table-cell office:value-type="float" office:value="0.996153846153846">
            <text:p>0.996153846153846</text:p>
          </table:table-cell>
          <table:table-cell office:value-type="float" office:value="0.989230769230769">
            <text:p>0.989230769230769</text:p>
          </table:table-cell>
          <table:table-cell office:value-type="float" office:value="0.995141700404858">
            <text:p>0.995141700404858</text:p>
          </table:table-cell>
          <table:table-cell office:value-type="float" office:value="1">
            <text:p>1</text:p>
          </table:table-cell>
          <table:table-cell office:value-type="float" office:value="0.990625">
            <text:p>0.99062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990769230769231">
            <text:p>0.990769230769231</text:p>
          </table:table-cell>
          <table:table-cell office:value-type="float" office:value="0.991538461538462">
            <text:p>0.991538461538462</text:p>
          </table:table-cell>
          <table:table-cell office:value-type="float" office:value="0.989230769230769">
            <text:p>0.989230769230769</text:p>
          </table:table-cell>
          <table:table-cell office:value-type="float" office:value="0.997692307692308">
            <text:p>0.997692307692308</text:p>
          </table:table-cell>
          <table:table-cell office:value-type="float" office:value="0.996923076923077">
            <text:p>0.996923076923077</text:p>
          </table:table-cell>
          <table:table-cell office:value-type="float" office:value="0.987692307692308">
            <text:p>0.987692307692308</text:p>
          </table:table-cell>
          <table:table-cell office:value-type="float" office:value="0.995951417004048">
            <text:p>0.995951417004048</text:p>
          </table:table-cell>
          <table:table-cell office:value-type="float" office:value="1">
            <text:p>1</text:p>
          </table:table-cell>
          <table:table-cell office:value-type="float" office:value="0.990625">
            <text:p>0.990625</text:p>
          </table:table-cell>
          <table:table-cell office:value-type="float" office:value="0.99140625">
            <text:p>0.9914062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99">
            <text:p>0.99</text:p>
          </table:table-cell>
          <table:table-cell office:value-type="float" office:value="0.986923076923077">
            <text:p>0.986923076923077</text:p>
          </table:table-cell>
          <table:table-cell office:value-type="float" office:value="0.990769230769231">
            <text:p>0.990769230769231</text:p>
          </table:table-cell>
          <table:table-cell office:value-type="float" office:value="0.998461538461538">
            <text:p>0.998461538461538</text:p>
          </table:table-cell>
          <table:table-cell office:value-type="float" office:value="0.997692307692308">
            <text:p>0.997692307692308</text:p>
          </table:table-cell>
          <table:table-cell office:value-type="float" office:value="0.987692307692308">
            <text:p>0.987692307692308</text:p>
          </table:table-cell>
          <table:table-cell office:value-type="float" office:value="0.997570850202429">
            <text:p>0.997570850202429</text:p>
          </table:table-cell>
          <table:table-cell office:value-type="float" office:value="1">
            <text:p>1</text:p>
          </table:table-cell>
          <table:table-cell office:value-type="float" office:value="0.99296875">
            <text:p>0.99296875</text:p>
          </table:table-cell>
          <table:table-cell office:value-type="float" office:value="0.9953125">
            <text:p>0.995312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991538461538462">
            <text:p>0.991538461538462</text:p>
          </table:table-cell>
          <table:table-cell office:value-type="float" office:value="0.986153846153846">
            <text:p>0.986153846153846</text:p>
          </table:table-cell>
          <table:table-cell office:value-type="float" office:value="0.990769230769231">
            <text:p>0.990769230769231</text:p>
          </table:table-cell>
          <table:table-cell office:value-type="float" office:value="0.997692307692308">
            <text:p>0.997692307692308</text:p>
          </table:table-cell>
          <table:table-cell office:value-type="float" office:value="0.996923076923077">
            <text:p>0.996923076923077</text:p>
          </table:table-cell>
          <table:table-cell office:value-type="float" office:value="0.986153846153846">
            <text:p>0.986153846153846</text:p>
          </table:table-cell>
          <table:table-cell office:value-type="float" office:value="0.99838056680162">
            <text:p>0.99838056680162</text:p>
          </table:table-cell>
          <table:table-cell office:value-type="float" office:value="0.99921875">
            <text:p>0.99921875</text:p>
          </table:table-cell>
          <table:table-cell office:value-type="float" office:value="0.9921875">
            <text:p>0.99218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993076923076923">
            <text:p>0.993076923076923</text:p>
          </table:table-cell>
          <table:table-cell office:value-type="float" office:value="0.986923076923077">
            <text:p>0.986923076923077</text:p>
          </table:table-cell>
          <table:table-cell office:value-type="float" office:value="0.991538461538462">
            <text:p>0.991538461538462</text:p>
          </table:table-cell>
          <table:table-cell table:number-columns-repeated="2" office:value-type="float" office:value="0.996923076923077">
            <text:p>0.996923076923077</text:p>
          </table:table-cell>
          <table:table-cell office:value-type="float" office:value="0.986153846153846">
            <text:p>0.986153846153846</text:p>
          </table:table-cell>
          <table:table-cell office:value-type="float" office:value="0.99838056680162">
            <text:p>0.99838056680162</text:p>
          </table:table-cell>
          <table:table-cell office:value-type="float" office:value="0.9984375">
            <text:p>0.9984375</text:p>
          </table:table-cell>
          <table:table-cell office:value-type="float" office:value="0.9921875">
            <text:p>0.9921875</text:p>
          </table:table-cell>
          <table:table-cell office:value-type="float" office:value="0.99296875">
            <text:p>0.9929687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990769230769231">
            <text:p>0.990769230769231</text:p>
          </table:table-cell>
          <table:table-cell office:value-type="float" office:value="0.986923076923077">
            <text:p>0.986923076923077</text:p>
          </table:table-cell>
          <table:table-cell office:value-type="float" office:value="0.990769230769231">
            <text:p>0.990769230769231</text:p>
          </table:table-cell>
          <table:table-cell office:value-type="float" office:value="0.998461538461538">
            <text:p>0.998461538461538</text:p>
          </table:table-cell>
          <table:table-cell office:value-type="float" office:value="0.996923076923077">
            <text:p>0.996923076923077</text:p>
          </table:table-cell>
          <table:table-cell office:value-type="float" office:value="0.985384615384615">
            <text:p>0.985384615384615</text:p>
          </table:table-cell>
          <table:table-cell office:value-type="float" office:value="0.995951417004048">
            <text:p>0.995951417004048</text:p>
          </table:table-cell>
          <table:table-cell office:value-type="float" office:value="0.99921875">
            <text:p>0.99921875</text:p>
          </table:table-cell>
          <table:table-cell table:number-columns-repeated="2"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993076923076923">
            <text:p>0.993076923076923</text:p>
          </table:table-cell>
          <table:table-cell office:value-type="float" office:value="0.99">
            <text:p>0.99</text:p>
          </table:table-cell>
          <table:table-cell office:value-type="float" office:value="0.990769230769231">
            <text:p>0.990769230769231</text:p>
          </table:table-cell>
          <table:table-cell office:value-type="float" office:value="0.997692307692308">
            <text:p>0.997692307692308</text:p>
          </table:table-cell>
          <table:table-cell office:value-type="float" office:value="0.998461538461538">
            <text:p>0.998461538461538</text:p>
          </table:table-cell>
          <table:table-cell office:value-type="float" office:value="0.986153846153846">
            <text:p>0.986153846153846</text:p>
          </table:table-cell>
          <table:table-cell office:value-type="float" office:value="0.99838056680162">
            <text:p>0.99838056680162</text:p>
          </table:table-cell>
          <table:table-cell office:value-type="float" office:value="0.99921875">
            <text:p>0.99921875</text:p>
          </table:table-cell>
          <table:table-cell table:number-columns-repeated="2"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992307692307692">
            <text:p>0.992307692307692</text:p>
          </table:table-cell>
          <table:table-cell office:value-type="float" office:value="0.991538461538462">
            <text:p>0.991538461538462</text:p>
          </table:table-cell>
          <table:table-cell office:value-type="float" office:value="0.99">
            <text:p>0.99</text:p>
          </table:table-cell>
          <table:table-cell office:value-type="float" office:value="0.996153846153846">
            <text:p>0.996153846153846</text:p>
          </table:table-cell>
          <table:table-cell office:value-type="float" office:value="0.996923076923077">
            <text:p>0.996923076923077</text:p>
          </table:table-cell>
          <table:table-cell office:value-type="float" office:value="0.985384615384615">
            <text:p>0.985384615384615</text:p>
          </table:table-cell>
          <table:table-cell office:value-type="float" office:value="0.99838056680162">
            <text:p>0.99838056680162</text:p>
          </table:table-cell>
          <table:table-cell office:value-type="float" office:value="0.99921875">
            <text:p>0.99921875</text:p>
          </table:table-cell>
          <table:table-cell office:value-type="float" office:value="0.9921875">
            <text:p>0.9921875</text:p>
          </table:table-cell>
          <table:table-cell office:value-type="float" office:value="0.99453125">
            <text:p>0.99453125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993076923076923">
            <text:p>0.993076923076923</text:p>
          </table:table-cell>
          <table:table-cell office:value-type="float" office:value="0.989230769230769">
            <text:p>0.989230769230769</text:p>
          </table:table-cell>
          <table:table-cell office:value-type="float" office:value="0.990769230769231">
            <text:p>0.990769230769231</text:p>
          </table:table-cell>
          <table:table-cell office:value-type="float" office:value="0.997692307692308">
            <text:p>0.997692307692308</text:p>
          </table:table-cell>
          <table:table-cell office:value-type="float" office:value="0.996923076923077">
            <text:p>0.996923076923077</text:p>
          </table:table-cell>
          <table:table-cell office:value-type="float" office:value="0.985384615384615">
            <text:p>0.985384615384615</text:p>
          </table:table-cell>
          <table:table-cell office:value-type="float" office:value="0.99838056680162">
            <text:p>0.99838056680162</text:p>
          </table:table-cell>
          <table:table-cell office:value-type="float" office:value="1">
            <text:p>1</text:p>
          </table:table-cell>
          <table:table-cell office:value-type="float" office:value="0.9921875">
            <text:p>0.99218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994615384615384">
            <text:p>0.994615384615384</text:p>
          </table:table-cell>
          <table:table-cell office:value-type="float" office:value="0.99">
            <text:p>0.99</text:p>
          </table:table-cell>
          <table:table-cell office:value-type="float" office:value="0.992307692307692">
            <text:p>0.992307692307692</text:p>
          </table:table-cell>
          <table:table-cell table:number-columns-repeated="2" office:value-type="float" office:value="0.997692307692308">
            <text:p>0.997692307692308</text:p>
          </table:table-cell>
          <table:table-cell office:value-type="float" office:value="0.985384615384615">
            <text:p>0.985384615384615</text:p>
          </table:table-cell>
          <table:table-cell office:value-type="float" office:value="0.996761133603239">
            <text:p>0.996761133603239</text:p>
          </table:table-cell>
          <table:table-cell office:value-type="float" office:value="1">
            <text:p>1</text:p>
          </table:table-cell>
          <table:table-cell office:value-type="float" office:value="0.9921875">
            <text:p>0.9921875</text:p>
          </table:table-cell>
          <table:table-cell office:value-type="float" office:value="0.99453125">
            <text:p>0.99453125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994615384615384">
            <text:p>0.994615384615384</text:p>
          </table:table-cell>
          <table:table-cell office:value-type="float" office:value="0.989230769230769">
            <text:p>0.989230769230769</text:p>
          </table:table-cell>
          <table:table-cell office:value-type="float" office:value="0.990769230769231">
            <text:p>0.990769230769231</text:p>
          </table:table-cell>
          <table:table-cell table:number-columns-repeated="2" office:value-type="float" office:value="0.997692307692308">
            <text:p>0.997692307692308</text:p>
          </table:table-cell>
          <table:table-cell office:value-type="float" office:value="0.986153846153846">
            <text:p>0.986153846153846</text:p>
          </table:table-cell>
          <table:table-cell office:value-type="float" office:value="0.995141700404858">
            <text:p>0.995141700404858</text:p>
          </table:table-cell>
          <table:table-cell office:value-type="float" office:value="1">
            <text:p>1</text:p>
          </table:table-cell>
          <table:table-cell office:value-type="float" office:value="0.9921875">
            <text:p>0.99218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994615384615384">
            <text:p>0.994615384615384</text:p>
          </table:table-cell>
          <table:table-cell office:value-type="float" office:value="0.99">
            <text:p>0.99</text:p>
          </table:table-cell>
          <table:table-cell office:value-type="float" office:value="0.992307692307692">
            <text:p>0.992307692307692</text:p>
          </table:table-cell>
          <table:table-cell office:value-type="float" office:value="0.996153846153846">
            <text:p>0.996153846153846</text:p>
          </table:table-cell>
          <table:table-cell office:value-type="float" office:value="0.997692307692308">
            <text:p>0.997692307692308</text:p>
          </table:table-cell>
          <table:table-cell office:value-type="float" office:value="0.985384615384615">
            <text:p>0.985384615384615</text:p>
          </table:table-cell>
          <table:table-cell office:value-type="float" office:value="0.995951417004048">
            <text:p>0.995951417004048</text:p>
          </table:table-cell>
          <table:table-cell office:value-type="float" office:value="1">
            <text:p>1</text:p>
          </table:table-cell>
          <table:table-cell table:number-columns-repeated="2"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993846153846154">
            <text:p>0.993846153846154</text:p>
          </table:table-cell>
          <table:table-cell office:value-type="float" office:value="0.989230769230769">
            <text:p>0.989230769230769</text:p>
          </table:table-cell>
          <table:table-cell office:value-type="float" office:value="0.992307692307692">
            <text:p>0.992307692307692</text:p>
          </table:table-cell>
          <table:table-cell office:value-type="float" office:value="0.996153846153846">
            <text:p>0.996153846153846</text:p>
          </table:table-cell>
          <table:table-cell office:value-type="float" office:value="0.998461538461538">
            <text:p>0.998461538461538</text:p>
          </table:table-cell>
          <table:table-cell office:value-type="float" office:value="0.984615384615385">
            <text:p>0.984615384615385</text:p>
          </table:table-cell>
          <table:table-cell office:value-type="float" office:value="0.996761133603239">
            <text:p>0.996761133603239</text:p>
          </table:table-cell>
          <table:table-cell office:value-type="float" office:value="1">
            <text:p>1</text:p>
          </table:table-cell>
          <table:table-cell office:value-type="float" office:value="0.99375">
            <text:p>0.99375</text:p>
          </table:table-cell>
          <table:table-cell office:value-type="float" office:value="0.990625">
            <text:p>0.990625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SMO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985384615384615">
            <text:p>0.985384615384615</text:p>
          </table:table-cell>
          <table:table-cell office:value-type="float" office:value="0.989230769230769">
            <text:p>0.989230769230769</text:p>
          </table:table-cell>
          <table:table-cell office:value-type="float" office:value="0.998461538461538">
            <text:p>0.998461538461538</text:p>
          </table:table-cell>
          <table:table-cell office:value-type="float" office:value="0.989230769230769">
            <text:p>0.989230769230769</text:p>
          </table:table-cell>
          <table:table-cell office:value-type="float" office:value="1">
            <text:p>1</text:p>
          </table:table-cell>
          <table:table-cell office:value-type="float" office:value="0.979230769230769">
            <text:p>0.979230769230769</text:p>
          </table:table-cell>
          <table:table-cell office:value-type="float" office:value="0.996761133603239">
            <text:p>0.996761133603239</text:p>
          </table:table-cell>
          <table:table-cell office:value-type="float" office:value="0.99140625">
            <text:p>0.99140625</text:p>
          </table:table-cell>
          <table:table-cell office:value-type="float" office:value="0.98046875">
            <text:p>0.98046875</text:p>
          </table:table-cell>
          <table:table-cell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989230769230769">
            <text:p>0.989230769230769</text:p>
          </table:table-cell>
          <table:table-cell office:value-type="float" office:value="0.991538461538462">
            <text:p>0.991538461538462</text:p>
          </table:table-cell>
          <table:table-cell office:value-type="float" office:value="0.998461538461538">
            <text:p>0.998461538461538</text:p>
          </table:table-cell>
          <table:table-cell office:value-type="float" office:value="0.992307692307692">
            <text:p>0.992307692307692</text:p>
          </table:table-cell>
          <table:table-cell office:value-type="float" office:value="1">
            <text:p>1</text:p>
          </table:table-cell>
          <table:table-cell office:value-type="float" office:value="0.979230769230769">
            <text:p>0.979230769230769</text:p>
          </table:table-cell>
          <table:table-cell office:value-type="float" office:value="0.996761133603239">
            <text:p>0.996761133603239</text:p>
          </table:table-cell>
          <table:table-cell office:value-type="float" office:value="0.9875">
            <text:p>0.9875</text:p>
          </table:table-cell>
          <table:table-cell office:value-type="float" office:value="0.98125">
            <text:p>0.98125</text:p>
          </table:table-cell>
          <table:table-cell office:value-type="float" office:value="0.9953125">
            <text:p>0.9953125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988461538461538">
            <text:p>0.988461538461538</text:p>
          </table:table-cell>
          <table:table-cell office:value-type="float" office:value="0.989230769230769">
            <text:p>0.989230769230769</text:p>
          </table:table-cell>
          <table:table-cell office:value-type="float" office:value="0.996923076923077">
            <text:p>0.996923076923077</text:p>
          </table:table-cell>
          <table:table-cell office:value-type="float" office:value="0.990769230769231">
            <text:p>0.990769230769231</text:p>
          </table:table-cell>
          <table:table-cell office:value-type="float" office:value="1">
            <text:p>1</text:p>
          </table:table-cell>
          <table:table-cell office:value-type="float" office:value="0.980769230769231">
            <text:p>0.980769230769231</text:p>
          </table:table-cell>
          <table:table-cell office:value-type="float" office:value="0.995951417004048">
            <text:p>0.995951417004048</text:p>
          </table:table-cell>
          <table:table-cell office:value-type="float" office:value="0.990625">
            <text:p>0.990625</text:p>
          </table:table-cell>
          <table:table-cell office:value-type="float" office:value="0.98359375">
            <text:p>0.98359375</text:p>
          </table:table-cell>
          <table:table-cell office:value-type="float" office:value="0.9953125">
            <text:p>0.9953125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989230769230769">
            <text:p>0.989230769230769</text:p>
          </table:table-cell>
          <table:table-cell office:value-type="float" office:value="0.986923076923077">
            <text:p>0.986923076923077</text:p>
          </table:table-cell>
          <table:table-cell office:value-type="float" office:value="0.998461538461538">
            <text:p>0.998461538461538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981538461538462">
            <text:p>0.981538461538462</text:p>
          </table:table-cell>
          <table:table-cell office:value-type="float" office:value="0.996761133603239">
            <text:p>0.996761133603239</text:p>
          </table:table-cell>
          <table:table-cell office:value-type="float" office:value="0.99140625">
            <text:p>0.99140625</text:p>
          </table:table-cell>
          <table:table-cell office:value-type="float" office:value="0.98046875">
            <text:p>0.98046875</text:p>
          </table:table-cell>
          <table:table-cell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99">
            <text:p>0.99</text:p>
          </table:table-cell>
          <table:table-cell office:value-type="float" office:value="0.989230769230769">
            <text:p>0.989230769230769</text:p>
          </table:table-cell>
          <table:table-cell office:value-type="float" office:value="0.996153846153846">
            <text:p>0.996153846153846</text:p>
          </table:table-cell>
          <table:table-cell office:value-type="float" office:value="0.988461538461538">
            <text:p>0.988461538461538</text:p>
          </table:table-cell>
          <table:table-cell office:value-type="float" office:value="1">
            <text:p>1</text:p>
          </table:table-cell>
          <table:table-cell office:value-type="float" office:value="0.984615384615385">
            <text:p>0.984615384615385</text:p>
          </table:table-cell>
          <table:table-cell office:value-type="float" office:value="0.993522267206478">
            <text:p>0.993522267206478</text:p>
          </table:table-cell>
          <table:table-cell office:value-type="float" office:value="0.990625">
            <text:p>0.990625</text:p>
          </table:table-cell>
          <table:table-cell office:value-type="float" office:value="0.9890625">
            <text:p>0.9890625</text:p>
          </table:table-cell>
          <table:table-cell office:value-type="float" office:value="0.99296875">
            <text:p>0.99296875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988461538461538">
            <text:p>0.988461538461538</text:p>
          </table:table-cell>
          <table:table-cell office:value-type="float" office:value="0.987692307692308">
            <text:p>0.987692307692308</text:p>
          </table:table-cell>
          <table:table-cell office:value-type="float" office:value="0.996153846153846">
            <text:p>0.996153846153846</text:p>
          </table:table-cell>
          <table:table-cell office:value-type="float" office:value="0.986153846153846">
            <text:p>0.986153846153846</text:p>
          </table:table-cell>
          <table:table-cell office:value-type="float" office:value="1">
            <text:p>1</text:p>
          </table:table-cell>
          <table:table-cell office:value-type="float" office:value="0.982307692307692">
            <text:p>0.982307692307692</text:p>
          </table:table-cell>
          <table:table-cell office:value-type="float" office:value="0.994331983805668">
            <text:p>0.994331983805668</text:p>
          </table:table-cell>
          <table:table-cell office:value-type="float" office:value="0.99140625">
            <text:p>0.99140625</text:p>
          </table:table-cell>
          <table:table-cell office:value-type="float" office:value="0.98515625">
            <text:p>0.9851562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988461538461538">
            <text:p>0.988461538461538</text:p>
          </table:table-cell>
          <table:table-cell office:value-type="float" office:value="0.987692307692308">
            <text:p>0.987692307692308</text:p>
          </table:table-cell>
          <table:table-cell office:value-type="float" office:value="0.996153846153846">
            <text:p>0.996153846153846</text:p>
          </table:table-cell>
          <table:table-cell office:value-type="float" office:value="0.986153846153846">
            <text:p>0.986153846153846</text:p>
          </table:table-cell>
          <table:table-cell office:value-type="float" office:value="1">
            <text:p>1</text:p>
          </table:table-cell>
          <table:table-cell office:value-type="float" office:value="0.979230769230769">
            <text:p>0.979230769230769</text:p>
          </table:table-cell>
          <table:table-cell office:value-type="float" office:value="0.992712550607287">
            <text:p>0.992712550607287</text:p>
          </table:table-cell>
          <table:table-cell office:value-type="float" office:value="0.99140625">
            <text:p>0.99140625</text:p>
          </table:table-cell>
          <table:table-cell office:value-type="float" office:value="0.98671875">
            <text:p>0.986718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990769230769231">
            <text:p>0.990769230769231</text:p>
          </table:table-cell>
          <table:table-cell office:value-type="float" office:value="0.986923076923077">
            <text:p>0.986923076923077</text:p>
          </table:table-cell>
          <table:table-cell office:value-type="float" office:value="0.996923076923077">
            <text:p>0.996923076923077</text:p>
          </table:table-cell>
          <table:table-cell office:value-type="float" office:value="0.986923076923077">
            <text:p>0.986923076923077</text:p>
          </table:table-cell>
          <table:table-cell office:value-type="float" office:value="1">
            <text:p>1</text:p>
          </table:table-cell>
          <table:table-cell office:value-type="float" office:value="0.980769230769231">
            <text:p>0.980769230769231</text:p>
          </table:table-cell>
          <table:table-cell office:value-type="float" office:value="0.995141700404858">
            <text:p>0.995141700404858</text:p>
          </table:table-cell>
          <table:table-cell office:value-type="float" office:value="0.99140625">
            <text:p>0.99140625</text:p>
          </table:table-cell>
          <table:table-cell office:value-type="float" office:value="0.984375">
            <text:p>0.9843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989230769230769">
            <text:p>0.989230769230769</text:p>
          </table:table-cell>
          <table:table-cell office:value-type="float" office:value="0.987692307692308">
            <text:p>0.987692307692308</text:p>
          </table:table-cell>
          <table:table-cell office:value-type="float" office:value="0.996153846153846">
            <text:p>0.996153846153846</text:p>
          </table:table-cell>
          <table:table-cell office:value-type="float" office:value="0.986153846153846">
            <text:p>0.986153846153846</text:p>
          </table:table-cell>
          <table:table-cell office:value-type="float" office:value="1">
            <text:p>1</text:p>
          </table:table-cell>
          <table:table-cell office:value-type="float" office:value="0.982307692307692">
            <text:p>0.982307692307692</text:p>
          </table:table-cell>
          <table:table-cell office:value-type="float" office:value="0.994331983805668">
            <text:p>0.994331983805668</text:p>
          </table:table-cell>
          <table:table-cell office:value-type="float" office:value="0.990625">
            <text:p>0.990625</text:p>
          </table:table-cell>
          <table:table-cell office:value-type="float" office:value="0.984375">
            <text:p>0.9843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990769230769231">
            <text:p>0.990769230769231</text:p>
          </table:table-cell>
          <table:table-cell office:value-type="float" office:value="0.987692307692308">
            <text:p>0.987692307692308</text:p>
          </table:table-cell>
          <table:table-cell office:value-type="float" office:value="0.996153846153846">
            <text:p>0.996153846153846</text:p>
          </table:table-cell>
          <table:table-cell office:value-type="float" office:value="0.987692307692308">
            <text:p>0.987692307692308</text:p>
          </table:table-cell>
          <table:table-cell office:value-type="float" office:value="1">
            <text:p>1</text:p>
          </table:table-cell>
          <table:table-cell office:value-type="float" office:value="0.982307692307692">
            <text:p>0.982307692307692</text:p>
          </table:table-cell>
          <table:table-cell office:value-type="float" office:value="0.994331983805668">
            <text:p>0.994331983805668</text:p>
          </table:table-cell>
          <table:table-cell office:value-type="float" office:value="0.990625">
            <text:p>0.990625</text:p>
          </table:table-cell>
          <table:table-cell office:value-type="float" office:value="0.984375">
            <text:p>0.9843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990769230769231">
            <text:p>0.990769230769231</text:p>
          </table:table-cell>
          <table:table-cell office:value-type="float" office:value="0.986923076923077">
            <text:p>0.986923076923077</text:p>
          </table:table-cell>
          <table:table-cell office:value-type="float" office:value="0.996923076923077">
            <text:p>0.996923076923077</text:p>
          </table:table-cell>
          <table:table-cell office:value-type="float" office:value="0.987692307692308">
            <text:p>0.987692307692308</text:p>
          </table:table-cell>
          <table:table-cell office:value-type="float" office:value="1">
            <text:p>1</text:p>
          </table:table-cell>
          <table:table-cell office:value-type="float" office:value="0.983076923076923">
            <text:p>0.983076923076923</text:p>
          </table:table-cell>
          <table:table-cell office:value-type="float" office:value="0.993522267206478">
            <text:p>0.993522267206478</text:p>
          </table:table-cell>
          <table:table-cell office:value-type="float" office:value="0.990625">
            <text:p>0.990625</text:p>
          </table:table-cell>
          <table:table-cell office:value-type="float" office:value="0.984375">
            <text:p>0.9843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989230769230769">
            <text:p>0.989230769230769</text:p>
          </table:table-cell>
          <table:table-cell office:value-type="float" office:value="0.987692307692308">
            <text:p>0.987692307692308</text:p>
          </table:table-cell>
          <table:table-cell office:value-type="float" office:value="0.996923076923077">
            <text:p>0.996923076923077</text:p>
          </table:table-cell>
          <table:table-cell office:value-type="float" office:value="0.988461538461538">
            <text:p>0.988461538461538</text:p>
          </table:table-cell>
          <table:table-cell office:value-type="float" office:value="1">
            <text:p>1</text:p>
          </table:table-cell>
          <table:table-cell office:value-type="float" office:value="0.983846153846154">
            <text:p>0.983846153846154</text:p>
          </table:table-cell>
          <table:table-cell office:value-type="float" office:value="0.994331983805668">
            <text:p>0.994331983805668</text:p>
          </table:table-cell>
          <table:table-cell office:value-type="float" office:value="0.99140625">
            <text:p>0.99140625</text:p>
          </table:table-cell>
          <table:table-cell office:value-type="float" office:value="0.98359375">
            <text:p>0.983593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990769230769231">
            <text:p>0.990769230769231</text:p>
          </table:table-cell>
          <table:table-cell office:value-type="float" office:value="0.987692307692308">
            <text:p>0.987692307692308</text:p>
          </table:table-cell>
          <table:table-cell office:value-type="float" office:value="0.996923076923077">
            <text:p>0.996923076923077</text:p>
          </table:table-cell>
          <table:table-cell office:value-type="float" office:value="0.987692307692308">
            <text:p>0.987692307692308</text:p>
          </table:table-cell>
          <table:table-cell office:value-type="float" office:value="1">
            <text:p>1</text:p>
          </table:table-cell>
          <table:table-cell office:value-type="float" office:value="0.984615384615385">
            <text:p>0.984615384615385</text:p>
          </table:table-cell>
          <table:table-cell office:value-type="float" office:value="0.993522267206478">
            <text:p>0.993522267206478</text:p>
          </table:table-cell>
          <table:table-cell office:value-type="float" office:value="0.990625">
            <text:p>0.990625</text:p>
          </table:table-cell>
          <table:table-cell office:value-type="float" office:value="0.98515625">
            <text:p>0.9851562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990769230769231">
            <text:p>0.990769230769231</text:p>
          </table:table-cell>
          <table:table-cell office:value-type="float" office:value="0.987692307692308">
            <text:p>0.987692307692308</text:p>
          </table:table-cell>
          <table:table-cell office:value-type="float" office:value="0.996923076923077">
            <text:p>0.996923076923077</text:p>
          </table:table-cell>
          <table:table-cell office:value-type="float" office:value="0.989230769230769">
            <text:p>0.989230769230769</text:p>
          </table:table-cell>
          <table:table-cell office:value-type="float" office:value="1">
            <text:p>1</text:p>
          </table:table-cell>
          <table:table-cell office:value-type="float" office:value="0.984615384615385">
            <text:p>0.984615384615385</text:p>
          </table:table-cell>
          <table:table-cell office:value-type="float" office:value="0.993522267206478">
            <text:p>0.993522267206478</text:p>
          </table:table-cell>
          <table:table-cell office:value-type="float" office:value="0.99140625">
            <text:p>0.99140625</text:p>
          </table:table-cell>
          <table:table-cell office:value-type="float" office:value="0.98359375">
            <text:p>0.98359375</text:p>
          </table:table-cell>
          <table:table-cell office:value-type="float" office:value="0.99375">
            <text:p>0.99375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990769230769231">
            <text:p>0.990769230769231</text:p>
          </table:table-cell>
          <table:table-cell office:value-type="float" office:value="0.986923076923077">
            <text:p>0.986923076923077</text:p>
          </table:table-cell>
          <table:table-cell office:value-type="float" office:value="0.996923076923077">
            <text:p>0.996923076923077</text:p>
          </table:table-cell>
          <table:table-cell office:value-type="float" office:value="0.989230769230769">
            <text:p>0.989230769230769</text:p>
          </table:table-cell>
          <table:table-cell office:value-type="float" office:value="1">
            <text:p>1</text:p>
          </table:table-cell>
          <table:table-cell office:value-type="float" office:value="0.985384615384615">
            <text:p>0.985384615384615</text:p>
          </table:table-cell>
          <table:table-cell office:value-type="float" office:value="0.992712550607287">
            <text:p>0.992712550607287</text:p>
          </table:table-cell>
          <table:table-cell office:value-type="float" office:value="0.990625">
            <text:p>0.990625</text:p>
          </table:table-cell>
          <table:table-cell office:value-type="float" office:value="0.9859375">
            <text:p>0.9859375</text:p>
          </table:table-cell>
          <table:table-cell office:value-type="float" office:value="0.99296875">
            <text:p>0.99296875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990769230769231">
            <text:p>0.990769230769231</text:p>
          </table:table-cell>
          <table:table-cell office:value-type="float" office:value="0.987692307692308">
            <text:p>0.987692307692308</text:p>
          </table:table-cell>
          <table:table-cell office:value-type="float" office:value="0.996923076923077">
            <text:p>0.996923076923077</text:p>
          </table:table-cell>
          <table:table-cell office:value-type="float" office:value="0.987692307692308">
            <text:p>0.987692307692308</text:p>
          </table:table-cell>
          <table:table-cell office:value-type="float" office:value="1">
            <text:p>1</text:p>
          </table:table-cell>
          <table:table-cell office:value-type="float" office:value="0.983846153846154">
            <text:p>0.983846153846154</text:p>
          </table:table-cell>
          <table:table-cell office:value-type="float" office:value="0.992712550607287">
            <text:p>0.992712550607287</text:p>
          </table:table-cell>
          <table:table-cell office:value-type="float" office:value="0.990625">
            <text:p>0.990625</text:p>
          </table:table-cell>
          <table:table-cell office:value-type="float" office:value="0.98515625">
            <text:p>0.98515625</text:p>
          </table:table-cell>
          <table:table-cell office:value-type="float" office:value="0.99296875">
            <text:p>0.99296875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990769230769231">
            <text:p>0.990769230769231</text:p>
          </table:table-cell>
          <table:table-cell office:value-type="float" office:value="0.986923076923077">
            <text:p>0.986923076923077</text:p>
          </table:table-cell>
          <table:table-cell office:value-type="float" office:value="0.996923076923077">
            <text:p>0.996923076923077</text:p>
          </table:table-cell>
          <table:table-cell office:value-type="float" office:value="0.989230769230769">
            <text:p>0.989230769230769</text:p>
          </table:table-cell>
          <table:table-cell office:value-type="float" office:value="1">
            <text:p>1</text:p>
          </table:table-cell>
          <table:table-cell office:value-type="float" office:value="0.984615384615385">
            <text:p>0.984615384615385</text:p>
          </table:table-cell>
          <table:table-cell office:value-type="float" office:value="0.992712550607287">
            <text:p>0.992712550607287</text:p>
          </table:table-cell>
          <table:table-cell office:value-type="float" office:value="0.990625">
            <text:p>0.990625</text:p>
          </table:table-cell>
          <table:table-cell office:value-type="float" office:value="0.98359375">
            <text:p>0.98359375</text:p>
          </table:table-cell>
          <table:table-cell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99">
            <text:p>0.99</text:p>
          </table:table-cell>
          <table:table-cell office:value-type="float" office:value="0.986923076923077">
            <text:p>0.986923076923077</text:p>
          </table:table-cell>
          <table:table-cell office:value-type="float" office:value="0.996923076923077">
            <text:p>0.996923076923077</text:p>
          </table:table-cell>
          <table:table-cell office:value-type="float" office:value="0.988461538461538">
            <text:p>0.988461538461538</text:p>
          </table:table-cell>
          <table:table-cell office:value-type="float" office:value="1">
            <text:p>1</text:p>
          </table:table-cell>
          <table:table-cell office:value-type="float" office:value="0.983846153846154">
            <text:p>0.983846153846154</text:p>
          </table:table-cell>
          <table:table-cell office:value-type="float" office:value="0.992712550607287">
            <text:p>0.992712550607287</text:p>
          </table:table-cell>
          <table:table-cell office:value-type="float" office:value="0.990625">
            <text:p>0.990625</text:p>
          </table:table-cell>
          <table:table-cell office:value-type="float" office:value="0.984375">
            <text:p>0.984375</text:p>
          </table:table-cell>
          <table:table-cell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989230769230769">
            <text:p>0.989230769230769</text:p>
          </table:table-cell>
          <table:table-cell office:value-type="float" office:value="0.986923076923077">
            <text:p>0.986923076923077</text:p>
          </table:table-cell>
          <table:table-cell office:value-type="float" office:value="0.996923076923077">
            <text:p>0.996923076923077</text:p>
          </table:table-cell>
          <table:table-cell office:value-type="float" office:value="0.989230769230769">
            <text:p>0.989230769230769</text:p>
          </table:table-cell>
          <table:table-cell office:value-type="float" office:value="1">
            <text:p>1</text:p>
          </table:table-cell>
          <table:table-cell office:value-type="float" office:value="0.983846153846154">
            <text:p>0.983846153846154</text:p>
          </table:table-cell>
          <table:table-cell office:value-type="float" office:value="0.992712550607287">
            <text:p>0.992712550607287</text:p>
          </table:table-cell>
          <table:table-cell office:value-type="float" office:value="0.990625">
            <text:p>0.990625</text:p>
          </table:table-cell>
          <table:table-cell office:value-type="float" office:value="0.984375">
            <text:p>0.984375</text:p>
          </table:table-cell>
          <table:table-cell office:value-type="float" office:value="0.9921875">
            <text:p>0.9921875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989230769230769">
            <text:p>0.989230769230769</text:p>
          </table:table-cell>
          <table:table-cell office:value-type="float" office:value="0.986153846153846">
            <text:p>0.986153846153846</text:p>
          </table:table-cell>
          <table:table-cell office:value-type="float" office:value="0.996923076923077">
            <text:p>0.996923076923077</text:p>
          </table:table-cell>
          <table:table-cell office:value-type="float" office:value="0.987692307692308">
            <text:p>0.987692307692308</text:p>
          </table:table-cell>
          <table:table-cell office:value-type="float" office:value="1">
            <text:p>1</text:p>
          </table:table-cell>
          <table:table-cell office:value-type="float" office:value="0.983076923076923">
            <text:p>0.983076923076923</text:p>
          </table:table-cell>
          <table:table-cell office:value-type="float" office:value="0.992712550607287">
            <text:p>0.992712550607287</text:p>
          </table:table-cell>
          <table:table-cell office:value-type="float" office:value="0.990625">
            <text:p>0.990625</text:p>
          </table:table-cell>
          <table:table-cell office:value-type="float" office:value="0.98515625">
            <text:p>0.98515625</text:p>
          </table:table-cell>
          <table:table-cell office:value-type="float" office:value="0.9921875">
            <text:p>0.9921875</text:p>
          </table:table-cell>
        </table:table-row>
      </table:table>
      <table:table table:name="dados.hepatitis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5" table:number-columns-repeated="10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Folds</text:p>
          </table:table-cell>
          <table:covered-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 table:number-columns-spanned="1" table:number-rows-spanned="20">
            <text:p>J48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table:number-columns-repeated="2" office:value-type="float" office:value="0.538461538461538">
            <text:p>0.538461538461538</text:p>
          </table:table-cell>
          <table:table-cell office:value-type="float" office:value="0.923076923076923">
            <text:p>0.923076923076923</text:p>
          </table:table-cell>
          <table:table-cell table:number-columns-repeated="2" office:value-type="float" office:value="0.833333333333333">
            <text:p>0.833333333333333</text:p>
          </table:table-cell>
          <table:table-cell office:value-type="float" office:value="0.5">
            <text:p>0.5</text:p>
          </table:table-cell>
          <table:table-cell office:value-type="float" office:value="0.194444444444444">
            <text:p>0.194444444444444</text:p>
          </table:table-cell>
          <table:table-cell office:value-type="float" office:value="0.333333333333333">
            <text:p>0.333333333333333</text:p>
          </table:table-cell>
          <table:table-cell office:value-type="float" office:value="0.611111111111111">
            <text:p>0.611111111111111</text:p>
          </table:table-cell>
          <table:table-cell office:value-type="float" office:value="0.361111111111111">
            <text:p>0.36111111111111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923076923076923">
            <text:p>0.923076923076923</text:p>
          </table:table-cell>
          <table:table-cell office:value-type="float" office:value="0.58974358974359">
            <text:p>0.58974358974359</text:p>
          </table:table-cell>
          <table:table-cell office:value-type="float" office:value="0.769230769230769">
            <text:p>0.769230769230769</text:p>
          </table:table-cell>
          <table:table-cell office:value-type="float" office:value="0.75">
            <text:p>0.75</text:p>
          </table:table-cell>
          <table:table-cell office:value-type="float" office:value="0.604166666666667">
            <text:p>0.604166666666667</text:p>
          </table:table-cell>
          <table:table-cell office:value-type="float" office:value="0.5">
            <text:p>0.5</text:p>
          </table:table-cell>
          <table:table-cell office:value-type="float" office:value="0.222222222222222">
            <text:p>0.222222222222222</text:p>
          </table:table-cell>
          <table:table-cell office:value-type="float" office:value="0.5">
            <text:p>0.5</text:p>
          </table:table-cell>
          <table:table-cell office:value-type="float" office:value="0.527777777777778">
            <text:p>0.527777777777778</text:p>
          </table:table-cell>
          <table:table-cell office:value-type="float" office:value="0.361111111111111">
            <text:p>0.36111111111111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794871794871795">
            <text:p>0.794871794871795</text:p>
          </table:table-cell>
          <table:table-cell office:value-type="float" office:value="0.769230769230769">
            <text:p>0.769230769230769</text:p>
          </table:table-cell>
          <table:table-cell office:value-type="float" office:value="0.846153846153846">
            <text:p>0.846153846153846</text:p>
          </table:table-cell>
          <table:table-cell office:value-type="float" office:value="0.791666666666667">
            <text:p>0.791666666666667</text:p>
          </table:table-cell>
          <table:table-cell office:value-type="float" office:value="0.8125">
            <text:p>0.8125</text:p>
          </table:table-cell>
          <table:table-cell office:value-type="float" office:value="0.805555555555556">
            <text:p>0.805555555555556</text:p>
          </table:table-cell>
          <table:table-cell office:value-type="float" office:value="0.5">
            <text:p>0.5</text:p>
          </table:table-cell>
          <table:table-cell office:value-type="float" office:value="0.555555555555556">
            <text:p>0.555555555555556</text:p>
          </table:table-cell>
          <table:table-cell office:value-type="float" office:value="0.5">
            <text:p>0.5</text:p>
          </table:table-cell>
          <table:table-cell office:value-type="float" office:value="0.361111111111111">
            <text:p>0.36111111111111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794871794871795">
            <text:p>0.794871794871795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153846</text:p>
          </table:table-cell>
          <table:table-cell office:value-type="float" office:value="0.791666666666667">
            <text:p>0.791666666666667</text:p>
          </table:table-cell>
          <table:table-cell office:value-type="float" office:value="0.583333333333333">
            <text:p>0.58333333333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83333333333333">
            <text:p>0.583333333333333</text:p>
          </table:table-cell>
          <table:table-cell office:value-type="float" office:value="0.388888888888889">
            <text:p>0.388888888888889</text:p>
          </table:table-cell>
          <table:table-cell office:value-type="float" office:value="0.527777777777778">
            <text:p>0.527777777777778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846153846153846">
            <text:p>0.846153846153846</text:p>
          </table:table-cell>
          <table:table-cell office:value-type="float" office:value="1">
            <text:p>1</text:p>
          </table:table-cell>
          <table:table-cell office:value-type="float" office:value="0.82051282051282">
            <text:p>0.82051282051282</text:p>
          </table:table-cell>
          <table:table-cell office:value-type="float" office:value="0.833333333333333">
            <text:p>0.833333333333333</text:p>
          </table:table-cell>
          <table:table-cell office:value-type="float" office:value="0.6875">
            <text:p>0.6875</text:p>
          </table:table-cell>
          <table:table-cell office:value-type="float" office:value="0.722222222222222">
            <text:p>0.722222222222222</text:p>
          </table:table-cell>
          <table:table-cell office:value-type="float" office:value="0.472222222222222">
            <text:p>0.472222222222222</text:p>
          </table:table-cell>
          <table:table-cell office:value-type="float" office:value="0.666666666666667">
            <text:p>0.666666666666667</text:p>
          </table:table-cell>
          <table:table-cell office:value-type="float" office:value="0.388888888888889">
            <text:p>0.388888888888889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948717948717949">
            <text:p>0.948717948717949</text:p>
          </table:table-cell>
          <table:table-cell office:value-type="float" office:value="0.923076923076923">
            <text:p>0.923076923076923</text:p>
          </table:table-cell>
          <table:table-cell office:value-type="float" office:value="0.897435897435897">
            <text:p>0.897435897435897</text:p>
          </table:table-cell>
          <table:table-cell table:number-columns-repeated="2" office:value-type="float" office:value="0.791666666666667">
            <text:p>0.791666666666667</text:p>
          </table:table-cell>
          <table:table-cell office:value-type="float" office:value="0.75">
            <text:p>0.75</text:p>
          </table:table-cell>
          <table:table-cell office:value-type="float" office:value="0.305555555555556">
            <text:p>0.305555555555556</text:p>
          </table:table-cell>
          <table:table-cell office:value-type="float" office:value="0.777777777777778">
            <text:p>0.777777777777778</text:p>
          </table:table-cell>
          <table:table-cell office:value-type="float" office:value="0.611111111111111">
            <text:p>0.611111111111111</text:p>
          </table:table-cell>
          <table:table-cell office:value-type="float" office:value="0.416666666666667">
            <text:p>0.416666666666667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897435897435897">
            <text:p>0.897435897435897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70833333333333">
            <text:p>0.770833333333333</text:p>
          </table:table-cell>
          <table:table-cell office:value-type="float" office:value="0.8125">
            <text:p>0.8125</text:p>
          </table:table-cell>
          <table:table-cell office:value-type="float" office:value="0.805555555555556">
            <text:p>0.805555555555556</text:p>
          </table:table-cell>
          <table:table-cell office:value-type="float" office:value="0.694444444444444">
            <text:p>0.694444444444444</text:p>
          </table:table-cell>
          <table:table-cell office:value-type="float" office:value="0.805555555555556">
            <text:p>0.805555555555556</text:p>
          </table:table-cell>
          <table:table-cell office:value-type="float" office:value="0.611111111111111">
            <text:p>0.611111111111111</text:p>
          </table:table-cell>
          <table:table-cell office:value-type="float" office:value="0.333333333333333">
            <text:p>0.333333333333333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974358974358974">
            <text:p>0.974358974358974</text:p>
          </table:table-cell>
          <table:table-cell office:value-type="float" office:value="0.948717948717949">
            <text:p>0.948717948717949</text:p>
          </table:table-cell>
          <table:table-cell office:value-type="float" office:value="0.923076923076923">
            <text:p>0.923076923076923</text:p>
          </table:table-cell>
          <table:table-cell office:value-type="float" office:value="0.791666666666667">
            <text:p>0.791666666666667</text:p>
          </table:table-cell>
          <table:table-cell office:value-type="float" office:value="0.708333333333333">
            <text:p>0.708333333333333</text:p>
          </table:table-cell>
          <table:table-cell office:value-type="float" office:value="0.805555555555556">
            <text:p>0.805555555555556</text:p>
          </table:table-cell>
          <table:table-cell table:number-columns-repeated="2" office:value-type="float" office:value="0.527777777777778">
            <text:p>0.527777777777778</text:p>
          </table:table-cell>
          <table:table-cell office:value-type="float" office:value="0.611111111111111">
            <text:p>0.611111111111111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974358974358974">
            <text:p>0.974358974358974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70833333333333">
            <text:p>0.770833333333333</text:p>
          </table:table-cell>
          <table:table-cell office:value-type="float" office:value="0.666666666666667">
            <text:p>0.666666666666667</text:p>
          </table:table-cell>
          <table:table-cell office:value-type="float" office:value="0.805555555555556">
            <text:p>0.805555555555556</text:p>
          </table:table-cell>
          <table:table-cell office:value-type="float" office:value="0.5">
            <text:p>0.5</text:p>
          </table:table-cell>
          <table:table-cell office:value-type="float" office:value="0.583333333333333">
            <text:p>0.583333333333333</text:p>
          </table:table-cell>
          <table:table-cell office:value-type="float" office:value="0.611111111111111">
            <text:p>0.611111111111111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82051282051282">
            <text:p>0.82051282051282</text:p>
          </table:table-cell>
          <table:table-cell office:value-type="float" office:value="0.8125">
            <text:p>0.8125</text:p>
          </table:table-cell>
          <table:table-cell office:value-type="float" office:value="0.625">
            <text:p>0.625</text:p>
          </table:table-cell>
          <table:table-cell office:value-type="float" office:value="0.861111111111111">
            <text:p>0.861111111111111</text:p>
          </table:table-cell>
          <table:table-cell office:value-type="float" office:value="0.361111111111111">
            <text:p>0.361111111111111</text:p>
          </table:table-cell>
          <table:table-cell office:value-type="float" office:value="0.833333333333333">
            <text:p>0.833333333333333</text:p>
          </table:table-cell>
          <table:table-cell office:value-type="float" office:value="0.611111111111111">
            <text:p>0.611111111111111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91666666666667">
            <text:p>0.791666666666667</text:p>
          </table:table-cell>
          <table:table-cell office:value-type="float" office:value="0.666666666666667">
            <text:p>0.666666666666667</text:p>
          </table:table-cell>
          <table:table-cell office:value-type="float" office:value="0.833333333333333">
            <text:p>0.833333333333333</text:p>
          </table:table-cell>
          <table:table-cell office:value-type="float" office:value="0.222222222222222">
            <text:p>0.222222222222222</text:p>
          </table:table-cell>
          <table:table-cell office:value-type="float" office:value="0.583333333333333">
            <text:p>0.583333333333333</text:p>
          </table:table-cell>
          <table:table-cell office:value-type="float" office:value="0.611111111111111">
            <text:p>0.611111111111111</text:p>
          </table:table-cell>
          <table:table-cell office:value-type="float" office:value="0.833333333333333">
            <text:p>0.833333333333333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74358974358974">
            <text:p>0.974358974358974</text:p>
          </table:table-cell>
          <table:table-cell office:value-type="float" office:value="0.897435897435897">
            <text:p>0.897435897435897</text:p>
          </table:table-cell>
          <table:table-cell office:value-type="float" office:value="0.770833333333333">
            <text:p>0.770833333333333</text:p>
          </table:table-cell>
          <table:table-cell office:value-type="float" office:value="0.604166666666667">
            <text:p>0.604166666666667</text:p>
          </table:table-cell>
          <table:table-cell office:value-type="float" office:value="0.861111111111111">
            <text:p>0.861111111111111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611111111111111">
            <text:p>0.611111111111111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74358974358974">
            <text:p>0.974358974358974</text:p>
          </table:table-cell>
          <table:table-cell office:value-type="float" office:value="0.923076923076923">
            <text:p>0.923076923076923</text:p>
          </table:table-cell>
          <table:table-cell office:value-type="float" office:value="0.791666666666667">
            <text:p>0.791666666666667</text:p>
          </table:table-cell>
          <table:table-cell office:value-type="float" office:value="0.604166666666667">
            <text:p>0.604166666666667</text:p>
          </table:table-cell>
          <table:table-cell office:value-type="float" office:value="0.916666666666667">
            <text:p>0.916666666666667</text:p>
          </table:table-cell>
          <table:table-cell table:number-columns-repeated="2" office:value-type="float" office:value="0.722222222222222">
            <text:p>0.722222222222222</text:p>
          </table:table-cell>
          <table:table-cell office:value-type="float" office:value="0.611111111111111">
            <text:p>0.611111111111111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923076923076923">
            <text:p>0.923076923076923</text:p>
          </table:table-cell>
          <table:table-cell office:value-type="float" office:value="0.833333333333333">
            <text:p>0.833333333333333</text:p>
          </table:table-cell>
          <table:table-cell office:value-type="float" office:value="0.666666666666667">
            <text:p>0.666666666666667</text:p>
          </table:table-cell>
          <table:table-cell office:value-type="float" office:value="0.861111111111111">
            <text:p>0.861111111111111</text:p>
          </table:table-cell>
          <table:table-cell office:value-type="float" office:value="0.222222222222222">
            <text:p>0.222222222222222</text:p>
          </table:table-cell>
          <table:table-cell office:value-type="float" office:value="0.777777777777778">
            <text:p>0.777777777777778</text:p>
          </table:table-cell>
          <table:table-cell office:value-type="float" office:value="0.611111111111111">
            <text:p>0.611111111111111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923076923076923">
            <text:p>0.923076923076923</text:p>
          </table:table-cell>
          <table:table-cell office:value-type="float" office:value="0.833333333333333">
            <text:p>0.833333333333333</text:p>
          </table:table-cell>
          <table:table-cell office:value-type="float" office:value="0.666666666666667">
            <text:p>0.666666666666667</text:p>
          </table:table-cell>
          <table:table-cell office:value-type="float" office:value="0.833333333333333">
            <text:p>0.833333333333333</text:p>
          </table:table-cell>
          <table:table-cell office:value-type="float" office:value="0.25">
            <text:p>0.25</text:p>
          </table:table-cell>
          <table:table-cell office:value-type="float" office:value="0.722222222222222">
            <text:p>0.722222222222222</text:p>
          </table:table-cell>
          <table:table-cell office:value-type="float" office:value="0.527777777777778">
            <text:p>0.527777777777778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74358974358974">
            <text:p>0.974358974358974</text:p>
          </table:table-cell>
          <table:table-cell office:value-type="float" office:value="0.948717948717949">
            <text:p>0.948717948717949</text:p>
          </table:table-cell>
          <table:table-cell office:value-type="float" office:value="0.770833333333333">
            <text:p>0.770833333333333</text:p>
          </table:table-cell>
          <table:table-cell office:value-type="float" office:value="0.666666666666667">
            <text:p>0.666666666666667</text:p>
          </table:table-cell>
          <table:table-cell office:value-type="float" office:value="0.861111111111111">
            <text:p>0.861111111111111</text:p>
          </table:table-cell>
          <table:table-cell office:value-type="float" office:value="0.305555555555556">
            <text:p>0.305555555555556</text:p>
          </table:table-cell>
          <table:table-cell office:value-type="float" office:value="0.777777777777778">
            <text:p>0.777777777777778</text:p>
          </table:table-cell>
          <table:table-cell office:value-type="float" office:value="0.527777777777778">
            <text:p>0.527777777777778</text:p>
          </table:table-cell>
          <table:table-cell office:value-type="float" office:value="0.861111111111111">
            <text:p>0.86111111111111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923076923076923">
            <text:p>0.923076923076923</text:p>
          </table:table-cell>
          <table:table-cell office:value-type="float" office:value="0.791666666666667">
            <text:p>0.791666666666667</text:p>
          </table:table-cell>
          <table:table-cell office:value-type="float" office:value="0.708333333333333">
            <text:p>0.708333333333333</text:p>
          </table:table-cell>
          <table:table-cell office:value-type="float" office:value="0.916666666666667">
            <text:p>0.916666666666667</text:p>
          </table:table-cell>
          <table:table-cell office:value-type="float" office:value="0.638888888888889">
            <text:p>0.638888888888889</text:p>
          </table:table-cell>
          <table:table-cell office:value-type="float" office:value="0.805555555555556">
            <text:p>0.805555555555556</text:p>
          </table:table-cell>
          <table:table-cell office:value-type="float" office:value="0.555555555555556">
            <text:p>0.555555555555556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35897</text:p>
          </table:table-cell>
          <table:table-cell office:value-type="float" office:value="0.923076923076923">
            <text:p>0.923076923076923</text:p>
          </table:table-cell>
          <table:table-cell office:value-type="float" office:value="0.833333333333333">
            <text:p>0.833333333333333</text:p>
          </table:table-cell>
          <table:table-cell office:value-type="float" office:value="0.708333333333333">
            <text:p>0.708333333333333</text:p>
          </table:table-cell>
          <table:table-cell office:value-type="float" office:value="0.888888888888889">
            <text:p>0.888888888888889</text:p>
          </table:table-cell>
          <table:table-cell office:value-type="float" office:value="0.666666666666667">
            <text:p>0.666666666666667</text:p>
          </table:table-cell>
          <table:table-cell office:value-type="float" office:value="0.805555555555556">
            <text:p>0.805555555555556</text:p>
          </table:table-cell>
          <table:table-cell office:value-type="float" office:value="0.527777777777778">
            <text:p>0.527777777777778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923076923076923">
            <text:p>0.923076923076923</text:p>
          </table:table-cell>
          <table:table-cell office:value-type="float" office:value="0.833333333333333">
            <text:p>0.833333333333333</text:p>
          </table:table-cell>
          <table:table-cell office:value-type="float" office:value="0.708333333333333">
            <text:p>0.708333333333333</text:p>
          </table:table-cell>
          <table:table-cell office:value-type="float" office:value="0.888888888888889">
            <text:p>0.888888888888889</text:p>
          </table:table-cell>
          <table:table-cell office:value-type="float" office:value="0.805555555555556">
            <text:p>0.805555555555556</text:p>
          </table:table-cell>
          <table:table-cell office:value-type="float" office:value="0.833333333333333">
            <text:p>0.833333333333333</text:p>
          </table:table-cell>
          <table:table-cell office:value-type="float" office:value="0.527777777777778">
            <text:p>0.527777777777778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91666666666667">
            <text:p>0.791666666666667</text:p>
          </table:table-cell>
          <table:table-cell office:value-type="float" office:value="0.708333333333333">
            <text:p>0.708333333333333</text:p>
          </table:table-cell>
          <table:table-cell office:value-type="float" office:value="0.888888888888889">
            <text:p>0.888888888888889</text:p>
          </table:table-cell>
          <table:table-cell office:value-type="float" office:value="0.666666666666667">
            <text:p>0.666666666666667</text:p>
          </table:table-cell>
          <table:table-cell office:value-type="float" office:value="0.833333333333333">
            <text:p>0.833333333333333</text:p>
          </table:table-cell>
          <table:table-cell office:value-type="float" office:value="0.527777777777778">
            <text:p>0.527777777777778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Naïve Bayes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512820512820513">
            <text:p>0.0512820512820513</text:p>
          </table:table-cell>
          <table:table-cell office:value-type="float" office:value="0.153846153846154">
            <text:p>0.153846153846154</text:p>
          </table:table-cell>
          <table:table-cell office:value-type="float" office:value="0.333333333333333">
            <text:p>0.333333333333333</text:p>
          </table:table-cell>
          <table:table-cell office:value-type="float" office:value="0.25">
            <text:p>0.25</text:p>
          </table:table-cell>
          <table:table-cell office:value-type="float" office:value="0.166666666666667">
            <text:p>0.166666666666667</text:p>
          </table:table-cell>
          <table:table-cell table:number-columns-repeated="4" office:value-type="float" office:value="0.0833333333333333">
            <text:p>0.0833333333333333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166666666666667">
            <text:p>0.166666666666667</text:p>
          </table:table-cell>
          <table:table-cell office:value-type="float" office:value="0.416666666666667">
            <text:p>0.416666666666667</text:p>
          </table:table-cell>
          <table:table-cell office:value-type="float" office:value="0.25">
            <text:p>0.25</text:p>
          </table:table-cell>
          <table:table-cell office:value-type="float" office:value="0.333333333333333">
            <text:p>0.333333333333333</text:p>
          </table:table-cell>
          <table:table-cell office:value-type="float" office:value="0.166666666666667">
            <text:p>0.166666666666667</text:p>
          </table:table-cell>
          <table:table-cell office:value-type="float" office:value="0.25">
            <text:p>0.25</text:p>
          </table:table-cell>
          <table:table-cell office:value-type="float" office:value="0.0833333333333333">
            <text:p>0.0833333333333333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table:number-columns-repeated="2" office:value-type="float" office:value="0.166666666666667">
            <text:p>0.166666666666667</text:p>
          </table:table-cell>
          <table:table-cell office:value-type="float" office:value="0.25">
            <text:p>0.25</text:p>
          </table:table-cell>
          <table:table-cell office:value-type="float" office:value="0.416666666666667">
            <text:p>0.416666666666667</text:p>
          </table:table-cell>
          <table:table-cell office:value-type="float" office:value="0.166666666666667">
            <text:p>0.166666666666667</text:p>
          </table:table-cell>
          <table:table-cell office:value-type="float" office:value="0.25">
            <text:p>0.25</text:p>
          </table:table-cell>
          <table:table-cell office:value-type="float" office:value="0.0833333333333333">
            <text:p>0.0833333333333333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0512820512820513">
            <text:p>0.0512820512820513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0.0833333333333333">
            <text:p>0.0833333333333333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3846153846154">
            <text:p>0.153846153846154</text:p>
          </table:table-cell>
          <table:table-cell office:value-type="float" office:value="0.0833333333333333">
            <text:p>0.0833333333333333</text:p>
          </table:table-cell>
          <table:table-cell office:value-type="float" office:value="0.25">
            <text:p>0.25</text:p>
          </table:table-cell>
          <table:table-cell office:value-type="float" office:value="0.166666666666667">
            <text:p>0.166666666666667</text:p>
          </table:table-cell>
          <table:table-cell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153846153846154">
            <text:p>0.153846153846154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.153846153846154">
            <text:p>0.153846153846154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0769230769230769">
            <text:p>0.076923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0769230769230769">
            <text:p>0.076923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0769230769230769">
            <text:p>0.076923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0769230769230769">
            <text:p>0.076923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0769230769230769">
            <text:p>0.076923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0769230769230769">
            <text:p>0.076923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0769230769230769">
            <text:p>0.076923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0769230769230769">
            <text:p>0.076923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3"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0769230769230769">
            <text:p>0.076923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230769</text:p>
          </table:table-cell>
          <table:table-cell office:value-type="float" office:value="0.0833333333333333">
            <text:p>0.0833333333333333</text:p>
          </table:table-cell>
          <table:table-cell office:value-type="float" office:value="0.166666666666667">
            <text:p>0.166666666666667</text:p>
          </table:table-cell>
          <table:table-cell table:number-columns-repeated="2" office:value-type="float" office:value="0.0833333333333333">
            <text:p>0.08333333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Logistic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871794871794872">
            <text:p>0.871794871794872</text:p>
          </table:table-cell>
          <table:table-cell office:value-type="float" office:value="0.487179487179487">
            <text:p>0.487179487179487</text:p>
          </table:table-cell>
          <table:table-cell office:value-type="float" office:value="0.8125">
            <text:p>0.8125</text:p>
          </table:table-cell>
          <table:table-cell office:value-type="float" office:value="0.833333333333333">
            <text:p>0.833333333333333</text:p>
          </table:table-cell>
          <table:table-cell office:value-type="float" office:value="0.888888888888889">
            <text:p>0.888888888888889</text:p>
          </table:table-cell>
          <table:table-cell office:value-type="float" office:value="0.583333333333333">
            <text:p>0.583333333333333</text:p>
          </table:table-cell>
          <table:table-cell office:value-type="float" office:value="0.638888888888889">
            <text:p>0.638888888888889</text:p>
          </table:table-cell>
          <table:table-cell office:value-type="float" office:value="0.444444444444444">
            <text:p>0.444444444444444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153846</text:p>
          </table:table-cell>
          <table:table-cell office:value-type="float" office:value="0.538461538461538">
            <text:p>0.538461538461538</text:p>
          </table:table-cell>
          <table:table-cell office:value-type="float" office:value="0.770833333333333">
            <text:p>0.770833333333333</text:p>
          </table:table-cell>
          <table:table-cell office:value-type="float" office:value="0.833333333333333">
            <text:p>0.833333333333333</text:p>
          </table:table-cell>
          <table:table-cell office:value-type="float" office:value="0.972222222222222">
            <text:p>0.972222222222222</text:p>
          </table:table-cell>
          <table:table-cell office:value-type="float" office:value="0.777777777777778">
            <text:p>0.777777777777778</text:p>
          </table:table-cell>
          <table:table-cell office:value-type="float" office:value="0.805555555555556">
            <text:p>0.805555555555556</text:p>
          </table:table-cell>
          <table:table-cell office:value-type="float" office:value="0.444444444444444">
            <text:p>0.444444444444444</text:p>
          </table:table-cell>
          <table:table-cell office:value-type="float" office:value="0.833333333333333">
            <text:p>0.833333333333333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30769</text:p>
          </table:table-cell>
          <table:table-cell office:value-type="float" office:value="0.743589743589744">
            <text:p>0.743589743589744</text:p>
          </table:table-cell>
          <table:table-cell office:value-type="float" office:value="0.729166666666667">
            <text:p>0.729166666666667</text:p>
          </table:table-cell>
          <table:table-cell office:value-type="float" office:value="0.833333333333333">
            <text:p>0.833333333333333</text:p>
          </table:table-cell>
          <table:table-cell office:value-type="float" office:value="0.972222222222222">
            <text:p>0.972222222222222</text:p>
          </table:table-cell>
          <table:table-cell office:value-type="float" office:value="0.666666666666667">
            <text:p>0.666666666666667</text:p>
          </table:table-cell>
          <table:table-cell office:value-type="float" office:value="0.861111111111111">
            <text:p>0.861111111111111</text:p>
          </table:table-cell>
          <table:table-cell office:value-type="float" office:value="0.5">
            <text:p>0.5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82051282051282">
            <text:p>0.82051282051282</text:p>
          </table:table-cell>
          <table:table-cell office:value-type="float" office:value="0.692307692307692">
            <text:p>0.692307692307692</text:p>
          </table:table-cell>
          <table:table-cell office:value-type="float" office:value="0.8125">
            <text:p>0.8125</text:p>
          </table:table-cell>
          <table:table-cell office:value-type="float" office:value="0.833333333333333">
            <text:p>0.833333333333333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22222</text:p>
          </table:table-cell>
          <table:table-cell office:value-type="float" office:value="0.75">
            <text:p>0.75</text:p>
          </table:table-cell>
          <table:table-cell office:value-type="float" office:value="0.527777777777778">
            <text:p>0.527777777777778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2051282051282">
            <text:p>0.82051282051282</text:p>
          </table:table-cell>
          <table:table-cell office:value-type="float" office:value="0.743589743589744">
            <text:p>0.743589743589744</text:p>
          </table:table-cell>
          <table:table-cell office:value-type="float" office:value="0.833333333333333">
            <text:p>0.833333333333333</text:p>
          </table:table-cell>
          <table:table-cell office:value-type="float" office:value="0.854166666666667">
            <text:p>0.854166666666667</text:p>
          </table:table-cell>
          <table:table-cell office:value-type="float" office:value="0.944444444444444">
            <text:p>0.944444444444444</text:p>
          </table:table-cell>
          <table:table-cell office:value-type="float" office:value="0.611111111111111">
            <text:p>0.611111111111111</text:p>
          </table:table-cell>
          <table:table-cell office:value-type="float" office:value="0.722222222222222">
            <text:p>0.722222222222222</text:p>
          </table:table-cell>
          <table:table-cell office:value-type="float" office:value="0.333333333333333">
            <text:p>0.333333333333333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71794871794872">
            <text:p>0.871794871794872</text:p>
          </table:table-cell>
          <table:table-cell office:value-type="float" office:value="0.666666666666667">
            <text:p>0.666666666666667</text:p>
          </table:table-cell>
          <table:table-cell office:value-type="float" office:value="0.8125">
            <text:p>0.8125</text:p>
          </table:table-cell>
          <table:table-cell office:value-type="float" office:value="0.916666666666667">
            <text:p>0.916666666666667</text:p>
          </table:table-cell>
          <table:table-cell office:value-type="float" office:value="0.888888888888889">
            <text:p>0.888888888888889</text:p>
          </table:table-cell>
          <table:table-cell office:value-type="float" office:value="0.722222222222222">
            <text:p>0.722222222222222</text:p>
          </table:table-cell>
          <table:table-cell office:value-type="float" office:value="0.805555555555556">
            <text:p>0.805555555555556</text:p>
          </table:table-cell>
          <table:table-cell office:value-type="float" office:value="0.555555555555556">
            <text:p>0.555555555555556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35897</text:p>
          </table:table-cell>
          <table:table-cell office:value-type="float" office:value="0.692307692307692">
            <text:p>0.692307692307692</text:p>
          </table:table-cell>
          <table:table-cell office:value-type="float" office:value="0.854166666666667">
            <text:p>0.854166666666667</text:p>
          </table:table-cell>
          <table:table-cell office:value-type="float" office:value="0.875">
            <text:p>0.875</text:p>
          </table:table-cell>
          <table:table-cell office:value-type="float" office:value="0.833333333333333">
            <text:p>0.833333333333333</text:p>
          </table:table-cell>
          <table:table-cell office:value-type="float" office:value="0.666666666666667">
            <text:p>0.666666666666667</text:p>
          </table:table-cell>
          <table:table-cell office:value-type="float" office:value="0.777777777777778">
            <text:p>0.777777777777778</text:p>
          </table:table-cell>
          <table:table-cell office:value-type="float" office:value="0.444444444444444">
            <text:p>0.444444444444444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564102564102564">
            <text:p>0.564102564102564</text:p>
          </table:table-cell>
          <table:table-cell office:value-type="float" office:value="0.833333333333333">
            <text:p>0.833333333333333</text:p>
          </table:table-cell>
          <table:table-cell office:value-type="float" office:value="0.875">
            <text:p>0.875</text:p>
          </table:table-cell>
          <table:table-cell office:value-type="float" office:value="0.805555555555556">
            <text:p>0.805555555555556</text:p>
          </table:table-cell>
          <table:table-cell office:value-type="float" office:value="0.666666666666667">
            <text:p>0.666666666666667</text:p>
          </table:table-cell>
          <table:table-cell office:value-type="float" office:value="0.833333333333333">
            <text:p>0.833333333333333</text:p>
          </table:table-cell>
          <table:table-cell office:value-type="float" office:value="0.5">
            <text:p>0.5</text:p>
          </table:table-cell>
          <table:table-cell office:value-type="float" office:value="0.944444444444444">
            <text:p>0.944444444444444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58974358974359">
            <text:p>0.58974358974359</text:p>
          </table:table-cell>
          <table:table-cell office:value-type="float" office:value="0.854166666666667">
            <text:p>0.854166666666667</text:p>
          </table:table-cell>
          <table:table-cell office:value-type="float" office:value="0.9375">
            <text:p>0.9375</text:p>
          </table:table-cell>
          <table:table-cell office:value-type="float" office:value="0.888888888888889">
            <text:p>0.888888888888889</text:p>
          </table:table-cell>
          <table:table-cell office:value-type="float" office:value="0.666666666666667">
            <text:p>0.666666666666667</text:p>
          </table:table-cell>
          <table:table-cell office:value-type="float" office:value="0.833333333333333">
            <text:p>0.833333333333333</text:p>
          </table:table-cell>
          <table:table-cell office:value-type="float" office:value="0.472222222222222">
            <text:p>0.472222222222222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35897</text:p>
          </table:table-cell>
          <table:table-cell office:value-type="float" office:value="0.564102564102564">
            <text:p>0.564102564102564</text:p>
          </table:table-cell>
          <table:table-cell office:value-type="float" office:value="0.8125">
            <text:p>0.8125</text:p>
          </table:table-cell>
          <table:table-cell office:value-type="float" office:value="0.895833333333333">
            <text:p>0.895833333333333</text:p>
          </table:table-cell>
          <table:table-cell office:value-type="float" office:value="0.916666666666667">
            <text:p>0.916666666666667</text:p>
          </table:table-cell>
          <table:table-cell office:value-type="float" office:value="0.722222222222222">
            <text:p>0.722222222222222</text:p>
          </table:table-cell>
          <table:table-cell office:value-type="float" office:value="0.833333333333333">
            <text:p>0.833333333333333</text:p>
          </table:table-cell>
          <table:table-cell office:value-type="float" office:value="0.5">
            <text:p>0.5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35897</text:p>
          </table:table-cell>
          <table:table-cell office:value-type="float" office:value="0.615384615384615">
            <text:p>0.615384615384615</text:p>
          </table:table-cell>
          <table:table-cell office:value-type="float" office:value="0.854166666666667">
            <text:p>0.854166666666667</text:p>
          </table:table-cell>
          <table:table-cell office:value-type="float" office:value="0.9375">
            <text:p>0.9375</text:p>
          </table:table-cell>
          <table:table-cell office:value-type="float" office:value="0.888888888888889">
            <text:p>0.888888888888889</text:p>
          </table:table-cell>
          <table:table-cell office:value-type="float" office:value="0.722222222222222">
            <text:p>0.722222222222222</text:p>
          </table:table-cell>
          <table:table-cell office:value-type="float" office:value="0.833333333333333">
            <text:p>0.833333333333333</text:p>
          </table:table-cell>
          <table:table-cell office:value-type="float" office:value="0.444444444444444">
            <text:p>0.444444444444444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35897</text:p>
          </table:table-cell>
          <table:table-cell office:value-type="float" office:value="0.564102564102564">
            <text:p>0.564102564102564</text:p>
          </table:table-cell>
          <table:table-cell office:value-type="float" office:value="0.833333333333333">
            <text:p>0.833333333333333</text:p>
          </table:table-cell>
          <table:table-cell office:value-type="float" office:value="0.916666666666667">
            <text:p>0.916666666666667</text:p>
          </table:table-cell>
          <table:table-cell office:value-type="float" office:value="0.888888888888889">
            <text:p>0.888888888888889</text:p>
          </table:table-cell>
          <table:table-cell office:value-type="float" office:value="0.75">
            <text:p>0.75</text:p>
          </table:table-cell>
          <table:table-cell office:value-type="float" office:value="0.805555555555556">
            <text:p>0.805555555555556</text:p>
          </table:table-cell>
          <table:table-cell office:value-type="float" office:value="0.5">
            <text:p>0.5</text:p>
          </table:table-cell>
          <table:table-cell office:value-type="float" office:value="0.944444444444444">
            <text:p>0.944444444444444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153846</text:p>
          </table:table-cell>
          <table:table-cell office:value-type="float" office:value="0.58974358974359">
            <text:p>0.58974358974359</text:p>
          </table:table-cell>
          <table:table-cell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office:value-type="float" office:value="0.888888888888889">
            <text:p>0.888888888888889</text:p>
          </table:table-cell>
          <table:table-cell office:value-type="float" office:value="0.777777777777778">
            <text:p>0.777777777777778</text:p>
          </table:table-cell>
          <table:table-cell office:value-type="float" office:value="0.805555555555556">
            <text:p>0.805555555555556</text:p>
          </table:table-cell>
          <table:table-cell office:value-type="float" office:value="0.5">
            <text:p>0.5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564102564102564">
            <text:p>0.564102564102564</text:p>
          </table:table-cell>
          <table:table-cell office:value-type="float" office:value="0.833333333333333">
            <text:p>0.833333333333333</text:p>
          </table:table-cell>
          <table:table-cell office:value-type="float" office:value="0.875">
            <text:p>0.875</text:p>
          </table:table-cell>
          <table:table-cell office:value-type="float" office:value="0.861111111111111">
            <text:p>0.861111111111111</text:p>
          </table:table-cell>
          <table:table-cell office:value-type="float" office:value="0.777777777777778">
            <text:p>0.777777777777778</text:p>
          </table:table-cell>
          <table:table-cell office:value-type="float" office:value="0.833333333333333">
            <text:p>0.833333333333333</text:p>
          </table:table-cell>
          <table:table-cell office:value-type="float" office:value="0.527777777777778">
            <text:p>0.527777777777778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538461538461538">
            <text:p>0.538461538461538</text:p>
          </table:table-cell>
          <table:table-cell office:value-type="float" office:value="0.8125">
            <text:p>0.8125</text:p>
          </table:table-cell>
          <table:table-cell office:value-type="float" office:value="0.854166666666667">
            <text:p>0.854166666666667</text:p>
          </table:table-cell>
          <table:table-cell office:value-type="float" office:value="0.916666666666667">
            <text:p>0.916666666666667</text:p>
          </table:table-cell>
          <table:table-cell office:value-type="float" office:value="0.75">
            <text:p>0.75</text:p>
          </table:table-cell>
          <table:table-cell office:value-type="float" office:value="0.805555555555556">
            <text:p>0.805555555555556</text:p>
          </table:table-cell>
          <table:table-cell office:value-type="float" office:value="0.527777777777778">
            <text:p>0.527777777777778</text:p>
          </table:table-cell>
          <table:table-cell office:value-type="float" office:value="0.944444444444444">
            <text:p>0.944444444444444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58974358974359">
            <text:p>0.58974358974359</text:p>
          </table:table-cell>
          <table:table-cell office:value-type="float" office:value="0.8125">
            <text:p>0.8125</text:p>
          </table:table-cell>
          <table:table-cell office:value-type="float" office:value="0.916666666666667">
            <text:p>0.916666666666667</text:p>
          </table:table-cell>
          <table:table-cell office:value-type="float" office:value="0.888888888888889">
            <text:p>0.888888888888889</text:p>
          </table:table-cell>
          <table:table-cell office:value-type="float" office:value="0.777777777777778">
            <text:p>0.777777777777778</text:p>
          </table:table-cell>
          <table:table-cell office:value-type="float" office:value="0.833333333333333">
            <text:p>0.833333333333333</text:p>
          </table:table-cell>
          <table:table-cell office:value-type="float" office:value="0.555555555555556">
            <text:p>0.555555555555556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564102564102564">
            <text:p>0.564102564102564</text:p>
          </table:table-cell>
          <table:table-cell office:value-type="float" office:value="0.8125">
            <text:p>0.8125</text:p>
          </table:table-cell>
          <table:table-cell office:value-type="float" office:value="0.895833333333333">
            <text:p>0.895833333333333</text:p>
          </table:table-cell>
          <table:table-cell office:value-type="float" office:value="0.888888888888889">
            <text:p>0.888888888888889</text:p>
          </table:table-cell>
          <table:table-cell office:value-type="float" office:value="0.75">
            <text:p>0.75</text:p>
          </table:table-cell>
          <table:table-cell office:value-type="float" office:value="0.861111111111111">
            <text:p>0.861111111111111</text:p>
          </table:table-cell>
          <table:table-cell office:value-type="float" office:value="0.555555555555556">
            <text:p>0.555555555555556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71794871794872">
            <text:p>0.871794871794872</text:p>
          </table:table-cell>
          <table:table-cell office:value-type="float" office:value="0.564102564102564">
            <text:p>0.564102564102564</text:p>
          </table:table-cell>
          <table:table-cell office:value-type="float" office:value="0.8125">
            <text:p>0.8125</text:p>
          </table:table-cell>
          <table:table-cell office:value-type="float" office:value="0.916666666666667">
            <text:p>0.916666666666667</text:p>
          </table:table-cell>
          <table:table-cell office:value-type="float" office:value="0.888888888888889">
            <text:p>0.888888888888889</text:p>
          </table:table-cell>
          <table:table-cell office:value-type="float" office:value="0.75">
            <text:p>0.75</text:p>
          </table:table-cell>
          <table:table-cell office:value-type="float" office:value="0.833333333333333">
            <text:p>0.833333333333333</text:p>
          </table:table-cell>
          <table:table-cell office:value-type="float" office:value="0.527777777777778">
            <text:p>0.527777777777778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35897</text:p>
          </table:table-cell>
          <table:table-cell office:value-type="float" office:value="0.512820512820513">
            <text:p>0.512820512820513</text:p>
          </table:table-cell>
          <table:table-cell office:value-type="float" office:value="0.8125">
            <text:p>0.8125</text:p>
          </table:table-cell>
          <table:table-cell table:number-columns-repeated="2" office:value-type="float" office:value="0.916666666666667">
            <text:p>0.916666666666667</text:p>
          </table:table-cell>
          <table:table-cell office:value-type="float" office:value="0.722222222222222">
            <text:p>0.722222222222222</text:p>
          </table:table-cell>
          <table:table-cell office:value-type="float" office:value="0.861111111111111">
            <text:p>0.861111111111111</text:p>
          </table:table-cell>
          <table:table-cell office:value-type="float" office:value="0.527777777777778">
            <text:p>0.527777777777778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58974358974359">
            <text:p>0.58974358974359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office:value-type="float" office:value="0.916666666666667">
            <text:p>0.916666666666667</text:p>
          </table:table-cell>
          <table:table-cell office:value-type="float" office:value="0.722222222222222">
            <text:p>0.722222222222222</text:p>
          </table:table-cell>
          <table:table-cell office:value-type="float" office:value="0.861111111111111">
            <text:p>0.861111111111111</text:p>
          </table:table-cell>
          <table:table-cell office:value-type="float" office:value="0.5">
            <text:p>0.5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SMO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833333333333333">
            <text:p>0.833333333333333</text:p>
          </table:table-cell>
          <table:table-cell office:value-type="float" office:value="0.9375">
            <text:p>0.9375</text:p>
          </table:table-cell>
          <table:table-cell office:value-type="float" office:value="0.805555555555556">
            <text:p>0.805555555555556</text:p>
          </table:table-cell>
          <table:table-cell office:value-type="float" office:value="0.694444444444444">
            <text:p>0.694444444444444</text:p>
          </table:table-cell>
          <table:table-cell office:value-type="float" office:value="0.861111111111111">
            <text:p>0.861111111111111</text:p>
          </table:table-cell>
          <table:table-cell office:value-type="float" office:value="0.555555555555556">
            <text:p>0.555555555555556</text:p>
          </table:table-cell>
          <table:table-cell office:value-type="float" office:value="0.916666666666667">
            <text:p>0.916666666666667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17948717948718">
            <text:p>0.717948717948718</text:p>
          </table:table-cell>
          <table:table-cell office:value-type="float" office:value="0.791666666666667">
            <text:p>0.791666666666667</text:p>
          </table:table-cell>
          <table:table-cell office:value-type="float" office:value="0.916666666666667">
            <text:p>0.916666666666667</text:p>
          </table:table-cell>
          <table:table-cell office:value-type="float" office:value="0.805555555555556">
            <text:p>0.805555555555556</text:p>
          </table:table-cell>
          <table:table-cell office:value-type="float" office:value="0.694444444444444">
            <text:p>0.694444444444444</text:p>
          </table:table-cell>
          <table:table-cell office:value-type="float" office:value="0.861111111111111">
            <text:p>0.861111111111111</text:p>
          </table:table-cell>
          <table:table-cell office:value-type="float" office:value="0.611111111111111">
            <text:p>0.611111111111111</text:p>
          </table:table-cell>
          <table:table-cell office:value-type="float" office:value="0.888888888888889">
            <text:p>0.888888888888889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office:value-type="float" office:value="0.777777777777778">
            <text:p>0.777777777777778</text:p>
          </table:table-cell>
          <table:table-cell office:value-type="float" office:value="0.833333333333333">
            <text:p>0.833333333333333</text:p>
          </table:table-cell>
          <table:table-cell office:value-type="float" office:value="0.888888888888889">
            <text:p>0.888888888888889</text:p>
          </table:table-cell>
          <table:table-cell office:value-type="float" office:value="0.5">
            <text:p>0.5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769230769230769">
            <text:p>0.769230769230769</text:p>
          </table:table-cell>
          <table:table-cell office:value-type="float" office:value="0.791666666666667">
            <text:p>0.791666666666667</text:p>
          </table:table-cell>
          <table:table-cell office:value-type="float" office:value="0.9375">
            <text:p>0.9375</text:p>
          </table:table-cell>
          <table:table-cell office:value-type="float" office:value="0.805555555555556">
            <text:p>0.805555555555556</text:p>
          </table:table-cell>
          <table:table-cell office:value-type="float" office:value="0.833333333333333">
            <text:p>0.833333333333333</text:p>
          </table:table-cell>
          <table:table-cell office:value-type="float" office:value="0.888888888888889">
            <text:p>0.888888888888889</text:p>
          </table:table-cell>
          <table:table-cell office:value-type="float" office:value="0.527777777777778">
            <text:p>0.527777777777778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office:value-type="float" office:value="0.75">
            <text:p>0.75</text:p>
          </table:table-cell>
          <table:table-cell office:value-type="float" office:value="0.833333333333333">
            <text:p>0.833333333333333</text:p>
          </table:table-cell>
          <table:table-cell office:value-type="float" office:value="0.888888888888889">
            <text:p>0.888888888888889</text:p>
          </table:table-cell>
          <table:table-cell office:value-type="float" office:value="0.555555555555556">
            <text:p>0.555555555555556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791666666666667">
            <text:p>0.791666666666667</text:p>
          </table:table-cell>
          <table:table-cell office:value-type="float" office:value="0.9375">
            <text:p>0.9375</text:p>
          </table:table-cell>
          <table:table-cell office:value-type="float" office:value="0.75">
            <text:p>0.75</text:p>
          </table:table-cell>
          <table:table-cell office:value-type="float" office:value="0.861111111111111">
            <text:p>0.861111111111111</text:p>
          </table:table-cell>
          <table:table-cell office:value-type="float" office:value="0.888888888888889">
            <text:p>0.888888888888889</text:p>
          </table:table-cell>
          <table:table-cell office:value-type="float" office:value="0.583333333333333">
            <text:p>0.583333333333333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69230769230769">
            <text:p>0.769230769230769</text:p>
          </table:table-cell>
          <table:table-cell office:value-type="float" office:value="0.791666666666667">
            <text:p>0.791666666666667</text:p>
          </table:table-cell>
          <table:table-cell office:value-type="float" office:value="0.895833333333333">
            <text:p>0.895833333333333</text:p>
          </table:table-cell>
          <table:table-cell office:value-type="float" office:value="0.75">
            <text:p>0.75</text:p>
          </table:table-cell>
          <table:table-cell office:value-type="float" office:value="0.861111111111111">
            <text:p>0.861111111111111</text:p>
          </table:table-cell>
          <table:table-cell office:value-type="float" office:value="0.888888888888889">
            <text:p>0.888888888888889</text:p>
          </table:table-cell>
          <table:table-cell office:value-type="float" office:value="0.583333333333333">
            <text:p>0.583333333333333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791666666666667">
            <text:p>0.791666666666667</text:p>
          </table:table-cell>
          <table:table-cell office:value-type="float" office:value="0.9375">
            <text:p>0.9375</text:p>
          </table:table-cell>
          <table:table-cell office:value-type="float" office:value="0.75">
            <text:p>0.75</text:p>
          </table:table-cell>
          <table:table-cell office:value-type="float" office:value="0.861111111111111">
            <text:p>0.861111111111111</text:p>
          </table:table-cell>
          <table:table-cell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743589743589744">
            <text:p>0.743589743589744</text:p>
          </table:table-cell>
          <table:table-cell office:value-type="float" office:value="0.791666666666667">
            <text:p>0.791666666666667</text:p>
          </table:table-cell>
          <table:table-cell office:value-type="float" office:value="0.9375">
            <text:p>0.9375</text:p>
          </table:table-cell>
          <table:table-cell office:value-type="float" office:value="0.694444444444444">
            <text:p>0.694444444444444</text:p>
          </table:table-cell>
          <table:table-cell office:value-type="float" office:value="0.861111111111111">
            <text:p>0.861111111111111</text:p>
          </table:table-cell>
          <table:table-cell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743589743589744">
            <text:p>0.743589743589744</text:p>
          </table:table-cell>
          <table:table-cell office:value-type="float" office:value="0.791666666666667">
            <text:p>0.791666666666667</text:p>
          </table:table-cell>
          <table:table-cell office:value-type="float" office:value="0.9375">
            <text:p>0.9375</text:p>
          </table:table-cell>
          <table:table-cell office:value-type="float" office:value="0.722222222222222">
            <text:p>0.722222222222222</text:p>
          </table:table-cell>
          <table:table-cell office:value-type="float" office:value="0.861111111111111">
            <text:p>0.861111111111111</text:p>
          </table:table-cell>
          <table:table-cell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717948717948718">
            <text:p>0.717948717948718</text:p>
          </table:table-cell>
          <table:table-cell office:value-type="float" office:value="0.791666666666667">
            <text:p>0.791666666666667</text:p>
          </table:table-cell>
          <table:table-cell office:value-type="float" office:value="0.895833333333333">
            <text:p>0.895833333333333</text:p>
          </table:table-cell>
          <table:table-cell office:value-type="float" office:value="0.75">
            <text:p>0.75</text:p>
          </table:table-cell>
          <table:table-cell office:value-type="float" office:value="0.805555555555556">
            <text:p>0.805555555555556</text:p>
          </table:table-cell>
          <table:table-cell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743589743589744">
            <text:p>0.743589743589744</text:p>
          </table:table-cell>
          <table:table-cell office:value-type="float" office:value="0.791666666666667">
            <text:p>0.791666666666667</text:p>
          </table:table-cell>
          <table:table-cell office:value-type="float" office:value="0.895833333333333">
            <text:p>0.895833333333333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743589743589744">
            <text:p>0.743589743589744</text:p>
          </table:table-cell>
          <table:table-cell office:value-type="float" office:value="0.791666666666667">
            <text:p>0.791666666666667</text:p>
          </table:table-cell>
          <table:table-cell office:value-type="float" office:value="0.895833333333333">
            <text:p>0.895833333333333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743589743589744">
            <text:p>0.743589743589744</text:p>
          </table:table-cell>
          <table:table-cell office:value-type="float" office:value="0.791666666666667">
            <text:p>0.791666666666667</text:p>
          </table:table-cell>
          <table:table-cell office:value-type="float" office:value="0.895833333333333">
            <text:p>0.895833333333333</text:p>
          </table:table-cell>
          <table:table-cell office:value-type="float" office:value="0.722222222222222">
            <text:p>0.722222222222222</text:p>
          </table:table-cell>
          <table:table-cell office:value-type="float" office:value="0.861111111111111">
            <text:p>0.861111111111111</text:p>
          </table:table-cell>
          <table:table-cell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17949</text:p>
          </table:table-cell>
          <table:table-cell office:value-type="float" office:value="0.743589743589744">
            <text:p>0.743589743589744</text:p>
          </table:table-cell>
          <table:table-cell office:value-type="float" office:value="0.791666666666667">
            <text:p>0.791666666666667</text:p>
          </table:table-cell>
          <table:table-cell office:value-type="float" office:value="0.895833333333333">
            <text:p>0.895833333333333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770833333333333">
            <text:p>0.770833333333333</text:p>
          </table:table-cell>
          <table:table-cell office:value-type="float" office:value="0.895833333333333">
            <text:p>0.895833333333333</text:p>
          </table:table-cell>
          <table:table-cell office:value-type="float" office:value="0.722222222222222">
            <text:p>0.722222222222222</text:p>
          </table:table-cell>
          <table:table-cell table:number-columns-repeated="2"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770833333333333">
            <text:p>0.770833333333333</text:p>
          </table:table-cell>
          <table:table-cell office:value-type="float" office:value="0.895833333333333">
            <text:p>0.895833333333333</text:p>
          </table:table-cell>
          <table:table-cell office:value-type="float" office:value="0.75">
            <text:p>0.75</text:p>
          </table:table-cell>
          <table:table-cell office:value-type="float" office:value="0.777777777777778">
            <text:p>0.777777777777778</text:p>
          </table:table-cell>
          <table:table-cell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17948717948718">
            <text:p>0.717948717948718</text:p>
          </table:table-cell>
          <table:table-cell office:value-type="float" office:value="0.770833333333333">
            <text:p>0.770833333333333</text:p>
          </table:table-cell>
          <table:table-cell office:value-type="float" office:value="0.895833333333333">
            <text:p>0.895833333333333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88888888888889">
            <text:p>0.888888888888889</text:p>
          </table:table-cell>
          <table:table-cell office:value-type="float" office:value="0.638888888888889">
            <text:p>0.638888888888889</text:p>
          </table:table-cell>
          <table:table-cell office:value-type="float" office:value="0.972222222222222">
            <text:p>0.972222222222222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17948717948718">
            <text:p>0.717948717948718</text:p>
          </table:table-cell>
          <table:table-cell office:value-type="float" office:value="0.770833333333333">
            <text:p>0.770833333333333</text:p>
          </table:table-cell>
          <table:table-cell office:value-type="float" office:value="0.895833333333333">
            <text:p>0.895833333333333</text:p>
          </table:table-cell>
          <table:table-cell office:value-type="float" office:value="0.75">
            <text:p>0.75</text:p>
          </table:table-cell>
          <table:table-cell office:value-type="float" office:value="0.805555555555556">
            <text:p>0.805555555555556</text:p>
          </table:table-cell>
          <table:table-cell office:value-type="float" office:value="0.833333333333333">
            <text:p>0.833333333333333</text:p>
          </table:table-cell>
          <table:table-cell office:value-type="float" office:value="0.583333333333333">
            <text:p>0.583333333333333</text:p>
          </table:table-cell>
          <table:table-cell office:value-type="float" office:value="0.944444444444444">
            <text:p>0.944444444444444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076923</text:p>
          </table:table-cell>
          <table:table-cell office:value-type="float" office:value="0.743589743589744">
            <text:p>0.743589743589744</text:p>
          </table:table-cell>
          <table:table-cell office:value-type="float" office:value="0.770833333333333">
            <text:p>0.770833333333333</text:p>
          </table:table-cell>
          <table:table-cell office:value-type="float" office:value="0.875">
            <text:p>0.875</text:p>
          </table:table-cell>
          <table:table-cell office:value-type="float" office:value="0.75">
            <text:p>0.75</text:p>
          </table:table-cell>
          <table:table-cell office:value-type="float" office:value="0.805555555555556">
            <text:p>0.805555555555556</text:p>
          </table:table-cell>
          <table:table-cell office:value-type="float" office:value="0.888888888888889">
            <text:p>0.888888888888889</text:p>
          </table:table-cell>
          <table:table-cell office:value-type="float" office:value="0.583333333333333">
            <text:p>0.583333333333333</text:p>
          </table:table-cell>
          <table:table-cell office:value-type="float" office:value="0.944444444444444">
            <text:p>0.944444444444444</text:p>
          </table:table-cell>
        </table:table-row>
      </table:table>
      <table:table table:name="dados.glass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5" table:number-columns-repeated="10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Folds</text:p>
          </table:table-cell>
          <table:covered-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 table:number-columns-spanned="1" table:number-rows-spanned="20">
            <text:p>J48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68421052631579">
            <text:p>0.68421052631579</text:p>
          </table:table-cell>
          <table:table-cell office:value-type="float" office:value="0.666666666666667">
            <text:p>0.666666666666667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851851851851852">
            <text:p>0.85185185185185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office:value-type="float" office:value="0.722222222222222">
            <text:p>0.722222222222222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office:value-type="float" office:value="0.701754385964912">
            <text:p>0.701754385964912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office:value-type="float" office:value="0.851851851851852">
            <text:p>0.851851851851852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296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842105263157895">
            <text:p>0.842105263157895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2962962962963">
            <text:p>0.6296296296296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0.807017543859649">
            <text:p>0.807017543859649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2962962962963">
            <text:p>0.6296296296296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842105263157895">
            <text:p>0.842105263157895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office:value-type="float" office:value="0.807017543859649">
            <text:p>0.807017543859649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666667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87719298245614">
            <text:p>0.87719298245614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48148148148148">
            <text:p>0.6481481481481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Naïve Bayes</text:p>
          </table:table-cell>
          <table:table-cell office:value-type="string" table:number-columns-spanned="1" table:number-rows-spanned="20">
            <text:p>iterações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578947</text:p>
          </table:table-cell>
          <table:table-cell office:value-type="float" office:value="0.210526315789474">
            <text:p>0.210526315789474</text:p>
          </table:table-cell>
          <table:table-cell office:value-type="float" office:value="0.0350877192982456">
            <text:p>0.0350877192982456</text:p>
          </table:table-cell>
          <table:table-cell office:value-type="float" office:value="0.210526315789474">
            <text:p>0.210526315789474</text:p>
          </table:table-cell>
          <table:table-cell office:value-type="float" office:value="0.631578947368421">
            <text:p>0.631578947368421</text:p>
          </table:table-cell>
          <table:table-cell table:number-columns-repeated="2" office:value-type="float" office:value="0.777777777777778">
            <text:p>0.777777777777778</text:p>
          </table:table-cell>
          <table:table-cell office:value-type="float" office:value="0.518518518518518">
            <text:p>0.518518518518518</text:p>
          </table:table-cell>
          <table:table-cell office:value-type="float" office:value="0.722222222222222">
            <text:p>0.722222222222222</text:p>
          </table:table-cell>
          <table:table-cell office:value-type="float" office:value="0.777777777777778">
            <text:p>0.777777777777778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0.350877192982456">
            <text:p>0.350877192982456</text:p>
          </table:table-cell>
          <table:table-cell office:value-type="float" office:value="0.421052631578947">
            <text:p>0.421052631578947</text:p>
          </table:table-cell>
          <table:table-cell table:number-columns-repeated="2" office:value-type="float" office:value="0.0526315789473684">
            <text:p>0.0526315789473684</text:p>
          </table:table-cell>
          <table:table-cell office:value-type="float" office:value="0.578947368421053">
            <text:p>0.578947368421053</text:p>
          </table:table-cell>
          <table:table-cell table:number-columns-repeated="2" office:value-type="float" office:value="0.777777777777778">
            <text:p>0.777777777777778</text:p>
          </table:table-cell>
          <table:table-cell office:value-type="float" office:value="0.518518518518518">
            <text:p>0.518518518518518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0.473684210526316">
            <text:p>0.473684210526316</text:p>
          </table:table-cell>
          <table:table-cell office:value-type="float" office:value="0.578947368421053">
            <text:p>0.578947368421053</text:p>
          </table:table-cell>
          <table:table-cell office:value-type="float" office:value="0.736842105263158">
            <text:p>0.736842105263158</text:p>
          </table:table-cell>
          <table:table-cell office:value-type="float" office:value="0.368421052631579">
            <text:p>0.368421052631579</text:p>
          </table:table-cell>
          <table:table-cell office:value-type="float" office:value="0.578947368421053">
            <text:p>0.578947368421053</text:p>
          </table:table-cell>
          <table:table-cell office:value-type="float" office:value="0.555555555555556">
            <text:p>0.555555555555556</text:p>
          </table:table-cell>
          <table:table-cell office:value-type="float" office:value="0.722222222222222">
            <text:p>0.722222222222222</text:p>
          </table:table-cell>
          <table:table-cell office:value-type="float" office:value="0.518518518518518">
            <text:p>0.518518518518518</text:p>
          </table:table-cell>
          <table:table-cell office:value-type="float" office:value="0.722222222222222">
            <text:p>0.722222222222222</text:p>
          </table:table-cell>
          <table:table-cell office:value-type="float" office:value="0.777777777777778">
            <text:p>0.777777777777778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280701754385965">
            <text:p>0.280701754385965</text:p>
          </table:table-cell>
          <table:table-cell office:value-type="float" office:value="0.526315789473684">
            <text:p>0.526315789473684</text:p>
          </table:table-cell>
          <table:table-cell office:value-type="float" office:value="0.31578947368421">
            <text:p>0.31578947368421</text:p>
          </table:table-cell>
          <table:table-cell office:value-type="float" office:value="0.263157894736842">
            <text:p>0.263157894736842</text:p>
          </table:table-cell>
          <table:table-cell office:value-type="float" office:value="0.526315789473684">
            <text:p>0.526315789473684</text:p>
          </table:table-cell>
          <table:table-cell office:value-type="float" office:value="0.555555555555556">
            <text:p>0.555555555555556</text:p>
          </table:table-cell>
          <table:table-cell office:value-type="float" office:value="0.666666666666667">
            <text:p>0.666666666666667</text:p>
          </table:table-cell>
          <table:table-cell office:value-type="float" office:value="0.518518518518518">
            <text:p>0.518518518518518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0.421052631578947">
            <text:p>0.421052631578947</text:p>
          </table:table-cell>
          <table:table-cell office:value-type="float" office:value="0.526315789473684">
            <text:p>0.526315789473684</text:p>
          </table:table-cell>
          <table:table-cell table:number-columns-repeated="2" office:value-type="float" office:value="0.31578947368421">
            <text:p>0.31578947368421</text:p>
          </table:table-cell>
          <table:table-cell office:value-type="float" office:value="0.473684210526316">
            <text:p>0.473684210526316</text:p>
          </table:table-cell>
          <table:table-cell office:value-type="float" office:value="0.333333333333333">
            <text:p>0.333333333333333</text:p>
          </table:table-cell>
          <table:table-cell office:value-type="float" office:value="0.666666666666667">
            <text:p>0.666666666666667</text:p>
          </table:table-cell>
          <table:table-cell office:value-type="float" office:value="0.518518518518518">
            <text:p>0.518518518518518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421052631578947">
            <text:p>0.421052631578947</text:p>
          </table:table-cell>
          <table:table-cell office:value-type="float" office:value="0.631578947368421">
            <text:p>0.631578947368421</text:p>
          </table:table-cell>
          <table:table-cell office:value-type="float" office:value="0.473684210526316">
            <text:p>0.473684210526316</text:p>
          </table:table-cell>
          <table:table-cell office:value-type="float" office:value="0.421052631578947">
            <text:p>0.421052631578947</text:p>
          </table:table-cell>
          <table:table-cell office:value-type="float" office:value="0.473684210526316">
            <text:p>0.473684210526316</text:p>
          </table:table-cell>
          <table:table-cell office:value-type="float" office:value="0.444444444444444">
            <text:p>0.444444444444444</text:p>
          </table:table-cell>
          <table:table-cell office:value-type="float" office:value="0.666666666666667">
            <text:p>0.666666666666667</text:p>
          </table:table-cell>
          <table:table-cell office:value-type="float" office:value="0.518518518518518">
            <text:p>0.518518518518518</text:p>
          </table:table-cell>
          <table:table-cell office:value-type="float" office:value="0.666666666666667">
            <text:p>0.666666666666667</text:p>
          </table:table-cell>
          <table:table-cell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0.421052631578947">
            <text:p>0.421052631578947</text:p>
          </table:table-cell>
          <table:table-cell office:value-type="float" office:value="0.578947368421053">
            <text:p>0.578947368421053</text:p>
          </table:table-cell>
          <table:table-cell office:value-type="float" office:value="0.157894736842105">
            <text:p>0.157894736842105</text:p>
          </table:table-cell>
          <table:table-cell office:value-type="float" office:value="0.368421052631579">
            <text:p>0.368421052631579</text:p>
          </table:table-cell>
          <table:table-cell office:value-type="float" office:value="0.421052631578947">
            <text:p>0.421052631578947</text:p>
          </table:table-cell>
          <table:table-cell office:value-type="float" office:value="0.333333333333333">
            <text:p>0.333333333333333</text:p>
          </table:table-cell>
          <table:table-cell office:value-type="float" office:value="0.666666666666667">
            <text:p>0.666666666666667</text:p>
          </table:table-cell>
          <table:table-cell office:value-type="float" office:value="0.518518518518518">
            <text:p>0.518518518518518</text:p>
          </table:table-cell>
          <table:table-cell office:value-type="float" office:value="0.722222222222222">
            <text:p>0.722222222222222</text:p>
          </table:table-cell>
          <table:table-cell office:value-type="float" office:value="0.666666666666667">
            <text:p>0.666666666666667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526315789473684">
            <text:p>0.526315789473684</text:p>
          </table:table-cell>
          <table:table-cell office:value-type="float" office:value="0.631578947368421">
            <text:p>0.631578947368421</text:p>
          </table:table-cell>
          <table:table-cell office:value-type="float" office:value="0.68421052631579">
            <text:p>0.68421052631579</text:p>
          </table:table-cell>
          <table:table-cell office:value-type="float" office:value="0.526315789473684">
            <text:p>0.526315789473684</text:p>
          </table:table-cell>
          <table:table-cell office:value-type="float" office:value="0.31578947368421">
            <text:p>0.31578947368421</text:p>
          </table:table-cell>
          <table:table-cell office:value-type="float" office:value="0.333333333333333">
            <text:p>0.333333333333333</text:p>
          </table:table-cell>
          <table:table-cell office:value-type="float" office:value="0.611111111111111">
            <text:p>0.611111111111111</text:p>
          </table:table-cell>
          <table:table-cell office:value-type="float" office:value="0.518518518518518">
            <text:p>0.518518518518518</text:p>
          </table:table-cell>
          <table:table-cell office:value-type="float" office:value="0.722222222222222">
            <text:p>0.722222222222222</text:p>
          </table:table-cell>
          <table:table-cell office:value-type="float" office:value="0.666666666666667">
            <text:p>0.666666666666667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0.473684210526316">
            <text:p>0.473684210526316</text:p>
          </table:table-cell>
          <table:table-cell office:value-type="float" office:value="0.578947368421053">
            <text:p>0.578947368421053</text:p>
          </table:table-cell>
          <table:table-cell office:value-type="float" office:value="0.263157894736842">
            <text:p>0.263157894736842</text:p>
          </table:table-cell>
          <table:table-cell office:value-type="float" office:value="0.31578947368421">
            <text:p>0.31578947368421</text:p>
          </table:table-cell>
          <table:table-cell office:value-type="float" office:value="0.421052631578947">
            <text:p>0.421052631578947</text:p>
          </table:table-cell>
          <table:table-cell office:value-type="float" office:value="0.333333333333333">
            <text:p>0.333333333333333</text:p>
          </table:table-cell>
          <table:table-cell office:value-type="float" office:value="0.611111111111111">
            <text:p>0.611111111111111</text:p>
          </table:table-cell>
          <table:table-cell office:value-type="float" office:value="0.481481481481482">
            <text:p>0.481481481481482</text:p>
          </table:table-cell>
          <table:table-cell table:number-columns-repeated="2" office:value-type="float" office:value="0.666666666666667">
            <text:p>0.666666666666667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0.421052631578947">
            <text:p>0.421052631578947</text:p>
          </table:table-cell>
          <table:table-cell office:value-type="float" office:value="0.526315789473684">
            <text:p>0.526315789473684</text:p>
          </table:table-cell>
          <table:table-cell office:value-type="float" office:value="0.0526315789473684">
            <text:p>0.0526315789473684</text:p>
          </table:table-cell>
          <table:table-cell office:value-type="float" office:value="0.157894736842105">
            <text:p>0.157894736842105</text:p>
          </table:table-cell>
          <table:table-cell office:value-type="float" office:value="0.368421052631579">
            <text:p>0.368421052631579</text:p>
          </table:table-cell>
          <table:table-cell office:value-type="float" office:value="0.333333333333333">
            <text:p>0.333333333333333</text:p>
          </table:table-cell>
          <table:table-cell office:value-type="float" office:value="0.611111111111111">
            <text:p>0.611111111111111</text:p>
          </table:table-cell>
          <table:table-cell office:value-type="float" office:value="0.481481481481482">
            <text:p>0.481481481481482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0.421052631578947">
            <text:p>0.421052631578947</text:p>
          </table:table-cell>
          <table:table-cell office:value-type="float" office:value="0.526315789473684">
            <text:p>0.526315789473684</text:p>
          </table:table-cell>
          <table:table-cell office:value-type="float" office:value="0">
            <text:p>0</text:p>
          </table:table-cell>
          <table:table-cell office:value-type="float" office:value="0.157894736842105">
            <text:p>0.157894736842105</text:p>
          </table:table-cell>
          <table:table-cell office:value-type="float" office:value="0.473684210526316">
            <text:p>0.473684210526316</text:p>
          </table:table-cell>
          <table:table-cell office:value-type="float" office:value="0.333333333333333">
            <text:p>0.333333333333333</text:p>
          </table:table-cell>
          <table:table-cell office:value-type="float" office:value="0.5">
            <text:p>0.5</text:p>
          </table:table-cell>
          <table:table-cell office:value-type="float" office:value="0.481481481481482">
            <text:p>0.481481481481482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0.421052631578947">
            <text:p>0.421052631578947</text:p>
          </table:table-cell>
          <table:table-cell office:value-type="float" office:value="0.526315789473684">
            <text:p>0.526315789473684</text:p>
          </table:table-cell>
          <table:table-cell office:value-type="float" office:value="0">
            <text:p>0</text:p>
          </table:table-cell>
          <table:table-cell office:value-type="float" office:value="0.157894736842105">
            <text:p>0.157894736842105</text:p>
          </table:table-cell>
          <table:table-cell office:value-type="float" office:value="0.473684210526316">
            <text:p>0.473684210526316</text:p>
          </table:table-cell>
          <table:table-cell office:value-type="float" office:value="0.388888888888889">
            <text:p>0.388888888888889</text:p>
          </table:table-cell>
          <table:table-cell office:value-type="float" office:value="0.722222222222222">
            <text:p>0.722222222222222</text:p>
          </table:table-cell>
          <table:table-cell office:value-type="float" office:value="0.518518518518518">
            <text:p>0.518518518518518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0.473684210526316">
            <text:p>0.473684210526316</text:p>
          </table:table-cell>
          <table:table-cell office:value-type="float" office:value="0.526315789473684">
            <text:p>0.526315789473684</text:p>
          </table:table-cell>
          <table:table-cell office:value-type="float" office:value="0.0526315789473684">
            <text:p>0.0526315789473684</text:p>
          </table:table-cell>
          <table:table-cell office:value-type="float" office:value="0.157894736842105">
            <text:p>0.157894736842105</text:p>
          </table:table-cell>
          <table:table-cell office:value-type="float" office:value="0.526315789473684">
            <text:p>0.526315789473684</text:p>
          </table:table-cell>
          <table:table-cell office:value-type="float" office:value="0.388888888888889">
            <text:p>0.388888888888889</text:p>
          </table:table-cell>
          <table:table-cell office:value-type="float" office:value="0.555555555555556">
            <text:p>0.555555555555556</text:p>
          </table:table-cell>
          <table:table-cell office:value-type="float" office:value="0.481481481481482">
            <text:p>0.481481481481482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0.526315789473684">
            <text:p>0.526315789473684</text:p>
          </table:table-cell>
          <table:table-cell office:value-type="float" office:value="0.578947368421053">
            <text:p>0.578947368421053</text:p>
          </table:table-cell>
          <table:table-cell office:value-type="float" office:value="0.210526315789474">
            <text:p>0.210526315789474</text:p>
          </table:table-cell>
          <table:table-cell office:value-type="float" office:value="0.263157894736842">
            <text:p>0.263157894736842</text:p>
          </table:table-cell>
          <table:table-cell office:value-type="float" office:value="0.526315789473684">
            <text:p>0.526315789473684</text:p>
          </table:table-cell>
          <table:table-cell office:value-type="float" office:value="0.388888888888889">
            <text:p>0.388888888888889</text:p>
          </table:table-cell>
          <table:table-cell office:value-type="float" office:value="0.5">
            <text:p>0.5</text:p>
          </table:table-cell>
          <table:table-cell office:value-type="float" office:value="0.444444444444444">
            <text:p>0.444444444444444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0.473684210526316">
            <text:p>0.473684210526316</text:p>
          </table:table-cell>
          <table:table-cell office:value-type="float" office:value="0.526315789473684">
            <text:p>0.526315789473684</text:p>
          </table:table-cell>
          <table:table-cell office:value-type="float" office:value="0">
            <text:p>0</text:p>
          </table:table-cell>
          <table:table-cell office:value-type="float" office:value="0.105263157894737">
            <text:p>0.105263157894737</text:p>
          </table:table-cell>
          <table:table-cell office:value-type="float" office:value="0.421052631578947">
            <text:p>0.421052631578947</text:p>
          </table:table-cell>
          <table:table-cell office:value-type="float" office:value="0.388888888888889">
            <text:p>0.388888888888889</text:p>
          </table:table-cell>
          <table:table-cell office:value-type="float" office:value="0.333333333333333">
            <text:p>0.333333333333333</text:p>
          </table:table-cell>
          <table:table-cell office:value-type="float" office:value="0.388888888888889">
            <text:p>0.388888888888889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0.473684210526316">
            <text:p>0.473684210526316</text:p>
          </table:table-cell>
          <table:table-cell office:value-type="float" office:value="0.578947368421053">
            <text:p>0.578947368421053</text:p>
          </table:table-cell>
          <table:table-cell office:value-type="float" office:value="0.210526315789474">
            <text:p>0.210526315789474</text:p>
          </table:table-cell>
          <table:table-cell table:number-columns-repeated="2" office:value-type="float" office:value="0.263157894736842">
            <text:p>0.263157894736842</text:p>
          </table:table-cell>
          <table:table-cell office:value-type="float" office:value="0.388888888888889">
            <text:p>0.388888888888889</text:p>
          </table:table-cell>
          <table:table-cell office:value-type="float" office:value="0.277777777777778">
            <text:p>0.27777777777777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0.473684210526316">
            <text:p>0.473684210526316</text:p>
          </table:table-cell>
          <table:table-cell office:value-type="float" office:value="0.526315789473684">
            <text:p>0.526315789473684</text:p>
          </table:table-cell>
          <table:table-cell office:value-type="float" office:value="0.105263157894737">
            <text:p>0.105263157894737</text:p>
          </table:table-cell>
          <table:table-cell table:number-columns-repeated="2" office:value-type="float" office:value="0.31578947368421">
            <text:p>0.31578947368421</text:p>
          </table:table-cell>
          <table:table-cell office:value-type="float" office:value="0.388888888888889">
            <text:p>0.388888888888889</text:p>
          </table:table-cell>
          <table:table-cell office:value-type="float" office:value="0.277777777777778">
            <text:p>0.27777777777777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0.473684210526316">
            <text:p>0.473684210526316</text:p>
          </table:table-cell>
          <table:table-cell office:value-type="float" office:value="0.578947368421053">
            <text:p>0.578947368421053</text:p>
          </table:table-cell>
          <table:table-cell office:value-type="float" office:value="0.0526315789473684">
            <text:p>0.0526315789473684</text:p>
          </table:table-cell>
          <table:table-cell office:value-type="float" office:value="0.368421052631579">
            <text:p>0.368421052631579</text:p>
          </table:table-cell>
          <table:table-cell office:value-type="float" office:value="0.263157894736842">
            <text:p>0.263157894736842</text:p>
          </table:table-cell>
          <table:table-cell office:value-type="float" office:value="0.388888888888889">
            <text:p>0.388888888888889</text:p>
          </table:table-cell>
          <table:table-cell office:value-type="float" office:value="0.222222222222222">
            <text:p>0.222222222222222</text:p>
          </table:table-cell>
          <table:table-cell office:value-type="float" office:value="0.333333333333333">
            <text:p>0.333333333333333</text:p>
          </table:table-cell>
          <table:table-cell table:number-columns-repeated="2" office:value-type="float" office:value="0.722222222222222">
            <text:p>0.722222222222222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0.473684210526316">
            <text:p>0.473684210526316</text:p>
          </table:table-cell>
          <table:table-cell office:value-type="float" office:value="0.578947368421053">
            <text:p>0.578947368421053</text:p>
          </table:table-cell>
          <table:table-cell office:value-type="float" office:value="0">
            <text:p>0</text:p>
          </table:table-cell>
          <table:table-cell office:value-type="float" office:value="0.210526315789474">
            <text:p>0.210526315789474</text:p>
          </table:table-cell>
          <table:table-cell office:value-type="float" office:value="0.263157894736842">
            <text:p>0.263157894736842</text:p>
          </table:table-cell>
          <table:table-cell office:value-type="float" office:value="0.388888888888889">
            <text:p>0.388888888888889</text:p>
          </table:table-cell>
          <table:table-cell office:value-type="float" office:value="0.333333333333333">
            <text:p>0.333333333333333</text:p>
          </table:table-cell>
          <table:table-cell office:value-type="float" office:value="0.5">
            <text:p>0.5</text:p>
          </table:table-cell>
          <table:table-cell office:value-type="float" office:value="0.722222222222222">
            <text:p>0.722222222222222</text:p>
          </table:table-cell>
          <table:table-cell office:value-type="float" office:value="0.666666666666667">
            <text:p>0.666666666666667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0.473684210526316">
            <text:p>0.473684210526316</text:p>
          </table:table-cell>
          <table:table-cell office:value-type="float" office:value="0.526315789473684">
            <text:p>0.526315789473684</text:p>
          </table:table-cell>
          <table:table-cell office:value-type="float" office:value="0">
            <text:p>0</text:p>
          </table:table-cell>
          <table:table-cell office:value-type="float" office:value="0.105263157894737">
            <text:p>0.105263157894737</text:p>
          </table:table-cell>
          <table:table-cell office:value-type="float" office:value="0.31578947368421">
            <text:p>0.31578947368421</text:p>
          </table:table-cell>
          <table:table-cell table:number-columns-repeated="2" office:value-type="float" office:value="0.388888888888889">
            <text:p>0.388888888888889</text:p>
          </table:table-cell>
          <table:table-cell office:value-type="float" office:value="0.611111111111111">
            <text:p>0.611111111111111</text:p>
          </table:table-cell>
          <table:table-cell office:value-type="float" office:value="0.722222222222222">
            <text:p>0.722222222222222</text:p>
          </table:table-cell>
          <table:table-cell office:value-type="float" office:value="0.666666666666667">
            <text:p>0.666666666666667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Logistic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table:number-columns-repeated="2"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11111111111111">
            <text:p>0.6111111111111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263158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611111111111111">
            <text:p>0.6111111111111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052632</text:p>
          </table:table-cell>
          <table:table-cell table:number-columns-repeated="3" office:value-type="float" office:value="1">
            <text:p>1</text:p>
          </table:table-cell>
          <table:table-cell office:value-type="float" office:value="0.611111111111111">
            <text:p>0.6111111111111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19298245614035">
            <text:p>0.719298245614035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table:number-columns-repeated="2" office:value-type="float" office:value="1">
            <text:p>1</text:p>
          </table:table-cell>
          <table:table-cell office:value-type="float" office:value="0.962962962962963">
            <text:p>0.962962962962963</text:p>
          </table:table-cell>
          <table:table-cell office:value-type="float" office:value="0.703703703703704">
            <text:p>0.70370370370370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771929824561403">
            <text:p>0.771929824561403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table:number-columns-repeated="3" office:value-type="float" office:value="1">
            <text:p>1</text:p>
          </table:table-cell>
          <table:table-cell office:value-type="float" office:value="0.703703703703704">
            <text:p>0.70370370370370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62962962962963">
            <text:p>0.962962962962963</text:p>
          </table:table-cell>
          <table:table-cell office:value-type="float" office:value="0.722222222222222">
            <text:p>0.72222222222222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71929824561403">
            <text:p>0.771929824561403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12281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81481481481482">
            <text:p>0.981481481481482</text:p>
          </table:table-cell>
          <table:table-cell office:value-type="float" office:value="0.962962962962963">
            <text:p>0.962962962962963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71929824561403">
            <text:p>0.771929824561403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07017543859649">
            <text:p>0.807017543859649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71929824561403">
            <text:p>0.771929824561403</text:p>
          </table:table-cell>
          <table:table-cell office:value-type="float" office:value="0.947368421052632">
            <text:p>0.947368421052632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1">
            <text:p>1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982456140350877">
            <text:p>0.982456140350877</text:p>
          </table:table-cell>
          <table:table-cell office:value-type="float" office:value="0.964912280701754">
            <text:p>0.964912280701754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table:number-columns-repeated="2"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62962962962963">
            <text:p>0.962962962962963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964912280701754">
            <text:p>0.964912280701754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table:number-columns-repeated="2"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table:number-columns-repeated="2"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62962962962963">
            <text:p>0.962962962962963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table:number-columns-repeated="2"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62962962962963">
            <text:p>0.962962962962963</text:p>
          </table:table-cell>
          <table:table-cell office:value-type="float" office:value="0.777777777777778">
            <text:p>0.7777777777777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964912280701754">
            <text:p>0.964912280701754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0.944444444444444">
            <text:p>0.944444444444444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10526</text:p>
          </table:table-cell>
          <table:table-cell office:value-type="float" office:value="0.929824561403509">
            <text:p>0.929824561403509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62962962962963">
            <text:p>0.962962962962963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SMO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666666666666667">
            <text:p>0.666666666666667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81481481481482">
            <text:p>0.981481481481482</text:p>
          </table:table-cell>
          <table:table-cell office:value-type="float" office:value="0.925925925925926">
            <text:p>0.925925925925926</text:p>
          </table:table-cell>
          <table:table-cell office:value-type="float" office:value="0.592592592592593">
            <text:p>0.59259259259259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666666666666667">
            <text:p>0.666666666666667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77777777777778">
            <text:p>0.7777777777777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68421052631579">
            <text:p>0.68421052631579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table:number-columns-repeated="2" office:value-type="float" office:value="0.981481481481482">
            <text:p>0.981481481481482</text:p>
          </table:table-cell>
          <table:table-cell office:value-type="float" office:value="0.833333333333333">
            <text:p>0.83333333333333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68421052631579">
            <text:p>0.68421052631579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814814814814815">
            <text:p>0.81481481481481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851851851851852">
            <text:p>0.85185185185185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.68421052631579">
            <text:p>0.68421052631579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77777777777778">
            <text:p>0.7777777777777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62962962962963">
            <text:p>0.962962962962963</text:p>
          </table:table-cell>
          <table:table-cell office:value-type="float" office:value="0.981481481481482">
            <text:p>0.981481481481482</text:p>
          </table:table-cell>
          <table:table-cell office:value-type="float" office:value="0.777777777777778">
            <text:p>0.777777777777778</text:p>
          </table:table-cell>
          <table:table-cell office:value-type="float" office:value="0.981481481481482">
            <text:p>0.981481481481482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.68421052631579">
            <text:p>0.68421052631579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62962962962963">
            <text:p>0.962962962962963</text:p>
          </table:table-cell>
          <table:table-cell office:value-type="float" office:value="0.981481481481482">
            <text:p>0.981481481481482</text:p>
          </table:table-cell>
          <table:table-cell office:value-type="float" office:value="0.777777777777778">
            <text:p>0.777777777777778</text:p>
          </table:table-cell>
          <table:table-cell office:value-type="float" office:value="0.981481481481482">
            <text:p>0.981481481481482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62962962962963">
            <text:p>0.962962962962963</text:p>
          </table:table-cell>
          <table:table-cell office:value-type="float" office:value="0.944444444444444">
            <text:p>0.944444444444444</text:p>
          </table:table-cell>
          <table:table-cell office:value-type="float" office:value="0.777777777777778">
            <text:p>0.7777777777777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68421052631579">
            <text:p>0.68421052631579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table:number-columns-repeated="2" office:value-type="float" office:value="0.981481481481482">
            <text:p>0.981481481481482</text:p>
          </table:table-cell>
          <table:table-cell office:value-type="float" office:value="0.759259259259259">
            <text:p>0.759259259259259</text:p>
          </table:table-cell>
          <table:table-cell office:value-type="float" office:value="0.944444444444444">
            <text:p>0.944444444444444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01754385964912">
            <text:p>0.701754385964912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19298245614035">
            <text:p>0.719298245614035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19298245614035">
            <text:p>0.719298245614035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19298245614035">
            <text:p>0.719298245614035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44444444444444">
            <text:p>0.944444444444444</text:p>
          </table:table-cell>
          <table:table-cell office:value-type="float" office:value="0.981481481481482">
            <text:p>0.981481481481482</text:p>
          </table:table-cell>
          <table:table-cell office:value-type="float" office:value="0.759259259259259">
            <text:p>0.7592592592592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01754</text:p>
          </table:table-cell>
          <table:table-cell office:value-type="float" office:value="0.719298245614035">
            <text:p>0.719298245614035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62962962962963">
            <text:p>0.962962962962963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89473684210526">
            <text:p>0.789473684210526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62962962962963">
            <text:p>0.962962962962963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36842105263158">
            <text:p>0.736842105263158</text:p>
          </table:table-cell>
          <table:table-cell office:value-type="float" office:value="0.982456140350877">
            <text:p>0.982456140350877</text:p>
          </table:table-cell>
          <table:table-cell office:value-type="float" office:value="0.973684210526316">
            <text:p>0.973684210526316</text:p>
          </table:table-cell>
          <table:table-cell office:value-type="float" office:value="0.962962962962963">
            <text:p>0.962962962962963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82456140350877">
            <text:p>0.982456140350877</text:p>
          </table:table-cell>
          <table:table-cell office:value-type="float" office:value="0.789473684210526">
            <text:p>0.789473684210526</text:p>
          </table:table-cell>
          <table:table-cell office:value-type="float" office:value="0.982456140350877">
            <text:p>0.982456140350877</text:p>
          </table:table-cell>
          <table:table-cell office:value-type="float" office:value="0.947368421052632">
            <text:p>0.947368421052632</text:p>
          </table:table-cell>
          <table:table-cell office:value-type="float" office:value="1">
            <text:p>1</text:p>
          </table:table-cell>
          <table:table-cell office:value-type="float" office:value="0.981481481481482">
            <text:p>0.981481481481482</text:p>
          </table:table-cell>
          <table:table-cell office:value-type="float" office:value="0.740740740740741">
            <text:p>0.740740740740741</text:p>
          </table:table-cell>
          <table:table-cell table:number-columns-repeated="2" office:value-type="float" office:value="1">
            <text:p>1</text:p>
          </table:table-cell>
        </table:table-row>
      </table:table>
      <table:table table:name="dados.yeast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5" table:number-columns-repeated="10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Folds</text:p>
          </table:table-cell>
          <table:covered-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 table:number-columns-spanned="1" table:number-rows-spanned="20">
            <text:p>J48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446808510638298">
            <text:p>0.446808510638298</text:p>
          </table:table-cell>
          <table:table-cell office:value-type="float" office:value="0.606382978723404">
            <text:p>0.606382978723404</text:p>
          </table:table-cell>
          <table:table-cell table:number-columns-repeated="2" office:value-type="float" office:value="1">
            <text:p>1</text:p>
          </table:table-cell>
          <table:table-cell office:value-type="float" office:value="0.565217391304348">
            <text:p>0.565217391304348</text:p>
          </table:table-cell>
          <table:table-cell office:value-type="float" office:value="0.793478260869565">
            <text:p>0.793478260869565</text:p>
          </table:table-cell>
          <table:table-cell office:value-type="float" office:value="0.978260869565217">
            <text:p>0.9782608695652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08510638297872">
            <text:p>0.808510638297872</text:p>
          </table:table-cell>
          <table:table-cell office:value-type="float" office:value="0.819148936170213">
            <text:p>0.819148936170213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717391304347826">
            <text:p>0.717391304347826</text:p>
          </table:table-cell>
          <table:table-cell office:value-type="float" office:value="0.804347826086956">
            <text:p>0.80434782608695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19148936170213">
            <text:p>0.319148936170213</text:p>
          </table:table-cell>
          <table:table-cell office:value-type="float" office:value="0.712765957446808">
            <text:p>0.712765957446808</text:p>
          </table:table-cell>
          <table:table-cell office:value-type="float" office:value="0.923913043478261">
            <text:p>0.923913043478261</text:p>
          </table:table-cell>
          <table:table-cell office:value-type="float" office:value="1">
            <text:p>1</text:p>
          </table:table-cell>
          <table:table-cell office:value-type="float" office:value="0.456521739130435">
            <text:p>0.456521739130435</text:p>
          </table:table-cell>
          <table:table-cell office:value-type="float" office:value="0.630434782608696">
            <text:p>0.630434782608696</text:p>
          </table:table-cell>
          <table:table-cell office:value-type="float" office:value="0.695652173913043">
            <text:p>0.69565217391304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0.914893617021277">
            <text:p>0.914893617021277</text:p>
          </table:table-cell>
          <table:table-cell office:value-type="float" office:value="0.446808510638298">
            <text:p>0.446808510638298</text:p>
          </table:table-cell>
          <table:table-cell office:value-type="float" office:value="0.712765957446808">
            <text:p>0.712765957446808</text:p>
          </table:table-cell>
          <table:table-cell office:value-type="float" office:value="0.956521739130435">
            <text:p>0.956521739130435</text:p>
          </table:table-cell>
          <table:table-cell office:value-type="float" office:value="1">
            <text:p>1</text:p>
          </table:table-cell>
          <table:table-cell office:value-type="float" office:value="0.673913043478261">
            <text:p>0.673913043478261</text:p>
          </table:table-cell>
          <table:table-cell office:value-type="float" office:value="0.83695652173913">
            <text:p>0.8369565217391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340425531914894">
            <text:p>0.340425531914894</text:p>
          </table:table-cell>
          <table:table-cell office:value-type="float" office:value="0.638297872340426">
            <text:p>0.638297872340426</text:p>
          </table:table-cell>
          <table:table-cell office:value-type="float" office:value="0.956521739130435">
            <text:p>0.956521739130435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04348</text:p>
          </table:table-cell>
          <table:table-cell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0.74468085106383">
            <text:p>0.74468085106383</text:p>
          </table:table-cell>
          <table:table-cell office:value-type="float" office:value="0.531914893617021">
            <text:p>0.531914893617021</text:p>
          </table:table-cell>
          <table:table-cell office:value-type="float" office:value="0.691489361702128">
            <text:p>0.691489361702128</text:p>
          </table:table-cell>
          <table:table-cell office:value-type="float" office:value="0.956521739130435">
            <text:p>0.956521739130435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04348</text:p>
          </table:table-cell>
          <table:table-cell office:value-type="float" office:value="0.967391304347826">
            <text:p>0.96739130434782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5531914893617">
            <text:p>0.425531914893617</text:p>
          </table:table-cell>
          <table:table-cell office:value-type="float" office:value="0.914893617021277">
            <text:p>0.914893617021277</text:p>
          </table:table-cell>
          <table:table-cell office:value-type="float" office:value="0.956521739130435">
            <text:p>0.956521739130435</text:p>
          </table:table-cell>
          <table:table-cell office:value-type="float" office:value="1">
            <text:p>1</text:p>
          </table:table-cell>
          <table:table-cell office:value-type="float" office:value="0.847826086956522">
            <text:p>0.847826086956522</text:p>
          </table:table-cell>
          <table:table-cell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0.734042553191489">
            <text:p>0.734042553191489</text:p>
          </table:table-cell>
          <table:table-cell office:value-type="float" office:value="0.51063829787234">
            <text:p>0.51063829787234</text:p>
          </table:table-cell>
          <table:table-cell office:value-type="float" office:value="0.925531914893617">
            <text:p>0.925531914893617</text:p>
          </table:table-cell>
          <table:table-cell office:value-type="float" office:value="0.967391304347826">
            <text:p>0.967391304347826</text:p>
          </table:table-cell>
          <table:table-cell office:value-type="float" office:value="1">
            <text:p>1</text:p>
          </table:table-cell>
          <table:table-cell office:value-type="float" office:value="0.608695652173913">
            <text:p>0.608695652173913</text:p>
          </table:table-cell>
          <table:table-cell office:value-type="float" office:value="0.967391304347826">
            <text:p>0.96739130434782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68085106382979">
            <text:p>0.468085106382979</text:p>
          </table:table-cell>
          <table:table-cell office:value-type="float" office:value="0.904255319148936">
            <text:p>0.904255319148936</text:p>
          </table:table-cell>
          <table:table-cell office:value-type="float" office:value="0.967391304347826">
            <text:p>0.967391304347826</text:p>
          </table:table-cell>
          <table:table-cell office:value-type="float" office:value="1">
            <text:p>1</text:p>
          </table:table-cell>
          <table:table-cell office:value-type="float" office:value="0.608695652173913">
            <text:p>0.608695652173913</text:p>
          </table:table-cell>
          <table:table-cell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8936170212766">
            <text:p>0.48936170212766</text:p>
          </table:table-cell>
          <table:table-cell office:value-type="float" office:value="0.936170212765957">
            <text:p>0.936170212765957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043478</text:p>
          </table:table-cell>
          <table:table-cell office:value-type="float" office:value="0.967391304347826">
            <text:p>0.96739130434782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46808510638298">
            <text:p>0.446808510638298</text:p>
          </table:table-cell>
          <table:table-cell office:value-type="float" office:value="0.925531914893617">
            <text:p>0.925531914893617</text:p>
          </table:table-cell>
          <table:table-cell office:value-type="float" office:value="0.967391304347826">
            <text:p>0.967391304347826</text:p>
          </table:table-cell>
          <table:table-cell office:value-type="float" office:value="1">
            <text:p>1</text:p>
          </table:table-cell>
          <table:table-cell office:value-type="float" office:value="0.58695652173913">
            <text:p>0.58695652173913</text:p>
          </table:table-cell>
          <table:table-cell office:value-type="float" office:value="0.706521739130435">
            <text:p>0.706521739130435</text:p>
          </table:table-cell>
          <table:table-cell office:value-type="float" office:value="0.989130434782608">
            <text:p>0.9891304347826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31914893617021">
            <text:p>0.531914893617021</text:p>
          </table:table-cell>
          <table:table-cell office:value-type="float" office:value="0.914893617021277">
            <text:p>0.914893617021277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630434782608696">
            <text:p>0.630434782608696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25531914893617">
            <text:p>0.425531914893617</text:p>
          </table:table-cell>
          <table:table-cell office:value-type="float" office:value="0.914893617021277">
            <text:p>0.914893617021277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630434782608696">
            <text:p>0.630434782608696</text:p>
          </table:table-cell>
          <table:table-cell office:value-type="float" office:value="0.75">
            <text:p>0.75</text:p>
          </table:table-cell>
          <table:table-cell office:value-type="float" office:value="0.989130434782608">
            <text:p>0.9891304347826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46808510638298">
            <text:p>0.446808510638298</text:p>
          </table:table-cell>
          <table:table-cell office:value-type="float" office:value="0.851063829787234">
            <text:p>0.851063829787234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673913043478261">
            <text:p>0.673913043478261</text:p>
          </table:table-cell>
          <table:table-cell office:value-type="float" office:value="0.760869565217391">
            <text:p>0.76086956521739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25531914893617">
            <text:p>0.425531914893617</text:p>
          </table:table-cell>
          <table:table-cell office:value-type="float" office:value="0.840425531914894">
            <text:p>0.840425531914894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58695652173913">
            <text:p>0.58695652173913</text:p>
          </table:table-cell>
          <table:table-cell office:value-type="float" office:value="0.75">
            <text:p>0.75</text:p>
          </table:table-cell>
          <table:table-cell office:value-type="float" office:value="0.956521739130435">
            <text:p>0.95652173913043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48936170212766">
            <text:p>0.48936170212766</text:p>
          </table:table-cell>
          <table:table-cell office:value-type="float" office:value="0.851063829787234">
            <text:p>0.851063829787234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608695652173913">
            <text:p>0.608695652173913</text:p>
          </table:table-cell>
          <table:table-cell office:value-type="float" office:value="0.75">
            <text:p>0.75</text:p>
          </table:table-cell>
          <table:table-cell office:value-type="float" office:value="0.989130434782608">
            <text:p>0.9891304347826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8936170212766">
            <text:p>0.48936170212766</text:p>
          </table:table-cell>
          <table:table-cell office:value-type="float" office:value="0.851063829787234">
            <text:p>0.851063829787234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04348</text:p>
          </table:table-cell>
          <table:table-cell office:value-type="float" office:value="0.739130434782609">
            <text:p>0.739130434782609</text:p>
          </table:table-cell>
          <table:table-cell office:value-type="float" office:value="0.945652173913044">
            <text:p>0.94565217391304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95744680851064">
            <text:p>0.595744680851064</text:p>
          </table:table-cell>
          <table:table-cell office:value-type="float" office:value="0.840425531914894">
            <text:p>0.840425531914894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673913043478261">
            <text:p>0.673913043478261</text:p>
          </table:table-cell>
          <table:table-cell office:value-type="float" office:value="0.75">
            <text:p>0.75</text:p>
          </table:table-cell>
          <table:table-cell office:value-type="float" office:value="0.978260869565217">
            <text:p>0.9782608695652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25531914893617">
            <text:p>0.425531914893617</text:p>
          </table:table-cell>
          <table:table-cell office:value-type="float" office:value="0.914893617021277">
            <text:p>0.914893617021277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58695652173913">
            <text:p>0.58695652173913</text:p>
          </table:table-cell>
          <table:table-cell office:value-type="float" office:value="0.728260869565217">
            <text:p>0.728260869565217</text:p>
          </table:table-cell>
          <table:table-cell office:value-type="float" office:value="0.956521739130435">
            <text:p>0.95652173913043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53191489361702">
            <text:p>0.553191489361702</text:p>
          </table:table-cell>
          <table:table-cell office:value-type="float" office:value="0.904255319148936">
            <text:p>0.904255319148936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673913043478261">
            <text:p>0.673913043478261</text:p>
          </table:table-cell>
          <table:table-cell office:value-type="float" office:value="0.739130434782609">
            <text:p>0.739130434782609</text:p>
          </table:table-cell>
          <table:table-cell office:value-type="float" office:value="0.945652173913044">
            <text:p>0.94565217391304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Naïve Bayes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7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Logistic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2" office:value-type="float" office:value="1">
            <text:p>1</text:p>
          </table:table-cell>
          <table:table-cell office:value-type="float" office:value="0.617021276595745">
            <text:p>0.617021276595745</text:p>
          </table:table-cell>
          <table:table-cell office:value-type="float" office:value="0.914893617021277">
            <text:p>0.914893617021277</text:p>
          </table:table-cell>
          <table:table-cell office:value-type="float" office:value="0.989130434782608">
            <text:p>0.989130434782608</text:p>
          </table:table-cell>
          <table:table-cell office:value-type="float" office:value="0.760869565217391">
            <text:p>0.760869565217391</text:p>
          </table:table-cell>
          <table:table-cell office:value-type="float" office:value="0.597826086956522">
            <text:p>0.597826086956522</text:p>
          </table:table-cell>
          <table:table-cell office:value-type="float" office:value="1">
            <text:p>1</text:p>
          </table:table-cell>
          <table:table-cell office:value-type="float" office:value="0.978260869565217">
            <text:p>0.9782608695652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1063829787234">
            <text:p>0.51063829787234</text:p>
          </table:table-cell>
          <table:table-cell office:value-type="float" office:value="0.978723404255319">
            <text:p>0.978723404255319</text:p>
          </table:table-cell>
          <table:table-cell office:value-type="float" office:value="0.989130434782608">
            <text:p>0.989130434782608</text:p>
          </table:table-cell>
          <table:table-cell office:value-type="float" office:value="0.760869565217391">
            <text:p>0.760869565217391</text:p>
          </table:table-cell>
          <table:table-cell office:value-type="float" office:value="0.619565217391304">
            <text:p>0.619565217391304</text:p>
          </table:table-cell>
          <table:table-cell office:value-type="float" office:value="0.934782608695652">
            <text:p>0.934782608695652</text:p>
          </table:table-cell>
          <table:table-cell office:value-type="float" office:value="0.880434782608696">
            <text:p>0.88043478260869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48936170212766">
            <text:p>0.48936170212766</text:p>
          </table:table-cell>
          <table:table-cell office:value-type="float" office:value="0.851063829787234">
            <text:p>0.851063829787234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423913043478261">
            <text:p>0.423913043478261</text:p>
          </table:table-cell>
          <table:table-cell office:value-type="float" office:value="0.978260869565217">
            <text:p>0.978260869565217</text:p>
          </table:table-cell>
          <table:table-cell office:value-type="float" office:value="0.934782608695652">
            <text:p>0.93478260869565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425531914893617">
            <text:p>0.425531914893617</text:p>
          </table:table-cell>
          <table:table-cell office:value-type="float" office:value="0.787234042553192">
            <text:p>0.787234042553192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445652173913043">
            <text:p>0.445652173913043</text:p>
          </table:table-cell>
          <table:table-cell office:value-type="float" office:value="1">
            <text:p>1</text:p>
          </table:table-cell>
          <table:table-cell office:value-type="float" office:value="0.902173913043478">
            <text:p>0.9021739130434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25531914893617">
            <text:p>0.425531914893617</text:p>
          </table:table-cell>
          <table:table-cell office:value-type="float" office:value="0.75531914893617">
            <text:p>0.75531914893617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380434782608696">
            <text:p>0.380434782608696</text:p>
          </table:table-cell>
          <table:table-cell office:value-type="float" office:value="1">
            <text:p>1</text:p>
          </table:table-cell>
          <table:table-cell office:value-type="float" office:value="0.923913043478261">
            <text:p>0.92391304347826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40425531914894">
            <text:p>0.340425531914894</text:p>
          </table:table-cell>
          <table:table-cell office:value-type="float" office:value="0.585106382978723">
            <text:p>0.585106382978723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402173913043478">
            <text:p>0.402173913043478</text:p>
          </table:table-cell>
          <table:table-cell office:value-type="float" office:value="1">
            <text:p>1</text:p>
          </table:table-cell>
          <table:table-cell office:value-type="float" office:value="0.880434782608696">
            <text:p>0.88043478260869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04255319148936">
            <text:p>0.404255319148936</text:p>
          </table:table-cell>
          <table:table-cell office:value-type="float" office:value="0.5">
            <text:p>0.5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347826086956522">
            <text:p>0.347826086956522</text:p>
          </table:table-cell>
          <table:table-cell office:value-type="float" office:value="1">
            <text:p>1</text:p>
          </table:table-cell>
          <table:table-cell office:value-type="float" office:value="0.83695652173913">
            <text:p>0.8369565217391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51063829787234">
            <text:p>0.351063829787234</text:p>
          </table:table-cell>
          <table:table-cell office:value-type="float" office:value="0.702127659574468">
            <text:p>0.702127659574468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358695652173913">
            <text:p>0.358695652173913</text:p>
          </table:table-cell>
          <table:table-cell office:value-type="float" office:value="1">
            <text:p>1</text:p>
          </table:table-cell>
          <table:table-cell office:value-type="float" office:value="0.826086956521739">
            <text:p>0.82608695652173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04255319148936">
            <text:p>0.404255319148936</text:p>
          </table:table-cell>
          <table:table-cell office:value-type="float" office:value="0.627659574468085">
            <text:p>0.627659574468085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326086956521739">
            <text:p>0.326086956521739</text:p>
          </table:table-cell>
          <table:table-cell office:value-type="float" office:value="0.989130434782608">
            <text:p>0.989130434782608</text:p>
          </table:table-cell>
          <table:table-cell office:value-type="float" office:value="0.826086956521739">
            <text:p>0.82608695652173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40425531914894">
            <text:p>0.340425531914894</text:p>
          </table:table-cell>
          <table:table-cell office:value-type="float" office:value="0.670212765957447">
            <text:p>0.670212765957447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293478260869565">
            <text:p>0.293478260869565</text:p>
          </table:table-cell>
          <table:table-cell office:value-type="float" office:value="1">
            <text:p>1</text:p>
          </table:table-cell>
          <table:table-cell office:value-type="float" office:value="0.815217391304348">
            <text:p>0.8152173913043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1702127659574">
            <text:p>0.361702127659574</text:p>
          </table:table-cell>
          <table:table-cell office:value-type="float" office:value="0.829787234042553">
            <text:p>0.829787234042553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282608695652174">
            <text:p>0.282608695652174</text:p>
          </table:table-cell>
          <table:table-cell office:value-type="float" office:value="0.989130434782608">
            <text:p>0.989130434782608</text:p>
          </table:table-cell>
          <table:table-cell office:value-type="float" office:value="0.847826086956522">
            <text:p>0.84782608695652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287234042553191">
            <text:p>0.287234042553191</text:p>
          </table:table-cell>
          <table:table-cell office:value-type="float" office:value="0.702127659574468">
            <text:p>0.702127659574468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293478260869565">
            <text:p>0.293478260869565</text:p>
          </table:table-cell>
          <table:table-cell office:value-type="float" office:value="1">
            <text:p>1</text:p>
          </table:table-cell>
          <table:table-cell office:value-type="float" office:value="0.804347826086956">
            <text:p>0.80434782608695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19148936170213">
            <text:p>0.319148936170213</text:p>
          </table:table-cell>
          <table:table-cell office:value-type="float" office:value="0.765957446808511">
            <text:p>0.765957446808511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304347826086957">
            <text:p>0.304347826086957</text:p>
          </table:table-cell>
          <table:table-cell office:value-type="float" office:value="1">
            <text:p>1</text:p>
          </table:table-cell>
          <table:table-cell office:value-type="float" office:value="0.847826086956522">
            <text:p>0.84782608695652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319148936170213">
            <text:p>0.319148936170213</text:p>
          </table:table-cell>
          <table:table-cell office:value-type="float" office:value="0.638297872340426">
            <text:p>0.638297872340426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293478260869565">
            <text:p>0.293478260869565</text:p>
          </table:table-cell>
          <table:table-cell office:value-type="float" office:value="1">
            <text:p>1</text:p>
          </table:table-cell>
          <table:table-cell office:value-type="float" office:value="0.793478260869565">
            <text:p>0.79347826086956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297872340425532">
            <text:p>0.297872340425532</text:p>
          </table:table-cell>
          <table:table-cell office:value-type="float" office:value="0.680851063829787">
            <text:p>0.680851063829787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315217391304348">
            <text:p>0.315217391304348</text:p>
          </table:table-cell>
          <table:table-cell office:value-type="float" office:value="1">
            <text:p>1</text:p>
          </table:table-cell>
          <table:table-cell office:value-type="float" office:value="0.858695652173913">
            <text:p>0.85869565217391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82978723404255">
            <text:p>0.382978723404255</text:p>
          </table:table-cell>
          <table:table-cell office:value-type="float" office:value="0.787234042553192">
            <text:p>0.787234042553192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391304347826087">
            <text:p>0.391304347826087</text:p>
          </table:table-cell>
          <table:table-cell office:value-type="float" office:value="1">
            <text:p>1</text:p>
          </table:table-cell>
          <table:table-cell office:value-type="float" office:value="0.815217391304348">
            <text:p>0.8152173913043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340425531914894">
            <text:p>0.340425531914894</text:p>
          </table:table-cell>
          <table:table-cell office:value-type="float" office:value="0.723404255319149">
            <text:p>0.723404255319149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369565217391304">
            <text:p>0.369565217391304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65217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82978723404255">
            <text:p>0.382978723404255</text:p>
          </table:table-cell>
          <table:table-cell office:value-type="float" office:value="0.776595744680851">
            <text:p>0.776595744680851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358695652173913">
            <text:p>0.358695652173913</text:p>
          </table:table-cell>
          <table:table-cell office:value-type="float" office:value="1">
            <text:p>1</text:p>
          </table:table-cell>
          <table:table-cell office:value-type="float" office:value="0.793478260869565">
            <text:p>0.79347826086956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382978723404255">
            <text:p>0.382978723404255</text:p>
          </table:table-cell>
          <table:table-cell office:value-type="float" office:value="0.680851063829787">
            <text:p>0.680851063829787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347826086956522">
            <text:p>0.347826086956522</text:p>
          </table:table-cell>
          <table:table-cell office:value-type="float" office:value="1">
            <text:p>1</text:p>
          </table:table-cell>
          <table:table-cell office:value-type="float" office:value="0.83695652173913">
            <text:p>0.8369565217391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287234042553191">
            <text:p>0.287234042553191</text:p>
          </table:table-cell>
          <table:table-cell office:value-type="float" office:value="0.829787234042553">
            <text:p>0.829787234042553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33695652173913">
            <text:p>0.33695652173913</text:p>
          </table:table-cell>
          <table:table-cell office:value-type="float" office:value="0.978260869565217">
            <text:p>0.978260869565217</text:p>
          </table:table-cell>
          <table:table-cell office:value-type="float" office:value="0.826086956521739">
            <text:p>0.82608695652173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1" table:number-rows-spanned="20">
            <text:p>SMO</text:p>
          </table:table-cell>
          <table:table-cell office:value-type="string" table:number-columns-spanned="1" table:number-rows-spanned="20">
            <text:p>iterações</text:p>
          </table:table-cell>
          <table:table-cell table:number-columns-repeated="4" office:value-type="float" office:value="1">
            <text:p>1</text:p>
          </table:table-cell>
          <table:table-cell office:value-type="float" office:value="0.945652173913044">
            <text:p>0.945652173913044</text:p>
          </table:table-cell>
          <table:table-cell office:value-type="float" office:value="0.608695652173913">
            <text:p>0.608695652173913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office:value-type="float" office:value="0.608695652173913">
            <text:p>0.608695652173913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2">
            <text:p>12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3">
            <text:p>13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office:value-type="float" office:value="1">
            <text:p>1</text:p>
          </table:table-cell>
          <table:table-cell office:value-type="float" office:value="0.956521739130435">
            <text:p>0.9565217391304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4">
            <text:p>14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7">
            <text:p>17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8">
            <text:p>18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19">
            <text:p>19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0.989130434782608">
            <text:p>0.989130434782608</text:p>
          </table:table-cell>
          <table:table-cell table:number-columns-repeated="6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5">25/12/2010</text:date>, <text:time>12:1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Silva</meta:initial-creator>
    <meta:creation-date>2010-12-18T18:29:16</meta:creation-date>
    <dc:date>2010-12-25T12:12:49</dc:date>
    <dc:creator>Igor Silva</dc:creator>
    <meta:editing-duration>PT160H26M53S</meta:editing-duration>
    <meta:editing-cycles>18</meta:editing-cycles>
    <meta:generator>OpenOffice.org/3.2$Unix OpenOffice.org_project/320m12$Build-9483</meta:generator>
    <meta:document-statistic meta:table-count="6" meta:cell-count="5799" meta:object-count="0"/>
  </office:meta>
</office:document-meta>
</file>